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ffff00" style:writing-mode="page">
        <style:background-image/>
      </style:table-cell-properties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4.953cm" style:rel-column-width="19093*"/>
    </style:style>
    <style:style style:name="Tableau40.B" style:family="table-column">
      <style:table-column-properties style:column-width="12.047cm" style:rel-column-width="46442*"/>
    </style:style>
    <style:style style:name="Tableau4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0.B1" style:family="table-cell">
      <style:table-cell-properties fo:padding="0.049cm" fo:border="0.05pt solid #000000" style:writing-mode="page"/>
    </style:style>
    <style:style style:name="Tableau4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92cm" style:rel-column-width="15390*"/>
    </style:style>
    <style:style style:name="Tableau1.B" style:family="table-column">
      <style:table-column-properties style:column-width="13.009cm" style:rel-column-width="501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2cm" style:rel-column-width="15390*"/>
    </style:style>
    <style:style style:name="Tableau2.B" style:family="table-column">
      <style:table-column-properties style:column-width="13.009cm" style:rel-column-width="50145*"/>
    </style:style>
    <style:style style:name="Tableau2.A1" style:family="table-cell">
      <style:table-cell-properties fo:padding="0.25cm" fo:border-left="0.05pt solid #000000" fo:border-right="none" fo:border-top="0.05pt solid #000000" fo:border-bottom="0.05pt solid #000000" style:writing-mode="page"/>
    </style:style>
    <style:style style:name="Tableau2.B1" style:family="table-cell">
      <style:table-cell-properties fo:padding="0.25cm" fo:border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708cm" style:rel-column-width="10437*"/>
    </style:style>
    <style:style style:name="Tableau3.B" style:family="table-column">
      <style:table-column-properties style:column-width="14.293cm" style:rel-column-width="55098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B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708cm" style:rel-column-width="10437*"/>
    </style:style>
    <style:style style:name="Tableau4.B" style:family="table-column">
      <style:table-column-properties style:column-width="14.293cm" style:rel-column-width="55098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12.845cm" table:align="left"/>
    </style:style>
    <style:style style:name="Tableau5.A" style:family="table-column">
      <style:table-column-properties style:column-width="2.708cm"/>
    </style:style>
    <style:style style:name="Tableau5.B" style:family="table-column">
      <style:table-column-properties style:column-width="10.137cm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B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49cm" fo:border="0.05pt solid #000000" style:writing-mode="page"/>
    </style:style>
    <style:style style:name="Tableau62" style:family="table">
      <style:table-properties style:width="17cm" table:align="margins"/>
    </style:style>
    <style:style style:name="Tableau62.A" style:family="table-column">
      <style:table-column-properties style:column-width="2.108cm" style:rel-column-width="8125*"/>
    </style:style>
    <style:style style:name="Tableau62.B" style:family="table-column">
      <style:table-column-properties style:column-width="14.893cm" style:rel-column-width="57410*"/>
    </style:style>
    <style:style style:name="Tableau6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2.B1" style:family="table-cell">
      <style:table-cell-properties fo:padding="0.097cm" fo:border="0.5pt solid #000000" style:writing-mode="page"/>
    </style:style>
    <style:style style:name="Tableau6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12.845cm" table:align="left"/>
    </style:style>
    <style:style style:name="Tableau7.A" style:family="table-column">
      <style:table-column-properties style:column-width="3.046cm"/>
    </style:style>
    <style:style style:name="Tableau7.B" style:family="table-column">
      <style:table-column-properties style:column-width="9.798cm"/>
    </style:style>
    <style:style style:name="Tableau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7.B1" style:family="table-cell">
      <style:table-cell-properties fo:padding="0.049cm" fo:border="0.05pt solid #000000" style:writing-mode="page"/>
    </style:style>
    <style:style style:name="Tableau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49cm" fo:border="0.05pt solid #000000" style:writing-mode="page"/>
    </style:style>
    <style:style style:name="Tableau9" style:family="table">
      <style:table-properties style:width="12.845cm" table:align="left"/>
    </style:style>
    <style:style style:name="Tableau9.A" style:family="table-column">
      <style:table-column-properties style:column-width="3.953cm"/>
    </style:style>
    <style:style style:name="Tableau9.B" style:family="table-column">
      <style:table-column-properties style:column-width="8.892cm"/>
    </style:style>
    <style:style style:name="Tableau9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9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0" style:family="table">
      <style:table-properties style:width="16.951cm" table:align="left"/>
    </style:style>
    <style:style style:name="Tableau10.A" style:family="table-column">
      <style:table-column-properties style:column-width="16.951cm"/>
    </style:style>
    <style:style style:name="Tableau10.A1" style:family="table-cell">
      <style:table-cell-properties fo:padding="0.049cm" fo:border="0.05pt solid #000000" style:writing-mode="page"/>
    </style:style>
    <style:style style:name="Tableau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49cm" fo:border="0.05pt solid #000000" style:writing-mode="pag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49cm" fo:border="0.05pt solid #000000" style:writing-mode="pag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49cm" fo:border="0.05pt solid #000000" style:writing-mode="page"/>
    </style:style>
    <style:style style:name="Tableau57" style:family="table">
      <style:table-properties style:width="17cm" table:align="margins"/>
    </style:style>
    <style:style style:name="Tableau57.A" style:family="table-column">
      <style:table-column-properties style:column-width="17cm" style:rel-column-width="65535*"/>
    </style:style>
    <style:style style:name="Tableau57.A1" style:family="table-cell">
      <style:table-cell-properties fo:padding="0.049cm" fo:border="0.05pt solid #000000" style:writing-mode="page"/>
    </style:style>
    <style:style style:name="Tableau15" style:family="table">
      <style:table-properties style:width="17.152cm" fo:margin-left="0cm" table:align="left"/>
    </style:style>
    <style:style style:name="Tableau15.A" style:family="table-column">
      <style:table-column-properties style:column-width="3.953cm"/>
    </style:style>
    <style:style style:name="Tableau15.B" style:family="table-column">
      <style:table-column-properties style:column-width="13.199cm"/>
    </style:style>
    <style:style style:name="Tableau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5.B1" style:family="table-cell">
      <style:table-cell-properties fo:padding="0.049cm" fo:border="0.05pt solid #000000" style:writing-mode="page"/>
    </style:style>
    <style:style style:name="Tableau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4" style:family="table">
      <style:table-properties style:width="17.152cm" fo:margin-left="0cm" table:align="left"/>
    </style:style>
    <style:style style:name="Tableau14.A" style:family="table-column">
      <style:table-column-properties style:column-width="3.953cm"/>
    </style:style>
    <style:style style:name="Tableau14.B" style:family="table-column">
      <style:table-column-properties style:column-width="13.199cm"/>
    </style:style>
    <style:style style:name="Tableau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4.B1" style:family="table-cell">
      <style:table-cell-properties fo:padding="0.049cm" fo:border="0.05pt solid #000000" style:writing-mode="page"/>
    </style:style>
    <style:style style:name="Tableau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49cm" fo:border="0.05pt solid #000000" style:writing-mode="pag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49cm" fo:border="0.05pt solid #000000" style:writing-mode="page"/>
    </style:style>
    <style:style style:name="Tableau18" style:family="table">
      <style:table-properties style:width="17.152cm" fo:margin-left="0cm" table:align="left"/>
    </style:style>
    <style:style style:name="Tableau18.A" style:family="table-column">
      <style:table-column-properties style:column-width="5.846cm"/>
    </style:style>
    <style:style style:name="Tableau18.B" style:family="table-column">
      <style:table-column-properties style:column-width="11.307cm"/>
    </style:style>
    <style:style style:name="Tableau1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8.B1" style:family="table-cell">
      <style:table-cell-properties fo:padding="0.049cm" fo:border="0.05pt solid #000000" style:writing-mode="page"/>
    </style:style>
    <style:style style:name="Tableau1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9" style:family="table">
      <style:table-properties style:width="17.152cm" fo:margin-left="0cm" table:align="left"/>
    </style:style>
    <style:style style:name="Tableau19.A" style:family="table-column">
      <style:table-column-properties style:column-width="7.445cm"/>
    </style:style>
    <style:style style:name="Tableau19.B" style:family="table-column">
      <style:table-column-properties style:column-width="9.707cm"/>
    </style:style>
    <style:style style:name="Tableau1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9.B1" style:family="table-cell">
      <style:table-cell-properties fo:padding="0.049cm" fo:border="0.05pt solid #000000" style:writing-mode="page"/>
    </style:style>
    <style:style style:name="Tableau1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0" style:family="table">
      <style:table-properties style:width="17.152cm" fo:margin-left="0cm" table:align="left"/>
    </style:style>
    <style:style style:name="Tableau20.A" style:family="table-column">
      <style:table-column-properties style:column-width="7.445cm"/>
    </style:style>
    <style:style style:name="Tableau20.B" style:family="table-column">
      <style:table-column-properties style:column-width="9.707cm"/>
    </style:style>
    <style:style style:name="Tableau2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0.B1" style:family="table-cell">
      <style:table-cell-properties fo:padding="0.049cm" fo:border="0.05pt solid #000000" style:writing-mode="page"/>
    </style:style>
    <style:style style:name="Tableau39" style:family="table">
      <style:table-properties style:width="17.152cm" fo:margin-left="0cm" table:align="left"/>
    </style:style>
    <style:style style:name="Tableau39.A" style:family="table-column">
      <style:table-column-properties style:column-width="7.445cm"/>
    </style:style>
    <style:style style:name="Tableau39.B" style:family="table-column">
      <style:table-column-properties style:column-width="9.707cm"/>
    </style:style>
    <style:style style:name="Tableau3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9.B1" style:family="table-cell">
      <style:table-cell-properties fo:padding="0.049cm" fo:border="0.05pt solid #000000" style:writing-mode="page"/>
    </style:style>
    <style:style style:name="Tableau71" style:family="table">
      <style:table-properties style:width="17cm" table:align="margins"/>
    </style:style>
    <style:style style:name="Tableau71.A" style:family="table-column">
      <style:table-column-properties style:column-width="4.399cm" style:rel-column-width="16958*"/>
    </style:style>
    <style:style style:name="Tableau71.B" style:family="table-column">
      <style:table-column-properties style:column-width="12.601cm" style:rel-column-width="48577*"/>
    </style:style>
    <style:style style:name="Tableau7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1.B1" style:family="table-cell">
      <style:table-cell-properties fo:padding="0.097cm" fo:border="0.5pt solid #000000" style:writing-mode="page"/>
    </style:style>
    <style:style style:name="Tableau7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7" style:family="table">
      <style:table-properties style:width="17cm" table:align="margins" fo:background-color="transparent">
        <style:background-image/>
      </style:table-properties>
    </style:style>
    <style:style style:name="Tableau37.A" style:family="table-column">
      <style:table-column-properties style:column-width="17cm" style:rel-column-width="65535*"/>
    </style:style>
    <style:style style:name="Tableau37.1" style:family="table-row">
      <style:table-row-properties fo:background-color="transparent">
        <style:background-image/>
      </style:table-row-properties>
    </style:style>
    <style:style style:name="Tableau37.A1" style:family="table-cell">
      <style:table-cell-properties fo:padding="0.049cm" fo:border="0.05pt solid #000000" style:writing-mode="page"/>
    </style:style>
    <style:style style:name="Tableau54" style:family="table">
      <style:table-properties style:width="17cm" table:align="margins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padding="0.097cm" fo:border="0.5pt solid #000000" style:writing-mode="page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padding="0.049cm" fo:border="0.05pt solid #000000" style:writing-mode="page"/>
    </style:style>
    <style:style style:name="Tableau21" style:family="table">
      <style:table-properties style:width="17.152cm" fo:margin-left="0cm" table:align="left"/>
    </style:style>
    <style:style style:name="Tableau21.A" style:family="table-column">
      <style:table-column-properties style:column-width="7.445cm"/>
    </style:style>
    <style:style style:name="Tableau21.B" style:family="table-column">
      <style:table-column-properties style:column-width="9.707cm"/>
    </style:style>
    <style:style style:name="Tableau2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1.B1" style:family="table-cell">
      <style:table-cell-properties fo:padding="0.049cm" fo:border="0.05pt solid #000000" style:writing-mode="page"/>
    </style:style>
    <style:style style:name="Tableau2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style:writing-mode="pag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49cm" fo:border="0.05pt solid #000000" style:writing-mode="page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49cm" fo:border="0.05pt solid #000000" style:writing-mode="pag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padding="0.049cm" fo:border="0.05pt solid #000000" style:writing-mode="pag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49cm" fo:border="0.05pt solid #000000" style:writing-mode="pag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padding="0.049cm" fo:border="0.05pt solid #000000" style:writing-mode="page"/>
    </style:style>
    <style:style style:name="Tableau27" style:family="table">
      <style:table-properties style:width="17.152cm" fo:margin-left="0cm" table:align="left"/>
    </style:style>
    <style:style style:name="Tableau27.A" style:family="table-column">
      <style:table-column-properties style:column-width="4.353cm"/>
    </style:style>
    <style:style style:name="Tableau27.B" style:family="table-column">
      <style:table-column-properties style:column-width="12.799cm"/>
    </style:style>
    <style:style style:name="Tableau2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7.B1" style:family="table-cell">
      <style:table-cell-properties fo:padding="0.049cm" fo:border="0.05pt solid #000000" style:writing-mode="page"/>
    </style:style>
    <style:style style:name="Tableau2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49cm" fo:border="0.05pt solid #000000" style:writing-mode="page"/>
    </style:style>
    <style:style style:name="Tableau53" style:family="table">
      <style:table-properties style:width="17cm" table:align="margins"/>
    </style:style>
    <style:style style:name="Tableau53.A" style:family="table-column">
      <style:table-column-properties style:column-width="2.2cm" style:rel-column-width="8479*"/>
    </style:style>
    <style:style style:name="Tableau53.B" style:family="table-column">
      <style:table-column-properties style:column-width="14.801cm" style:rel-column-width="57056*"/>
    </style:style>
    <style:style style:name="Tableau5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3.B1" style:family="table-cell">
      <style:table-cell-properties fo:padding="0.097cm" fo:border="0.5pt solid #000000" style:writing-mode="page"/>
    </style:style>
    <style:style style:name="Tableau5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49cm" fo:border="0.05pt solid #000000" style:writing-mode="page"/>
    </style:style>
    <style:style style:name="Tableau30" style:family="table">
      <style:table-properties style:width="17.06cm" fo:margin-left="0.092cm" table:align="left"/>
    </style:style>
    <style:style style:name="Tableau30.A" style:family="table-column">
      <style:table-column-properties style:column-width="4.262cm"/>
    </style:style>
    <style:style style:name="Tableau30.B" style:family="table-column">
      <style:table-column-properties style:column-width="12.799cm"/>
    </style:style>
    <style:style style:name="Tableau3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0.B1" style:family="table-cell">
      <style:table-cell-properties fo:padding="0.049cm" fo:border="0.05pt solid #000000" style:writing-mode="page"/>
    </style:style>
    <style:style style:name="Tableau3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padding="0.049cm" fo:border="0.05pt solid #000000" style:writing-mode="page"/>
    </style:style>
    <style:style style:name="Tableau32" style:family="table">
      <style:table-properties style:width="17.06cm" fo:margin-left="0.092cm" table:align="left"/>
    </style:style>
    <style:style style:name="Tableau32.A" style:family="table-column">
      <style:table-column-properties style:column-width="4.553cm"/>
    </style:style>
    <style:style style:name="Tableau32.B" style:family="table-column">
      <style:table-column-properties style:column-width="12.508cm"/>
    </style:style>
    <style:style style:name="Tableau3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2.B1" style:family="table-cell">
      <style:table-cell-properties fo:padding="0.049cm" fo:border="0.05pt solid #000000" style:writing-mode="page"/>
    </style:style>
    <style:style style:name="Tableau3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49cm" fo:border="0.05pt solid #000000" style:writing-mode="page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4.399cm" style:rel-column-width="16958*"/>
    </style:style>
    <style:style style:name="Tableau35.B" style:family="table-column">
      <style:table-column-properties style:column-width="12.601cm" style:rel-column-width="48577*"/>
    </style:style>
    <style:style style:name="Tableau3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5.B1" style:family="table-cell">
      <style:table-cell-properties fo:padding="0.049cm" fo:border="0.05pt solid #000000" style:writing-mode="page"/>
    </style:style>
    <style:style style:name="Tableau3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4.399cm" style:rel-column-width="16958*"/>
    </style:style>
    <style:style style:name="Tableau36.B" style:family="table-column">
      <style:table-column-properties style:column-width="12.601cm" style:rel-column-width="48577*"/>
    </style:style>
    <style:style style:name="Tableau3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6.B1" style:family="table-cell">
      <style:table-cell-properties fo:padding="0.049cm" fo:border="0.05pt solid #000000" style:writing-mode="page"/>
    </style:style>
    <style:style style:name="Tableau3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" style:family="table">
      <style:table-properties style:width="14.845cm" table:align="left"/>
    </style:style>
    <style:style style:name="Tableau72.A" style:family="table-column">
      <style:table-column-properties style:column-width="3.011cm"/>
    </style:style>
    <style:style style:name="Tableau72.B" style:family="table-column">
      <style:table-column-properties style:column-width="2.572cm"/>
    </style:style>
    <style:style style:name="Tableau72.C" style:family="table-column">
      <style:table-column-properties style:column-width="9.262cm"/>
    </style:style>
    <style:style style:name="Tableau72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2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" style:family="table">
      <style:table-properties style:width="14.845cm" table:align="left"/>
    </style:style>
    <style:style style:name="Tableau73.A" style:family="table-column">
      <style:table-column-properties style:column-width="3.011cm"/>
    </style:style>
    <style:style style:name="Tableau73.B" style:family="table-column">
      <style:table-column-properties style:column-width="4.835cm"/>
    </style:style>
    <style:style style:name="Tableau73.C" style:family="table-column">
      <style:table-column-properties style:column-width="6.999cm"/>
    </style:style>
    <style:style style:name="Tableau73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3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8" style:family="table">
      <style:table-properties style:width="17cm" table:align="margins"/>
    </style:style>
    <style:style style:name="Tableau58.A" style:family="table-column">
      <style:table-column-properties style:column-width="3cm" style:rel-column-width="11566*"/>
    </style:style>
    <style:style style:name="Tableau58.B" style:family="table-column">
      <style:table-column-properties style:column-width="14cm" style:rel-column-width="53969*"/>
    </style:style>
    <style:style style:name="Tableau5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8.B1" style:family="table-cell">
      <style:table-cell-properties fo:padding="0.097cm" fo:border="0.5pt solid #000000" style:writing-mode="page"/>
    </style:style>
    <style:style style:name="Tableau5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59" style:family="table">
      <style:table-properties style:width="17cm" table:align="margins"/>
    </style:style>
    <style:style style:name="Tableau59.A" style:family="table-column">
      <style:table-column-properties style:column-width="17cm" style:rel-column-width="65535*"/>
    </style:style>
    <style:style style:name="Tableau59.A1" style:family="table-cell">
      <style:table-cell-properties fo:padding="0.097cm" fo:border="0.5pt solid #000000" style:writing-mode="page"/>
    </style:style>
    <style:style style:name="Tableau60" style:family="table">
      <style:table-properties style:width="17cm" table:align="margins"/>
    </style:style>
    <style:style style:name="Tableau60.A" style:family="table-column">
      <style:table-column-properties style:column-width="17cm" style:rel-column-width="65535*"/>
    </style:style>
    <style:style style:name="Tableau60.A1" style:family="table-cell">
      <style:table-cell-properties fo:padding="0.097cm" fo:border="0.5pt solid #000000" style:writing-mode="page"/>
    </style:style>
    <style:style style:name="Tableau61" style:family="table">
      <style:table-properties style:width="17cm" table:align="margins"/>
    </style:style>
    <style:style style:name="Tableau61.A" style:family="table-column">
      <style:table-column-properties style:column-width="17cm" style:rel-column-width="65535*"/>
    </style:style>
    <style:style style:name="Tableau61.A1" style:family="table-cell">
      <style:table-cell-properties fo:padding="0.097cm" fo:border="0.5pt solid #000000" style:writing-mode="page"/>
    </style:style>
    <style:style style:name="Tableau49" style:family="table">
      <style:table-properties style:width="17cm" table:align="margins"/>
    </style:style>
    <style:style style:name="Tableau49.A" style:family="table-column">
      <style:table-column-properties style:column-width="17cm" style:rel-column-width="65535*"/>
    </style:style>
    <style:style style:name="Tableau49.A1" style:family="table-cell">
      <style:table-cell-properties fo:padding="0.097cm" fo:border="0.5pt solid #000000" style:writing-mode="page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17cm" style:rel-column-width="65535*"/>
    </style:style>
    <style:style style:name="Tableau50.A1" style:family="table-cell">
      <style:table-cell-properties fo:padding="0.097cm" fo:border="0.5pt solid #000000" style:writing-mode="page"/>
    </style:style>
    <style:style style:name="Tableau51" style:family="table">
      <style:table-properties style:width="17cm" table:align="margins"/>
    </style:style>
    <style:style style:name="Tableau51.A" style:family="table-column">
      <style:table-column-properties style:column-width="8.5cm" style:rel-column-width="32767*"/>
    </style:style>
    <style:style style:name="Tableau51.B" style:family="table-column">
      <style:table-column-properties style:column-width="8.5cm" style:rel-column-width="32768*"/>
    </style:style>
    <style:style style:name="Tableau5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1.B1" style:family="table-cell">
      <style:table-cell-properties fo:padding="0.097cm" fo:border="0.5pt solid #000000" style:writing-mode="page"/>
    </style:style>
    <style:style style:name="Tableau5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1" style:family="table">
      <style:table-properties style:width="17.552cm" fo:margin-left="0cm" table:align="left"/>
    </style:style>
    <style:style style:name="Tableau41.A" style:family="table-column">
      <style:table-column-properties style:column-width="1.6cm"/>
    </style:style>
    <style:style style:name="Tableau41.B" style:family="table-column">
      <style:table-column-properties style:column-width="2.6cm"/>
    </style:style>
    <style:style style:name="Tableau41.C" style:family="table-column">
      <style:table-column-properties style:column-width="2.999cm"/>
    </style:style>
    <style:style style:name="Tableau41.D" style:family="table-column">
      <style:table-column-properties style:column-width="5.8cm"/>
    </style:style>
    <style:style style:name="Tableau41.E" style:family="table-column">
      <style:table-column-properties style:column-width="4.554cm"/>
    </style:style>
    <style:style style:name="Tableau41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1.E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4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5.154cm" style:rel-column-width="19868*"/>
    </style:style>
    <style:style style:name="Tableau42.B" style:family="table-column">
      <style:table-column-properties style:column-width="11.846cm" style:rel-column-width="45667*"/>
    </style:style>
    <style:style style:name="Tableau4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2.B1" style:family="table-cell">
      <style:table-cell-properties fo:padding="0.049cm" fo:border="0.05pt solid #000000" style:writing-mode="page"/>
    </style:style>
    <style:style style:name="Tableau4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7" style:family="table">
      <style:table-properties style:width="15.602cm" table:align="right"/>
    </style:style>
    <style:style style:name="Tableau47.A" style:family="table-column">
      <style:table-column-properties style:column-width="4.6cm"/>
    </style:style>
    <style:style style:name="Tableau47.B" style:family="table-column">
      <style:table-column-properties style:column-width="11.001cm"/>
    </style:style>
    <style:style style:name="Tableau4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7.B1" style:family="table-cell">
      <style:table-cell-properties fo:padding="0.049cm" fo:border="0.05pt solid #000000" style:writing-mode="page"/>
    </style:style>
    <style:style style:name="Tableau4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2" style:family="table">
      <style:table-properties style:width="16.925cm" table:align="right"/>
    </style:style>
    <style:style style:name="Tableau52.A" style:family="table-column">
      <style:table-column-properties style:column-width="5.923cm"/>
    </style:style>
    <style:style style:name="Tableau52.B" style:family="table-column">
      <style:table-column-properties style:column-width="11.001cm"/>
    </style:style>
    <style:style style:name="Tableau5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2.B1" style:family="table-cell">
      <style:table-cell-properties fo:padding="0.049cm" fo:border="0.05pt solid #000000" style:writing-mode="page"/>
    </style:style>
    <style:style style:name="Tableau5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9" style:family="table">
      <style:table-properties style:width="17cm" table:align="margins"/>
    </style:style>
    <style:style style:name="Tableau69.A" style:family="table-column">
      <style:table-column-properties style:column-width="8.5cm" style:rel-column-width="32767*"/>
    </style:style>
    <style:style style:name="Tableau69.B" style:family="table-column">
      <style:table-column-properties style:column-width="8.5cm" style:rel-column-width="32768*"/>
    </style:style>
    <style:style style:name="Tableau6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9.B1" style:family="table-cell">
      <style:table-cell-properties fo:padding="0.097cm" fo:border="0.5pt solid #000000" style:writing-mode="page"/>
    </style:style>
    <style:style style:name="Tableau6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9.A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9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5" style:family="table">
      <style:table-properties style:width="17cm" table:align="margins"/>
    </style:style>
    <style:style style:name="Tableau55.A" style:family="table-column">
      <style:table-column-properties style:column-width="17cm" style:rel-column-width="65535*"/>
    </style:style>
    <style:style style:name="Tableau55.A1" style:family="table-cell">
      <style:table-cell-properties fo:padding="0.049cm" fo:border="0.05pt solid #000000" style:writing-mode="page"/>
    </style:style>
    <style:style style:name="Tableau74" style:family="table">
      <style:table-properties style:width="17cm" table:align="margins"/>
    </style:style>
    <style:style style:name="Tableau74.A" style:family="table-column">
      <style:table-column-properties style:column-width="17cm" style:rel-column-width="65535*"/>
    </style:style>
    <style:style style:name="Tableau74.A1" style:family="table-cell">
      <style:table-cell-properties fo:padding="0.049cm" fo:border="0.05pt solid #000000" style:writing-mode="page"/>
    </style:style>
    <style:style style:name="Tableau75" style:family="table">
      <style:table-properties style:width="17cm" table:align="margins"/>
    </style:style>
    <style:style style:name="Tableau75.A" style:family="table-column">
      <style:table-column-properties style:column-width="17cm" style:rel-column-width="65535*"/>
    </style:style>
    <style:style style:name="Tableau75.A1" style:family="table-cell">
      <style:table-cell-properties fo:padding="0.097cm" fo:border="0.5pt solid #000000" style:writing-mode="page"/>
    </style:style>
    <style:style style:name="Tableau56" style:family="table">
      <style:table-properties style:width="17cm" table:align="margins"/>
    </style:style>
    <style:style style:name="Tableau56.A" style:family="table-column">
      <style:table-column-properties style:column-width="5.154cm" style:rel-column-width="19868*"/>
    </style:style>
    <style:style style:name="Tableau56.B" style:family="table-column">
      <style:table-column-properties style:column-width="11.846cm" style:rel-column-width="45667*"/>
    </style:style>
    <style:style style:name="Tableau5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6.B1" style:family="table-cell">
      <style:table-cell-properties fo:padding="0.049cm" fo:border="0.05pt solid #000000" style:writing-mode="page"/>
    </style:style>
    <style:style style:name="Tableau5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3" style:family="table">
      <style:table-properties style:width="17cm" table:align="margins"/>
    </style:style>
    <style:style style:name="Tableau63.A" style:family="table-column">
      <style:table-column-properties style:column-width="2.399cm" style:rel-column-width="9247*"/>
    </style:style>
    <style:style style:name="Tableau63.B" style:family="table-column">
      <style:table-column-properties style:column-width="14.601cm" style:rel-column-width="56288*"/>
    </style:style>
    <style:style style:name="Tableau6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3.B1" style:family="table-cell">
      <style:table-cell-properties fo:padding="0.097cm" fo:border="0.5pt solid #000000" style:writing-mode="page"/>
    </style:style>
    <style:style style:name="Tableau6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" style:family="table">
      <style:table-properties style:width="16.905cm" table:align="left"/>
    </style:style>
    <style:style style:name="Tableau64.A" style:family="table-column">
      <style:table-column-properties style:column-width="2.508cm"/>
    </style:style>
    <style:style style:name="Tableau64.B" style:family="table-column">
      <style:table-column-properties style:column-width="7.29cm"/>
    </style:style>
    <style:style style:name="Tableau64.C" style:family="table-column">
      <style:table-column-properties style:column-width="7.107cm"/>
    </style:style>
    <style:style style:name="Tableau64.A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4.C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Tableau6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5" style:family="table">
      <style:table-properties style:width="17cm" table:align="margins"/>
    </style:style>
    <style:style style:name="Tableau65.A" style:family="table-column">
      <style:table-column-properties style:column-width="2.399cm" style:rel-column-width="9247*"/>
    </style:style>
    <style:style style:name="Tableau65.B" style:family="table-column">
      <style:table-column-properties style:column-width="14.601cm" style:rel-column-width="56288*"/>
    </style:style>
    <style:style style:name="Tableau6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5.B1" style:family="table-cell">
      <style:table-cell-properties fo:padding="0.097cm" fo:border="0.5pt solid #000000" style:writing-mode="page"/>
    </style:style>
    <style:style style:name="Tableau6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6" style:family="table">
      <style:table-properties style:width="17cm" table:align="margins"/>
    </style:style>
    <style:style style:name="Tableau66.A" style:family="table-column">
      <style:table-column-properties style:column-width="2.399cm" style:rel-column-width="9247*"/>
    </style:style>
    <style:style style:name="Tableau66.B" style:family="table-column">
      <style:table-column-properties style:column-width="14.601cm" style:rel-column-width="56288*"/>
    </style:style>
    <style:style style:name="Tableau6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6.B1" style:family="table-cell">
      <style:table-cell-properties fo:padding="0.097cm" fo:border="0.5pt solid #000000" style:writing-mode="page"/>
    </style:style>
    <style:style style:name="Tableau6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7" style:family="table">
      <style:table-properties style:width="17cm" table:align="margins"/>
    </style:style>
    <style:style style:name="Tableau67.A" style:family="table-column">
      <style:table-column-properties style:column-width="17cm" style:rel-column-width="65535*"/>
    </style:style>
    <style:style style:name="Tableau67.A1" style:family="table-cell">
      <style:table-cell-properties fo:padding="0.097cm" fo:border="0.5pt solid #000000" style:writing-mode="page"/>
    </style:style>
    <style:style style:name="Tableau68" style:family="table">
      <style:table-properties style:width="17cm" table:align="margins"/>
    </style:style>
    <style:style style:name="Tableau68.A" style:family="table-column">
      <style:table-column-properties style:column-width="3.799cm" style:rel-column-width="14646*"/>
    </style:style>
    <style:style style:name="Tableau68.B" style:family="table-column">
      <style:table-column-properties style:column-width="13.201cm" style:rel-column-width="50889*"/>
    </style:style>
    <style:style style:name="Tableau6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8.B1" style:family="table-cell">
      <style:table-cell-properties fo:padding="0.097cm" fo:border="0.5pt solid #000000" style:writing-mode="page"/>
    </style:style>
    <style:style style:name="Tableau6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0" style:family="table">
      <style:table-properties style:width="17cm" table:align="margins"/>
    </style:style>
    <style:style style:name="Tableau70.A" style:family="table-column">
      <style:table-column-properties style:column-width="17cm" style:rel-column-width="65535*"/>
    </style:style>
    <style:style style:name="Tableau70.A1" style:family="table-cell">
      <style:table-cell-properties fo:padding="0.049cm" fo:border="0.05pt solid #000000" style:writing-mode="page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5.154cm" style:rel-column-width="19868*"/>
    </style:style>
    <style:style style:name="Tableau43.B" style:family="table-column">
      <style:table-column-properties style:column-width="11.846cm" style:rel-column-width="45667*"/>
    </style:style>
    <style:style style:name="Tableau4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3.B1" style:family="table-cell">
      <style:table-cell-properties fo:padding="0.049cm" fo:border="0.05pt solid #000000" style:writing-mode="page"/>
    </style:style>
    <style:style style:name="Tableau4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padding="0.049cm" fo:border="0.05pt solid #000000" style:writing-mode="page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padding="0.049cm" fo:border="0.05pt solid #000000" style:writing-mode="page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5.154cm" style:rel-column-width="19868*"/>
    </style:style>
    <style:style style:name="Tableau46.B" style:family="table-column">
      <style:table-column-properties style:column-width="11.846cm" style:rel-column-width="45667*"/>
    </style:style>
    <style:style style:name="Tableau4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6.B1" style:family="table-cell">
      <style:table-cell-properties fo:padding="0.049cm" fo:border="0.05pt solid #000000" style:writing-mode="page"/>
    </style:style>
    <style:style style:name="Tableau4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f1a1e" officeooo:paragraph-rsid="001f1a1e"/>
    </style:style>
    <style:style style:name="P2" style:family="paragraph" style:parent-style-name="Text_20_body">
      <style:text-properties officeooo:rsid="001f1a1e" officeooo:paragraph-rsid="001f1a1e"/>
    </style:style>
    <style:style style:name="P3" style:family="paragraph" style:parent-style-name="Text_20_body">
      <style:paragraph-properties fo:break-before="page"/>
      <style:text-properties officeooo:rsid="001f1a1e" officeooo:paragraph-rsid="001f1a1e"/>
    </style:style>
    <style:style style:name="P4" style:family="paragraph" style:parent-style-name="Standard">
      <style:text-properties officeooo:rsid="0020a39d" officeooo:paragraph-rsid="0020a39d"/>
    </style:style>
    <style:style style:name="P5" style:family="paragraph" style:parent-style-name="Table_20_Contents">
      <style:text-properties officeooo:rsid="0020a39d" officeooo:paragraph-rsid="0020a39d"/>
    </style:style>
    <style:style style:name="P6" style:family="paragraph" style:parent-style-name="Text_20_body">
      <style:text-properties officeooo:rsid="0020a39d" officeooo:paragraph-rsid="0020a39d"/>
    </style:style>
    <style:style style:name="P7" style:family="paragraph" style:parent-style-name="Table_20_Contents">
      <style:text-properties fo:font-weight="bold" officeooo:rsid="0020a39d" officeooo:paragraph-rsid="0020a39d" style:font-weight-asian="bold" style:font-weight-complex="bold"/>
    </style:style>
    <style:style style:name="P8" style:family="paragraph" style:parent-style-name="Standard">
      <style:text-properties fo:font-weight="bold" officeooo:rsid="0020a39d" officeooo:paragraph-rsid="0020a39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20a39d" officeooo:paragraph-rsid="0020a39d" style:font-weight-asian="bold" style:font-weight-complex="bold"/>
    </style:style>
    <style:style style:name="P10" style:family="paragraph" style:parent-style-name="Table_20_Contents">
      <style:text-properties fo:font-weight="bold" officeooo:rsid="001f1a1e" officeooo:paragraph-rsid="0020a39d" style:font-weight-asian="bold" style:font-weight-complex="bold"/>
    </style:style>
    <style:style style:name="P11" style:family="paragraph" style:parent-style-name="Text_20_body">
      <style:text-properties fo:font-weight="bold" officeooo:rsid="00632b61" officeooo:paragraph-rsid="00632b61" style:font-weight-asian="bold" style:font-weight-complex="bold"/>
    </style:style>
    <style:style style:name="P12" style:family="paragraph" style:parent-style-name="Standard">
      <style:text-properties fo:font-weight="bold" officeooo:rsid="00632b61" officeooo:paragraph-rsid="00632b61" style:font-weight-asian="bold" style:font-weight-complex="bold"/>
    </style:style>
    <style:style style:name="P13" style:family="paragraph" style:parent-style-name="Standard">
      <style:text-properties fo:font-weight="bold" officeooo:rsid="0064cae7" officeooo:paragraph-rsid="0064cae7" style:font-weight-asian="bold" style:font-weight-complex="bold"/>
    </style:style>
    <style:style style:name="P14" style:family="paragraph" style:parent-style-name="Text_20_body">
      <style:text-properties fo:font-weight="bold" officeooo:rsid="0065f2f0" officeooo:paragraph-rsid="0067f130" style:font-weight-asian="bold" style:font-weight-complex="bold"/>
    </style:style>
    <style:style style:name="P15" style:family="paragraph" style:parent-style-name="Standard">
      <style:text-properties fo:font-weight="bold" officeooo:rsid="0065f2f0" officeooo:paragraph-rsid="00a2a9fe" style:font-weight-asian="bold" style:font-weight-complex="bold"/>
    </style:style>
    <style:style style:name="P16" style:family="paragraph" style:parent-style-name="Standard">
      <style:text-properties fo:font-weight="bold" officeooo:rsid="006f0d96" officeooo:paragraph-rsid="006f0d96" style:font-weight-asian="bold" style:font-weight-complex="bold"/>
    </style:style>
    <style:style style:name="P17" style:family="paragraph" style:parent-style-name="Text_20_body">
      <style:text-properties fo:font-weight="bold" officeooo:rsid="0065d7e7" officeooo:paragraph-rsid="0065d7e7" style:font-weight-asian="bold" style:font-weight-complex="bold"/>
    </style:style>
    <style:style style:name="P18" style:family="paragraph" style:parent-style-name="Standard">
      <style:text-properties fo:font-weight="bold" officeooo:rsid="007f3aca" officeooo:paragraph-rsid="007f3aca" style:font-weight-asian="bold" style:font-weight-complex="bold"/>
    </style:style>
    <style:style style:name="P19" style:family="paragraph" style:parent-style-name="Text_20_body">
      <style:text-properties fo:font-weight="bold" officeooo:rsid="008209fa" officeooo:paragraph-rsid="008209fa" style:font-weight-asian="bold" style:font-weight-complex="bold"/>
    </style:style>
    <style:style style:name="P20" style:family="paragraph" style:parent-style-name="Text_20_body">
      <style:text-properties fo:font-weight="bold" officeooo:rsid="00894781" officeooo:paragraph-rsid="00894781" style:font-weight-asian="bold" style:font-weight-complex="bold"/>
    </style:style>
    <style:style style:name="P21" style:family="paragraph" style:parent-style-name="Standard">
      <style:text-properties fo:font-weight="bold" officeooo:rsid="009d40fa" officeooo:paragraph-rsid="009d40fa" style:font-weight-asian="bold" style:font-weight-complex="bold"/>
    </style:style>
    <style:style style:name="P22" style:family="paragraph" style:parent-style-name="Text_20_body">
      <style:text-properties fo:font-weight="bold" officeooo:rsid="00b2ab3d" officeooo:paragraph-rsid="00b2ab3d" style:font-weight-asian="bold" style:font-weight-complex="bold"/>
    </style:style>
    <style:style style:name="P23" style:family="paragraph" style:parent-style-name="Text_20_body">
      <style:text-properties fo:font-weight="bold" officeooo:rsid="00c9379e" officeooo:paragraph-rsid="00c9379e" style:font-weight-asian="bold" style:font-weight-complex="bold"/>
    </style:style>
    <style:style style:name="P24" style:family="paragraph" style:parent-style-name="Table_20_Contents">
      <style:text-properties fo:font-style="italic" officeooo:rsid="00231fd3" officeooo:paragraph-rsid="00231fd3" style:font-style-asian="italic" style:font-style-complex="italic"/>
    </style:style>
    <style:style style:name="P25" style:family="paragraph" style:parent-style-name="Table_20_Contents">
      <style:text-properties fo:font-style="italic" officeooo:rsid="00231fd3" officeooo:paragraph-rsid="0025131b" style:font-style-asian="italic" style:font-style-complex="italic"/>
    </style:style>
    <style:style style:name="P26" style:family="paragraph" style:parent-style-name="Standard">
      <style:text-properties fo:font-style="italic" officeooo:rsid="00231fd3" officeooo:paragraph-rsid="002cf711" style:font-style-asian="italic" style:font-style-complex="italic"/>
    </style:style>
    <style:style style:name="P27" style:family="paragraph" style:parent-style-name="Table_20_Contents">
      <style:text-properties fo:font-style="italic" officeooo:rsid="00231fd3" officeooo:paragraph-rsid="002cf711" style:font-style-asian="italic" style:font-style-complex="italic"/>
    </style:style>
    <style:style style:name="P28" style:family="paragraph" style:parent-style-name="Table_20_Contents">
      <style:text-properties fo:font-style="italic" officeooo:rsid="00231fd3" officeooo:paragraph-rsid="00337cb5" style:font-style-asian="italic" style:font-style-complex="italic"/>
    </style:style>
    <style:style style:name="P29" style:family="paragraph" style:parent-style-name="Table_20_Contents">
      <style:text-properties fo:font-style="italic" officeooo:rsid="0028833f" officeooo:paragraph-rsid="0028833f" style:font-style-asian="italic" style:font-style-complex="italic"/>
    </style:style>
    <style:style style:name="P30" style:family="paragraph" style:parent-style-name="Text_20_body">
      <style:text-properties fo:font-style="italic" officeooo:rsid="0021397b" officeooo:paragraph-rsid="0021397b" style:font-style-asian="italic" style:font-style-complex="italic"/>
    </style:style>
    <style:style style:name="P31" style:family="paragraph" style:parent-style-name="Text_20_body">
      <style:text-properties fo:font-style="italic" officeooo:rsid="00591950" officeooo:paragraph-rsid="00591950" style:font-style-asian="italic" style:font-style-complex="italic"/>
    </style:style>
    <style:style style:name="P32" style:family="paragraph" style:parent-style-name="Standard">
      <style:text-properties fo:font-style="italic" officeooo:rsid="0020a39d" officeooo:paragraph-rsid="0020a39d" style:font-style-asian="italic" style:font-style-complex="italic"/>
    </style:style>
    <style:style style:name="P33" style:family="paragraph" style:parent-style-name="Text_20_body">
      <style:text-properties fo:font-style="italic" officeooo:rsid="00684de2" officeooo:paragraph-rsid="00684de2" style:font-style-asian="italic" style:font-style-complex="italic"/>
    </style:style>
    <style:style style:name="P34" style:family="paragraph" style:parent-style-name="Standard">
      <style:text-properties fo:font-style="italic" officeooo:rsid="00707ab6" officeooo:paragraph-rsid="00707ab6" style:font-style-asian="italic" style:font-style-complex="italic"/>
    </style:style>
    <style:style style:name="P35" style:family="paragraph" style:parent-style-name="Text_20_body">
      <style:text-properties fo:font-style="italic" officeooo:rsid="00753790" officeooo:paragraph-rsid="00753790" style:font-style-asian="italic" style:font-style-complex="italic"/>
    </style:style>
    <style:style style:name="P36" style:family="paragraph" style:parent-style-name="Text_20_body">
      <style:text-properties fo:font-style="italic" officeooo:rsid="0088fdbe" officeooo:paragraph-rsid="0088fdbe" style:font-style-asian="italic" style:font-style-complex="italic"/>
    </style:style>
    <style:style style:name="P37" style:family="paragraph" style:parent-style-name="Text_20_body">
      <style:text-properties fo:font-style="italic" officeooo:rsid="00997ef0" officeooo:paragraph-rsid="00997ef0" style:font-style-asian="italic" style:font-style-complex="italic"/>
    </style:style>
    <style:style style:name="P38" style:family="paragraph" style:parent-style-name="Text_20_body">
      <style:text-properties fo:font-style="italic" officeooo:rsid="00c9379e" officeooo:paragraph-rsid="00c9379e" style:font-style-asian="italic" style:font-style-complex="italic"/>
    </style:style>
    <style:style style:name="P39" style:family="paragraph" style:parent-style-name="Standard">
      <style:text-properties fo:font-style="italic" fo:font-weight="normal" officeooo:rsid="00a2a9fe" officeooo:paragraph-rsid="00a2a9fe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officeooo:paragraph-rsid="0025131b"/>
    </style:style>
    <style:style style:name="P41" style:family="paragraph" style:parent-style-name="Standard">
      <style:text-properties officeooo:rsid="0027ce8a" officeooo:paragraph-rsid="0027ce8a"/>
    </style:style>
    <style:style style:name="P42" style:family="paragraph" style:parent-style-name="Table_20_Contents">
      <style:text-properties officeooo:paragraph-rsid="001f1a1e"/>
    </style:style>
    <style:style style:name="P43" style:family="paragraph" style:parent-style-name="Table_20_Contents">
      <style:text-properties officeooo:rsid="00231fd3" officeooo:paragraph-rsid="00231fd3"/>
    </style:style>
    <style:style style:name="P44" style:family="paragraph" style:parent-style-name="Table_20_Contents">
      <style:text-properties officeooo:rsid="00231fd3" officeooo:paragraph-rsid="0025131b"/>
    </style:style>
    <style:style style:name="P45" style:family="paragraph" style:parent-style-name="Table_20_Contents">
      <style:text-properties officeooo:rsid="00231fd3" officeooo:paragraph-rsid="002cf711"/>
    </style:style>
    <style:style style:name="P46" style:family="paragraph" style:parent-style-name="Text_20_body">
      <style:text-properties officeooo:rsid="0025131b" officeooo:paragraph-rsid="0025131b"/>
    </style:style>
    <style:style style:name="P47" style:family="paragraph" style:parent-style-name="Table_20_Contents">
      <style:text-properties officeooo:rsid="0028833f" officeooo:paragraph-rsid="0028833f"/>
    </style:style>
    <style:style style:name="P48" style:family="paragraph" style:parent-style-name="Text_20_body">
      <style:text-properties officeooo:rsid="00247161" officeooo:paragraph-rsid="00247161"/>
    </style:style>
    <style:style style:name="P49" style:family="paragraph" style:parent-style-name="Standard">
      <style:text-properties officeooo:rsid="002aa0c1" officeooo:paragraph-rsid="002aa0c1"/>
    </style:style>
    <style:style style:name="P50" style:family="paragraph" style:parent-style-name="Text_20_body">
      <style:text-properties officeooo:rsid="002aa0c1" officeooo:paragraph-rsid="002aa0c1"/>
    </style:style>
    <style:style style:name="P51" style:family="paragraph" style:parent-style-name="Table_20_Contents">
      <style:text-properties officeooo:rsid="002aa0c1" officeooo:paragraph-rsid="00369e4e"/>
    </style:style>
    <style:style style:name="P52" style:family="paragraph" style:parent-style-name="Text_20_body">
      <style:text-properties officeooo:rsid="00337cb5" officeooo:paragraph-rsid="00337cb5"/>
    </style:style>
    <style:style style:name="P53" style:family="paragraph" style:parent-style-name="Table_20_Contents">
      <style:text-properties style:font-name="DejaVu Sans Mono" fo:font-size="6pt" officeooo:rsid="002aa0c1" officeooo:paragraph-rsid="002aa0c1" style:font-size-asian="6pt" style:font-size-complex="6pt"/>
    </style:style>
    <style:style style:name="P54" style:family="paragraph" style:parent-style-name="Preformatted_20_Text">
      <style:text-properties style:font-name="DejaVu Sans Mono" fo:font-size="9pt" officeooo:rsid="001f1a1e" officeooo:paragraph-rsid="001f1a1e" style:font-size-asian="9pt" style:font-size-complex="9pt"/>
    </style:style>
    <style:style style:name="P55" style:family="paragraph" style:parent-style-name="Table_20_Contents">
      <style:text-properties style:font-name="DejaVu Sans Mono" fo:font-size="9pt" officeooo:rsid="001f1a1e" officeooo:paragraph-rsid="001f1a1e" style:font-size-asian="9pt" style:font-size-complex="9pt"/>
    </style:style>
    <style:style style:name="P56" style:family="paragraph" style:parent-style-name="Text_20_body">
      <style:text-properties officeooo:paragraph-rsid="00337cb5"/>
    </style:style>
    <style:style style:name="P57" style:family="paragraph" style:parent-style-name="Table_20_Contents">
      <style:text-properties fo:font-size="9pt" officeooo:rsid="002aa0c1" officeooo:paragraph-rsid="002aa0c1" style:font-size-asian="9pt" style:font-size-complex="9pt"/>
    </style:style>
    <style:style style:name="P58" style:family="paragraph" style:parent-style-name="Standard">
      <style:text-properties fo:font-size="9pt" officeooo:rsid="002aa0c1" officeooo:paragraph-rsid="002aa0c1" style:font-size-asian="9pt" style:font-size-complex="9pt"/>
    </style:style>
    <style:style style:name="P59" style:family="paragraph" style:parent-style-name="Standard">
      <style:text-properties fo:font-size="9pt" officeooo:rsid="002aa0c1" officeooo:paragraph-rsid="002bee8d" style:font-size-asian="9pt" style:font-size-complex="9pt"/>
    </style:style>
    <style:style style:name="P60" style:family="paragraph" style:parent-style-name="Standard">
      <style:text-properties fo:font-size="9pt" officeooo:rsid="00386aab" officeooo:paragraph-rsid="00386aab" style:font-size-asian="9pt" style:font-size-complex="9pt"/>
    </style:style>
    <style:style style:name="P61" style:family="paragraph" style:parent-style-name="Standard">
      <style:text-properties fo:font-size="9pt" officeooo:rsid="00386aab" officeooo:paragraph-rsid="00533bce" style:font-size-asian="9pt" style:font-size-complex="9pt"/>
    </style:style>
    <style:style style:name="P62" style:family="paragraph" style:parent-style-name="Standard">
      <style:text-properties fo:font-size="9pt" officeooo:rsid="00369e4e" officeooo:paragraph-rsid="00369e4e" style:font-size-asian="9pt" style:font-size-complex="9pt"/>
    </style:style>
    <style:style style:name="P63" style:family="paragraph" style:parent-style-name="Table_20_Contents">
      <style:text-properties fo:font-size="9pt" officeooo:rsid="00369e4e" officeooo:paragraph-rsid="00369e4e" style:font-size-asian="9pt" style:font-size-complex="9pt"/>
    </style:style>
    <style:style style:name="P64" style:family="paragraph" style:parent-style-name="Standard">
      <style:text-properties fo:font-size="9pt" officeooo:rsid="003dd10b" officeooo:paragraph-rsid="0043c7b7" style:font-size-asian="9pt" style:font-size-complex="9pt"/>
    </style:style>
    <style:style style:name="P65" style:family="paragraph" style:parent-style-name="Standard">
      <style:text-properties fo:font-size="9pt" officeooo:rsid="0043c7b7" officeooo:paragraph-rsid="0043c7b7" style:font-size-asian="9pt" style:font-size-complex="9pt"/>
    </style:style>
    <style:style style:name="P66" style:family="paragraph" style:parent-style-name="Text_20_body">
      <style:text-properties fo:font-size="9pt" officeooo:rsid="0043c7b7" officeooo:paragraph-rsid="0043c7b7" style:font-size-asian="9pt" style:font-size-complex="9pt"/>
    </style:style>
    <style:style style:name="P67" style:family="paragraph" style:parent-style-name="Standard">
      <style:text-properties fo:font-size="9pt" officeooo:rsid="0043c7b7" officeooo:paragraph-rsid="0045ce16" style:font-size-asian="9pt" style:font-size-complex="9pt"/>
    </style:style>
    <style:style style:name="P68" style:family="paragraph" style:parent-style-name="Standard">
      <style:text-properties fo:font-size="9pt" officeooo:paragraph-rsid="0043c7b7" style:font-size-asian="9pt" style:font-size-complex="9pt"/>
    </style:style>
    <style:style style:name="P69" style:family="paragraph" style:parent-style-name="Standard">
      <style:text-properties fo:font-size="9pt" officeooo:rsid="0045ce16" officeooo:paragraph-rsid="0045ce16" style:font-size-asian="9pt" style:font-size-complex="9pt"/>
    </style:style>
    <style:style style:name="P70" style:family="paragraph" style:parent-style-name="Standard">
      <style:text-properties fo:font-size="9pt" officeooo:rsid="0045ce16" officeooo:paragraph-rsid="00518924" style:font-size-asian="9pt" style:font-size-complex="9pt"/>
    </style:style>
    <style:style style:name="P71" style:family="paragraph" style:parent-style-name="Standard">
      <style:paragraph-properties fo:margin-top="0.3cm" fo:margin-bottom="0cm" style:contextual-spacing="false"/>
      <style:text-properties fo:font-size="9pt" officeooo:rsid="0045ce16" officeooo:paragraph-rsid="00518924" style:font-size-asian="9pt" style:font-size-complex="9pt"/>
    </style:style>
    <style:style style:name="P72" style:family="paragraph" style:parent-style-name="Standard">
      <style:text-properties fo:font-size="9pt" officeooo:rsid="0045ce16" officeooo:paragraph-rsid="00632b61" style:font-size-asian="9pt" style:font-size-complex="9pt"/>
    </style:style>
    <style:style style:name="P73" style:family="paragraph" style:parent-style-name="Standard">
      <style:text-properties fo:font-size="9pt" officeooo:rsid="0045ce16" officeooo:paragraph-rsid="00649cfa" style:font-size-asian="9pt" style:font-size-complex="9pt"/>
    </style:style>
    <style:style style:name="P74" style:family="paragraph" style:parent-style-name="Standard">
      <style:text-properties fo:font-size="9pt" officeooo:rsid="0045ce16" officeooo:paragraph-rsid="0065f2f0" style:font-size-asian="9pt" style:font-size-complex="9pt"/>
    </style:style>
    <style:style style:name="P75" style:family="paragraph" style:parent-style-name="Standard">
      <style:text-properties fo:font-size="9pt" officeooo:rsid="0045ce16" officeooo:paragraph-rsid="007279fc" style:font-size-asian="9pt" style:font-size-complex="9pt"/>
    </style:style>
    <style:style style:name="P76" style:family="paragraph" style:parent-style-name="Standard">
      <style:text-properties fo:font-size="9pt" officeooo:rsid="0045ce16" officeooo:paragraph-rsid="0083a032" style:font-size-asian="9pt" style:font-size-complex="9pt"/>
    </style:style>
    <style:style style:name="P77" style:family="paragraph" style:parent-style-name="Standard">
      <style:text-properties fo:font-size="9pt" officeooo:rsid="0045ce16" officeooo:paragraph-rsid="00b49261" style:font-size-asian="9pt" style:font-size-complex="9pt"/>
    </style:style>
    <style:style style:name="P78" style:family="paragraph" style:parent-style-name="Standard">
      <style:text-properties fo:font-size="9pt" officeooo:rsid="0045ce16" officeooo:paragraph-rsid="00a2a9fe" style:font-size-asian="9pt" style:font-size-complex="9pt"/>
    </style:style>
    <style:style style:name="P79" style:family="paragraph" style:parent-style-name="Standard">
      <style:text-properties fo:font-size="9pt" officeooo:rsid="00491fef" officeooo:paragraph-rsid="00491fef" style:font-size-asian="9pt" style:font-size-complex="9pt"/>
    </style:style>
    <style:style style:name="P80" style:family="paragraph" style:parent-style-name="Standard">
      <style:text-properties fo:font-size="9pt" officeooo:rsid="00470193" officeooo:paragraph-rsid="0064cae7" style:font-size-asian="9pt" style:font-size-complex="9pt"/>
    </style:style>
    <style:style style:name="P81" style:family="paragraph" style:parent-style-name="Standard">
      <style:text-properties fo:font-size="9pt" officeooo:rsid="00470193" officeooo:paragraph-rsid="00518924" style:font-size-asian="9pt" style:font-size-complex="9pt"/>
    </style:style>
    <style:style style:name="P82" style:family="paragraph" style:parent-style-name="Standard">
      <style:text-properties fo:font-size="9pt" officeooo:rsid="00470193" officeooo:paragraph-rsid="007279fc" style:font-size-asian="9pt" style:font-size-complex="9pt"/>
    </style:style>
    <style:style style:name="P83" style:family="paragraph" style:parent-style-name="Standard">
      <style:text-properties fo:font-size="9pt" officeooo:rsid="00470193" officeooo:paragraph-rsid="0083a032" style:font-size-asian="9pt" style:font-size-complex="9pt"/>
    </style:style>
    <style:style style:name="P84" style:family="paragraph" style:parent-style-name="Standard">
      <style:text-properties fo:font-size="9pt" officeooo:rsid="00470193" officeooo:paragraph-rsid="009ee4cb" style:font-size-asian="9pt" style:font-size-complex="9pt"/>
    </style:style>
    <style:style style:name="P85" style:family="paragraph" style:parent-style-name="Standard">
      <style:text-properties fo:font-size="9pt" officeooo:rsid="00470193" officeooo:paragraph-rsid="00b49261" style:font-size-asian="9pt" style:font-size-complex="9pt"/>
    </style:style>
    <style:style style:name="P86" style:family="paragraph" style:parent-style-name="Standard">
      <style:text-properties fo:font-size="9pt" officeooo:rsid="004cff63" officeooo:paragraph-rsid="004cff63" style:font-size-asian="9pt" style:font-size-complex="9pt"/>
    </style:style>
    <style:style style:name="P87" style:family="paragraph" style:parent-style-name="Standard">
      <style:text-properties fo:font-size="9pt" officeooo:rsid="0054b564" officeooo:paragraph-rsid="0054b564" style:font-size-asian="9pt" style:font-size-complex="9pt"/>
    </style:style>
    <style:style style:name="P88" style:family="paragraph" style:parent-style-name="Table_20_Contents">
      <style:text-properties fo:font-size="9pt" officeooo:paragraph-rsid="00436f9b" style:font-size-asian="9pt" style:font-size-complex="9pt"/>
    </style:style>
    <style:style style:name="P89" style:family="paragraph" style:parent-style-name="Table_20_Contents">
      <style:text-properties fo:font-size="9pt" officeooo:paragraph-rsid="004a9d2c" style:font-size-asian="9pt" style:font-size-complex="9pt"/>
    </style:style>
    <style:style style:name="P90" style:family="paragraph" style:parent-style-name="Table_20_Contents">
      <style:text-properties fo:font-size="9pt" style:font-size-asian="9pt" style:font-size-complex="9pt"/>
    </style:style>
    <style:style style:name="P91" style:family="paragraph" style:parent-style-name="Table_20_Contents">
      <style:text-properties fo:font-size="9pt" officeooo:rsid="0050501e" officeooo:paragraph-rsid="0050501e" style:font-size-asian="9pt" style:font-size-complex="9pt"/>
    </style:style>
    <style:style style:name="P92" style:family="paragraph" style:parent-style-name="Table_20_Contents">
      <style:text-properties fo:font-size="9pt" officeooo:rsid="0050501e" officeooo:paragraph-rsid="005088d3" style:font-size-asian="9pt" style:font-size-complex="9pt"/>
    </style:style>
    <style:style style:name="P93" style:family="paragraph" style:parent-style-name="Table_20_Contents">
      <style:text-properties fo:font-size="9pt" officeooo:rsid="0050501e" officeooo:paragraph-rsid="0055f999" style:font-size-asian="9pt" style:font-size-complex="9pt"/>
    </style:style>
    <style:style style:name="P94" style:family="paragraph" style:parent-style-name="Table_20_Contents">
      <style:text-properties fo:font-size="9pt" officeooo:rsid="0050501e" officeooo:paragraph-rsid="00a84f40" style:font-size-asian="9pt" style:font-size-complex="9pt"/>
    </style:style>
    <style:style style:name="P95" style:family="paragraph" style:parent-style-name="Table_20_Contents">
      <style:text-properties fo:font-size="9pt" officeooo:rsid="0050501e" officeooo:paragraph-rsid="00b12694" style:font-size-asian="9pt" style:font-size-complex="9pt"/>
    </style:style>
    <style:style style:name="P96" style:family="paragraph" style:parent-style-name="Table_20_Contents">
      <style:text-properties fo:font-size="9pt" officeooo:paragraph-rsid="0050501e" style:font-size-asian="9pt" style:font-size-complex="9pt"/>
    </style:style>
    <style:style style:name="P97" style:family="paragraph" style:parent-style-name="Table_20_Contents">
      <style:text-properties fo:font-size="9pt" officeooo:rsid="005088d3" officeooo:paragraph-rsid="005088d3" style:font-size-asian="9pt" style:font-size-complex="9pt"/>
    </style:style>
    <style:style style:name="P98" style:family="paragraph" style:parent-style-name="Table_20_Contents">
      <style:text-properties fo:font-size="9pt" officeooo:rsid="005088d3" officeooo:paragraph-rsid="0051e6a2" style:font-size-asian="9pt" style:font-size-complex="9pt"/>
    </style:style>
    <style:style style:name="P99" style:family="paragraph" style:parent-style-name="Table_20_Contents">
      <style:text-properties fo:font-size="9pt" officeooo:rsid="0055f9c5" officeooo:paragraph-rsid="0055f9c5" style:font-size-asian="9pt" style:font-size-complex="9pt"/>
    </style:style>
    <style:style style:name="P100" style:family="paragraph" style:parent-style-name="Table_20_Contents">
      <style:text-properties fo:font-size="9pt" officeooo:rsid="0055f9c5" officeooo:paragraph-rsid="00849a70" style:font-size-asian="9pt" style:font-size-complex="9pt"/>
    </style:style>
    <style:style style:name="P101" style:family="paragraph" style:parent-style-name="Table_20_Contents">
      <style:text-properties fo:font-size="9pt" officeooo:rsid="001f1a1e" officeooo:paragraph-rsid="0055f9c5" style:font-size-asian="9pt" style:font-size-complex="9pt"/>
    </style:style>
    <style:style style:name="P102" style:family="paragraph" style:parent-style-name="Text_20_body">
      <style:text-properties fo:font-size="9pt" officeooo:rsid="004390b0" officeooo:paragraph-rsid="0043c7b7" style:font-size-asian="9pt" style:font-size-complex="9pt"/>
    </style:style>
    <style:style style:name="P103" style:family="paragraph" style:parent-style-name="Text_20_body">
      <style:text-properties fo:font-size="9pt" officeooo:rsid="004390b0" officeooo:paragraph-rsid="00493486" style:font-size-asian="9pt" style:font-size-complex="9pt"/>
    </style:style>
    <style:style style:name="P104" style:family="paragraph" style:parent-style-name="Table_20_Contents">
      <style:text-properties fo:font-size="9pt" officeooo:rsid="0025131b" officeooo:paragraph-rsid="0025131b" style:font-size-asian="9pt" style:font-size-complex="9pt"/>
    </style:style>
    <style:style style:name="P105" style:family="paragraph" style:parent-style-name="Table_20_Contents">
      <style:text-properties fo:font-size="9pt" officeooo:rsid="0025131b" officeooo:paragraph-rsid="002bee8d" style:font-size-asian="9pt" style:font-size-complex="9pt"/>
    </style:style>
    <style:style style:name="P106" style:family="paragraph" style:parent-style-name="Table_20_Contents">
      <style:text-properties fo:font-size="9pt" officeooo:rsid="00591950" officeooo:paragraph-rsid="00591950" style:font-size-asian="9pt" style:font-size-complex="9pt"/>
    </style:style>
    <style:style style:name="P107" style:family="paragraph" style:parent-style-name="Table_20_Contents">
      <style:text-properties fo:font-size="9pt" officeooo:rsid="00632b61" officeooo:paragraph-rsid="00632b61" style:font-size-asian="9pt" style:font-size-complex="9pt"/>
    </style:style>
    <style:style style:name="P108" style:family="paragraph" style:parent-style-name="Standard">
      <style:text-properties fo:font-size="9pt" officeooo:rsid="00632b61" officeooo:paragraph-rsid="00632b61" style:font-size-asian="9pt" style:font-size-complex="9pt"/>
    </style:style>
    <style:style style:name="P109" style:family="paragraph" style:parent-style-name="Table_20_Contents">
      <style:text-properties fo:font-size="9pt" officeooo:rsid="00632b61" officeooo:paragraph-rsid="0068d1e0" style:font-size-asian="9pt" style:font-size-complex="9pt"/>
    </style:style>
    <style:style style:name="P110" style:family="paragraph" style:parent-style-name="Table_20_Contents">
      <style:text-properties fo:font-size="9pt" officeooo:rsid="00632b61" officeooo:paragraph-rsid="0083a032" style:font-size-asian="9pt" style:font-size-complex="9pt"/>
    </style:style>
    <style:style style:name="P111" style:family="paragraph" style:parent-style-name="Standard">
      <style:text-properties fo:font-size="9pt" officeooo:rsid="0064cae7" officeooo:paragraph-rsid="0064cae7" style:font-size-asian="9pt" style:font-size-complex="9pt"/>
    </style:style>
    <style:style style:name="P112" style:family="paragraph" style:parent-style-name="Standard">
      <style:text-properties fo:font-size="9pt" officeooo:rsid="0064cae7" officeooo:paragraph-rsid="0069cf9f" style:font-size-asian="9pt" style:font-size-complex="9pt"/>
    </style:style>
    <style:style style:name="P113" style:family="paragraph" style:parent-style-name="Standard">
      <style:text-properties fo:font-size="9pt" officeooo:rsid="0065f2f0" officeooo:paragraph-rsid="0065f2f0" style:font-size-asian="9pt" style:font-size-complex="9pt"/>
    </style:style>
    <style:style style:name="P114" style:family="paragraph" style:parent-style-name="Standard">
      <style:text-properties fo:font-size="9pt" officeooo:rsid="0065f2f0" officeooo:paragraph-rsid="00a2a9fe" style:font-size-asian="9pt" style:font-size-complex="9pt"/>
    </style:style>
    <style:style style:name="P115" style:family="paragraph" style:parent-style-name="Standard">
      <style:text-properties fo:font-size="9pt" officeooo:rsid="00684de2" officeooo:paragraph-rsid="00684de2" style:font-size-asian="9pt" style:font-size-complex="9pt"/>
    </style:style>
    <style:style style:name="P116" style:family="paragraph" style:parent-style-name="Table_20_Contents">
      <style:text-properties fo:font-size="9pt" officeooo:rsid="0068d1e0" officeooo:paragraph-rsid="0068d1e0" style:font-size-asian="9pt" style:font-size-complex="9pt"/>
    </style:style>
    <style:style style:name="P117" style:family="paragraph" style:parent-style-name="Standard">
      <style:text-properties fo:font-size="9pt" officeooo:rsid="0069cf9f" officeooo:paragraph-rsid="0069cf9f" style:font-size-asian="9pt" style:font-size-complex="9pt"/>
    </style:style>
    <style:style style:name="P118" style:family="paragraph" style:parent-style-name="Standard">
      <style:text-properties fo:font-size="9pt" officeooo:rsid="006d157a" officeooo:paragraph-rsid="006d157a" style:font-size-asian="9pt" style:font-size-complex="9pt"/>
    </style:style>
    <style:style style:name="P119" style:family="paragraph" style:parent-style-name="Standard">
      <style:text-properties fo:font-size="9pt" officeooo:rsid="006d157a" officeooo:paragraph-rsid="0083a032" style:font-size-asian="9pt" style:font-size-complex="9pt"/>
    </style:style>
    <style:style style:name="P120" style:family="paragraph" style:parent-style-name="Standard">
      <style:text-properties fo:font-size="9pt" officeooo:rsid="006d157a" officeooo:paragraph-rsid="009ee4cb" style:font-size-asian="9pt" style:font-size-complex="9pt"/>
    </style:style>
    <style:style style:name="P121" style:family="paragraph" style:parent-style-name="Standard">
      <style:text-properties fo:font-size="9pt" officeooo:rsid="006d157a" officeooo:paragraph-rsid="00b49261" style:font-size-asian="9pt" style:font-size-complex="9pt"/>
    </style:style>
    <style:style style:name="P122" style:family="paragraph" style:parent-style-name="Table_20_Contents">
      <style:text-properties fo:font-size="9pt" officeooo:rsid="006f956b" officeooo:paragraph-rsid="006f956b" style:font-size-asian="9pt" style:font-size-complex="9pt"/>
    </style:style>
    <style:style style:name="P123" style:family="paragraph" style:parent-style-name="Table_20_Contents">
      <style:text-properties fo:font-size="9pt" officeooo:rsid="00707ab6" officeooo:paragraph-rsid="00707ab6" style:font-size-asian="9pt" style:font-size-complex="9pt"/>
    </style:style>
    <style:style style:name="P124" style:family="paragraph" style:parent-style-name="Table_20_Contents">
      <style:text-properties fo:font-size="9pt" officeooo:paragraph-rsid="0045ce16" style:font-size-asian="9pt" style:font-size-complex="9pt"/>
    </style:style>
    <style:style style:name="P125" style:family="paragraph" style:parent-style-name="Table_20_Contents">
      <style:text-properties fo:font-size="9pt" officeooo:rsid="0077332a" officeooo:paragraph-rsid="007d1a56" style:font-size-asian="9pt" style:font-size-complex="9pt"/>
    </style:style>
    <style:style style:name="P126" style:family="paragraph" style:parent-style-name="Table_20_Contents">
      <style:text-properties fo:font-size="9pt" officeooo:rsid="0077332a" officeooo:paragraph-rsid="007a71ed" style:font-size-asian="9pt" style:font-size-complex="9pt"/>
    </style:style>
    <style:style style:name="P127" style:family="paragraph" style:parent-style-name="Table_20_Contents">
      <style:text-properties fo:font-size="9pt" officeooo:rsid="007a71ed" officeooo:paragraph-rsid="007a71ed" style:font-size-asian="9pt" style:font-size-complex="9pt"/>
    </style:style>
    <style:style style:name="P128" style:family="paragraph" style:parent-style-name="Table_20_Contents">
      <style:text-properties fo:font-size="9pt" officeooo:rsid="007d1a56" officeooo:paragraph-rsid="007d1a56" style:font-size-asian="9pt" style:font-size-complex="9pt"/>
    </style:style>
    <style:style style:name="P129" style:family="paragraph" style:parent-style-name="Table_20_Contents">
      <style:text-properties fo:font-size="9pt" officeooo:rsid="0083a032" officeooo:paragraph-rsid="0083a032" style:font-size-asian="9pt" style:font-size-complex="9pt"/>
    </style:style>
    <style:style style:name="P130" style:family="paragraph" style:parent-style-name="Standard">
      <style:text-properties fo:font-size="9pt" officeooo:rsid="0083a032" officeooo:paragraph-rsid="0083a032" style:font-size-asian="9pt" style:font-size-complex="9pt"/>
    </style:style>
    <style:style style:name="P131" style:family="paragraph" style:parent-style-name="Standard">
      <style:text-properties fo:font-size="9pt" officeooo:rsid="0083a032" officeooo:paragraph-rsid="00b49261" style:font-size-asian="9pt" style:font-size-complex="9pt"/>
    </style:style>
    <style:style style:name="P132" style:family="paragraph" style:parent-style-name="Table_20_Contents">
      <style:text-properties fo:font-size="9pt" officeooo:rsid="00849a70" officeooo:paragraph-rsid="00849a70" style:font-size-asian="9pt" style:font-size-complex="9pt"/>
    </style:style>
    <style:style style:name="P133" style:family="paragraph" style:parent-style-name="Text_20_body">
      <style:text-properties fo:font-size="9pt" officeooo:rsid="008517a5" officeooo:paragraph-rsid="008517a5" style:font-size-asian="9pt" style:font-size-complex="9pt"/>
    </style:style>
    <style:style style:name="P134" style:family="paragraph" style:parent-style-name="Standard">
      <style:text-properties fo:font-size="9pt" officeooo:rsid="008c32b0" officeooo:paragraph-rsid="008fbb19" style:font-size-asian="9pt" style:font-size-complex="9pt"/>
    </style:style>
    <style:style style:name="P135" style:family="paragraph" style:parent-style-name="Table_20_Contents">
      <style:text-properties fo:font-size="9pt" officeooo:rsid="008c32b0" officeooo:paragraph-rsid="008c32b0" style:font-size-asian="9pt" style:font-size-complex="9pt"/>
    </style:style>
    <style:style style:name="P136" style:family="paragraph" style:parent-style-name="Table_20_Contents">
      <style:text-properties fo:font-size="9pt" officeooo:rsid="008c32b0" officeooo:paragraph-rsid="008dc66a" style:font-size-asian="9pt" style:font-size-complex="9pt"/>
    </style:style>
    <style:style style:name="P137" style:family="paragraph" style:parent-style-name="Standard">
      <style:text-properties fo:font-size="9pt" officeooo:rsid="008fbb19" officeooo:paragraph-rsid="008fbb19" style:font-size-asian="9pt" style:font-size-complex="9pt"/>
    </style:style>
    <style:style style:name="P138" style:family="paragraph" style:parent-style-name="Table_20_Contents">
      <style:text-properties fo:font-size="9pt" officeooo:rsid="008fbb19" officeooo:paragraph-rsid="008fbb19" style:font-size-asian="9pt" style:font-size-complex="9pt"/>
    </style:style>
    <style:style style:name="P139" style:family="paragraph" style:parent-style-name="Table_20_Contents">
      <style:text-properties fo:font-size="9pt" officeooo:rsid="008dc66a" officeooo:paragraph-rsid="008dc66a" style:font-size-asian="9pt" style:font-size-complex="9pt"/>
    </style:style>
    <style:style style:name="P140" style:family="paragraph" style:parent-style-name="Table_20_Contents">
      <style:text-properties fo:font-size="9pt" officeooo:rsid="008eb3a0" officeooo:paragraph-rsid="0090cb2c" style:font-size-asian="9pt" style:font-size-complex="9pt"/>
    </style:style>
    <style:style style:name="P141" style:family="paragraph" style:parent-style-name="Table_20_Contents">
      <style:text-properties fo:font-size="9pt" officeooo:rsid="00950f78" officeooo:paragraph-rsid="00950f78" style:font-size-asian="9pt" style:font-size-complex="9pt"/>
    </style:style>
    <style:style style:name="P142" style:family="paragraph" style:parent-style-name="Table_20_Contents">
      <style:text-properties fo:font-size="9pt" officeooo:rsid="009689ac" officeooo:paragraph-rsid="009689ac" style:font-size-asian="9pt" style:font-size-complex="9pt"/>
    </style:style>
    <style:style style:name="P143" style:family="paragraph" style:parent-style-name="Standard">
      <style:text-properties fo:font-size="9pt" officeooo:rsid="009ee4cb" officeooo:paragraph-rsid="009ee4cb" style:font-size-asian="9pt" style:font-size-complex="9pt"/>
    </style:style>
    <style:style style:name="P144" style:family="paragraph" style:parent-style-name="Table_20_Contents">
      <style:text-properties fo:font-size="9pt" officeooo:rsid="009ee4cb" officeooo:paragraph-rsid="009ee4cb" style:font-size-asian="9pt" style:font-size-complex="9pt"/>
    </style:style>
    <style:style style:name="P145" style:family="paragraph" style:parent-style-name="Table_20_Contents">
      <style:text-properties fo:font-size="9pt" officeooo:rsid="009ee4cb" officeooo:paragraph-rsid="00a791d5" style:font-size-asian="9pt" style:font-size-complex="9pt"/>
    </style:style>
    <style:style style:name="P146" style:family="paragraph" style:parent-style-name="Table_20_Contents">
      <style:text-properties fo:font-size="9pt" officeooo:rsid="009f6937" officeooo:paragraph-rsid="009f6937" style:font-size-asian="9pt" style:font-size-complex="9pt"/>
    </style:style>
    <style:style style:name="P147" style:family="paragraph" style:parent-style-name="Table_20_Contents">
      <style:text-properties fo:font-size="9pt" officeooo:rsid="009b8056" officeooo:paragraph-rsid="00a791d5" style:font-size-asian="9pt" style:font-size-complex="9pt"/>
    </style:style>
    <style:style style:name="P148" style:family="paragraph" style:parent-style-name="Table_20_Contents">
      <style:text-properties fo:font-size="9pt" officeooo:rsid="00a791d5" officeooo:paragraph-rsid="00a791d5" style:font-size-asian="9pt" style:font-size-complex="9pt"/>
    </style:style>
    <style:style style:name="P149" style:family="paragraph" style:parent-style-name="Standard">
      <style:text-properties fo:font-size="9pt" officeooo:rsid="00aa48b5" officeooo:paragraph-rsid="00aa48b5" style:font-size-asian="9pt" style:font-size-complex="9pt"/>
    </style:style>
    <style:style style:name="P150" style:family="paragraph" style:parent-style-name="Table_20_Contents">
      <style:text-properties fo:font-size="9pt" officeooo:rsid="00a84f40" officeooo:paragraph-rsid="00a84f40" style:font-size-asian="9pt" style:font-size-complex="9pt"/>
    </style:style>
    <style:style style:name="P151" style:family="paragraph" style:parent-style-name="Table_20_Contents">
      <style:text-properties fo:font-size="9pt" officeooo:rsid="00ac155a" officeooo:paragraph-rsid="00ac155a" style:font-size-asian="9pt" style:font-size-complex="9pt"/>
    </style:style>
    <style:style style:name="P152" style:family="paragraph" style:parent-style-name="Table_20_Contents">
      <style:text-properties fo:font-size="9pt" officeooo:rsid="00b12694" officeooo:paragraph-rsid="00b12694" style:font-size-asian="9pt" style:font-size-complex="9pt"/>
    </style:style>
    <style:style style:name="P153" style:family="paragraph" style:parent-style-name="Text_20_body">
      <style:text-properties fo:font-size="9pt" officeooo:rsid="00b12694" officeooo:paragraph-rsid="00b12694" style:font-size-asian="9pt" style:font-size-complex="9pt"/>
    </style:style>
    <style:style style:name="P154" style:family="paragraph" style:parent-style-name="Standard">
      <style:text-properties fo:font-size="9pt" officeooo:rsid="00b3184f" officeooo:paragraph-rsid="00b3184f" style:font-size-asian="9pt" style:font-size-complex="9pt"/>
    </style:style>
    <style:style style:name="P155" style:family="paragraph" style:parent-style-name="Table_20_Contents">
      <style:text-properties fo:font-size="9pt" officeooo:rsid="00b3184f" officeooo:paragraph-rsid="00b3184f" style:font-size-asian="9pt" style:font-size-complex="9pt"/>
    </style:style>
    <style:style style:name="P156" style:family="paragraph" style:parent-style-name="Standard">
      <style:text-properties fo:font-size="9pt" officeooo:rsid="00b49261" officeooo:paragraph-rsid="00b49261" style:font-size-asian="9pt" style:font-size-complex="9pt"/>
    </style:style>
    <style:style style:name="P157" style:family="paragraph" style:parent-style-name="Table_20_Contents">
      <style:text-properties fo:font-size="9pt" officeooo:rsid="00b49261" officeooo:paragraph-rsid="00b49261" style:font-size-asian="9pt" style:font-size-complex="9pt"/>
    </style:style>
    <style:style style:name="P158" style:family="paragraph" style:parent-style-name="Table_20_Contents">
      <style:text-properties fo:font-size="9pt" officeooo:rsid="00b54ec5" officeooo:paragraph-rsid="00b54ec5" style:font-size-asian="9pt" style:font-size-complex="9pt"/>
    </style:style>
    <style:style style:name="P159" style:family="paragraph" style:parent-style-name="Table_20_Contents">
      <style:text-properties fo:font-size="9pt" officeooo:rsid="00abb906" officeooo:paragraph-rsid="005256af" style:font-size-asian="9pt" style:font-size-complex="9pt"/>
    </style:style>
    <style:style style:name="P160" style:family="paragraph" style:parent-style-name="Table_20_Contents">
      <style:text-properties fo:font-size="9pt" officeooo:rsid="00abb906" officeooo:paragraph-rsid="00ac1a0e" style:font-size-asian="9pt" style:font-size-complex="9pt"/>
    </style:style>
    <style:style style:name="P161" style:family="paragraph" style:parent-style-name="Table_20_Contents">
      <style:text-properties fo:font-size="9pt" officeooo:paragraph-rsid="00ac1a0e" style:font-size-asian="9pt" style:font-size-complex="9pt"/>
    </style:style>
    <style:style style:name="P162" style:family="paragraph" style:parent-style-name="Table_20_Contents">
      <style:text-properties fo:font-size="9pt" officeooo:rsid="00ac1a0e" officeooo:paragraph-rsid="00ac1a0e" style:font-size-asian="9pt" style:font-size-complex="9pt"/>
    </style:style>
    <style:style style:name="P163" style:family="paragraph" style:parent-style-name="Table_20_Contents">
      <style:text-properties fo:font-size="9pt" officeooo:rsid="009d40fa" officeooo:paragraph-rsid="00ac1a0e" style:font-size-asian="9pt" style:font-size-complex="9pt"/>
    </style:style>
    <style:style style:name="P164" style:family="paragraph" style:parent-style-name="Table_20_Contents">
      <style:text-properties fo:font-size="9pt" officeooo:paragraph-rsid="005256af" style:font-size-asian="9pt" style:font-size-complex="9pt"/>
    </style:style>
    <style:style style:name="P165" style:family="paragraph" style:parent-style-name="Table_20_Contents">
      <style:text-properties fo:font-size="9pt" officeooo:rsid="00b8f193" officeooo:paragraph-rsid="00b8f193" style:font-size-asian="9pt" style:font-size-complex="9pt"/>
    </style:style>
    <style:style style:name="P166" style:family="paragraph" style:parent-style-name="Table_20_Contents">
      <style:text-properties fo:font-size="9pt" officeooo:rsid="0088fdbe" officeooo:paragraph-rsid="0088fdbe" style:font-size-asian="9pt" style:font-size-complex="9pt"/>
    </style:style>
    <style:style style:name="P167" style:family="paragraph" style:parent-style-name="Table_20_Contents">
      <style:text-properties fo:font-size="9pt" officeooo:rsid="00c588f7" officeooo:paragraph-rsid="00c588f7" style:font-size-asian="9pt" style:font-size-complex="9pt"/>
    </style:style>
    <style:style style:name="P168" style:family="paragraph" style:parent-style-name="Standard">
      <style:text-properties fo:font-size="9pt" officeooo:rsid="00c7ec07" officeooo:paragraph-rsid="00c7ec07" style:font-size-asian="9pt" style:font-size-complex="9pt"/>
    </style:style>
    <style:style style:name="P169" style:family="paragraph" style:parent-style-name="Table_20_Contents">
      <style:text-properties fo:font-size="9pt" officeooo:rsid="00c7ec07" officeooo:paragraph-rsid="00c7ec07" style:font-size-asian="9pt" style:font-size-complex="9pt"/>
    </style:style>
    <style:style style:name="P170" style:family="paragraph" style:parent-style-name="Table_20_Contents">
      <style:text-properties fo:font-size="9pt" fo:font-style="normal" officeooo:rsid="0050501e" officeooo:paragraph-rsid="0050501e" style:font-size-asian="9pt" style:font-style-asian="normal" style:font-size-complex="9pt" style:font-style-complex="normal"/>
    </style:style>
    <style:style style:name="P171" style:family="paragraph" style:parent-style-name="Table_20_Contents">
      <style:text-properties fo:font-size="9pt" fo:font-style="italic" officeooo:rsid="00707ab6" officeooo:paragraph-rsid="00707ab6" style:font-size-asian="9pt" style:font-style-asian="italic" style:font-size-complex="9pt" style:font-style-complex="italic"/>
    </style:style>
    <style:style style:name="P172" style:family="paragraph" style:parent-style-name="Table_20_Contents">
      <style:text-properties fo:font-size="9pt" fo:font-style="italic" officeooo:rsid="00894781" officeooo:paragraph-rsid="00894781" style:font-size-asian="9pt" style:font-style-asian="italic" style:font-size-complex="9pt" style:font-style-complex="italic"/>
    </style:style>
    <style:style style:name="P173" style:family="paragraph" style:parent-style-name="Text_20_body">
      <style:text-properties fo:font-size="9pt" fo:font-style="italic" officeooo:rsid="00abb906" officeooo:paragraph-rsid="00abb906" style:font-size-asian="9pt" style:font-style-asian="italic" style:font-size-complex="9pt" style:font-style-complex="italic"/>
    </style:style>
    <style:style style:name="P174" style:family="paragraph" style:parent-style-name="Text_20_body">
      <style:text-properties fo:font-size="9pt" fo:font-style="italic" officeooo:rsid="00abb906" officeooo:paragraph-rsid="00b97756" style:font-size-asian="9pt" style:font-style-asian="italic" style:font-size-complex="9pt" style:font-style-complex="italic"/>
    </style:style>
    <style:style style:name="P175" style:family="paragraph" style:parent-style-name="Table_20_Contents">
      <style:text-properties fo:font-size="9pt" fo:font-style="italic" officeooo:rsid="00b2ab3d" officeooo:paragraph-rsid="00b2ab3d" style:font-size-asian="9pt" style:font-style-asian="italic" style:font-size-complex="9pt" style:font-style-complex="italic"/>
    </style:style>
    <style:style style:name="P176" style:family="paragraph" style:parent-style-name="Table_20_Contents">
      <style:paragraph-properties fo:text-align="center" style:justify-single-word="false"/>
      <style:text-properties fo:font-size="9pt" fo:font-weight="bold" officeooo:rsid="006fd64e" officeooo:paragraph-rsid="00b49261" style:font-size-asian="9pt" style:font-weight-asian="bold" style:font-size-complex="9pt" style:font-weight-complex="bold"/>
    </style:style>
    <style:style style:name="P177" style:family="paragraph" style:parent-style-name="Text_20_body">
      <style:text-properties officeooo:rsid="003a1284" officeooo:paragraph-rsid="003a1284"/>
    </style:style>
    <style:style style:name="P178" style:family="paragraph" style:parent-style-name="Text_20_body">
      <style:text-properties officeooo:rsid="003a1284" officeooo:paragraph-rsid="005862a3"/>
    </style:style>
    <style:style style:name="P179" style:family="paragraph" style:parent-style-name="Text_20_body">
      <style:text-properties officeooo:rsid="003a1284" officeooo:paragraph-rsid="003dd10b"/>
    </style:style>
    <style:style style:name="P180" style:family="paragraph" style:parent-style-name="Text_20_body">
      <style:text-properties officeooo:rsid="003a1284" officeooo:paragraph-rsid="008517a5"/>
    </style:style>
    <style:style style:name="P181" style:family="paragraph" style:parent-style-name="Standard">
      <style:text-properties officeooo:rsid="00369e4e" officeooo:paragraph-rsid="00369e4e"/>
    </style:style>
    <style:style style:name="P182" style:family="paragraph" style:parent-style-name="Table_20_Contents">
      <style:text-properties officeooo:rsid="00369e4e" officeooo:paragraph-rsid="00369e4e"/>
    </style:style>
    <style:style style:name="P183" style:family="paragraph" style:parent-style-name="Text_20_body">
      <style:text-properties officeooo:rsid="00369e4e" officeooo:paragraph-rsid="00369e4e"/>
    </style:style>
    <style:style style:name="P184" style:family="paragraph" style:parent-style-name="Standard">
      <style:text-properties officeooo:rsid="00369e4e" officeooo:paragraph-rsid="00386aab"/>
    </style:style>
    <style:style style:name="P185" style:family="paragraph" style:parent-style-name="Standard">
      <style:text-properties officeooo:rsid="00369e4e" officeooo:paragraph-rsid="00533bce"/>
    </style:style>
    <style:style style:name="P186" style:family="paragraph" style:parent-style-name="Standard">
      <style:text-properties officeooo:rsid="00386aab" officeooo:paragraph-rsid="00386aab"/>
    </style:style>
    <style:style style:name="P187" style:family="paragraph" style:parent-style-name="Text_20_body">
      <style:text-properties officeooo:rsid="00386aab" officeooo:paragraph-rsid="00386aab"/>
    </style:style>
    <style:style style:name="P188" style:family="paragraph" style:parent-style-name="Standard">
      <style:text-properties officeooo:rsid="00386aab" officeooo:paragraph-rsid="00533bce"/>
    </style:style>
    <style:style style:name="P189" style:family="paragraph" style:parent-style-name="Text_20_body">
      <style:text-properties officeooo:rsid="00386aab" officeooo:paragraph-rsid="00533bce"/>
    </style:style>
    <style:style style:name="P190" style:family="paragraph" style:parent-style-name="Table_20_Contents">
      <style:text-properties officeooo:paragraph-rsid="00369e4e"/>
    </style:style>
    <style:style style:name="P191" style:family="paragraph" style:parent-style-name="Table_20_Contents">
      <style:text-properties officeooo:rsid="003950e6" officeooo:paragraph-rsid="003950e6"/>
    </style:style>
    <style:style style:name="P192" style:family="paragraph" style:parent-style-name="Standard">
      <style:text-properties fo:font-size="10pt" officeooo:rsid="003dd10b" officeooo:paragraph-rsid="003dd10b" style:font-size-asian="10pt" style:font-size-complex="10pt"/>
    </style:style>
    <style:style style:name="P193" style:family="paragraph" style:parent-style-name="Text_20_body">
      <style:paragraph-properties fo:break-before="page"/>
      <style:text-properties fo:font-size="10pt" officeooo:rsid="003dd10b" officeooo:paragraph-rsid="003dd10b" style:font-size-asian="10pt" style:font-size-complex="10pt"/>
    </style:style>
    <style:style style:name="P194" style:family="paragraph" style:parent-style-name="Text_20_body">
      <style:paragraph-properties fo:break-before="page"/>
      <style:text-properties fo:font-size="10pt" officeooo:rsid="003a1284" officeooo:paragraph-rsid="003dd10b" style:font-size-asian="10pt" style:font-size-complex="10pt"/>
    </style:style>
    <style:style style:name="P195" style:family="paragraph" style:parent-style-name="Standard">
      <style:text-properties fo:font-size="10pt" officeooo:rsid="0045ce16" officeooo:paragraph-rsid="0045ce16" style:font-size-asian="10pt" style:font-size-complex="10pt"/>
    </style:style>
    <style:style style:name="P196" style:family="paragraph" style:parent-style-name="Standard">
      <style:text-properties fo:font-size="11pt" officeooo:rsid="003dd10b" officeooo:paragraph-rsid="003dd10b" style:font-size-asian="11pt" style:font-size-complex="11pt"/>
    </style:style>
    <style:style style:name="P197" style:family="paragraph" style:parent-style-name="Standard">
      <style:text-properties fo:font-size="11pt" officeooo:paragraph-rsid="00386aab" style:font-size-asian="11pt" style:font-size-complex="11pt"/>
    </style:style>
    <style:style style:name="P198" style:family="paragraph" style:parent-style-name="Standard">
      <style:text-properties fo:font-size="11pt" officeooo:rsid="0084db25" officeooo:paragraph-rsid="0084db25" style:font-size-asian="11pt" style:font-size-complex="11pt"/>
    </style:style>
    <style:style style:name="P199" style:family="paragraph" style:parent-style-name="Text_20_body">
      <style:text-properties officeooo:rsid="003dcd80" officeooo:paragraph-rsid="003dcd80"/>
    </style:style>
    <style:style style:name="P200" style:family="paragraph" style:parent-style-name="Text_20_body">
      <style:text-properties officeooo:rsid="003dcd80" officeooo:paragraph-rsid="008517a5"/>
    </style:style>
    <style:style style:name="P201" style:family="paragraph" style:parent-style-name="Table_20_Contents">
      <style:text-properties officeooo:paragraph-rsid="0041bb50"/>
    </style:style>
    <style:style style:name="P202" style:family="paragraph" style:parent-style-name="Text_20_body">
      <style:text-properties officeooo:rsid="0041bb50" officeooo:paragraph-rsid="0041bb50"/>
    </style:style>
    <style:style style:name="P203" style:family="paragraph" style:parent-style-name="Text_20_body">
      <style:text-properties officeooo:rsid="0041bb50" officeooo:paragraph-rsid="00436f9b"/>
    </style:style>
    <style:style style:name="P204" style:family="paragraph" style:parent-style-name="Text_20_body">
      <style:text-properties officeooo:rsid="0041bb50" officeooo:paragraph-rsid="004a9d2c"/>
    </style:style>
    <style:style style:name="P205" style:family="paragraph" style:parent-style-name="Text_20_body">
      <style:text-properties officeooo:rsid="0041bb50" officeooo:paragraph-rsid="005862a3"/>
    </style:style>
    <style:style style:name="P206" style:family="paragraph" style:parent-style-name="Text_20_body">
      <style:text-properties officeooo:rsid="0041bb50" officeooo:paragraph-rsid="00b74298"/>
    </style:style>
    <style:style style:name="P207" style:family="paragraph" style:parent-style-name="Text_20_body">
      <style:text-properties officeooo:paragraph-rsid="0055f9c5"/>
    </style:style>
    <style:style style:name="P208" style:family="paragraph" style:parent-style-name="Standard">
      <style:text-properties officeooo:paragraph-rsid="00518924"/>
    </style:style>
    <style:style style:name="P209" style:family="paragraph" style:parent-style-name="Text_20_body">
      <style:text-properties officeooo:rsid="0055f999" officeooo:paragraph-rsid="0055f999"/>
    </style:style>
    <style:style style:name="P210" style:family="paragraph" style:parent-style-name="Text_20_body">
      <style:text-properties officeooo:rsid="0055f999" officeooo:paragraph-rsid="005862a3"/>
    </style:style>
    <style:style style:name="P211" style:family="paragraph" style:parent-style-name="Text_20_body">
      <style:text-properties officeooo:rsid="0055f999" officeooo:paragraph-rsid="00684de2"/>
    </style:style>
    <style:style style:name="P212" style:family="paragraph" style:parent-style-name="Text_20_body">
      <style:text-properties officeooo:rsid="0055f999" officeooo:paragraph-rsid="008ae6a5"/>
    </style:style>
    <style:style style:name="P213" style:family="paragraph" style:parent-style-name="Text_20_body">
      <style:text-properties officeooo:rsid="0055f999" officeooo:paragraph-rsid="00abb906"/>
    </style:style>
    <style:style style:name="P214" style:family="paragraph" style:parent-style-name="Table_20_Contents">
      <style:text-properties officeooo:rsid="004ed9e0" officeooo:paragraph-rsid="004ed9e0"/>
    </style:style>
    <style:style style:name="P215" style:family="paragraph" style:parent-style-name="Standard">
      <style:text-properties officeooo:rsid="00436f9b" officeooo:paragraph-rsid="00436f9b"/>
    </style:style>
    <style:style style:name="P216" style:family="paragraph" style:parent-style-name="Text_20_body">
      <style:text-properties officeooo:rsid="00436f9b" officeooo:paragraph-rsid="00436f9b"/>
    </style:style>
    <style:style style:name="P217" style:family="paragraph" style:parent-style-name="Text_20_body">
      <style:text-properties officeooo:rsid="00436f9b" officeooo:paragraph-rsid="005862a3"/>
    </style:style>
    <style:style style:name="P218" style:family="paragraph" style:parent-style-name="Standard">
      <style:text-properties officeooo:paragraph-rsid="0043c7b7"/>
    </style:style>
    <style:style style:name="P219" style:family="paragraph" style:parent-style-name="Standard">
      <style:text-properties officeooo:rsid="0043c7b7" officeooo:paragraph-rsid="0043c7b7"/>
    </style:style>
    <style:style style:name="P220" style:family="paragraph" style:parent-style-name="Standard">
      <style:text-properties officeooo:rsid="0045ce16" officeooo:paragraph-rsid="0045ce16"/>
    </style:style>
    <style:style style:name="P221" style:family="paragraph" style:parent-style-name="Text_20_body">
      <style:text-properties officeooo:rsid="0045ce16" officeooo:paragraph-rsid="0045ce16"/>
    </style:style>
    <style:style style:name="P222" style:family="paragraph" style:parent-style-name="Standard">
      <style:text-properties officeooo:rsid="0045ce16" officeooo:paragraph-rsid="00518924"/>
    </style:style>
    <style:style style:name="P223" style:family="paragraph" style:parent-style-name="Text_20_body">
      <style:text-properties officeooo:rsid="0045ce16" officeooo:paragraph-rsid="00518924"/>
    </style:style>
    <style:style style:name="P224" style:family="paragraph" style:parent-style-name="Standard">
      <style:text-properties officeooo:rsid="004a9d2c" officeooo:paragraph-rsid="004a9d2c"/>
    </style:style>
    <style:style style:name="P225" style:family="paragraph" style:parent-style-name="Standard">
      <style:text-properties officeooo:rsid="004fa220" officeooo:paragraph-rsid="004fa220"/>
    </style:style>
    <style:style style:name="P226" style:family="paragraph" style:parent-style-name="Text_20_body">
      <style:text-properties officeooo:rsid="004fa220" officeooo:paragraph-rsid="004fa220"/>
    </style:style>
    <style:style style:name="P227" style:family="paragraph" style:parent-style-name="Standard">
      <style:text-properties officeooo:rsid="005256af" officeooo:paragraph-rsid="005256af"/>
    </style:style>
    <style:style style:name="P228" style:family="paragraph" style:parent-style-name="Text_20_body">
      <style:text-properties officeooo:rsid="005256af" officeooo:paragraph-rsid="005256af"/>
    </style:style>
    <style:style style:name="P229" style:family="paragraph" style:parent-style-name="Text_20_body">
      <style:text-properties officeooo:rsid="005256af" officeooo:paragraph-rsid="0060f425"/>
    </style:style>
    <style:style style:name="P230" style:family="paragraph" style:parent-style-name="Table_20_Contents">
      <style:text-properties officeooo:paragraph-rsid="0050501e"/>
    </style:style>
    <style:style style:name="P231" style:family="paragraph" style:parent-style-name="Text_20_body">
      <style:text-properties officeooo:rsid="004390b0" officeooo:paragraph-rsid="004390b0"/>
    </style:style>
    <style:style style:name="P232" style:family="paragraph" style:parent-style-name="Text_20_body">
      <style:text-properties officeooo:rsid="00459bec" officeooo:paragraph-rsid="00459bec"/>
    </style:style>
    <style:style style:name="P233" style:family="paragraph" style:parent-style-name="Text_20_body">
      <style:text-properties officeooo:rsid="0050501e" officeooo:paragraph-rsid="0050501e"/>
    </style:style>
    <style:style style:name="P234" style:family="paragraph" style:parent-style-name="Text_20_body">
      <style:text-properties officeooo:rsid="0050501e" officeooo:paragraph-rsid="005088d3"/>
    </style:style>
    <style:style style:name="P235" style:family="paragraph" style:parent-style-name="Text_20_body">
      <style:text-properties officeooo:rsid="0050501e" officeooo:paragraph-rsid="005862a3"/>
    </style:style>
    <style:style style:name="P236" style:family="paragraph" style:parent-style-name="Text_20_body">
      <style:text-properties officeooo:rsid="005088d3" officeooo:paragraph-rsid="005088d3"/>
    </style:style>
    <style:style style:name="P237" style:family="paragraph" style:parent-style-name="Text_20_body">
      <style:text-properties officeooo:rsid="005088d3" officeooo:paragraph-rsid="005862a3"/>
    </style:style>
    <style:style style:name="P238" style:family="paragraph" style:parent-style-name="Text_20_body">
      <style:text-properties officeooo:rsid="00533bce" officeooo:paragraph-rsid="00533bce"/>
    </style:style>
    <style:style style:name="P239" style:family="paragraph" style:parent-style-name="Text_20_body">
      <style:text-properties officeooo:paragraph-rsid="0055f999"/>
    </style:style>
    <style:style style:name="P240" style:family="paragraph" style:parent-style-name="Text_20_body">
      <style:text-properties officeooo:rsid="0055f9c5" officeooo:paragraph-rsid="0055f9c5"/>
    </style:style>
    <style:style style:name="P241" style:family="paragraph" style:parent-style-name="Text_20_body">
      <style:text-properties officeooo:rsid="0055f9c5" officeooo:paragraph-rsid="005862a3"/>
    </style:style>
    <style:style style:name="P242" style:family="paragraph" style:parent-style-name="Standard">
      <style:text-properties officeooo:rsid="00591950" officeooo:paragraph-rsid="00591950"/>
    </style:style>
    <style:style style:name="P243" style:family="paragraph" style:parent-style-name="Text_20_body">
      <style:text-properties officeooo:rsid="00591950" officeooo:paragraph-rsid="00591950"/>
    </style:style>
    <style:style style:name="P244" style:family="paragraph" style:parent-style-name="Standard">
      <style:text-properties officeooo:rsid="00591950" officeooo:paragraph-rsid="008c32b0"/>
    </style:style>
    <style:style style:name="P245" style:family="paragraph" style:parent-style-name="Text_20_body">
      <style:text-properties fo:language="fr" fo:country="FR" fo:font-weight="normal" officeooo:rsid="0055f9c5" officeooo:paragraph-rsid="0055f9c5" style:font-weight-asian="normal" style:font-weight-complex="normal"/>
    </style:style>
    <style:style style:name="P246" style:family="paragraph" style:parent-style-name="Text_20_body">
      <style:text-properties fo:font-weight="normal" officeooo:rsid="0055f9c5" officeooo:paragraph-rsid="0055f9c5" style:font-weight-asian="normal" style:font-weight-complex="normal"/>
    </style:style>
    <style:style style:name="P247" style:family="paragraph" style:parent-style-name="Text_20_body">
      <style:text-properties fo:font-weight="normal" officeooo:rsid="00632b61" officeooo:paragraph-rsid="00632b61" style:font-weight-asian="normal" style:font-weight-complex="normal"/>
    </style:style>
    <style:style style:name="P248" style:family="paragraph" style:parent-style-name="Standard">
      <style:text-properties fo:font-weight="normal" officeooo:rsid="00632b61" officeooo:paragraph-rsid="00632b61" style:font-weight-asian="normal" style:font-weight-complex="normal"/>
    </style:style>
    <style:style style:name="P249" style:family="paragraph" style:parent-style-name="Text_20_body">
      <style:text-properties fo:font-weight="normal" officeooo:rsid="00632b61" officeooo:paragraph-rsid="0065d7e7" style:font-weight-asian="normal" style:font-weight-complex="normal"/>
    </style:style>
    <style:style style:name="P250" style:family="paragraph" style:parent-style-name="Text_20_body">
      <style:text-properties fo:font-weight="normal" officeooo:rsid="00649cfa" officeooo:paragraph-rsid="00649cfa" style:font-weight-asian="normal" style:font-weight-complex="normal"/>
    </style:style>
    <style:style style:name="P251" style:family="paragraph" style:parent-style-name="Text_20_body">
      <style:text-properties fo:font-weight="normal" officeooo:rsid="0064cae7" officeooo:paragraph-rsid="0064cae7" style:font-weight-asian="normal" style:font-weight-complex="normal"/>
    </style:style>
    <style:style style:name="P252" style:family="paragraph" style:parent-style-name="Text_20_body">
      <style:text-properties fo:font-weight="normal" officeooo:rsid="0065d7e7" officeooo:paragraph-rsid="0065d7e7" style:font-weight-asian="normal" style:font-weight-complex="normal"/>
    </style:style>
    <style:style style:name="P253" style:family="paragraph" style:parent-style-name="Text_20_body">
      <style:text-properties fo:font-weight="normal" officeooo:rsid="0065f2f0" officeooo:paragraph-rsid="0065f2f0" style:font-weight-asian="normal" style:font-weight-complex="normal"/>
    </style:style>
    <style:style style:name="P254" style:family="paragraph" style:parent-style-name="Text_20_body">
      <style:text-properties fo:font-weight="normal" officeooo:rsid="0065f2f0" officeooo:paragraph-rsid="0067f130" style:font-weight-asian="normal" style:font-weight-complex="normal"/>
    </style:style>
    <style:style style:name="P255" style:family="paragraph" style:parent-style-name="Text_20_body">
      <style:text-properties fo:font-weight="normal" officeooo:rsid="0065f2f0" officeooo:paragraph-rsid="0069cf9f" style:font-weight-asian="normal" style:font-weight-complex="normal"/>
    </style:style>
    <style:style style:name="P256" style:family="paragraph" style:parent-style-name="Text_20_body">
      <style:text-properties fo:font-weight="normal" officeooo:rsid="0067f130" officeooo:paragraph-rsid="0067f130" style:font-weight-asian="normal" style:font-weight-complex="normal"/>
    </style:style>
    <style:style style:name="P257" style:family="paragraph" style:parent-style-name="Standard">
      <style:text-properties fo:font-weight="normal" officeooo:rsid="00a2a9fe" officeooo:paragraph-rsid="00a2a9fe" style:font-weight-asian="normal" style:font-weight-complex="normal"/>
    </style:style>
    <style:style style:name="P258" style:family="paragraph" style:parent-style-name="Standard">
      <style:text-properties fo:font-weight="normal" officeooo:rsid="00a4270f" officeooo:paragraph-rsid="00a4270f" style:font-weight-asian="normal" style:font-weight-complex="normal"/>
    </style:style>
    <style:style style:name="P259" style:family="paragraph" style:parent-style-name="Text_20_body">
      <style:text-properties officeooo:rsid="00447b3b" officeooo:paragraph-rsid="00447b3b"/>
    </style:style>
    <style:style style:name="P260" style:family="paragraph" style:parent-style-name="Standard">
      <style:text-properties officeooo:rsid="00632b61" officeooo:paragraph-rsid="00632b61"/>
    </style:style>
    <style:style style:name="P261" style:family="paragraph" style:parent-style-name="Text_20_body">
      <style:text-properties officeooo:rsid="00632b61" officeooo:paragraph-rsid="00632b61"/>
    </style:style>
    <style:style style:name="P262" style:family="paragraph" style:parent-style-name="Text_20_body">
      <style:text-properties officeooo:rsid="00632b61" officeooo:paragraph-rsid="00649cfa"/>
    </style:style>
    <style:style style:name="P263" style:family="paragraph" style:parent-style-name="Standard">
      <style:text-properties officeooo:rsid="006145ea" officeooo:paragraph-rsid="006145ea"/>
    </style:style>
    <style:style style:name="P264" style:family="paragraph" style:parent-style-name="Standard">
      <style:text-properties officeooo:rsid="0065f2f0" officeooo:paragraph-rsid="0065f2f0"/>
    </style:style>
    <style:style style:name="P265" style:family="paragraph" style:parent-style-name="Text_20_body">
      <style:text-properties officeooo:rsid="0065f2f0" officeooo:paragraph-rsid="0065f2f0"/>
    </style:style>
    <style:style style:name="P266" style:family="paragraph" style:parent-style-name="Standard">
      <style:text-properties officeooo:rsid="00684de2" officeooo:paragraph-rsid="00684de2"/>
    </style:style>
    <style:style style:name="P267" style:family="paragraph" style:parent-style-name="Text_20_body">
      <style:text-properties officeooo:rsid="00684de2" officeooo:paragraph-rsid="00684de2"/>
    </style:style>
    <style:style style:name="P268" style:family="paragraph" style:parent-style-name="Standard">
      <style:text-properties officeooo:rsid="00684de2" officeooo:paragraph-rsid="006f0d96"/>
    </style:style>
    <style:style style:name="P269" style:family="paragraph" style:parent-style-name="Standard">
      <style:text-properties officeooo:rsid="0068d1e0" officeooo:paragraph-rsid="0068d1e0"/>
    </style:style>
    <style:style style:name="P270" style:family="paragraph" style:parent-style-name="Text_20_body">
      <style:text-properties officeooo:rsid="0068d1e0" officeooo:paragraph-rsid="0068d1e0"/>
    </style:style>
    <style:style style:name="P271" style:family="paragraph" style:parent-style-name="Text_20_body">
      <style:text-properties officeooo:rsid="0068d1e0" officeooo:paragraph-rsid="006a5bb8"/>
    </style:style>
    <style:style style:name="P272" style:family="paragraph" style:parent-style-name="Text_20_body">
      <style:text-properties fo:font-style="normal" officeooo:rsid="00684de2" officeooo:paragraph-rsid="00684de2" style:font-style-asian="normal" style:font-style-complex="normal"/>
    </style:style>
    <style:style style:name="P273" style:family="paragraph" style:parent-style-name="Text_20_body">
      <style:text-properties fo:font-style="normal" officeooo:rsid="007d1a56" officeooo:paragraph-rsid="007d1a56" style:font-style-asian="normal" style:font-style-complex="normal"/>
    </style:style>
    <style:style style:name="P274" style:family="paragraph" style:parent-style-name="Text_20_body">
      <style:text-properties fo:font-style="normal" officeooo:rsid="0088fdbe" officeooo:paragraph-rsid="0088fdbe" style:font-style-asian="normal" style:font-style-complex="normal"/>
    </style:style>
    <style:style style:name="P275" style:family="paragraph" style:parent-style-name="Text_20_body">
      <style:text-properties fo:font-style="normal" style:text-underline-style="solid" style:text-underline-width="auto" style:text-underline-color="font-color" officeooo:rsid="007d1a56" officeooo:paragraph-rsid="007d1a56" style:font-style-asian="normal" style:font-style-complex="normal"/>
    </style:style>
    <style:style style:name="P276" style:family="paragraph" style:parent-style-name="Standard">
      <style:paragraph-properties fo:break-before="page"/>
    </style:style>
    <style:style style:name="P277" style:family="paragraph" style:parent-style-name="Text_20_body">
      <style:text-properties officeooo:rsid="006f956b" officeooo:paragraph-rsid="006f956b"/>
    </style:style>
    <style:style style:name="P278" style:family="paragraph" style:parent-style-name="Table_20_Contents">
      <style:text-properties officeooo:rsid="006fd64e" officeooo:paragraph-rsid="006fd64e"/>
    </style:style>
    <style:style style:name="P279" style:family="paragraph" style:parent-style-name="Text_20_body">
      <style:text-properties officeooo:rsid="006a5bb8" officeooo:paragraph-rsid="006a5bb8"/>
    </style:style>
    <style:style style:name="P280" style:family="paragraph" style:parent-style-name="Text_20_body">
      <style:text-properties officeooo:rsid="006b5227" officeooo:paragraph-rsid="006b5227"/>
    </style:style>
    <style:style style:name="P281" style:family="paragraph" style:parent-style-name="Text_20_body">
      <style:text-properties officeooo:paragraph-rsid="006f956b"/>
    </style:style>
    <style:style style:name="P282" style:family="paragraph" style:parent-style-name="Standard">
      <style:text-properties officeooo:rsid="00707ab6" officeooo:paragraph-rsid="00707ab6"/>
    </style:style>
    <style:style style:name="P283" style:family="paragraph" style:parent-style-name="Text_20_body">
      <style:text-properties officeooo:rsid="00707ab6" officeooo:paragraph-rsid="00707ab6"/>
    </style:style>
    <style:style style:name="P284" style:family="paragraph" style:parent-style-name="Text_20_body">
      <style:text-properties officeooo:rsid="00707ab6" officeooo:paragraph-rsid="00733823"/>
    </style:style>
    <style:style style:name="P285" style:family="paragraph" style:parent-style-name="Text_20_body">
      <style:text-properties officeooo:rsid="0073b228" officeooo:paragraph-rsid="0073b228"/>
    </style:style>
    <style:style style:name="P286" style:family="paragraph" style:parent-style-name="Standard">
      <style:text-properties officeooo:rsid="0073b228" officeooo:paragraph-rsid="0073b228"/>
    </style:style>
    <style:style style:name="P287" style:family="paragraph" style:parent-style-name="Table_20_Contents">
      <style:text-properties officeooo:rsid="007279fc" officeooo:paragraph-rsid="007279fc"/>
    </style:style>
    <style:style style:name="P288" style:family="paragraph" style:parent-style-name="Text_20_body">
      <style:text-properties officeooo:rsid="007279fc" officeooo:paragraph-rsid="007279fc"/>
    </style:style>
    <style:style style:name="P289" style:family="paragraph" style:parent-style-name="Table_20_Contents">
      <style:text-properties officeooo:rsid="007279fc" officeooo:paragraph-rsid="00b74298"/>
    </style:style>
    <style:style style:name="P290" style:family="paragraph" style:parent-style-name="Text_20_body">
      <style:text-properties officeooo:rsid="00753790" officeooo:paragraph-rsid="00753790"/>
    </style:style>
    <style:style style:name="P291" style:family="paragraph" style:parent-style-name="Text_20_body">
      <style:text-properties officeooo:rsid="00753790" officeooo:paragraph-rsid="007a71ed"/>
    </style:style>
    <style:style style:name="P292" style:family="paragraph" style:parent-style-name="Text_20_body">
      <style:text-properties officeooo:rsid="00753790" officeooo:paragraph-rsid="007d429d"/>
    </style:style>
    <style:style style:name="P293" style:family="paragraph" style:parent-style-name="Text_20_body">
      <style:text-properties officeooo:rsid="0077332a" officeooo:paragraph-rsid="0077332a"/>
    </style:style>
    <style:style style:name="P294" style:family="paragraph" style:parent-style-name="Text_20_body">
      <style:text-properties officeooo:rsid="007a71ed" officeooo:paragraph-rsid="007a71ed"/>
    </style:style>
    <style:style style:name="P295" style:family="paragraph" style:parent-style-name="Text_20_body">
      <style:text-properties officeooo:rsid="007d1a56" officeooo:paragraph-rsid="007d1a56"/>
    </style:style>
    <style:style style:name="P296" style:family="paragraph" style:parent-style-name="Standard">
      <style:text-properties officeooo:rsid="007f3aca" officeooo:paragraph-rsid="007f3aca"/>
    </style:style>
    <style:style style:name="P297" style:family="paragraph" style:parent-style-name="Standard">
      <style:text-properties officeooo:rsid="007f3aca" officeooo:paragraph-rsid="008209fa"/>
    </style:style>
    <style:style style:name="P298" style:family="paragraph" style:parent-style-name="Text_20_body">
      <style:text-properties officeooo:rsid="00733823" officeooo:paragraph-rsid="00733823"/>
    </style:style>
    <style:style style:name="P299" style:family="paragraph" style:parent-style-name="Text_20_body">
      <style:text-properties officeooo:rsid="008209fa" officeooo:paragraph-rsid="008209fa"/>
    </style:style>
    <style:style style:name="P300" style:family="paragraph" style:parent-style-name="Standard">
      <style:text-properties officeooo:rsid="008209fa" officeooo:paragraph-rsid="008209fa"/>
    </style:style>
    <style:style style:name="P301" style:family="paragraph" style:parent-style-name="Text_20_body">
      <style:text-properties officeooo:paragraph-rsid="0083a032"/>
    </style:style>
    <style:style style:name="P302" style:family="paragraph" style:parent-style-name="Standard">
      <style:text-properties officeooo:paragraph-rsid="0083a032"/>
    </style:style>
    <style:style style:name="P303" style:family="paragraph" style:parent-style-name="Standard">
      <style:text-properties officeooo:paragraph-rsid="0084db25"/>
    </style:style>
    <style:style style:name="P304" style:family="paragraph" style:parent-style-name="Text_20_body">
      <style:text-properties officeooo:paragraph-rsid="0084db25"/>
    </style:style>
    <style:style style:name="P305" style:family="paragraph" style:parent-style-name="Text_20_body">
      <style:text-properties officeooo:paragraph-rsid="008209fa"/>
    </style:style>
    <style:style style:name="P306" style:family="paragraph" style:parent-style-name="Text_20_body">
      <style:text-properties officeooo:rsid="0084db25" officeooo:paragraph-rsid="0084db25"/>
    </style:style>
    <style:style style:name="P307" style:family="paragraph" style:parent-style-name="Text_20_body">
      <style:paragraph-properties fo:break-before="page"/>
      <style:text-properties officeooo:rsid="0084db25" officeooo:paragraph-rsid="0084db25"/>
    </style:style>
    <style:style style:name="P308" style:family="paragraph" style:parent-style-name="Text_20_body">
      <style:text-properties officeooo:rsid="008611fc" officeooo:paragraph-rsid="008611fc"/>
    </style:style>
    <style:style style:name="P309" style:family="paragraph" style:parent-style-name="Table_20_Contents">
      <style:text-properties officeooo:rsid="008517a5" officeooo:paragraph-rsid="008517a5"/>
    </style:style>
    <style:style style:name="P310" style:family="paragraph" style:parent-style-name="Text_20_body">
      <style:text-properties officeooo:rsid="008517a5" officeooo:paragraph-rsid="008517a5"/>
    </style:style>
    <style:style style:name="P311" style:family="paragraph" style:parent-style-name="Text_20_body">
      <style:text-properties officeooo:paragraph-rsid="008517a5"/>
    </style:style>
    <style:style style:name="P312" style:family="paragraph" style:parent-style-name="Text_20_body">
      <style:text-properties officeooo:rsid="0088fdbe" officeooo:paragraph-rsid="0088fdbe"/>
    </style:style>
    <style:style style:name="P313" style:family="paragraph" style:parent-style-name="Standard">
      <style:text-properties officeooo:rsid="00894781" officeooo:paragraph-rsid="00894781"/>
    </style:style>
    <style:style style:name="P314" style:family="paragraph" style:parent-style-name="Text_20_body">
      <style:text-properties officeooo:rsid="00894781" officeooo:paragraph-rsid="00894781"/>
    </style:style>
    <style:style style:name="P315" style:family="paragraph" style:parent-style-name="Standard">
      <style:text-properties officeooo:rsid="008c32b0" officeooo:paragraph-rsid="008c32b0"/>
    </style:style>
    <style:style style:name="P316" style:family="paragraph" style:parent-style-name="Text_20_body">
      <style:text-properties officeooo:rsid="008c32b0" officeooo:paragraph-rsid="008c32b0"/>
    </style:style>
    <style:style style:name="P317" style:family="paragraph" style:parent-style-name="Text_20_body">
      <style:text-properties officeooo:rsid="008c32b0" officeooo:paragraph-rsid="009689ac"/>
    </style:style>
    <style:style style:name="P318" style:family="paragraph" style:parent-style-name="Text_20_body">
      <style:text-properties officeooo:paragraph-rsid="008dc66a"/>
    </style:style>
    <style:style style:name="P319" style:family="paragraph" style:parent-style-name="Standard">
      <style:text-properties officeooo:rsid="008dc66a" officeooo:paragraph-rsid="008dc66a"/>
    </style:style>
    <style:style style:name="P320" style:family="paragraph" style:parent-style-name="Text_20_body">
      <style:text-properties officeooo:rsid="008dc66a" officeooo:paragraph-rsid="008dc66a"/>
    </style:style>
    <style:style style:name="P321" style:family="paragraph" style:parent-style-name="Standard">
      <style:text-properties officeooo:rsid="009689ac" officeooo:paragraph-rsid="009689ac"/>
    </style:style>
    <style:style style:name="P322" style:family="paragraph" style:parent-style-name="Table_20_Contents">
      <style:text-properties officeooo:rsid="009689ac" officeooo:paragraph-rsid="009689ac"/>
    </style:style>
    <style:style style:name="P323" style:family="paragraph" style:parent-style-name="Text_20_body">
      <style:text-properties officeooo:rsid="009689ac" officeooo:paragraph-rsid="009689ac"/>
    </style:style>
    <style:style style:name="P324" style:family="paragraph" style:parent-style-name="Text_20_body">
      <style:text-properties officeooo:rsid="009689ac" officeooo:paragraph-rsid="0090cb2c"/>
    </style:style>
    <style:style style:name="P325" style:family="paragraph" style:parent-style-name="Standard">
      <style:text-properties officeooo:rsid="009d40fa" officeooo:paragraph-rsid="009d40fa"/>
    </style:style>
    <style:style style:name="P326" style:family="paragraph" style:parent-style-name="Table_20_Contents">
      <style:text-properties officeooo:rsid="008ae6a5" officeooo:paragraph-rsid="008ae6a5"/>
    </style:style>
    <style:style style:name="P327" style:family="paragraph" style:parent-style-name="Text_20_body">
      <style:text-properties officeooo:rsid="008ae6a5" officeooo:paragraph-rsid="008ae6a5"/>
    </style:style>
    <style:style style:name="P328" style:family="paragraph" style:parent-style-name="Text_20_body">
      <style:text-properties officeooo:rsid="008ae6a5" officeooo:paragraph-rsid="0098922b"/>
    </style:style>
    <style:style style:name="P329" style:family="paragraph" style:parent-style-name="Text_20_body">
      <style:text-properties officeooo:rsid="0090cb2c" officeooo:paragraph-rsid="0090cb2c"/>
    </style:style>
    <style:style style:name="P330" style:family="paragraph" style:parent-style-name="Text_20_body">
      <style:text-properties officeooo:rsid="0090cb2c" officeooo:paragraph-rsid="009ee4cb"/>
    </style:style>
    <style:style style:name="P331" style:family="paragraph" style:parent-style-name="Text_20_body">
      <style:text-properties officeooo:rsid="00997ef0" officeooo:paragraph-rsid="00997ef0"/>
    </style:style>
    <style:style style:name="P332" style:family="paragraph" style:parent-style-name="Standard">
      <style:text-properties officeooo:rsid="009ee4cb" officeooo:paragraph-rsid="009ee4cb"/>
    </style:style>
    <style:style style:name="P333" style:family="paragraph" style:parent-style-name="Text_20_body">
      <style:text-properties officeooo:rsid="009ee4cb" officeooo:paragraph-rsid="00c7ec07"/>
    </style:style>
    <style:style style:name="P334" style:family="paragraph" style:parent-style-name="Text_20_body">
      <style:text-properties officeooo:rsid="0098922b" officeooo:paragraph-rsid="0098922b"/>
    </style:style>
    <style:style style:name="P335" style:family="paragraph" style:parent-style-name="Text_20_body">
      <style:text-properties officeooo:paragraph-rsid="009ee4cb"/>
    </style:style>
    <style:style style:name="P336" style:family="paragraph" style:parent-style-name="Text_20_body">
      <style:text-properties officeooo:rsid="009f6937" officeooo:paragraph-rsid="009f6937"/>
    </style:style>
    <style:style style:name="P337" style:family="paragraph" style:parent-style-name="Text_20_body">
      <style:text-properties officeooo:rsid="00a209ca" officeooo:paragraph-rsid="00a209ca"/>
    </style:style>
    <style:style style:name="P338" style:family="paragraph" style:parent-style-name="Standard">
      <style:text-properties officeooo:rsid="00a4270f" officeooo:paragraph-rsid="00a4270f"/>
    </style:style>
    <style:style style:name="P339" style:family="paragraph" style:parent-style-name="Standard">
      <style:text-properties fo:color="#c9211e" loext:opacity="100%" fo:font-weight="normal" officeooo:rsid="00a4270f" officeooo:paragraph-rsid="00a4270f" style:font-weight-asian="normal" style:font-weight-complex="normal"/>
    </style:style>
    <style:style style:name="P340" style:family="paragraph" style:parent-style-name="Standard">
      <style:text-properties fo:color="#c9211e" loext:opacity="100%" officeooo:rsid="00af8456" officeooo:paragraph-rsid="00af8456"/>
    </style:style>
    <style:style style:name="P341" style:family="paragraph" style:parent-style-name="Text_20_body">
      <style:text-properties officeooo:paragraph-rsid="00a791d5"/>
    </style:style>
    <style:style style:name="P342" style:family="paragraph" style:parent-style-name="Text_20_body">
      <style:text-properties officeooo:rsid="00ac10ef" officeooo:paragraph-rsid="00ac10ef"/>
    </style:style>
    <style:style style:name="P343" style:family="paragraph" style:parent-style-name="Standard">
      <style:text-properties officeooo:rsid="00af8456" officeooo:paragraph-rsid="00af8456"/>
    </style:style>
    <style:style style:name="P344" style:family="paragraph" style:parent-style-name="Standard">
      <style:text-properties officeooo:rsid="00b12694" officeooo:paragraph-rsid="00b12694"/>
    </style:style>
    <style:style style:name="P345" style:family="paragraph" style:parent-style-name="Text_20_body">
      <style:text-properties officeooo:rsid="00b12694" officeooo:paragraph-rsid="00b12694"/>
    </style:style>
    <style:style style:name="P346" style:family="paragraph" style:parent-style-name="Text_20_body">
      <style:text-properties officeooo:rsid="00b12694" officeooo:paragraph-rsid="00b8f193"/>
    </style:style>
    <style:style style:name="P347" style:family="paragraph" style:parent-style-name="Text_20_body">
      <style:text-properties officeooo:rsid="00b12694" officeooo:paragraph-rsid="00b97756"/>
    </style:style>
    <style:style style:name="P348" style:family="paragraph" style:parent-style-name="Text_20_body">
      <style:text-properties officeooo:rsid="00abb906" officeooo:paragraph-rsid="00abb906"/>
    </style:style>
    <style:style style:name="P349" style:family="paragraph" style:parent-style-name="Text_20_body">
      <style:text-properties officeooo:paragraph-rsid="00b12694"/>
    </style:style>
    <style:style style:name="P350" style:family="paragraph" style:parent-style-name="Text_20_body">
      <style:text-properties officeooo:rsid="00a84f40" officeooo:paragraph-rsid="00a84f40"/>
    </style:style>
    <style:style style:name="P351" style:family="paragraph" style:parent-style-name="Text_20_body">
      <style:text-properties officeooo:rsid="00a84f40" officeooo:paragraph-rsid="00c7ec07"/>
    </style:style>
    <style:style style:name="P352" style:family="paragraph" style:parent-style-name="Text_20_body">
      <style:text-properties officeooo:rsid="00ac2847" officeooo:paragraph-rsid="00ac2847"/>
    </style:style>
    <style:style style:name="P353" style:family="paragraph" style:parent-style-name="Text_20_body">
      <style:text-properties officeooo:rsid="00ac2847" officeooo:paragraph-rsid="00af8456"/>
    </style:style>
    <style:style style:name="P354" style:family="paragraph" style:parent-style-name="Text_20_body">
      <style:text-properties officeooo:paragraph-rsid="00b49261"/>
    </style:style>
    <style:style style:name="P355" style:family="paragraph" style:parent-style-name="Standard">
      <style:text-properties officeooo:paragraph-rsid="00b49261"/>
    </style:style>
    <style:style style:name="P356" style:family="paragraph" style:parent-style-name="Text_20_body">
      <style:text-properties officeooo:rsid="00b2ab3d" officeooo:paragraph-rsid="00b2ab3d"/>
    </style:style>
    <style:style style:name="P357" style:family="paragraph" style:parent-style-name="Standard">
      <style:text-properties officeooo:rsid="00b54ec5" officeooo:paragraph-rsid="00b54ec5"/>
    </style:style>
    <style:style style:name="P358" style:family="paragraph" style:parent-style-name="Standard">
      <style:text-properties officeooo:paragraph-rsid="0045ce16"/>
    </style:style>
    <style:style style:name="P359" style:family="paragraph" style:parent-style-name="Standard">
      <style:text-properties officeooo:rsid="00b74298" officeooo:paragraph-rsid="00b74298"/>
    </style:style>
    <style:style style:name="P360" style:family="paragraph" style:parent-style-name="Standard">
      <style:text-properties officeooo:paragraph-rsid="00c588f7"/>
    </style:style>
    <style:style style:name="P361" style:family="paragraph" style:parent-style-name="Text_20_body">
      <style:text-properties officeooo:paragraph-rsid="00c588f7"/>
    </style:style>
    <style:style style:name="P362" style:family="paragraph" style:parent-style-name="Text_20_body">
      <style:text-properties officeooo:rsid="00b62b5f" officeooo:paragraph-rsid="00b62b5f"/>
    </style:style>
    <style:style style:name="P363" style:family="paragraph" style:parent-style-name="Text_20_body">
      <style:text-properties officeooo:paragraph-rsid="00b8f193"/>
    </style:style>
    <style:style style:name="P364" style:family="paragraph" style:parent-style-name="Text_20_body">
      <style:text-properties officeooo:rsid="00b97756" officeooo:paragraph-rsid="00b97756"/>
    </style:style>
    <style:style style:name="P3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8" style:family="paragraph" style:parent-style-name="Text_20_body">
      <style:text-properties officeooo:paragraph-rsid="00c7ec07"/>
    </style:style>
    <style:style style:name="P369" style:family="paragraph" style:parent-style-name="Text_20_body">
      <style:text-properties officeooo:rsid="00c7ec07" officeooo:paragraph-rsid="00c7ec07"/>
    </style:style>
    <style:style style:name="P3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3" style:family="paragraph" style:parent-style-name="Heading_20_1">
      <style:text-properties officeooo:rsid="0021397b" officeooo:paragraph-rsid="0021397b"/>
    </style:style>
    <style:style style:name="P374" style:family="paragraph" style:parent-style-name="Heading_20_1" style:list-style-name=""/>
    <style:style style:name="P375" style:family="paragraph" style:parent-style-name="Heading_20_1" style:list-style-name="">
      <style:text-properties officeooo:rsid="001f1a1e" officeooo:paragraph-rsid="001f1a1e"/>
    </style:style>
    <style:style style:name="P376" style:family="paragraph" style:parent-style-name="Heading_20_1">
      <style:paragraph-properties fo:break-before="page"/>
      <style:text-properties officeooo:rsid="001f1a1e" officeooo:paragraph-rsid="001f1a1e"/>
    </style:style>
    <style:style style:name="P377" style:family="paragraph" style:parent-style-name="Heading_20_1">
      <style:paragraph-properties fo:break-before="page"/>
    </style:style>
    <style:style style:name="P378" style:family="paragraph" style:parent-style-name="Heading_20_1">
      <style:paragraph-properties fo:break-before="page"/>
      <style:text-properties officeooo:rsid="0088fdbe" officeooo:paragraph-rsid="0088fdbe"/>
    </style:style>
    <style:style style:name="P379" style:family="paragraph" style:parent-style-name="Heading_20_1" style:list-style-name="">
      <style:text-properties officeooo:rsid="00707ab6" officeooo:paragraph-rsid="00707ab6"/>
    </style:style>
    <style:style style:name="P380" style:family="paragraph" style:parent-style-name="Heading_20_1">
      <style:paragraph-properties fo:break-before="page"/>
      <style:text-properties officeooo:rsid="00707ab6" officeooo:paragraph-rsid="00707ab6"/>
    </style:style>
    <style:style style:name="P381" style:family="paragraph" style:parent-style-name="Heading_20_1">
      <style:paragraph-properties fo:break-before="page"/>
      <style:text-properties officeooo:rsid="008209fa" officeooo:paragraph-rsid="008209fa"/>
    </style:style>
    <style:style style:name="P382" style:family="paragraph" style:parent-style-name="Heading_20_1">
      <style:paragraph-properties fo:break-before="page"/>
      <style:text-properties officeooo:rsid="008c32b0" officeooo:paragraph-rsid="008c32b0"/>
    </style:style>
    <style:style style:name="P383" style:family="paragraph" style:parent-style-name="Heading_20_1">
      <style:paragraph-properties fo:break-before="page"/>
      <style:text-properties officeooo:paragraph-rsid="008dc66a"/>
    </style:style>
    <style:style style:name="P384" style:family="paragraph" style:parent-style-name="Heading_20_2">
      <style:text-properties officeooo:rsid="0055f999" officeooo:paragraph-rsid="0055f999"/>
    </style:style>
    <style:style style:name="P385" style:family="paragraph" style:parent-style-name="Heading_20_2" style:list-style-name=""/>
    <style:style style:name="P386" style:family="paragraph" style:parent-style-name="Heading_20_2" style:list-style-name="">
      <style:text-properties officeooo:paragraph-rsid="0083a032"/>
    </style:style>
    <style:style style:name="P387" style:family="paragraph" style:parent-style-name="Heading_20_2" style:list-style-name="">
      <style:text-properties officeooo:rsid="008611fc" officeooo:paragraph-rsid="008611fc"/>
    </style:style>
    <style:style style:name="P388" style:family="paragraph" style:parent-style-name="Heading_20_2">
      <style:paragraph-properties fo:break-before="page"/>
      <style:text-properties officeooo:rsid="0055f9c5" officeooo:paragraph-rsid="0055f9c5"/>
    </style:style>
    <style:style style:name="P389" style:family="paragraph" style:parent-style-name="Heading_20_2">
      <style:paragraph-properties fo:break-before="page"/>
    </style:style>
    <style:style style:name="P390" style:family="paragraph" style:parent-style-name="Heading_20_2">
      <style:text-properties officeooo:rsid="001f1a1e" officeooo:paragraph-rsid="001f1a1e"/>
    </style:style>
    <style:style style:name="P391" style:family="paragraph" style:parent-style-name="Heading_20_2">
      <style:paragraph-properties fo:break-before="page"/>
      <style:text-properties officeooo:rsid="00386aab"/>
    </style:style>
    <style:style style:name="P392" style:family="paragraph" style:parent-style-name="Heading_20_2">
      <style:text-properties officeooo:rsid="003a1284" officeooo:paragraph-rsid="003a1284"/>
    </style:style>
    <style:style style:name="P393" style:family="paragraph" style:parent-style-name="Heading_20_2">
      <style:paragraph-properties fo:break-before="page"/>
      <style:text-properties officeooo:paragraph-rsid="00518924"/>
    </style:style>
    <style:style style:name="P394" style:family="paragraph" style:parent-style-name="Heading_20_2" style:list-style-name="">
      <style:text-properties officeooo:rsid="00ac10ef" officeooo:paragraph-rsid="00b12694"/>
    </style:style>
    <style:style style:name="P395" style:family="paragraph" style:parent-style-name="Heading_20_2">
      <style:paragraph-properties fo:break-before="page"/>
      <style:text-properties officeooo:rsid="00b12694" officeooo:paragraph-rsid="00b12694"/>
    </style:style>
    <style:style style:name="P396" style:family="paragraph" style:parent-style-name="Heading_20_2" style:list-style-name="">
      <style:text-properties officeooo:rsid="00894781"/>
    </style:style>
    <style:style style:name="P397" style:family="paragraph" style:parent-style-name="Heading_20_2">
      <style:paragraph-properties fo:break-before="page"/>
      <style:text-properties officeooo:rsid="00894781"/>
    </style:style>
    <style:style style:name="P398" style:family="paragraph" style:parent-style-name="Heading_20_2">
      <style:text-properties officeooo:rsid="00707ab6" officeooo:paragraph-rsid="00707ab6"/>
    </style:style>
    <style:style style:name="P399" style:family="paragraph" style:parent-style-name="Heading_20_2">
      <style:paragraph-properties fo:break-before="page"/>
      <style:text-properties officeooo:rsid="009b8056" officeooo:paragraph-rsid="00a791d5"/>
    </style:style>
    <style:style style:name="P400" style:family="paragraph" style:parent-style-name="Heading_20_2">
      <style:paragraph-properties fo:break-before="page"/>
      <style:text-properties officeooo:paragraph-rsid="0083a032"/>
    </style:style>
    <style:style style:name="P401" style:family="paragraph" style:parent-style-name="Heading_20_2">
      <style:text-properties officeooo:rsid="008c32b0" officeooo:paragraph-rsid="008c32b0"/>
    </style:style>
    <style:style style:name="P402" style:family="paragraph" style:parent-style-name="Heading_20_3" style:list-style-name=""/>
    <style:style style:name="P403" style:family="paragraph" style:parent-style-name="Heading_20_3">
      <style:paragraph-properties fo:break-before="page"/>
    </style:style>
    <style:style style:name="P404" style:family="paragraph" style:parent-style-name="Heading_20_3">
      <style:text-properties officeooo:rsid="00533bce" officeooo:paragraph-rsid="004ed9e0"/>
    </style:style>
    <style:style style:name="P405" style:family="paragraph" style:parent-style-name="Heading_20_3">
      <style:text-properties officeooo:paragraph-rsid="0065f2f0"/>
    </style:style>
    <style:style style:name="P406" style:family="paragraph" style:parent-style-name="Heading_20_4" style:list-style-name=""/>
    <style:style style:name="P407" style:family="paragraph" style:parent-style-name="Heading_20_4">
      <style:paragraph-properties fo:break-before="page"/>
    </style:style>
    <style:style style:name="P408" style:family="paragraph" style:parent-style-name="Heading_20_4">
      <style:text-properties officeooo:rsid="008209fa" officeooo:paragraph-rsid="008209fa"/>
    </style:style>
    <style:style style:name="P409" style:family="paragraph" style:parent-style-name="Heading_20_4">
      <style:text-properties officeooo:paragraph-rsid="00b49261"/>
    </style:style>
    <style:style style:name="P410" style:family="paragraph" style:parent-style-name="Heading_20_4">
      <style:text-properties officeooo:paragraph-rsid="0090cb2c"/>
    </style:style>
    <style:style style:name="P411" style:family="paragraph" style:parent-style-name="Heading_20_4">
      <style:text-properties officeooo:paragraph-rsid="00c7ec07"/>
    </style:style>
    <style:style style:name="P412" style:family="paragraph" style:parent-style-name="Standard" style:list-style-name="L13">
      <style:text-properties officeooo:paragraph-rsid="00b54ec5"/>
    </style:style>
    <style:style style:name="P413" style:family="paragraph" style:parent-style-name="Standard" style:list-style-name="L13">
      <style:text-properties officeooo:rsid="002aa0c1" officeooo:paragraph-rsid="002aa0c1"/>
    </style:style>
    <style:style style:name="P414" style:family="paragraph" style:parent-style-name="Standard" style:list-style-name="L29">
      <style:text-properties officeooo:paragraph-rsid="00591950"/>
    </style:style>
    <style:style style:name="P415" style:family="paragraph" style:parent-style-name="Standard" style:list-style-name="L29">
      <style:text-properties officeooo:rsid="00591950" officeooo:paragraph-rsid="009f6937"/>
    </style:style>
    <style:style style:name="P416" style:family="paragraph" style:parent-style-name="Standard" style:list-style-name="L29">
      <style:text-properties officeooo:rsid="00591950" officeooo:paragraph-rsid="00591950"/>
    </style:style>
    <style:style style:name="P417" style:family="paragraph" style:parent-style-name="Standard" style:list-style-name="L29">
      <style:text-properties officeooo:rsid="00591950" officeooo:paragraph-rsid="0065f2f0"/>
    </style:style>
    <style:style style:name="P418" style:family="paragraph" style:parent-style-name="Standard" style:list-style-name="L29">
      <style:text-properties officeooo:rsid="00591950" officeooo:paragraph-rsid="00a791d5"/>
    </style:style>
    <style:style style:name="P419" style:family="paragraph" style:parent-style-name="Standard" style:list-style-name="L30">
      <style:text-properties officeooo:paragraph-rsid="006f0d96"/>
    </style:style>
    <style:style style:name="P420" style:family="paragraph" style:parent-style-name="Standard" style:list-style-name="L29">
      <style:text-properties officeooo:rsid="00a791d5" officeooo:paragraph-rsid="00a791d5"/>
    </style:style>
    <style:style style:name="P421" style:family="paragraph" style:parent-style-name="Standard" style:list-style-name="L31">
      <style:text-properties officeooo:rsid="00591ac1" officeooo:paragraph-rsid="00591ac1"/>
    </style:style>
    <style:style style:name="P422" style:family="paragraph" style:parent-style-name="Standard" style:list-style-name="L31">
      <style:text-properties officeooo:rsid="00591ac1" officeooo:paragraph-rsid="008c32b0"/>
    </style:style>
    <style:style style:name="P423" style:family="paragraph" style:parent-style-name="Standard" style:list-style-name="L32">
      <style:text-properties officeooo:rsid="006145ea" officeooo:paragraph-rsid="006145ea"/>
    </style:style>
    <style:style style:name="P424" style:family="paragraph" style:parent-style-name="Standard" style:list-style-name="List_20_1">
      <style:text-properties officeooo:rsid="009d40fa" officeooo:paragraph-rsid="009d40fa"/>
    </style:style>
    <style:style style:name="P425" style:family="paragraph" style:parent-style-name="Standard" style:list-style-name="L33">
      <style:text-properties officeooo:rsid="009d40fa" officeooo:paragraph-rsid="009d40fa"/>
    </style:style>
    <style:style style:name="P426" style:family="paragraph" style:parent-style-name="Standard" style:list-style-name="L35">
      <style:text-properties officeooo:paragraph-rsid="007f3aca"/>
    </style:style>
    <style:style style:name="P427" style:family="paragraph" style:parent-style-name="Standard" style:list-style-name="L35">
      <style:text-properties officeooo:rsid="007f3aca" officeooo:paragraph-rsid="007f3aca"/>
    </style:style>
    <style:style style:name="P428" style:family="paragraph" style:parent-style-name="Standard" style:list-style-name="L41">
      <style:text-properties fo:font-weight="normal" officeooo:rsid="00632b61" officeooo:paragraph-rsid="00632b61" style:font-weight-asian="normal" style:font-weight-complex="normal"/>
    </style:style>
    <style:style style:name="P429" style:family="paragraph" style:parent-style-name="Standard" style:list-style-name="L42">
      <style:text-properties fo:font-weight="normal" officeooo:rsid="00632b61" officeooo:paragraph-rsid="00632b61" style:font-weight-asian="normal" style:font-weight-complex="normal"/>
    </style:style>
    <style:style style:name="P430" style:family="paragraph" style:parent-style-name="Standard" style:list-style-name="L45">
      <style:text-properties fo:font-weight="normal" officeooo:rsid="00a2a9fe" officeooo:paragraph-rsid="00a2a9fe" style:font-weight-asian="normal" style:font-weight-complex="normal"/>
    </style:style>
    <style:style style:name="P431" style:family="paragraph" style:parent-style-name="Standard" style:list-style-name="L46">
      <style:text-properties fo:font-weight="normal" officeooo:rsid="00a2a9fe" officeooo:paragraph-rsid="00a2a9fe" style:font-weight-asian="normal" style:font-weight-complex="normal"/>
    </style:style>
    <style:style style:name="P432" style:family="paragraph" style:parent-style-name="Table_20_Contents" style:list-style-name="L1">
      <style:text-properties officeooo:rsid="0020a39d" officeooo:paragraph-rsid="0020a39d"/>
    </style:style>
    <style:style style:name="P433" style:family="paragraph" style:parent-style-name="Table_20_Contents" style:list-style-name="List_20_1">
      <style:text-properties fo:font-size="9pt" officeooo:rsid="008c32b0" officeooo:paragraph-rsid="008fbb19" style:font-size-asian="9pt" style:font-size-complex="9pt"/>
    </style:style>
    <style:style style:name="P434" style:family="paragraph" style:parent-style-name="Table_20_Contents" style:list-style-name="List_20_1">
      <style:text-properties fo:font-size="9pt" officeooo:rsid="008fbb19" officeooo:paragraph-rsid="008fbb19" style:font-size-asian="9pt" style:font-size-complex="9pt"/>
    </style:style>
    <style:style style:name="P435" style:family="paragraph" style:parent-style-name="Table_20_Contents">
      <style:text-properties fo:font-size="9pt" officeooo:rsid="00cc6205" officeooo:paragraph-rsid="00cc6205" style:font-size-asian="9pt" style:font-size-complex="9pt"/>
    </style:style>
    <style:style style:name="P436" style:family="paragraph" style:parent-style-name="Table_20_Contents">
      <style:paragraph-properties fo:text-align="center" style:justify-single-word="false"/>
      <style:text-properties fo:font-size="18pt" fo:font-weight="bold" officeooo:rsid="00cc6205" officeooo:paragraph-rsid="00cc6205" style:font-size-asian="18pt" style:font-weight-asian="bold" style:font-size-complex="18pt" style:font-weight-complex="bold"/>
    </style:style>
    <style:style style:name="P437" style:family="paragraph" style:parent-style-name="Table_20_Contents">
      <style:paragraph-properties fo:text-align="center" style:justify-single-word="false"/>
      <style:text-properties fo:font-size="8pt" officeooo:rsid="006fd64e" officeooo:paragraph-rsid="00cc6205" style:font-size-asian="8pt" style:font-size-complex="8pt"/>
    </style:style>
    <style:style style:name="P438" style:family="paragraph" style:parent-style-name="Table_20_Contents">
      <style:paragraph-properties fo:text-align="center" style:justify-single-word="false"/>
      <style:text-properties fo:font-size="14pt" officeooo:rsid="006fd64e" officeooo:paragraph-rsid="00cc6205" style:font-size-asian="14pt" style:font-size-complex="14pt"/>
    </style:style>
    <style:style style:name="P439" style:family="paragraph" style:parent-style-name="Text_20_body" style:list-style-name="L3">
      <style:text-properties officeooo:rsid="0055f999" officeooo:paragraph-rsid="0055f999"/>
    </style:style>
    <style:style style:name="P440" style:family="paragraph" style:parent-style-name="Text_20_body" style:list-style-name="L4">
      <style:text-properties officeooo:rsid="0055f999" officeooo:paragraph-rsid="0055f999"/>
    </style:style>
    <style:style style:name="P441" style:family="paragraph" style:parent-style-name="Text_20_body" style:list-style-name="L4">
      <style:text-properties officeooo:rsid="0055f999" officeooo:paragraph-rsid="008ae6a5"/>
    </style:style>
    <style:style style:name="P442" style:family="paragraph" style:parent-style-name="Text_20_body" style:list-style-name="L6">
      <style:text-properties officeooo:rsid="0055f999" officeooo:paragraph-rsid="0055f999"/>
    </style:style>
    <style:style style:name="P443" style:family="paragraph" style:parent-style-name="Text_20_body" style:list-style-name="L7">
      <style:text-properties officeooo:rsid="0055f999" officeooo:paragraph-rsid="0055f999"/>
    </style:style>
    <style:style style:name="P444" style:family="paragraph" style:parent-style-name="Text_20_body" style:list-style-name="L18">
      <style:text-properties officeooo:rsid="0055f999" officeooo:paragraph-rsid="005862a3"/>
    </style:style>
    <style:style style:name="P445" style:family="paragraph" style:parent-style-name="Text_20_body" style:list-style-name="L5">
      <style:text-properties officeooo:paragraph-rsid="008ae6a5"/>
    </style:style>
    <style:style style:name="P446" style:family="paragraph" style:parent-style-name="Text_20_body" style:list-style-name="L7">
      <style:text-properties officeooo:paragraph-rsid="0055f999"/>
    </style:style>
    <style:style style:name="P447" style:family="paragraph" style:parent-style-name="Text_20_body" style:list-style-name="L7">
      <style:text-properties officeooo:rsid="004fa220" officeooo:paragraph-rsid="0055f999"/>
    </style:style>
    <style:style style:name="P448" style:family="paragraph" style:parent-style-name="Text_20_body" style:list-style-name="L7">
      <style:text-properties officeooo:rsid="0088583e" officeooo:paragraph-rsid="0088583e"/>
    </style:style>
    <style:style style:name="P449" style:family="paragraph" style:parent-style-name="Text_20_body" style:list-style-name="L25">
      <style:text-properties officeooo:rsid="0088583e" officeooo:paragraph-rsid="0088583e"/>
    </style:style>
    <style:style style:name="P450" style:family="paragraph" style:parent-style-name="Text_20_body" style:list-style-name="L7">
      <style:text-properties officeooo:rsid="008611fc" officeooo:paragraph-rsid="008611fc"/>
    </style:style>
    <style:style style:name="P451" style:family="paragraph" style:parent-style-name="Text_20_body" style:list-style-name="List_20_1">
      <style:text-properties officeooo:rsid="008611fc" officeooo:paragraph-rsid="008611fc"/>
    </style:style>
    <style:style style:name="P452" style:family="paragraph" style:parent-style-name="Text_20_body" style:list-style-name="List_20_1">
      <style:text-properties officeooo:paragraph-rsid="00247161"/>
    </style:style>
    <style:style style:name="P453" style:family="paragraph" style:parent-style-name="Text_20_body" style:list-style-name="List_20_1">
      <style:text-properties officeooo:paragraph-rsid="00b12694"/>
    </style:style>
    <style:style style:name="P454" style:family="paragraph" style:parent-style-name="Text_20_body" style:list-style-name="List_20_1">
      <style:text-properties officeooo:paragraph-rsid="008209fa"/>
    </style:style>
    <style:style style:name="P455" style:family="paragraph" style:parent-style-name="Text_20_body" style:list-style-name="List_20_1">
      <style:text-properties officeooo:paragraph-rsid="00c588f7"/>
    </style:style>
    <style:style style:name="P456" style:family="paragraph" style:parent-style-name="Text_20_body" style:list-style-name="L8">
      <style:text-properties officeooo:rsid="0055f9c5" officeooo:paragraph-rsid="0055f9c5"/>
    </style:style>
    <style:style style:name="P457" style:family="paragraph" style:parent-style-name="Text_20_body" style:list-style-name="L9">
      <style:text-properties officeooo:rsid="0055f9c5" officeooo:paragraph-rsid="0055f9c5"/>
    </style:style>
    <style:style style:name="P458" style:family="paragraph" style:parent-style-name="Text_20_body" style:list-style-name="L10">
      <style:text-properties fo:font-weight="normal" officeooo:rsid="0055f9c5" officeooo:paragraph-rsid="0055f9c5" style:font-weight-asian="normal" style:font-weight-complex="normal"/>
    </style:style>
    <style:style style:name="P459" style:family="paragraph" style:parent-style-name="Text_20_body" style:list-style-name="L40">
      <style:text-properties fo:font-weight="normal" officeooo:rsid="00632b61" officeooo:paragraph-rsid="00632b61" style:font-weight-asian="normal" style:font-weight-complex="normal"/>
    </style:style>
    <style:style style:name="P460" style:family="paragraph" style:parent-style-name="Text_20_body" style:list-style-name="L43">
      <style:text-properties fo:font-weight="normal" officeooo:rsid="00632b61" officeooo:paragraph-rsid="0064cae7" style:font-weight-asian="normal" style:font-weight-complex="normal"/>
    </style:style>
    <style:style style:name="P461" style:family="paragraph" style:parent-style-name="Text_20_body" style:list-style-name="L43">
      <style:text-properties fo:font-weight="normal" officeooo:rsid="00632b61" officeooo:paragraph-rsid="00632b61" style:font-weight-asian="normal" style:font-weight-complex="normal"/>
    </style:style>
    <style:style style:name="P462" style:family="paragraph" style:parent-style-name="Text_20_body" style:list-style-name="L43">
      <style:text-properties fo:font-weight="normal" officeooo:rsid="0064cae7" officeooo:paragraph-rsid="0064cae7" style:font-weight-asian="normal" style:font-weight-complex="normal"/>
    </style:style>
    <style:style style:name="P463" style:family="paragraph" style:parent-style-name="Text_20_body" style:list-style-name="L43">
      <style:text-properties fo:font-weight="normal" officeooo:rsid="0065d7e7" officeooo:paragraph-rsid="0065d7e7" style:font-weight-asian="normal" style:font-weight-complex="normal"/>
    </style:style>
    <style:style style:name="P464" style:family="paragraph" style:parent-style-name="Text_20_body" style:list-style-name="L11">
      <style:text-properties fo:font-style="normal" officeooo:rsid="00684de2" officeooo:paragraph-rsid="00684de2" style:font-style-asian="normal" style:font-style-complex="normal"/>
    </style:style>
    <style:style style:name="P465" style:family="paragraph" style:parent-style-name="Text_20_body" style:list-style-name="L12">
      <style:text-properties officeooo:rsid="001f1a1e" officeooo:paragraph-rsid="001f1a1e"/>
    </style:style>
    <style:style style:name="P466" style:family="paragraph" style:parent-style-name="Text_20_body" style:list-style-name="List_20_1">
      <style:text-properties officeooo:rsid="00247161" officeooo:paragraph-rsid="00247161"/>
    </style:style>
    <style:style style:name="P467" style:family="paragraph" style:parent-style-name="Text_20_body" style:list-style-name="L14">
      <style:text-properties officeooo:rsid="00337cb5" officeooo:paragraph-rsid="00337cb5"/>
    </style:style>
    <style:style style:name="P468" style:family="paragraph" style:parent-style-name="Text_20_body" style:list-style-name="L2">
      <style:text-properties officeooo:rsid="00337cb5" officeooo:paragraph-rsid="00337cb5"/>
    </style:style>
    <style:style style:name="P469" style:family="paragraph" style:parent-style-name="Text_20_body" style:list-style-name="L2">
      <style:text-properties officeooo:paragraph-rsid="00337cb5"/>
    </style:style>
    <style:style style:name="P470" style:family="paragraph" style:parent-style-name="Text_20_body" style:list-style-name="L15">
      <style:text-properties officeooo:rsid="00369e4e" officeooo:paragraph-rsid="00369e4e"/>
    </style:style>
    <style:style style:name="P471" style:family="paragraph" style:parent-style-name="Text_20_body" style:list-style-name="L16">
      <style:text-properties officeooo:rsid="00369e4e" officeooo:paragraph-rsid="00369e4e"/>
    </style:style>
    <style:style style:name="P472" style:family="paragraph" style:parent-style-name="Text_20_body" style:list-style-name="L17">
      <style:text-properties officeooo:rsid="00369e4e" officeooo:paragraph-rsid="00369e4e"/>
    </style:style>
    <style:style style:name="P473" style:family="paragraph" style:parent-style-name="Text_20_body" style:list-style-name="List_20_1">
      <style:text-properties officeooo:rsid="00b12694" officeooo:paragraph-rsid="00b8f193"/>
    </style:style>
    <style:style style:name="P474" style:family="paragraph" style:parent-style-name="Text_20_body" style:list-style-name="List_20_1">
      <style:text-properties officeooo:rsid="00b12694" officeooo:paragraph-rsid="00b12694"/>
    </style:style>
    <style:style style:name="P475" style:family="paragraph" style:parent-style-name="Text_20_body" style:list-style-name="L25">
      <style:text-properties officeooo:rsid="00b12694" officeooo:paragraph-rsid="00b12694"/>
    </style:style>
    <style:style style:name="P476" style:family="paragraph" style:parent-style-name="Text_20_body" style:list-style-name="List_20_1">
      <style:text-properties officeooo:rsid="00b62b5f" officeooo:paragraph-rsid="00b62b5f"/>
    </style:style>
    <style:style style:name="P477" style:family="paragraph" style:parent-style-name="Text_20_body" style:list-style-name="L19">
      <style:text-properties officeooo:rsid="0045ce16" officeooo:paragraph-rsid="0045ce16"/>
    </style:style>
    <style:style style:name="P478" style:family="paragraph" style:parent-style-name="Text_20_body" style:list-style-name="L20">
      <style:text-properties officeooo:rsid="003a1284" officeooo:paragraph-rsid="003a1284"/>
    </style:style>
    <style:style style:name="P479" style:family="paragraph" style:parent-style-name="Text_20_body" style:list-style-name="L21">
      <style:text-properties officeooo:rsid="003dcd80" officeooo:paragraph-rsid="003dcd80"/>
    </style:style>
    <style:style style:name="P480" style:family="paragraph" style:parent-style-name="Text_20_body" style:list-style-name="L22">
      <style:text-properties officeooo:rsid="003dcd80" officeooo:paragraph-rsid="003dcd80"/>
    </style:style>
    <style:style style:name="P481" style:family="paragraph" style:parent-style-name="Text_20_body" style:list-style-name="List_20_1">
      <style:text-properties officeooo:rsid="008517a5" officeooo:paragraph-rsid="008517a5"/>
    </style:style>
    <style:style style:name="P482" style:family="paragraph" style:parent-style-name="Text_20_body" style:list-style-name="List_20_1">
      <style:text-properties officeooo:rsid="008517a5" officeooo:paragraph-rsid="0089f5d4"/>
    </style:style>
    <style:style style:name="P483" style:family="paragraph" style:parent-style-name="Text_20_body" style:list-style-name="List_20_1">
      <style:text-properties officeooo:rsid="0089f5d4" officeooo:paragraph-rsid="0089f5d4"/>
    </style:style>
    <style:style style:name="P484" style:family="paragraph" style:parent-style-name="Text_20_body" style:list-style-name="List_20_1">
      <style:text-properties officeooo:rsid="0041bb50" officeooo:paragraph-rsid="00b74298"/>
    </style:style>
    <style:style style:name="P485" style:family="paragraph" style:parent-style-name="Text_20_body" style:list-style-name="List_20_1">
      <style:text-properties officeooo:rsid="00b74298" officeooo:paragraph-rsid="00b74298"/>
    </style:style>
    <style:style style:name="P486" style:family="paragraph" style:parent-style-name="Text_20_body" style:list-style-name="L23">
      <style:text-properties officeooo:paragraph-rsid="00447b3b"/>
    </style:style>
    <style:style style:name="P487" style:family="paragraph" style:parent-style-name="Text_20_body" style:list-style-name="L23">
      <style:text-properties officeooo:rsid="00447b3b" officeooo:paragraph-rsid="00447b3b"/>
    </style:style>
    <style:style style:name="P488" style:family="paragraph" style:parent-style-name="Text_20_body" style:list-style-name="L24">
      <style:text-properties officeooo:rsid="004390b0" officeooo:paragraph-rsid="004390b0"/>
    </style:style>
    <style:style style:name="P489" style:family="paragraph" style:parent-style-name="Text_20_body" style:list-style-name="List_20_1">
      <style:text-properties officeooo:rsid="00ac10ef" officeooo:paragraph-rsid="00ac10ef"/>
    </style:style>
    <style:style style:name="P490" style:family="paragraph" style:parent-style-name="Text_20_body" style:list-style-name="L26">
      <style:text-properties officeooo:rsid="0088fdbe" officeooo:paragraph-rsid="0088fdbe"/>
    </style:style>
    <style:style style:name="P491" style:family="paragraph" style:parent-style-name="Text_20_body" style:list-style-name="List_20_1">
      <style:text-properties officeooo:rsid="00707ab6" officeooo:paragraph-rsid="00707ab6"/>
    </style:style>
    <style:style style:name="P492" style:family="paragraph" style:parent-style-name="Text_20_body" style:list-style-name="L27">
      <style:text-properties officeooo:rsid="006f956b" officeooo:paragraph-rsid="006f956b"/>
    </style:style>
    <style:style style:name="P493" style:family="paragraph" style:parent-style-name="Text_20_body" style:list-style-name="L34">
      <style:text-properties officeooo:rsid="006f956b" officeooo:paragraph-rsid="006f956b"/>
    </style:style>
    <style:style style:name="P494" style:family="paragraph" style:parent-style-name="Text_20_body" style:list-style-name="L28">
      <style:text-properties officeooo:rsid="00997ef0" officeooo:paragraph-rsid="00997ef0"/>
    </style:style>
    <style:style style:name="P495" style:family="paragraph" style:parent-style-name="Text_20_body" style:list-style-name="List_20_1">
      <style:text-properties officeooo:rsid="008209fa" officeooo:paragraph-rsid="008209fa"/>
    </style:style>
    <style:style style:name="P496" style:family="paragraph" style:parent-style-name="Text_20_body" style:list-style-name="L36">
      <style:text-properties officeooo:rsid="008c32b0" officeooo:paragraph-rsid="008c32b0"/>
    </style:style>
    <style:style style:name="P497" style:family="paragraph" style:parent-style-name="Text_20_body" style:list-style-name="List_20_1">
      <style:text-properties officeooo:rsid="00a209ca" officeooo:paragraph-rsid="00a209ca"/>
    </style:style>
    <style:style style:name="P498" style:family="paragraph" style:parent-style-name="Text_20_body" style:list-style-name="L37">
      <style:text-properties officeooo:rsid="008dc66a" officeooo:paragraph-rsid="008dc66a"/>
    </style:style>
    <style:style style:name="P499" style:family="paragraph" style:parent-style-name="Text_20_body" style:list-style-name="L38">
      <style:text-properties fo:font-size="9pt" officeooo:rsid="009ee4cb" officeooo:paragraph-rsid="009ee4cb" style:font-size-asian="9pt" style:font-size-complex="9pt"/>
    </style:style>
    <style:style style:name="P500" style:family="paragraph" style:parent-style-name="Text_20_body">
      <style:text-properties fo:font-size="9pt" fo:font-style="italic" officeooo:rsid="0090cb2c" officeooo:paragraph-rsid="009689ac" style:font-size-asian="9pt" style:font-style-asian="italic" style:font-size-complex="9pt" style:font-style-complex="italic"/>
    </style:style>
    <style:style style:name="P501" style:family="paragraph" style:parent-style-name="Text_20_body" style:list-style-name="List_20_1">
      <style:text-properties officeooo:rsid="00c7ec07" officeooo:paragraph-rsid="00c7ec07"/>
    </style:style>
    <style:style style:name="P502" style:family="paragraph" style:parent-style-name="Text_20_body" style:list-style-name="List_20_1">
      <style:text-properties officeooo:rsid="009ee4cb" officeooo:paragraph-rsid="00c7ec07"/>
    </style:style>
    <style:style style:name="P503" style:family="paragraph" style:parent-style-name="Text_20_body" style:list-style-name="L39">
      <style:text-properties officeooo:paragraph-rsid="00c7ec07"/>
    </style:style>
    <style:style style:name="P504" style:family="paragraph" style:parent-style-name="Text_20_body" style:list-style-name="L39">
      <style:text-properties officeooo:rsid="00a84f40" officeooo:paragraph-rsid="00c7ec07"/>
    </style:style>
    <style:style style:name="P505" style:family="paragraph" style:parent-style-name="Text_20_body" style:list-style-name="L44">
      <style:text-properties officeooo:rsid="0065f2f0" officeooo:paragraph-rsid="0065f2f0"/>
    </style:style>
    <style:style style:name="P506" style:family="paragraph" style:parent-style-name="Text_20_body" style:list-style-name="List_20_1">
      <style:text-properties officeooo:rsid="00cc6205" officeooo:paragraph-rsid="00cc6205"/>
    </style:style>
    <style:style style:name="T1" style:family="text">
      <style:text-properties officeooo:rsid="001f1a1e"/>
    </style:style>
    <style:style style:name="T2" style:family="text">
      <style:text-properties officeooo:rsid="0020a39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5f999" style:font-style-asian="italic" style:font-style-complex="italic"/>
    </style:style>
    <style:style style:name="T6" style:family="text">
      <style:text-properties fo:font-style="italic" officeooo:rsid="00583edf" style:font-style-asian="italic" style:font-style-complex="italic"/>
    </style:style>
    <style:style style:name="T7" style:family="text">
      <style:text-properties fo:font-style="italic" officeooo:rsid="00753790" style:font-style-asian="italic" style:font-style-complex="italic"/>
    </style:style>
    <style:style style:name="T8" style:family="text">
      <style:text-properties officeooo:rsid="00231fd3"/>
    </style:style>
    <style:style style:name="T9" style:family="text">
      <style:text-properties officeooo:rsid="00247161"/>
    </style:style>
    <style:style style:name="T10" style:family="text">
      <style:text-properties fo:font-weight="bold"/>
    </style:style>
    <style:style style:name="T11" style:family="text">
      <style:text-properties fo:font-weight="bold" officeooo:rsid="0024716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8833f" style:font-weight-asian="bold" style:font-weight-complex="bold"/>
    </style:style>
    <style:style style:name="T14" style:family="text">
      <style:text-properties fo:font-weight="bold" officeooo:rsid="0065f2f0" style:font-weight-asian="bold" style:font-weight-complex="bold"/>
    </style:style>
    <style:style style:name="T15" style:family="text">
      <style:text-properties fo:font-weight="bold" officeooo:rsid="00707ab6" style:font-weight-asian="bold" style:font-weight-complex="bold"/>
    </style:style>
    <style:style style:name="T16" style:family="text">
      <style:text-properties fo:font-weight="bold" officeooo:rsid="007d1a56" style:font-weight-asian="bold" style:font-weight-complex="bold"/>
    </style:style>
    <style:style style:name="T17" style:family="text">
      <style:text-properties fo:font-weight="bold" officeooo:rsid="007f3aca" style:font-weight-asian="bold" style:font-weight-complex="bold"/>
    </style:style>
    <style:style style:name="T18" style:family="text">
      <style:text-properties fo:font-weight="bold" officeooo:rsid="00337cb5" style:font-weight-asian="bold" style:font-weight-complex="bold"/>
    </style:style>
    <style:style style:name="T19" style:family="text">
      <style:text-properties fo:font-weight="bold" officeooo:rsid="0055f999" style:font-weight-asian="bold" style:font-weight-complex="bold"/>
    </style:style>
    <style:style style:name="T20" style:family="text">
      <style:text-properties fo:font-weight="bold" officeooo:rsid="008ae6a5" style:font-weight-asian="bold" style:font-weight-complex="bold"/>
    </style:style>
    <style:style style:name="T21" style:family="text">
      <style:text-properties fo:font-weight="bold" officeooo:rsid="00ac1a0e" style:font-weight-asian="bold" style:font-weight-complex="bold"/>
    </style:style>
    <style:style style:name="T22" style:family="text">
      <style:text-properties fo:font-weight="bold" officeooo:rsid="00c7ec07" style:font-weight-asian="bold" style:font-weight-complex="bold"/>
    </style:style>
    <style:style style:name="T23" style:family="text">
      <style:text-properties officeooo:rsid="0025131b"/>
    </style:style>
    <style:style style:name="T24" style:family="text">
      <style:text-properties officeooo:rsid="0025f19d"/>
    </style:style>
    <style:style style:name="T25" style:family="text">
      <style:text-properties officeooo:rsid="0027ce8a"/>
    </style:style>
    <style:style style:name="T26" style:family="text">
      <style:text-properties officeooo:rsid="0028833f"/>
    </style:style>
    <style:style style:name="T27" style:family="text">
      <style:text-properties officeooo:rsid="0029dc86"/>
    </style:style>
    <style:style style:name="T28" style:family="text">
      <style:text-properties officeooo:rsid="002aa0c1"/>
    </style:style>
    <style:style style:name="T29" style:family="text">
      <style:text-properties officeooo:rsid="002bee8d"/>
    </style:style>
    <style:style style:name="T30" style:family="text">
      <style:text-properties officeooo:rsid="002faf5f"/>
    </style:style>
    <style:style style:name="T31" style:family="text">
      <style:text-properties officeooo:rsid="003198d6"/>
    </style:style>
    <style:style style:name="T32" style:family="text">
      <style:text-properties officeooo:rsid="00337cb5"/>
    </style:style>
    <style:style style:name="T33" style:family="text">
      <style:text-properties officeooo:rsid="003393f4"/>
    </style:style>
    <style:style style:name="T34" style:family="text">
      <style:text-properties officeooo:rsid="0034cfbe"/>
    </style:style>
    <style:style style:name="T35" style:family="text">
      <style:text-properties officeooo:rsid="0035f20f"/>
    </style:style>
    <style:style style:name="T36" style:family="text">
      <style:text-properties officeooo:rsid="00369e4e"/>
    </style:style>
    <style:style style:name="T37" style:family="text">
      <style:text-properties officeooo:rsid="0036adc6"/>
    </style:style>
    <style:style style:name="T38" style:family="text">
      <style:text-properties officeooo:rsid="00386aab"/>
    </style:style>
    <style:style style:name="T39" style:family="text">
      <style:text-properties officeooo:rsid="003950e6"/>
    </style:style>
    <style:style style:name="T40" style:family="text">
      <style:text-properties officeooo:rsid="003c7172"/>
    </style:style>
    <style:style style:name="T41" style:family="text">
      <style:text-properties officeooo:rsid="003dcd80"/>
    </style:style>
    <style:style style:name="T42" style:family="text">
      <style:text-properties officeooo:rsid="003dd10b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fo:font-size="9pt" officeooo:rsid="003dd10b" style:font-size-asian="9pt" style:font-size-complex="9pt"/>
    </style:style>
    <style:style style:name="T45" style:family="text">
      <style:text-properties fo:font-size="9pt" officeooo:rsid="00436f9b" style:font-size-asian="9pt" style:font-size-complex="9pt"/>
    </style:style>
    <style:style style:name="T46" style:family="text">
      <style:text-properties fo:font-size="9pt" officeooo:rsid="004a9d2c" style:font-size-asian="9pt" style:font-size-complex="9pt"/>
    </style:style>
    <style:style style:name="T47" style:family="text">
      <style:text-properties fo:font-size="9pt" officeooo:rsid="0050501e" style:font-size-asian="9pt" style:font-size-complex="9pt"/>
    </style:style>
    <style:style style:name="T48" style:family="text">
      <style:text-properties fo:font-size="9pt" officeooo:rsid="008517a5" style:font-size-asian="9pt" style:font-size-complex="9pt"/>
    </style:style>
    <style:style style:name="T49" style:family="text">
      <style:text-properties fo:font-size="9pt" officeooo:rsid="008c32b0" style:font-size-asian="9pt" style:font-size-complex="9pt"/>
    </style:style>
    <style:style style:name="T50" style:family="text">
      <style:text-properties fo:font-size="9pt" officeooo:rsid="009ee4cb" style:font-size-asian="9pt" style:font-size-complex="9pt"/>
    </style:style>
    <style:style style:name="T51" style:family="text">
      <style:text-properties fo:font-size="9pt" officeooo:rsid="00cc6205" style:font-size-asian="9pt" style:font-size-complex="9pt"/>
    </style:style>
    <style:style style:name="T52" style:family="text">
      <style:text-properties fo:font-size="9pt" fo:font-style="italic" style:font-size-asian="9pt" style:font-style-asian="italic" style:font-size-complex="9pt" style:font-style-complex="italic"/>
    </style:style>
    <style:style style:name="T53" style:family="text">
      <style:text-properties fo:font-size="9pt" fo:font-style="italic" officeooo:rsid="0050501e" style:font-size-asian="9pt" style:font-style-asian="italic" style:font-size-complex="9pt" style:font-style-complex="italic"/>
    </style:style>
    <style:style style:name="T54" style:family="text">
      <style:text-properties fo:font-size="9pt" fo:font-style="italic" officeooo:rsid="005862a3" style:font-size-asian="9pt" style:font-style-asian="italic" style:font-size-complex="9pt" style:font-style-complex="italic"/>
    </style:style>
    <style:style style:name="T55" style:family="text">
      <style:text-properties fo:font-size="9pt" fo:font-style="italic" officeooo:rsid="00436f9b" style:font-size-asian="9pt" style:font-style-asian="italic" style:font-size-complex="9pt" style:font-style-complex="italic"/>
    </style:style>
    <style:style style:name="T56" style:family="text">
      <style:text-properties fo:font-size="9pt" fo:font-style="italic" officeooo:rsid="008517a5" style:font-size-asian="9pt" style:font-style-asian="italic" style:font-size-complex="9pt" style:font-style-complex="italic"/>
    </style:style>
    <style:style style:name="T57" style:family="text">
      <style:text-properties fo:font-size="9pt" fo:font-style="italic" fo:background-color="#eeeeff" loext:char-shading-value="0" style:font-size-asian="9pt" style:font-style-asian="italic" style:font-size-complex="9pt" style:font-style-complex="italic"/>
    </style:style>
    <style:style style:name="T58" style:family="text">
      <style:text-properties officeooo:rsid="0041bb50"/>
    </style:style>
    <style:style style:name="T59" style:family="text">
      <style:text-properties officeooo:rsid="00429135"/>
    </style:style>
    <style:style style:name="T60" style:family="text">
      <style:text-properties officeooo:rsid="00436f9b"/>
    </style:style>
    <style:style style:name="T61" style:family="text">
      <style:text-properties officeooo:rsid="004390b0"/>
    </style:style>
    <style:style style:name="T62" style:family="text">
      <style:text-properties officeooo:rsid="0043c7b7"/>
    </style:style>
    <style:style style:name="T63" style:family="text">
      <style:text-properties fo:font-size="11pt" style:font-size-asian="9.60000038146973pt" style:font-size-complex="11pt"/>
    </style:style>
    <style:style style:name="T64" style:family="text">
      <style:text-properties officeooo:rsid="00447b3b"/>
    </style:style>
    <style:style style:name="T65" style:family="text">
      <style:text-properties officeooo:rsid="00459bec"/>
    </style:style>
    <style:style style:name="T66" style:family="text">
      <style:text-properties officeooo:rsid="0045ce16"/>
    </style:style>
    <style:style style:name="T67" style:family="text">
      <style:text-properties officeooo:rsid="00470193"/>
    </style:style>
    <style:style style:name="T68" style:family="text">
      <style:text-properties officeooo:rsid="00491fef"/>
    </style:style>
    <style:style style:name="T69" style:family="text">
      <style:text-properties officeooo:rsid="00493486"/>
    </style:style>
    <style:style style:name="T70" style:family="text">
      <style:text-properties officeooo:rsid="00493cf2"/>
    </style:style>
    <style:style style:name="T71" style:family="text">
      <style:text-properties officeooo:rsid="004a9d2c"/>
    </style:style>
    <style:style style:name="T72" style:family="text">
      <style:text-properties officeooo:rsid="004bdfb0"/>
    </style:style>
    <style:style style:name="T73" style:family="text">
      <style:text-properties officeooo:rsid="004ed9e0"/>
    </style:style>
    <style:style style:name="T74" style:family="text">
      <style:text-properties officeooo:rsid="004fa220"/>
    </style:style>
    <style:style style:name="T75" style:family="text">
      <style:text-properties officeooo:rsid="005088d3"/>
    </style:style>
    <style:style style:name="T76" style:family="text">
      <style:text-properties fo:color="#c9211e" loext:opacity="100%"/>
    </style:style>
    <style:style style:name="T77" style:family="text">
      <style:text-properties fo:color="#c9211e" loext:opacity="100%" officeooo:rsid="00a2a9fe"/>
    </style:style>
    <style:style style:name="T78" style:family="text">
      <style:text-properties fo:color="#c9211e" loext:opacity="100%" officeooo:rsid="00a5eb64"/>
    </style:style>
    <style:style style:name="T79" style:family="text">
      <style:text-properties officeooo:rsid="00518924"/>
    </style:style>
    <style:style style:name="T80" style:family="text">
      <style:text-properties officeooo:rsid="0051e6a2"/>
    </style:style>
    <style:style style:name="T81" style:family="text">
      <style:text-properties officeooo:rsid="005256af"/>
    </style:style>
    <style:style style:name="T82" style:family="text">
      <style:text-properties officeooo:rsid="00533bce"/>
    </style:style>
    <style:style style:name="T83" style:family="text">
      <style:text-properties officeooo:rsid="0055f999"/>
    </style:style>
    <style:style style:name="T84" style:family="text">
      <style:text-properties officeooo:rsid="0055f9c5"/>
    </style:style>
    <style:style style:name="T85" style:family="text">
      <style:text-properties fo:language="fr" fo:country="FR" fo:font-weight="bold"/>
    </style:style>
    <style:style style:name="T86" style:family="text">
      <style:text-properties officeooo:rsid="0056effb"/>
    </style:style>
    <style:style style:name="T87" style:family="text">
      <style:text-properties officeooo:rsid="005862a3"/>
    </style:style>
    <style:style style:name="T88" style:family="text">
      <style:text-properties officeooo:rsid="00591950"/>
    </style:style>
    <style:style style:name="T89" style:family="text">
      <style:text-properties officeooo:rsid="00591ac1"/>
    </style:style>
    <style:style style:name="T90" style:family="text">
      <style:text-properties officeooo:rsid="005b046e"/>
    </style:style>
    <style:style style:name="T91" style:family="text">
      <style:text-properties officeooo:rsid="005c82ad"/>
    </style:style>
    <style:style style:name="T92" style:family="text">
      <style:text-properties officeooo:rsid="005ee1ff"/>
    </style:style>
    <style:style style:name="T93" style:family="text">
      <style:text-properties officeooo:rsid="005faeb9"/>
    </style:style>
    <style:style style:name="T94" style:family="text">
      <style:text-properties officeooo:rsid="00632b61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8209fa" style:font-weight-asian="normal" style:font-weight-complex="normal"/>
    </style:style>
    <style:style style:name="T97" style:family="text">
      <style:text-properties fo:font-weight="normal" officeooo:rsid="0083a032" style:font-weight-asian="normal" style:font-weight-complex="normal"/>
    </style:style>
    <style:style style:name="T98" style:family="text">
      <style:text-properties fo:font-weight="normal" officeooo:rsid="00b49261" style:font-weight-asian="normal" style:font-weight-complex="normal"/>
    </style:style>
    <style:style style:name="T99" style:family="text">
      <style:text-properties fo:font-weight="normal" officeooo:rsid="00c588f7" style:font-weight-asian="normal" style:font-weight-complex="normal"/>
    </style:style>
    <style:style style:name="T100" style:family="text">
      <style:text-properties fo:font-weight="normal" officeooo:rsid="00cc6205" style:font-weight-asian="normal" style:font-weight-complex="normal"/>
    </style:style>
    <style:style style:name="T101" style:family="text">
      <style:text-properties officeooo:rsid="00649cfa"/>
    </style:style>
    <style:style style:name="T102" style:family="text">
      <style:text-properties officeooo:rsid="0064cae7"/>
    </style:style>
    <style:style style:name="T103" style:family="text">
      <style:text-properties officeooo:rsid="0065d7e7"/>
    </style:style>
    <style:style style:name="T104" style:family="text">
      <style:text-properties officeooo:rsid="0065f2f0"/>
    </style:style>
    <style:style style:name="T105" style:family="text">
      <style:text-properties officeooo:rsid="00684de2"/>
    </style:style>
    <style:style style:name="T106" style:family="text">
      <style:text-properties officeooo:rsid="0069cf9f"/>
    </style:style>
    <style:style style:name="T107" style:family="text">
      <style:text-properties officeooo:rsid="006f0d96"/>
    </style:style>
    <style:style style:name="T108" style:family="text">
      <style:text-properties officeooo:rsid="006fd64e"/>
    </style:style>
    <style:style style:name="T109" style:family="text">
      <style:text-properties officeooo:rsid="00707ab6"/>
    </style:style>
    <style:style style:name="T110" style:family="text">
      <style:text-properties officeooo:rsid="0071c524"/>
    </style:style>
    <style:style style:name="T111" style:family="text">
      <style:text-properties fo:font-size="10pt" style:font-size-asian="10pt" style:font-size-complex="10pt"/>
    </style:style>
    <style:style style:name="T112" style:family="text">
      <style:text-properties fo:font-size="10pt" officeooo:rsid="005862a3" style:font-size-asian="10pt" style:font-size-complex="10pt"/>
    </style:style>
    <style:style style:name="T113" style:family="text">
      <style:text-properties fo:font-size="10pt" officeooo:rsid="0045ce16" style:font-size-asian="10pt" style:font-size-complex="10pt"/>
    </style:style>
    <style:style style:name="T114" style:family="text">
      <style:text-properties officeooo:rsid="007279fc"/>
    </style:style>
    <style:style style:name="T115" style:family="text">
      <style:text-properties officeooo:rsid="00733823"/>
    </style:style>
    <style:style style:name="T116" style:family="text">
      <style:text-properties officeooo:rsid="0076324b"/>
    </style:style>
    <style:style style:name="T117" style:family="text">
      <style:text-properties officeooo:rsid="007841b6"/>
    </style:style>
    <style:style style:name="T118" style:family="text">
      <style:text-properties officeooo:rsid="007a19f6"/>
    </style:style>
    <style:style style:name="T119" style:family="text">
      <style:text-properties officeooo:rsid="007a71ed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officeooo:rsid="007d1a56" style:font-style-asian="normal" style:font-style-complex="normal"/>
    </style:style>
    <style:style style:name="T122" style:family="text">
      <style:text-properties officeooo:rsid="007c0ff0"/>
    </style:style>
    <style:style style:name="T123" style:family="text">
      <style:text-properties officeooo:rsid="007d1a56"/>
    </style:style>
    <style:style style:name="T124" style:family="text">
      <style:text-properties officeooo:rsid="007f3aca"/>
    </style:style>
    <style:style style:name="T125" style:family="text">
      <style:text-properties officeooo:rsid="00803a97"/>
    </style:style>
    <style:style style:name="T126" style:family="text">
      <style:text-properties officeooo:rsid="00819147"/>
    </style:style>
    <style:style style:name="T127" style:family="text">
      <style:text-properties officeooo:rsid="008209fa"/>
    </style:style>
    <style:style style:name="T128" style:family="text">
      <style:text-properties officeooo:rsid="0083a032"/>
    </style:style>
    <style:style style:name="T129" style:family="text">
      <style:text-properties officeooo:rsid="00849a70"/>
    </style:style>
    <style:style style:name="T130" style:family="text">
      <style:text-properties officeooo:rsid="0084db25"/>
    </style:style>
    <style:style style:name="T131" style:family="text">
      <style:text-properties officeooo:rsid="008517a5"/>
    </style:style>
    <style:style style:name="T132" style:family="text">
      <style:text-properties officeooo:rsid="008557b9"/>
    </style:style>
    <style:style style:name="T133" style:family="text">
      <style:text-properties officeooo:rsid="0087e3b3"/>
    </style:style>
    <style:style style:name="T134" style:family="text">
      <style:text-properties officeooo:rsid="0088583e"/>
    </style:style>
    <style:style style:name="T135" style:family="text">
      <style:text-properties officeooo:rsid="00894781"/>
    </style:style>
    <style:style style:name="T136" style:family="text">
      <style:text-properties officeooo:rsid="00896b03"/>
    </style:style>
    <style:style style:name="T137" style:family="text">
      <style:text-properties officeooo:rsid="0089f5d4"/>
    </style:style>
    <style:style style:name="T138" style:family="text">
      <style:text-properties officeooo:rsid="008ae6a5"/>
    </style:style>
    <style:style style:name="T139" style:family="text">
      <style:text-properties officeooo:rsid="008c32b0"/>
    </style:style>
    <style:style style:name="T140" style:family="text">
      <style:text-properties officeooo:rsid="008dc66a"/>
    </style:style>
    <style:style style:name="T141" style:family="text">
      <style:text-properties officeooo:rsid="008fbb19"/>
    </style:style>
    <style:style style:name="T142" style:family="text">
      <style:text-properties officeooo:rsid="0090cb2c"/>
    </style:style>
    <style:style style:name="T143" style:family="text">
      <style:text-properties officeooo:rsid="009689ac"/>
    </style:style>
    <style:style style:name="T144" style:family="text">
      <style:text-properties officeooo:rsid="0097aed7"/>
    </style:style>
    <style:style style:name="T145" style:family="text">
      <style:text-properties officeooo:rsid="0097c134"/>
    </style:style>
    <style:style style:name="T146" style:family="text">
      <style:text-properties officeooo:rsid="0098922b"/>
    </style:style>
    <style:style style:name="T147" style:family="text">
      <style:text-properties officeooo:rsid="00997ef0"/>
    </style:style>
    <style:style style:name="T148" style:family="text">
      <style:text-properties officeooo:rsid="009af1b2"/>
    </style:style>
    <style:style style:name="T149" style:family="text">
      <style:text-properties officeooo:rsid="009b8056"/>
    </style:style>
    <style:style style:name="T150" style:family="text">
      <style:text-properties officeooo:rsid="009d40fa"/>
    </style:style>
    <style:style style:name="T151" style:family="text">
      <style:text-properties officeooo:rsid="009ee4cb"/>
    </style:style>
    <style:style style:name="T152" style:family="text">
      <style:text-properties officeooo:rsid="009f6937"/>
    </style:style>
    <style:style style:name="T153" style:family="text">
      <style:text-properties officeooo:rsid="00a0a173"/>
    </style:style>
    <style:style style:name="T154" style:family="text">
      <style:text-properties officeooo:rsid="00a209ca"/>
    </style:style>
    <style:style style:name="T155" style:family="text">
      <style:text-properties officeooo:rsid="00a2a9fe"/>
    </style:style>
    <style:style style:name="T156" style:family="text">
      <style:text-properties officeooo:rsid="00a4270f"/>
    </style:style>
    <style:style style:name="T157" style:family="text">
      <style:text-properties officeooo:rsid="00a791d5"/>
    </style:style>
    <style:style style:name="T158" style:family="text">
      <style:text-properties officeooo:rsid="00a84f40"/>
    </style:style>
    <style:style style:name="T159" style:family="text">
      <style:text-properties officeooo:rsid="00abb906"/>
    </style:style>
    <style:style style:name="T160" style:family="text">
      <style:text-properties officeooo:rsid="00ac1a0e"/>
    </style:style>
    <style:style style:name="T161" style:family="text">
      <style:text-properties officeooo:rsid="00ad96b8"/>
    </style:style>
    <style:style style:name="T162" style:family="text">
      <style:text-properties officeooo:rsid="00af5058"/>
    </style:style>
    <style:style style:name="T163" style:family="text">
      <style:text-properties officeooo:rsid="00af8456"/>
    </style:style>
    <style:style style:name="T164" style:family="text">
      <style:text-properties officeooo:rsid="00b12694"/>
    </style:style>
    <style:style style:name="T165" style:family="text">
      <style:text-properties officeooo:rsid="00b1de2d"/>
    </style:style>
    <style:style style:name="T166" style:family="text">
      <style:text-properties officeooo:rsid="00b2ab3d"/>
    </style:style>
    <style:style style:name="T167" style:family="text">
      <style:text-properties officeooo:rsid="00b3184f"/>
    </style:style>
    <style:style style:name="T168" style:family="text">
      <style:text-properties officeooo:rsid="00b49261"/>
    </style:style>
    <style:style style:name="T169" style:family="text">
      <style:text-properties officeooo:rsid="00b54ec5"/>
    </style:style>
    <style:style style:name="T170" style:family="text">
      <style:text-properties officeooo:rsid="00b62b5f"/>
    </style:style>
    <style:style style:name="T171" style:family="text">
      <style:text-properties style:text-underline-style="solid" style:text-underline-width="auto" style:text-underline-color="font-color" officeooo:rsid="00b62b5f"/>
    </style:style>
    <style:style style:name="T172" style:family="text">
      <style:text-properties officeooo:rsid="00b74298"/>
    </style:style>
    <style:style style:name="T173" style:family="text">
      <style:text-properties officeooo:rsid="00b8f193"/>
    </style:style>
    <style:style style:name="T174" style:family="text">
      <style:text-properties officeooo:rsid="00b97756"/>
    </style:style>
    <style:style style:name="T175" style:family="text">
      <style:text-properties officeooo:rsid="00ba2f26"/>
    </style:style>
    <style:style style:name="T176" style:family="text">
      <style:text-properties officeooo:rsid="00bc22e9"/>
    </style:style>
    <style:style style:name="T177" style:family="text">
      <style:text-properties officeooo:rsid="00bdedb1"/>
    </style:style>
    <style:style style:name="T178" style:family="text">
      <style:text-properties officeooo:rsid="00be6eb5"/>
    </style:style>
    <style:style style:name="T179" style:family="text">
      <style:text-properties officeooo:rsid="00c3ab01"/>
    </style:style>
    <style:style style:name="T180" style:family="text">
      <style:text-properties officeooo:rsid="00c588f7"/>
    </style:style>
    <style:style style:name="T181" style:family="text">
      <style:text-properties officeooo:rsid="00c7344f"/>
    </style:style>
    <style:style style:name="T182" style:family="text">
      <style:text-properties officeooo:rsid="00c7ec07"/>
    </style:style>
    <style:style style:name="T183" style:family="text">
      <style:text-properties officeooo:rsid="00c9379e"/>
    </style:style>
    <style:style style:name="T184" style:family="text">
      <style:text-properties officeooo:rsid="00cc620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436">Osmhike</text:p>
            <text:p text:style-name="P176">Hiking oriented TileServer based on Cyclosm</text:p>
            <text:p text:style-name="P278"/>
            <text:p text:style-name="P438">Beginner's tutorial<text:span text:style-name="T184"> </text:span></text:p>
            <text:p text:style-name="P437"><text:span text:style-name="T184">Bernard Maison Dec2024</text:span></text:p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365"><text:a xlink:type="simple" xlink:href="#__RefHeading___Toc3294_2821381160" text:style-name="Index_20_Link" text:visited-style-name="Index_20_Link">1 Introduction<text:tab/>3</text:a></text:p>
          <text:p text:style-name="P366"><text:a xlink:type="simple" xlink:href="#__RefHeading___Toc3296_2821381160" text:style-name="Index_20_Link" text:visited-style-name="Index_20_Link">1.1 Why a Cyclosm adapted clone ?<text:tab/>3</text:a></text:p>
          <text:p text:style-name="P366"><text:a xlink:type="simple" xlink:href="#__RefHeading___Toc3298_2821381160" text:style-name="Index_20_Link" text:visited-style-name="Index_20_Link">1.2 The notion of Spatial Reference System (SRS)<text:tab/>4</text:a></text:p>
          <text:p text:style-name="P366"><text:a xlink:type="simple" xlink:href="#__RefHeading___Toc3300_2821381160" text:style-name="Index_20_Link" text:visited-style-name="Index_20_Link">1.3 Prerequisites<text:tab/>5</text:a></text:p>
          <text:p text:style-name="P365"><text:a xlink:type="simple" xlink:href="#__RefHeading___Toc3304_2821381160" text:style-name="Index_20_Link" text:visited-style-name="Index_20_Link">2 OSM Data<text:tab/>6</text:a></text:p>
          <text:p text:style-name="P366"><text:a xlink:type="simple" xlink:href="#__RefHeading___Toc3306_2821381160" text:style-name="Index_20_Link" text:visited-style-name="Index_20_Link">2.1 Download OSM data<text:tab/>6</text:a></text:p>
          <text:p text:style-name="P366"><text:a xlink:type="simple" xlink:href="#__RefHeading___Toc3308_2821381160" text:style-name="Index_20_Link" text:visited-style-name="Index_20_Link">2.2 OSM file structure<text:tab/>6</text:a></text:p>
          <text:p text:style-name="P366"><text:a xlink:type="simple" xlink:href="#__RefHeading___Toc4680_2063623624" text:style-name="Index_20_Link" text:visited-style-name="Index_20_Link">2.3 Shapefile<text:tab/>8</text:a></text:p>
          <text:p text:style-name="P365"><text:a xlink:type="simple" xlink:href="#__RefHeading___Toc3310_2821381160" text:style-name="Index_20_Link" text:visited-style-name="Index_20_Link">3 Understanding PostGIS<text:tab/>9</text:a></text:p>
          <text:p text:style-name="P365"><text:a xlink:type="simple" xlink:href="#__RefHeading___Toc3312_2821381160" text:style-name="Index_20_Link" text:visited-style-name="Index_20_Link">4 Loading data with osm2pgsql<text:tab/>10</text:a></text:p>
          <text:p text:style-name="P366"><text:a xlink:type="simple" xlink:href="#__RefHeading___Toc3314_2821381160" text:style-name="Index_20_Link" text:visited-style-name="Index_20_Link">4.1 PostGIS database structure<text:tab/>10</text:a></text:p>
          <text:p text:style-name="P366"><text:a xlink:type="simple" xlink:href="#__RefHeading___Toc3316_2821381160" text:style-name="Index_20_Link" text:visited-style-name="Index_20_Link">4.2 .style config file<text:tab/>10</text:a></text:p>
          <text:p text:style-name="P366"><text:a xlink:type="simple" xlink:href="#__RefHeading___Toc4682_2063623624" text:style-name="Index_20_Link" text:visited-style-name="Index_20_Link">4.3 More details<text:tab/>11</text:a></text:p>
          <text:p text:style-name="P365"><text:a xlink:type="simple" xlink:href="#__RefHeading___Toc4684_2063623624" text:style-name="Index_20_Link" text:visited-style-name="Index_20_Link">5 Rendering configuration<text:tab/>12</text:a></text:p>
          <text:p text:style-name="P366"><text:a xlink:type="simple" xlink:href="#__RefHeading___Toc3320_2821381160" text:style-name="Index_20_Link" text:visited-style-name="Index_20_Link">5.1 project.mml<text:tab/>13</text:a></text:p>
          <text:p text:style-name="P367"><text:a xlink:type="simple" xlink:href="#__RefHeading___Toc3322_2821381160" text:style-name="Index_20_Link" text:visited-style-name="Index_20_Link">5.1.1 section "_parts"<text:tab/>13</text:a></text:p>
          <text:p text:style-name="P367"><text:a xlink:type="simple" xlink:href="#__RefHeading___Toc3324_2821381160" text:style-name="Index_20_Link" text:visited-style-name="Index_20_Link">5.1.2 section Stylesheet<text:tab/>13</text:a></text:p>
          <text:p text:style-name="P367"><text:a xlink:type="simple" xlink:href="#__RefHeading___Toc3326_2821381160" text:style-name="Index_20_Link" text:visited-style-name="Index_20_Link">5.1.3 section Layer<text:tab/>14</text:a></text:p>
          <text:p text:style-name="P366"><text:a xlink:type="simple" xlink:href="#__RefHeading___Toc3328_2821381160" text:style-name="Index_20_Link" text:visited-style-name="Index_20_Link">5.2 *.mss files<text:tab/>15</text:a></text:p>
          <text:p text:style-name="P367"><text:a xlink:type="simple" xlink:href="#__RefHeading___Toc3330_2821381160" text:style-name="Index_20_Link" text:visited-style-name="Index_20_Link">5.2.1 Basic syntax<text:tab/>15</text:a></text:p>
          <text:p text:style-name="P367"><text:a xlink:type="simple" xlink:href="#__RefHeading___Toc3332_2821381160" text:style-name="Index_20_Link" text:visited-style-name="Index_20_Link">5.2.2 Drawing several time the same layer<text:tab/>15</text:a></text:p>
          <text:p text:style-name="P367"><text:a xlink:type="simple" xlink:href="#__RefHeading___Toc6626_2971349817" text:style-name="Index_20_Link" text:visited-style-name="Index_20_Link">5.2.3 Rendering labels<text:tab/>16</text:a></text:p>
          <text:p text:style-name="P367"><text:a xlink:type="simple" xlink:href="#__RefHeading___Toc3334_2821381160" text:style-name="Index_20_Link" text:visited-style-name="Index_20_Link">5.2.4 Hints<text:tab/>16</text:a></text:p>
          <text:p text:style-name="P366"><text:a xlink:type="simple" xlink:href="#__RefHeading___Toc3336_2821381160" text:style-name="Index_20_Link" text:visited-style-name="Index_20_Link">5.3 More details<text:tab/>19</text:a></text:p>
          <text:p text:style-name="P365"><text:a xlink:type="simple" xlink:href="#__RefHeading___Toc3338_2821381160" text:style-name="Index_20_Link" text:visited-style-name="Index_20_Link">6 Drawing contours lines<text:tab/>20</text:a></text:p>
          <text:p text:style-name="P366"><text:a xlink:type="simple" xlink:href="#__RefHeading___Toc3340_2821381160" text:style-name="Index_20_Link" text:visited-style-name="Index_20_Link">6.1 DEM data from SRTM<text:tab/>20</text:a></text:p>
          <text:p text:style-name="P366"><text:a xlink:type="simple" xlink:href="#__RefHeading___Toc3342_2821381160" text:style-name="Index_20_Link" text:visited-style-name="Index_20_Link">6.2 pyhgtmap<text:tab/>21</text:a></text:p>
          <text:p text:style-name="P366"><text:a xlink:type="simple" xlink:href="#__RefHeading___Toc3344_2821381160" text:style-name="Index_20_Link" text:visited-style-name="Index_20_Link">6.3 Loading contours with osm2pgsql.org<text:tab/>22</text:a></text:p>
          <text:p text:style-name="P366"><text:a xlink:type="simple" xlink:href="#__RefHeading___Toc4686_2063623624" text:style-name="Index_20_Link" text:visited-style-name="Index_20_Link">6.4 Optimizations<text:tab/>23</text:a></text:p>
          <text:p text:style-name="P366"><text:a xlink:type="simple" xlink:href="#__RefHeading___Toc3346_2821381160" text:style-name="Index_20_Link" text:visited-style-name="Index_20_Link">6.5 Rendering contours<text:tab/>23</text:a></text:p>
          <text:p text:style-name="P367"><text:a xlink:type="simple" xlink:href="#__RefHeading___Toc3348_2821381160" text:style-name="Index_20_Link" text:visited-style-name="Index_20_Link">6.5.1 project.mml<text:tab/>23</text:a></text:p>
          <text:p text:style-name="P367"><text:a xlink:type="simple" xlink:href="#__RefHeading___Toc3350_2821381160" text:style-name="Index_20_Link" text:visited-style-name="Index_20_Link">6.5.2 .mms stylesheet<text:tab/>24</text:a></text:p>
          <text:p text:style-name="P365"><text:a xlink:type="simple" xlink:href="#__RefHeading___Toc3352_2821381160" text:style-name="Index_20_Link" text:visited-style-name="Index_20_Link">7 Drawing hillshade<text:tab/>25</text:a></text:p>
          <text:p text:style-name="P366"><text:a xlink:type="simple" xlink:href="#__RefHeading___Toc3354_2821381160" text:style-name="Index_20_Link" text:visited-style-name="Index_20_Link">7.1 gdalwarp<text:tab/>26</text:a></text:p>
          <text:p text:style-name="P366"><text:a xlink:type="simple" xlink:href="#__RefHeading___Toc3356_2821381160" text:style-name="Index_20_Link" text:visited-style-name="Index_20_Link">7.2 gdaldem<text:tab/>27</text:a></text:p>
          <text:p text:style-name="P366"><text:a xlink:type="simple" xlink:href="#__RefHeading___Toc3358_2821381160" text:style-name="Index_20_Link" text:visited-style-name="Index_20_Link">7.3 project.mml<text:tab/>27</text:a></text:p>
          <text:p text:style-name="P366"><text:a xlink:type="simple" xlink:href="#__RefHeading___Toc3360_2821381160" text:style-name="Index_20_Link" text:visited-style-name="Index_20_Link">7.4 .mss stylesheet<text:tab/>28</text:a></text:p>
          <text:p text:style-name="P366"><text:a xlink:type="simple" xlink:href="#__RefHeading___Toc3362_2821381160" text:style-name="Index_20_Link" text:visited-style-name="Index_20_Link">7.5 More details:<text:tab/>28</text:a></text:p>
          <text:p text:style-name="P365"><text:a xlink:type="simple" xlink:href="#__RefHeading___Toc3364_2821381160" text:style-name="Index_20_Link" text:visited-style-name="Index_20_Link">8 A look at Cyclosm/Osmhike implementation<text:tab/>29</text:a></text:p>
          <text:p text:style-name="P366"><text:a xlink:type="simple" xlink:href="#__RefHeading___Toc3366_2821381160" text:style-name="Index_20_Link" text:visited-style-name="Index_20_Link">8.1 Roads<text:tab/>29</text:a></text:p>
          <text:p text:style-name="P366"><text:a xlink:type="simple" xlink:href="#__RefHeading___Toc5795_4081221866" text:style-name="Index_20_Link" text:visited-style-name="Index_20_Link">8.2 Labels<text:tab/>31</text:a></text:p>
          <text:p text:style-name="P367"><text:a xlink:type="simple" xlink:href="#__RefHeading___Toc5797_4081221866" text:style-name="Index_20_Link" text:visited-style-name="Index_20_Link">8.2.1 Roads / Routes names<text:tab/>31</text:a></text:p>
          <text:p text:style-name="P367"><text:a xlink:type="simple" xlink:href="#__RefHeading___Toc5799_4081221866" text:style-name="Index_20_Link" text:visited-style-name="Index_20_Link">8.2.2 Town labels<text:tab/>31</text:a></text:p>
          <text:p text:style-name="P367"><text:a xlink:type="simple" xlink:href="#__RefHeading___Toc5801_4081221866" text:style-name="Index_20_Link" text:visited-style-name="Index_20_Link">8.2.3 Mountain points of interest<text:tab/>32</text:a></text:p>
          <text:p text:style-name="P365"><text:a xlink:type="simple" xlink:href="#__RefHeading___Toc4688_2063623624" text:style-name="Index_20_Link" text:visited-style-name="Index_20_Link">9 Legend building<text:tab/>33</text:a></text:p>
          <text:p text:style-name="P366"><text:a xlink:type="simple" xlink:href="#__RefHeading___Toc4690_2063623624" text:style-name="Index_20_Link" text:visited-style-name="Index_20_Link">9.1 Legend.txt<text:tab/>33</text:a></text:p>
          <text:p text:style-name="P366"><text:a xlink:type="simple" xlink:href="#__RefHeading___Toc4692_2063623624" text:style-name="Index_20_Link" text:visited-style-name="Index_20_Link">9.2 Operating mode<text:tab/>34</text:a></text:p>
          <text:p text:style-name="P365"><text:a xlink:type="simple" xlink:href="#__RefHeading___Toc3614_3143843080" text:style-name="Index_20_Link" text:visited-style-name="Index_20_Link">10 Hints<text:tab/>35</text:a></text:p>
          <text:p text:style-name="P366"><text:a xlink:type="simple" xlink:href="#__RefHeading___Toc3616_3143843080" text:style-name="Index_20_Link" text:visited-style-name="Index_20_Link"><text:soft-page-break/>10.1 Merging several .osm.pbf files<text:tab/>35</text:a></text:p>
          <text:p text:style-name="P366"><text:a xlink:type="simple" xlink:href="#__RefHeading___Toc3618_3143843080" text:style-name="Index_20_Link" text:visited-style-name="Index_20_Link">10.2 Working with different scenarios<text:tab/>35</text:a></text:p>
          <text:p text:style-name="P365"><text:a xlink:type="simple" xlink:href="#__RefHeading___Toc3368_2821381160" text:style-name="Index_20_Link" text:visited-style-name="Index_20_Link">11 Docker implementation<text:tab/>36</text:a></text:p>
          <text:p text:style-name="P366"><text:a xlink:type="simple" xlink:href="#__RefHeading___Toc4721_2063623624" text:style-name="Index_20_Link" text:visited-style-name="Index_20_Link">11.1 Introduction<text:tab/>36</text:a></text:p>
          <text:p text:style-name="P366"><text:a xlink:type="simple" xlink:href="#__RefHeading___Toc4725_2063623624" text:style-name="Index_20_Link" text:visited-style-name="Index_20_Link">11.2 Docker Structure<text:tab/>37</text:a></text:p>
          <text:p text:style-name="P366"><text:a xlink:type="simple" xlink:href="#__RefHeading___Toc4723_2063623624" text:style-name="Index_20_Link" text:visited-style-name="Index_20_Link">11.3 Project tree<text:tab/>40</text:a></text:p>
          <text:p text:style-name="P365"><text:a xlink:type="simple" xlink:href="#__RefHeading___Toc4694_2063623624" text:style-name="Index_20_Link" text:visited-style-name="Index_20_Link">12 Performance tuning<text:tab/>41</text:a></text:p>
          <text:p text:style-name="P366"><text:a xlink:type="simple" xlink:href="#__RefHeading___Toc4696_2063623624" text:style-name="Index_20_Link" text:visited-style-name="Index_20_Link">12.1 Inside project.mml<text:tab/>41</text:a></text:p>
          <text:p text:style-name="P366"><text:a xlink:type="simple" xlink:href="#__RefHeading___Toc4698_2063623624" text:style-name="Index_20_Link" text:visited-style-name="Index_20_Link">12.2 Postgres configuration<text:tab/>41</text:a></text:p>
          <text:p text:style-name="P366"><text:a xlink:type="simple" xlink:href="#__RefHeading___Toc4700_2063623624" text:style-name="Index_20_Link" text:visited-style-name="Index_20_Link">12.3 Create additional indexes<text:tab/>43</text:a></text:p>
          <text:p text:style-name="P365"><text:a xlink:type="simple" xlink:href="#__RefHeading___Toc4727_2063623624" text:style-name="Index_20_Link" text:visited-style-name="Index_20_Link">13 The Tirex alternative to Kosmtik<text:tab/>44</text:a></text:p>
          <text:p text:style-name="P366"><text:a xlink:type="simple" xlink:href="#__RefHeading___Toc4729_2063623624" text:style-name="Index_20_Link" text:visited-style-name="Index_20_Link">13.1 Different infrastructures<text:tab/>44</text:a></text:p>
          <text:p text:style-name="P366"><text:a xlink:type="simple" xlink:href="#__RefHeading___Toc4731_2063623624" text:style-name="Index_20_Link" text:visited-style-name="Index_20_Link">13.2 Installation<text:tab/>44</text:a></text:p>
          <text:p text:style-name="P366"><text:a xlink:type="simple" xlink:href="#__RefHeading___Toc4733_2063623624" text:style-name="Index_20_Link" text:visited-style-name="Index_20_Link">13.3 Configuration files<text:tab/>45</text:a></text:p>
          <text:p text:style-name="P366"><text:a xlink:type="simple" xlink:href="#__RefHeading___Toc4735_2063623624" text:style-name="Index_20_Link" text:visited-style-name="Index_20_Link">13.4 Docker implementation<text:tab/>46</text:a></text:p>
          <text:p text:style-name="P365"><text:a xlink:type="simple" xlink:href="#__RefHeading___Toc3370_2821381160" text:style-name="Index_20_Link" text:visited-style-name="Index_20_Link">14 Docker mini tutorial<text:tab/>48</text:a></text:p>
          <text:p text:style-name="P366"><text:a xlink:type="simple" xlink:href="#__RefHeading___Toc3372_2821381160" text:style-name="Index_20_Link" text:visited-style-name="Index_20_Link">14.1 Basic concepts<text:tab/>48</text:a></text:p>
          <text:p text:style-name="P366"><text:a xlink:type="simple" xlink:href="#__RefHeading___Toc3374_2821381160" text:style-name="Index_20_Link" text:visited-style-name="Index_20_Link">14.2 Docker-compose<text:tab/>51</text:a></text:p>
          <text:p text:style-name="P366"><text:a xlink:type="simple" xlink:href="#__RefHeading___Toc3376_2821381160" text:style-name="Index_20_Link" text:visited-style-name="Index_20_Link">14.3 Hints<text:tab/>53</text:a></text:p>
        </text:index-body>
      </text:table-of-content>
      <text:p text:style-name="Standard"/>
      <text:p text:style-name="P276"/>
      <text:p text:style-name="Standard"/>
      <text:h text:style-name="P373" text:outline-level="1"><text:bookmark-start text:name="__RefHeading___Toc3294_2821381160"/>Introduction<text:bookmark-end text:name="__RefHeading___Toc3294_2821381160"/></text:h>
      <text:h text:style-name="P384" text:outline-level="2"><text:bookmark-start text:name="__RefHeading___Toc3296_2821381160"/>Why a Cyclosm adapted clone ?<text:bookmark-end text:name="__RefHeading___Toc3296_2821381160"/></text:h>
      <text:p text:style-name="P209">The goal is double:</text:p>
      <text:list text:style-name="L3">
        <text:list-item>
          <text:p text:style-name="P439">have a personal tile-server, that will allow to produce personal maps, adapted to mountain hiking.</text:p>
        </text:list-item>
        <text:list-item>
          <text:p text:style-name="P439">have a complete tutorial, allowing beginners to discover and understand the underlying magics</text:p>
        </text:list-item>
      </text:list>
      <text:p text:style-name="P209"/>
      <text:p text:style-name="P209">Several solutions <text:span text:style-name="T108">were</text:span> possible:</text:p>
      <text:list text:style-name="L4">
        <text:list-item>
          <text:p text:style-name="P440">Openstreetmap does not contain contours lines and hillshade</text:p>
        </text:list-item>
        <text:list-item>
          <text:p text:style-name="P441">Opentopomap and Cyclosm both contain contours lines and hillshade</text:p>
          <text:p text:style-name="P441"/>
        </text:list-item>
      </text:list>
      <text:p text:style-name="P212"><text:span text:style-name="T138">T</text:span>he final choice was Cyclosm<text:span text:style-name="T138">, for 2 reasons</text:span></text:p>
      <text:list text:style-name="L5">
        <text:list-item>
          <text:p text:style-name="P445"><text:span text:style-name="T138">the yaml format for defining map style is </text:span><text:span text:style-name="T20">much</text:span><text:span text:style-name="T138"> more confortable than the xml files used by Opentopomap</text:span></text:p>
        </text:list-item>
        <text:list-item>
          <text:p text:style-name="P445"><text:span text:style-name="T138">the software </text:span><text:span text:style-name="T83">infrastructure based on Kosmtik </text:span><text:span text:style-name="T183">tool</text:span><text:span text:style-name="T135"> </text:span><text:span text:style-name="T83">is </text:span><text:span text:style-name="T19">much</text:span><text:span text:style-name="T83"> simpler than Opentopomap </text:span></text:p>
        </text:list-item>
      </text:list>
      <text:p text:style-name="P239"/>
      <text:p text:style-name="P209">But Cyclosm could not be used directly ( cyclosm-cartocss-style-master <text:s/>on github <text:s/>sept2024 ), because the stuff relative to contours/hillshade did not work:</text:p>
      <text:list text:style-name="L6">
        <text:list-item>
          <text:p text:style-name="P442">missing scripts</text:p>
        </text:list-item>
        <text:list-item>
          <text:p text:style-name="P442">incomplete <text:s/>documentation to implement them</text:p>
        </text:list-item>
      </text:list>
      <text:p text:style-name="P239"/>
      <text:p text:style-name="P209">Cyclosm brings a lot of stuff for the needs of cycling activity. This <text:span text:style-name="T138">causes</text:span> some complexity.<text:line-break/>This was left nearly unchanged . B<text:span text:style-name="T74">ut some </text:span>changes<text:span text:style-name="T74"> have been made, for a better adap</text:span><text:span text:style-name="T86">t</text:span><text:span text:style-name="T74">ation to mountain hiking</text:span></text:p>
      <text:list text:style-name="L7">
        <text:list-item>
          <text:p text:style-name="P447">use flashy colors ( red,yellow ) for primary/secondary roads<text:span text:style-name="T81"> ( like in road maps )</text:span></text:p>
        </text:list-item>
        <text:list-item>
          <text:p text:style-name="P447">lighten colors for landuse ( forest, meadow , heath/scrub ) so that mountain paths are more visible</text:p>
        </text:list-item>
        <text:list-item>
          <text:p text:style-name="P448">unify <text:s/>track/bridleway/footway : <text:s/>same linedash/size style , just keep different colors<text:line-break/>use different linedash to mark the compatibility with biking</text:p>
        </text:list-item>
        <text:list-item>
          <text:p text:style-name="P443">use flashy colors for path , so that mountain path become well visible. <text:line-break/>make color distinction for path usable by cyclocross/mountainbike<text:line-break/>use different <text:span text:style-name="T134">linedash </text:span>patterns to mark <text:s/>alpine and difficult path</text:p>
        </text:list-item>
        <text:list-item>
          <text:p text:style-name="P443">simplify protected areas</text:p>
        </text:list-item>
        <text:list-item>
          <text:p text:style-name="P447">remove ( commented out ) blocks to indicate MountainBike difficulty</text:p>
        </text:list-item>
        <text:list-item>
          <text:p text:style-name="P447"><text:span text:style-name="T83">enlarge the overlay corresponding to </text:span>cycling routes, to avoid <text:s/><text:span text:style-name="T83">mysterious changes in </text:span>road colors<text:line-break/><text:span text:style-name="T83">use only 3 colors : </text:span><text:span text:style-name="T169">(</text:span><text:span text:style-name="T83">mountainbike,local,not local</text:span><text:span text:style-name="T169">)</text:span><text:span text:style-name="T83"> to avoid managing too many colors</text:span></text:p>
        </text:list-item>
        <text:list-item>
          <text:p text:style-name="P446"><text:span text:style-name="T83">remove </text:span><text:span text:style-name="T108">most </text:span><text:span text:style-name="T83">administrative limits, which bring useless </text:span><text:span text:style-name="T86">pollution</text:span></text:p>
          <text:p text:style-name="P450"/>
        </text:list-item>
      </text:list>
      <text:p text:style-name="P308">Finaly, implementation was completely reworked</text:p>
      <text:list xml:id="list1677918154" text:style-name="List_20_1">
        <text:list-item>
          <text:p text:style-name="P451">Move to more recent Ubuntu version </text:p>
        </text:list-item>
        <text:list-item>
          <text:p text:style-name="P451">Replace Phyghtmap by Pyhgtmap for contours generation</text:p>
        </text:list-item>
        <text:list-item>
          <text:p text:style-name="P451">Various improvements</text:p>
        </text:list-item>
        <text:list-item>
          <text:p text:style-name="P506">Change Docker implementation</text:p>
        </text:list-item>
        <text:list-item>
          <text:p text:style-name="P451">Add plenty of comments everywhere</text:p>
        </text:list-item>
      </text:list>
      <text:p text:style-name="P209"/>
      <text:p text:style-name="P209"/>
      <text:p text:style-name="P23">Note:</text:p>
      <text:p text:style-name="P38">Finally, the Tirex alternative to Komstik is also proposed, with a mixed solution<text:line-break/>(yaml format for the map style, Tirex for tile server)</text:p>
      <text:h text:style-name="P387" text:outline-level="2"/>
      <text:h text:style-name="P388" text:outline-level="2"><text:bookmark-start text:name="__RefHeading___Toc3298_2821381160"/>The notion of Spatial Reference System (SRS)<text:bookmark-end text:name="__RefHeading___Toc3298_2821381160"/></text:h>
      <text:p text:style-name="P241">Why is it necessary to get a mimum understanding of this concept ?<text:line-break/>Because working with maps and Openstreetmap data, we are continuously bothered with it !</text:p>
      <text:p text:style-name="P240"/>
      <text:p text:style-name="P240">A Spatial Reference System is a model used to measure locations on Earth</text:p>
      <text:p text:style-name="P240"/>
      <text:p text:style-name="P240">Some of them give a quite exact representation of reality</text:p>
      <text:list text:style-name="L8">
        <text:list-item>
          <text:p text:style-name="P456">"Geographic/Geodetic coordinate system" : longitude/latitude/elevation coordinates</text:p>
        </text:list-item>
        <text:list-item>
          <text:p text:style-name="P456">"Geocentric/Earth centered coordinate system" : x / y / z cartesian co<text:span text:style-name="T86">o</text:span>rdinates, relative to<text:span text:style-name="T169"> an origin<text:line-break/></text:span> <text:span text:style-name="T86">(</text:span>Earth center<text:span text:style-name="T86">/</text:span>equatorial plane<text:span text:style-name="T86">/</text:span>0° meridian<text:span text:style-name="T86">) <text:s/></text:span><text:s text:c="2"/></text:p>
        </text:list-item>
      </text:list>
      <text:p text:style-name="P240"/>
      <text:p text:style-name="P240">Some others give an approximative representation, because the are "projections" to a flat map</text:p>
      <text:list text:style-name="L9">
        <text:list-item>
          <text:p text:style-name="P457">"Projected coordinate system" : <text:s/>x,y location on a plan map , relative to an arbitrary (0,0) origin</text:p>
        </text:list-item>
      </text:list>
      <text:p text:style-name="P240"/>
      <text:p text:style-name="P240">Things are complicated by the fact that Earth is not a pure sphere. It's rather an ellipsoid flattened on the poles. <text:line-break/><text:span text:style-name="T4">This has a very complex impact on the method to determine Latitude.</text:span><text:span text:style-name="T6">..</text:span><text:line-break/></text:p>
      <text:p text:style-name="P207"><text:span text:style-name="T84">Each SRS is given an "EPSG number" , provided by </text:span><text:span text:style-name="T85">European Petroleum Survey Group</text:span></text:p>
      <text:p text:style-name="P245"/>
      <text:p text:style-name="P245">Two SRS are particularly important for us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99">WGS84</text:p>
            <text:p text:style-name="P99"/>
            <text:p text:style-name="P99">(EPSG:4326)</text:p>
          </table:table-cell>
          <table:table-cell table:style-name="Tableau40.B1" office:value-type="string">
            <text:p text:style-name="P101"><text:span text:style-name="T84">World Geodedic System 1984</text:span> <text:s/></text:p>
            <text:p text:style-name="P101"/>
            <text:p text:style-name="P99">The major standard, used by GPS positionning</text:p>
            <text:p text:style-name="P99"/>
            <text:p text:style-name="P99">longitude/latitude coordinates, considering Earth a an ellipsoid, based on Earth center and equatorial plane</text:p>
            <text:p text:style-name="P99"/>
          </table:table-cell>
        </table:table-row>
        <table:table-row>
          <table:table-cell table:style-name="Tableau40.A2" office:value-type="string">
            <text:p text:style-name="P100">Web-Mercator </text:p>
            <text:p text:style-name="P100">Pseudo-Mercator</text:p>
            <text:p text:style-name="P132">Spherical-Mercator</text:p>
            <text:p text:style-name="P99"/>
            <text:p text:style-name="P99">(EPSG:3857)</text:p>
          </table:table-cell>
          <table:table-cell table:style-name="Tableau40.B2" office:value-type="string">
            <text:p text:style-name="P99"><text:span text:style-name="T129">many names for this </text:span>special Mercator projection, used by Google and Openstreetmap</text:p>
            <text:p text:style-name="P99"/>
            <text:p text:style-name="P99">uses longitude/latitude values coming from W<text:span text:style-name="T86">GS</text:span>84, but projects them to X,Y coordinates as if Earth was a perfect sphere ( this simplification is made because it needs much less computations ) </text:p>
          </table:table-cell>
        </table:table-row>
      </table:table>
      <text:p text:style-name="P246"/>
      <text:p text:style-name="P245">Concretely :</text:p>
      <text:list text:style-name="L10">
        <text:list-item>
          <text:p text:style-name="P458">Openstreetmap data containing longitude/latitude coordinates <text:s/>are defined according to EPSG:4326<text:line-break/><text:span text:style-name="T129">W</text:span>hen making maps, the rendering process must <text:s/>be told to convert them <text:s/>towards <text:s/>EPSG:3857</text:p>
        </text:list-item>
        <text:list-item>
          <text:p text:style-name="P458">Some Elevation (altitude) data from Nasa also follow <text:s/><text:span text:style-name="T43">EPSG:4326 . <text:s/>To produce a .tif flat image, compatible with Openstreetmap maps, we must explicitely tell the tools to apply a convertion towards EPSG:3857</text:span></text:p>
        </text:list-item>
      </text:list>
      <text:p text:style-name="P246"/>
      <text:h text:style-name="P385" text:outline-level="2"/>
      <text:h text:style-name="P389" text:outline-level="2"><text:bookmark-start text:name="__RefHeading___Toc3300_2821381160"/>Prerequisites<text:bookmark-end text:name="__RefHeading___Toc3300_2821381160"/></text:h>
      <text:h text:style-name="Heading_20_4" text:outline-level="4">Docker installation</text:h>
      <text:p text:style-name="P267"/>
      <text:p text:style-name="P267">You must install Docker on your Host</text:p>
      <text:p text:style-name="P267"/>
      <text:p text:style-name="P267">Happily, modern Linux distributions have docker available in their standard repositories</text:p>
      <text:p text:style-name="P267">So installation is not more complex than:<text:span text:style-name="T169"> (Ubuntu/Debian) </text:span></text:p>
      <text:p text:style-name="P267"><text:span text:style-name="T138">apt update &amp;&amp; <text:s/></text:span>apt install docker.io docker-compose</text:p>
      <text:p text:style-name="P267"/>
      <text:p text:style-name="P33">Well, official docker documentation tells that this is older versions, and that you should rather use their uptodate version called "docker-ce" <text:s/>( which needs to make some complex manipulations with repositories and certificates )</text:p>
      <text:p text:style-name="P33"/>
      <text:p text:style-name="P33">Don't know Docker ? There is a mini tutorial at the end of this document</text:p>
      <text:p text:style-name="P33"/>
      <text:h text:style-name="Heading_20_4" text:outline-level="4">Required knowledge</text:h>
      <text:p text:style-name="P272"/>
      <text:p text:style-name="P272">You should know a minimum concerning :</text:p>
      <text:list text:style-name="L11">
        <text:list-item>
          <text:p text:style-name="P464">SQL database language</text:p>
        </text:list-item>
        <text:list-item>
          <text:p text:style-name="P464">YAML <text:s/>syntax</text:p>
        </text:list-item>
      </text:list>
      <text:p text:style-name="P211"><text:bookmark-start text:name="__RefHeading___Toc3302_2821381160"/><text:bookmark-end text:name="__RefHeading___Toc3302_2821381160"/></text:p>
      <text:h text:style-name="P375" text:outline-level="1"/>
      <text:h text:style-name="P376" text:outline-level="1"><text:bookmark-start text:name="__RefHeading___Toc3304_2821381160"/>OSM Data<text:bookmark-end text:name="__RefHeading___Toc3304_2821381160"/></text:h>
      <text:h text:style-name="P390" text:outline-level="2"><text:bookmark-start text:name="__RefHeading___Toc3306_2821381160"/>Download OSM data <text:bookmark-end text:name="__RefHeading___Toc3306_2821381160"/></text:h>
      <text:p text:style-name="P2">There are 3 main file format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.<text:span text:style-name="T1">osm</text:span></text:p>
          </table:table-cell>
          <table:table-cell table:style-name="Tableau1.B1" office:value-type="string">
            <text:p text:style-name="P1">XML file . <text:s/></text:p>
          </table:table-cell>
        </table:table-row>
        <table:table-row>
          <table:table-cell table:style-name="Tableau1.A2" office:value-type="string">
            <text:p text:style-name="Table_20_Contents">.<text:span text:style-name="T1">osm.bz2</text:span></text:p>
          </table:table-cell>
          <table:table-cell table:style-name="Tableau1.B2" office:value-type="string">
            <text:p text:style-name="P1">Compressed XML file</text:p>
          </table:table-cell>
        </table:table-row>
        <table:table-row>
          <table:table-cell table:style-name="Tableau1.A2" office:value-type="string">
            <text:p text:style-name="Table_20_Contents">.<text:span text:style-name="T1">osm.pbf</text:span></text:p>
          </table:table-cell>
          <table:table-cell table:style-name="Tableau1.B2" office:value-type="string">
            <text:p text:style-name="P1">Binary format, more compact than xml</text:p>
            <text:p text:style-name="P1"/>
            <text:p text:style-name="P1">This is the preferred format to use with <text:s/><text:span text:style-name="T8">tool <text:s/></text:span>osm2pgsql</text:p>
          </table:table-cell>
        </table:table-row>
      </table:table>
      <text:p text:style-name="P2"/>
      <text:p text:style-name="P2">In some occasions, polygon files may be useful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2">.<text:span text:style-name="T1">poly</text:span></text:p>
          </table:table-cell>
          <table:table-cell table:style-name="Tableau2.B1" office:value-type="string">
            <text:p text:style-name="P1">Text file containing a list of (longitude,latitude) points defining the border of a country or region</text:p>
          </table:table-cell>
        </table:table-row>
      </table:table>
      <text:p text:style-name="P2"/>
      <text:p text:style-name="P2">An easy way to download osm files is <text:s/><text:a xlink:type="simple" xlink:href="https://download.geofabrik.de/" text:style-name="Internet_20_link" text:visited-style-name="Visited_20_Internet_20_Link">https://download.geofabrik.de/</text:a> <text:s text:c="2"/>which allows to navigate into world regions / countries / sub regions </text:p>
      <text:p text:style-name="P2"/>
      <text:p text:style-name="P2">A <text:s/>file looks like <text:s/>france-latest.osm.pbf</text:p>
      <text:p text:style-name="P2"/>
      <text:p text:style-name="P2">To have a direct access to all the files proposed for France try  : <text:a xlink:type="simple" xlink:href="http://download.geofabrik.de/europe/france/" text:style-name="Internet_20_link" text:visited-style-name="Visited_20_Internet_20_Link">http://download.geofabrik.de/europe/france/</text:a> </text:p>
      <text:p text:style-name="P30"/>
      <text:p text:style-name="P30">Note:<text:line-break/>There are tools or web sites, that allow to build the .osm file corresponding to a specific area</text:p>
      <text:h text:style-name="Heading_20_2" text:outline-level="2"><text:bookmark-start text:name="__RefHeading___Toc3308_2821381160"/>OSM file structure<text:bookmark-end text:name="__RefHeading___Toc3308_2821381160"/></text:h>
      <text:p text:style-name="P2">Here we will have a look at a the XML file structure to understand the type of objects it contains</text:p>
      <text:p text:style-name="P2"/>
      <text:p text:style-name="P2">There are 3 main types of objects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node</text:p>
          </table:table-cell>
          <table:table-cell table:style-name="Tableau3.B1" office:value-type="string">
            <text:p text:style-name="P1">It describes a Point with longitute/latitude coordinates</text:p>
            <text:p text:style-name="P1"/>
          </table:table-cell>
        </table:table-row>
        <table:table-row>
          <table:table-cell table:style-name="Tableau3.A2" office:value-type="string">
            <text:p text:style-name="P1">way</text:p>
          </table:table-cell>
          <table:table-cell table:style-name="Tableau3.B2" office:value-type="string">
            <text:p text:style-name="P1">Describes either a <text:span text:style-name="T8">L</text:span>ine ( road, river ...) of a <text:span text:style-name="T8">P</text:span>olygon ( forest area , lake ...) , defined by a list of node elements</text:p>
            <text:p text:style-name="P1"/>
            <text:p text:style-name="P1">A <text:span text:style-name="T8">P</text:span>olygon is just a «way» whose first and last nodes are equal</text:p>
            <text:p text:style-name="P1"/>
            <text:p text:style-name="P29">Note: yes, they could have chosen a better name for this concept ... but it is due to historical reasons</text:p>
            <text:p text:style-name="P47"/>
            <text:p text:style-name="P1"/>
          </table:table-cell>
        </table:table-row>
        <table:table-row>
          <table:table-cell table:style-name="Tableau3.A2" office:value-type="string">
            <text:p text:style-name="P1">relation</text:p>
          </table:table-cell>
          <table:table-cell table:style-name="Tableau3.B2" office:value-type="string">
            <text:p text:style-name="P1">Allows to group objects</text:p>
            <text:p text:style-name="P1">- a bus line is a set of several roads</text:p>
            <text:p text:style-name="P1">- a lake containing an island may be defined by 2 «way» objects: <text:s/>the outer way that describes the lake border, the inner way that describes the island</text:p>
          </table:table-cell>
        </table:table-row>
      </table:table>
      <text:p text:style-name="P2"/>
      <text:p text:style-name="P2"/>
      <text:p text:style-name="P3">Those objects have some common attributes, the most important ones being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id</text:p>
          </table:table-cell>
          <table:table-cell table:style-name="Tableau4.B1" office:value-type="string">
            <text:p text:style-name="P1">Unique identifier</text:p>
            <text:p text:style-name="P1"/>
          </table:table-cell>
        </table:table-row>
        <table:table-row>
          <table:table-cell table:style-name="Tableau4.A2" office:value-type="string">
            <text:p text:style-name="P1">tag</text:p>
          </table:table-cell>
          <table:table-cell table:style-name="Tableau4.B2" office:value-type="string">
            <text:p text:style-name="P1">Each object may have several tags, <text:span text:style-name="T2">which define</text:span></text:p>
            <text:list text:style-name="L1">
              <text:list-item>
                <text:p text:style-name="P432">what it is ( <text:span text:style-name="T169">a town, </text:span>a road, a river, <text:span text:style-name="T8">a lake, </text:span>a building …)</text:p>
              </text:list-item>
              <text:list-item>
                <text:p text:style-name="P432">its characteristics ( <text:span text:style-name="T169">population, </text:span>name , usage … )</text:p>
                <text:p text:style-name="P432"/>
              </text:list-item>
            </text:list>
            <text:p text:style-name="P1">A tag is a pair ( name,value ) like :</text:p>
            <text:p text:style-name="P54">&lt;tag k="highway" v="path"/&gt;</text:p>
            <text:p text:style-name="P55">&lt;tag k="name" v="<text:span text:style-name="T8">Mt Blanc</text:span>"/&gt;</text:p>
            <text:p text:style-name="P1"/>
            <text:p text:style-name="P1">The list of possible tag names is normalized.</text:p>
            <text:p text:style-name="P1">For complete list and description, see :</text:p>
            <text:p text:style-name="P1"><text:bookmark-start text:name="__DdeLink__6301_3838493704"/>https://wiki.openstreetmap.org/wiki/Map_features<text:bookmark-end text:name="__DdeLink__6301_3838493704"/></text:p>
            <text:p text:style-name="P1"/>
            <text:p text:style-name="P1"/>
          </table:table-cell>
        </table:table-row>
      </table:table>
      <text:list text:style-name="L12">
        <text:list-header>
          <text:p text:style-name="P465"><text:s/></text:p>
        </text:list-header>
      </text:list>
      <text:p text:style-name="P6">What is important to know when making maps for <text:span text:style-name="T133">hiking</text:span>, is that both roads and little paths in the mountain are classified with the same tag name «highwa » . The tag value gives the exact nature</text:p>
      <text:p text:style-name="P6"/>
      <text:p text:style-name="P6">Most important values in this case ar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">Tag value</text:p>
          </table:table-cell>
          <table:table-cell table:style-name="Tableau5.B1" office:value-type="string">
            <text:p text:style-name="P7">Description</text:p>
            <text:p text:style-name="P10"/>
          </table:table-cell>
        </table:table-row>
        <table:table-row>
          <table:table-cell table:style-name="Tableau5.A2" office:value-type="string">
            <text:p text:style-name="P5">motorway</text:p>
            <text:p text:style-name="P5">trunk</text:p>
          </table:table-cell>
          <table:table-cell table:style-name="Tableau5.B2" office:value-type="string">
            <text:p text:style-name="P5">motorway</text:p>
          </table:table-cell>
        </table:table-row>
        <table:table-row>
          <table:table-cell table:style-name="Tableau5.A2" office:value-type="string">
            <text:p text:style-name="P5">primary</text:p>
            <text:p text:style-name="P5">secondary</text:p>
            <text:p text:style-name="P5">tertiary</text:p>
          </table:table-cell>
          <table:table-cell table:style-name="Tableau5.B2" office:value-type="string">
            <text:p text:style-name="P5">different kinds of roads with declining importance</text:p>
          </table:table-cell>
        </table:table-row>
        <table:table-row>
          <table:table-cell table:style-name="Tableau5.A2" office:value-type="string">
            <text:p text:style-name="P5">track</text:p>
          </table:table-cell>
          <table:table-cell table:style-name="Tableau5.B2" office:value-type="string">
            <text:p text:style-name="P5">Roads for mostly <text:span text:style-name="T3">agricultural or forestry usage</text:span></text:p>
          </table:table-cell>
        </table:table-row>
        <table:table-row>
          <table:table-cell table:style-name="Tableau5.A2" office:value-type="string">
            <text:p text:style-name="P5">path</text:p>
          </table:table-cell>
          <table:table-cell table:style-name="Tableau5.B2" office:value-type="string">
            <text:p text:style-name="P5">path in the mountain</text:p>
          </table:table-cell>
        </table:table-row>
        <table:table-row>
          <table:table-cell table:style-name="Tableau5.A2" office:value-type="string">
            <text:p text:style-name="P5">cycleway</text:p>
          </table:table-cell>
          <table:table-cell table:style-name="Tableau5.B2" office:value-type="string">
            <text:p text:style-name="P5">for bicycles</text:p>
          </table:table-cell>
        </table:table-row>
      </table:table>
      <text:p text:style-name="P4"/>
      <text:p text:style-name="P8">Example: node</text:p>
      <text:p text:style-name="P4">&lt;node id="45160958" version="19" lat="42.6037228" lon="1.4419909" &gt;</text:p>
      <text:p text:style-name="P4"><text:s text:c="4"/>&lt;tag k="ele" v="2914"/&gt;</text:p>
      <text:p text:style-name="P4"><text:s text:c="4"/>&lt;tag k="name" v="Pic de Médécourbe"/&gt;</text:p>
      <text:p text:style-name="P4"><text:s text:c="2"/>&lt;/node&gt;</text:p>
      <text:p text:style-name="P4"/>
      <text:p text:style-name="P4"/>
      <text:p text:style-name="P9">Example: way</text:p>
      <text:p text:style-name="P32">the &lt;nd ref=xxxxx/&gt; <text:s/>topics give the list of nodes (using their id) that compose the way </text:p>
      <text:p text:style-name="P4"/>
      <text:p text:style-name="P4">&lt;way id="6179270" version="11" timestamp="2023-03-13T07:10:03Z"&gt;</text:p>
      <text:p text:style-name="P4"><text:s text:c="4"/>&lt;nd ref="51371386"/&gt;</text:p>
      <text:p text:style-name="P4"><text:s text:c="4"/>&lt;nd ref="10732120402"/&gt;</text:p>
      <text:p text:style-name="P4"><text:s text:c="4"/>&lt;nd ref="51384490"/&gt;</text:p>
      <text:p text:style-name="P4"><text:s text:c="5"/>&lt;tag k="highway" v="secondary"/&gt;</text:p>
      <text:p text:style-name="P4"><text:s text:c="4"/>&lt;tag k="surface" v="asphalt"/&gt;</text:p>
      <text:p text:style-name="P4"><text:s text:c="2"/>&lt;/way&gt;</text:p>
      <text:p text:style-name="P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4">More details</text:p>
            <text:p text:style-name="P43">https://wiki.openstreetmap.org/wiki/<text:span text:style-name="T23">OSM_XML</text:span></text:p>
            <text:p text:style-name="P44">https://wiki.openstreetmap.org/wiki/Elements</text:p>
          </table:table-cell>
        </table:table-row>
      </table:table>
      <text:p text:style-name="P4"/>
      <text:h text:style-name="Heading_20_2" text:outline-level="2"><text:bookmark-start text:name="__RefHeading___Toc4680_2063623624"/>Shapefile<text:bookmark-end text:name="__RefHeading___Toc4680_2063623624"/></text:h>
      <text:p text:style-name="P327">This is a complex format to describe geographical objects, composed of at least 4 files : </text:p>
      <table:table table:name="Tableau62" table:style-name="Tableau62">
        <table:table-column table:style-name="Tableau62.A"/>
        <table:table-column table:style-name="Tableau62.B"/>
        <table:table-row>
          <table:table-cell table:style-name="Tableau62.A1" office:value-type="string">
            <text:p text:style-name="P326">.shp</text:p>
          </table:table-cell>
          <table:table-cell table:style-name="Tableau62.B1" office:value-type="string">
            <text:p text:style-name="P326"><text:s/>position and form of the objects</text:p>
          </table:table-cell>
        </table:table-row>
        <table:table-row>
          <table:table-cell table:style-name="Tableau62.A2" office:value-type="string">
            <text:p text:style-name="P326">.dbf</text:p>
          </table:table-cell>
          <table:table-cell table:style-name="Tableau62.B2" office:value-type="string">
            <text:p text:style-name="P326">database containing the attributes</text:p>
          </table:table-cell>
        </table:table-row>
        <table:table-row>
          <table:table-cell table:style-name="Tableau62.A2" office:value-type="string">
            <text:p text:style-name="P326">.shx</text:p>
          </table:table-cell>
          <table:table-cell table:style-name="Tableau62.B2" office:value-type="string">
            <text:p text:style-name="P326"><text:s/>indexes</text:p>
          </table:table-cell>
        </table:table-row>
        <table:table-row>
          <table:table-cell table:style-name="Tableau62.A2" office:value-type="string">
            <text:p text:style-name="P326">.prj</text:p>
          </table:table-cell>
          <table:table-cell table:style-name="Tableau62.B2" office:value-type="string">
            <text:p text:style-name="P326"><text:s/>description of the coordinate system</text:p>
          </table:table-cell>
        </table:table-row>
      </table:table>
      <text:p text:style-name="P327"/>
      <text:p text:style-name="P334">Shapefile is often used to distribute data. Many tools can directly show a shapefile</text:p>
      <text:p text:style-name="P328">We generally download them as <text:s/>a .zip file</text:p>
      <text:p text:style-name="P327"/>
      <text:p text:style-name="P327">Why mentionning this format in this tutorial ?</text:p>
      <text:p text:style-name="P327">Just because the description of <text:span text:style-name="T146">'Water Polygons' <text:s/>( </text:span>seas/oceans borders<text:span text:style-name="T146"> ) </text:span>, used to render the world map at low zoom, is available in this format <text:s/>( instead of a standard .osm file ) !</text:p>
      <text:h text:style-name="P374" text:outline-level="1"/>
      <text:h text:style-name="P377" text:outline-level="1"><text:bookmark-start text:name="__RefHeading___Toc3310_2821381160"/>Understand<text:span text:style-name="T25">ing</text:span> PostGIS<text:bookmark-end text:name="__RefHeading___Toc3310_2821381160"/></text:h>
      <text:p text:style-name="P48">PostGIS is an essential point of the global architecture</text:p>
      <text:p text:style-name="P48"/>
      <text:p text:style-name="P48">It is an extension for the Postgresql database, that allows to manage geographical data</text:p>
      <text:p text:style-name="P48"/>
      <text:p text:style-name="P48">This means:</text:p>
      <text:list xml:id="list114318559038203" text:continue-list="list1677918154" text:style-name="List_20_1">
        <text:list-item>
          <text:p text:style-name="P466">define a new datatype GEOMETRY, and allow the database to create columns with this datatype</text:p>
        </text:list-item>
        <text:list-item>
          <text:p text:style-name="P452"><text:span text:style-name="T9">provide plenty of functions to insert,manipulate this kind of data<text:line-break/>example: <text:s/><text:line-break/># returns the list of points common to object1,object2<text:line-break/></text:span><text:span text:style-name="Source_20_Text"><text:span text:style-name="T10">ST_Intersection</text:span></text:span><text:span text:style-name="Source_20_Text"><text:span text:style-name="T11">( object1, object2 )</text:span></text:span></text:p>
        </text:list-item>
      </text:list>
      <text:p text:style-name="P46"/>
      <text:p text:style-name="P46">The main subtypes of GEOMETRY are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4">Point</text:p>
          </table:table-cell>
          <table:table-cell table:style-name="Tableau7.B1" office:value-type="string">
            <text:p text:style-name="P104">Point defined by its longitude/latitude coordinates</text:p>
          </table:table-cell>
        </table:table-row>
        <table:table-row>
          <table:table-cell table:style-name="Tableau7.A2" office:value-type="string">
            <text:p text:style-name="P104">LineString</text:p>
          </table:table-cell>
          <table:table-cell table:style-name="Tableau7.B2" office:value-type="string">
            <text:p text:style-name="P104">A curve defined by a set of Points</text:p>
          </table:table-cell>
        </table:table-row>
        <table:table-row>
          <table:table-cell table:style-name="Tableau7.A2" office:value-type="string">
            <text:p text:style-name="P104">Polygon</text:p>
          </table:table-cell>
          <table:table-cell table:style-name="Tableau7.B2" office:value-type="string">
            <text:p text:style-name="P104">A "closed" Line forming an area because first Point equals last <text:span text:style-name="T26">P</text:span>oint</text:p>
          </table:table-cell>
        </table:table-row>
        <table:table-row>
          <table:table-cell table:style-name="Tableau7.A2" office:value-type="string">
            <text:p text:style-name="P104">MultiPolygon</text:p>
          </table:table-cell>
          <table:table-cell table:style-name="Tableau7.B2" office:value-type="string">
            <text:p text:style-name="P104">Several Polygons ( example: a lake with an island inside )</text:p>
          </table:table-cell>
        </table:table-row>
        <table:table-row>
          <table:table-cell table:style-name="Tableau7.A2" office:value-type="string">
            <text:p text:style-name="P104">MultiLineString</text:p>
          </table:table-cell>
          <table:table-cell table:style-name="Tableau7.B2" office:value-type="string">
            <text:p text:style-name="P104">a collection of Lines</text:p>
          </table:table-cell>
        </table:table-row>
        <table:table-row>
          <table:table-cell table:style-name="Tableau7.A2" office:value-type="string">
            <text:p text:style-name="P104">MultiPoint</text:p>
          </table:table-cell>
          <table:table-cell table:style-name="Tableau7.B2" office:value-type="string">
            <text:p text:style-name="P104">a collection of Points</text:p>
          </table:table-cell>
        </table:table-row>
      </table:table>
      <text:p text:style-name="P40"/>
      <text:p text:style-name="Text_20_body"><text:span text:style-name="T23">There is also the notion of "BoundingBox" </text:span><text:span text:style-name="T27">associated to a GEOMETRY object</text:span><text:span text:style-name="T23"> ( </text:span><text:span text:style-name="T24">named "</text:span><text:span text:style-name="T23">bbox</text:span><text:span text:style-name="T24">" </text:span><text:span text:style-name="T25">by </text:span><text:span text:style-name="T24">some tools</text:span><text:span text:style-name="T23"> ) : </text:span><text:span text:style-name="T87"><text:s/></text:span>the smallest rectangle – parallel to the coordinate axes – capable of containing <text:span text:style-name="T27">the </text:span><text:span text:style-name="T23">object</text:span></text:p>
      <text:p text:style-name="P40"/>
      <text:p text:style-name="Text_20_body"><text:span text:style-name="T12">Installation</text:span>:<text:line-break/>The extension must be added to each Postgresql database that you create</text:p>
      <text:p text:style-name="Text_20_body">psql -d mydatabase <text:s/>-c 'CREATE EXTENSION IF NOT EXISTS postgis;'</text:p>
      <text:p text:style-name="P41"/>
      <text:p text:style-name="Text_20_body"><text:span text:style-name="T13">Note</text:span><text:span text:style-name="T26">:<text:line-break/></text:span>Another useful extension is "hstore", which allows to efficiently manage (key,value) pairs in a <text:s/>column</text:p>
      <text:p text:style-name="Text_20_body">psql -d mydatabase <text:s/>-c 'CREATE EXTENSION IF NOT EXISTS hstore;'</text:p>
      <text:p text:style-name="P41"/>
      <text:p text:style-name="P4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5">More details</text:p>
            <text:p text:style-name="P44">http://postgis.net/workshops/postgis-intro/introduction.html</text:p>
            <text:p text:style-name="P44">http://postgis.net/workshops/postgis-intro/</text:p>
          </table:table-cell>
        </table:table-row>
      </table:table>
      <text:p text:style-name="P40"/>
      <text:p text:style-name="P49"/>
      <text:h text:style-name="P377" text:outline-level="1"><text:bookmark-start text:name="__RefHeading___Toc3312_2821381160"/>Loading data with osm2pgsql<text:bookmark-end text:name="__RefHeading___Toc3312_2821381160"/></text:h>
      <text:p text:style-name="P50">osm2pgsql is a tool that will load osm file xxxx.osm.pbf into a PostGIS database</text:p>
      <text:h text:style-name="Heading_20_2" text:outline-level="2"><text:bookmark-start text:name="__RefHeading___Toc3314_2821381160"/>PostGIS database structure<text:bookmark-end text:name="__RefHeading___Toc3314_2821381160"/></text:h>
      <text:p text:style-name="P50">Wh<text:span text:style-name="T30">y</text:span> is it necessary to understand the structure of the database generated by osm2pgsql ?<text:line-break/>Because you will use SQL requests to extract data, for rendering tiles !</text:p>
      <text:p text:style-name="P50"/>
      <text:p text:style-name="P50">The correspondance between elements in the XML data <text:span text:style-name="T167">, and database tables </text:span>is<text:span text:style-name="T167">:</text:span> 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4">TABLE</text:p>
          </table:table-cell>
          <table:table-cell table:style-name="Tableau9.B1" office:value-type="string">
            <text:p text:style-name="P155">XML data</text:p>
          </table:table-cell>
        </table:table-row>
        <table:table-row>
          <table:table-cell table:style-name="Tableau9.A2" office:value-type="string">
            <text:p text:style-name="P58">planet_osm_point </text:p>
          </table:table-cell>
          <table:table-cell table:style-name="Tableau9.B2" office:value-type="string">
            <text:p text:style-name="P57">populated from <text:s/>&lt;node&gt; XML elements </text:p>
          </table:table-cell>
        </table:table-row>
        <table:table-row>
          <table:table-cell table:style-name="Tableau9.A3" office:value-type="string">
            <text:p text:style-name="P59">planet_osm_line</text:p>
          </table:table-cell>
          <table:table-cell table:style-name="Tableau9.B3" office:value-type="string">
            <text:p text:style-name="P105"><text:span text:style-name="T28"><text:s/>populated from <text:s/>&lt;way&gt; </text:span><text:span text:style-name="T29"><text:s/></text:span><text:span text:style-name="T28">XML elements</text:span></text:p>
            <text:p text:style-name="P105"/>
          </table:table-cell>
        </table:table-row>
        <table:table-row>
          <table:table-cell table:style-name="Tableau9.A3" office:value-type="string">
            <text:p text:style-name="P58">planet_osm_polygon</text:p>
          </table:table-cell>
          <table:table-cell table:style-name="Tableau9.B3" office:value-type="string">
            <text:p text:style-name="P105"><text:span text:style-name="T28">populated from <text:s/></text:span><text:span text:style-name="T29">"closed" </text:span><text:span text:style-name="T28">&lt;way&gt; </text:span><text:span text:style-name="T29">and some &lt;relation&gt; </text:span><text:span text:style-name="T28">XML elements</text:span></text:p>
            <text:p text:style-name="P105"/>
            <text:p text:style-name="P175">it seems that osm2pgsql converts &lt;way&gt; elements to polygon only if some attributes like "natural" or "landuse" are present....</text:p>
            <text:p text:style-name="P105"/>
            <text:p text:style-name="P57"/>
          </table:table-cell>
        </table:table-row>
        <table:table-row>
          <table:table-cell table:style-name="Tableau9.A5" office:value-type="string">
            <text:p text:style-name="P58">planet_osm_roads</text:p>
          </table:table-cell>
          <table:table-cell table:style-name="Tableau9.B5" office:value-type="string">
            <text:p text:style-name="P57">some specific &lt;way&gt; elements, whose tag "highway" tell there are <text:s/>roads, track , path ....</text:p>
          </table:table-cell>
        </table:table-row>
      </table:table>
      <text:p text:style-name="P49"/>
      <text:p text:style-name="P49">Those tables have almost the same structure :</text:p>
      <text:list text:style-name="L13">
        <text:list-item>
          <text:p text:style-name="P413">a column for each tagname ( containing the tag value )<text:line-break/></text:p>
        </text:list-item>
        <text:list-item>
          <text:p text:style-name="P413">a column "way" of type GEOMETRY <text:line-break/>( yes ! even for &lt;node&gt; elements )<text:line-break/></text:p>
        </text:list-item>
        <text:list-item>
          <text:p text:style-name="P413">some other technical columns</text:p>
          <text:list>
            <text:list-item>
              <text:p text:style-name="P412"><text:span text:style-name="T28">z_order : </text:span><text:span text:style-name="T166"><text:s/><text:line-break/></text:span><text:span text:style-name="T169">INT4 </text:span>column that <text:span text:style-name="T169">may be </text:span>used for ordering objects in the render. It mostly applies to objects with highway=* or railway=*</text:p>
            </text:list-item>
            <text:list-item>
              <text:p text:style-name="P413">way_area : <text:line-break/>gives the area ( square meters/feet ) of the object, when relevant<text:line-break/>this is used in some cases,<text:span text:style-name="T166"> </text:span>to decide whether the object is sufficiently big to be drawn</text:p>
            </text:list-item>
          </text:list>
        </text:list-item>
      </text:list>
      <text:p text:style-name="P49"/>
      <text:p text:style-name="P49">What is the exact type of this column "way" ?</text:p>
      <text:p text:style-name="P49">A special technical PostGIS view, keeps track of all GEOMETRY columns<text:span text:style-name="T32"> in all tables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7">SELECT * FROM geometry_columns;</text:p>
            <text:p text:style-name="P57"><text:s/></text:p>
          </table:table-cell>
        </table:table-row>
        <table:table-row>
          <table:table-cell table:style-name="Tableau10.A2" office:value-type="string">
            <text:p text:style-name="P53">f_table_catalog | f_table_schema | <text:s text:c="5"/>f_table_name <text:s text:c="6"/>| f_geometry_column | coord_dimension | srid | <text:s text:c="3"/>type <text:s text:c="3"/></text:p>
            <text:p text:style-name="P53">-----------------+----------------+-------------------------+-------------------+-----------------+------+------------</text:p>
            <text:p text:style-name="P53"><text:s/>osm <text:s text:c="12"/>| public <text:s text:c="8"/>| planet_osm_polygon <text:s text:c="5"/>| way <text:s text:c="14"/>| <text:s text:c="14"/>2 | 3857 | GEOMETRY</text:p>
            <text:p text:style-name="P53"><text:s/>osm <text:s text:c="12"/>| public <text:s text:c="8"/>| planet_osm_point <text:s text:c="7"/>| way <text:s text:c="14"/>| <text:s text:c="14"/>2 | 3857 | POINT</text:p>
            <text:p text:style-name="P53"><text:s/>osm <text:s text:c="12"/>| public <text:s text:c="8"/>| planet_osm_roads <text:s text:c="7"/>| way <text:s text:c="14"/>| <text:s text:c="14"/>2 | 3857 | LINESTRING</text:p>
            <text:p text:style-name="P53"><text:s/>osm <text:s text:c="12"/>| public <text:s text:c="8"/>| planet_osm_line <text:s text:c="8"/>| way <text:s text:c="14"/>| <text:s text:c="14"/>2 | 3857 | LINESTRING</text:p>
            <text:p text:style-name="P53"><text:s/>osm <text:s text:c="12"/>| public <text:s text:c="8"/>| cyclosm_ways <text:s text:c="11"/>| way <text:s text:c="14"/>| <text:s text:c="14"/>2 | 3857 | LINESTRING</text:p>
            <text:p text:style-name="P53"><text:s/>osm <text:s text:c="12"/>| public <text:s text:c="8"/>| cyclosm_amenities_point | way <text:s text:c="14"/>| <text:s text:c="14"/>2 | 3857 | POINT</text:p>
            <text:p text:style-name="P53"><text:s/>osm <text:s text:c="12"/>| public <text:s text:c="8"/>| cyclosm_amenities_poly <text:s/>| way <text:s text:c="14"/>| <text:s text:c="14"/>2 | 3857 | GEOMETRY</text:p>
          </table:table-cell>
        </table:table-row>
      </table:table>
      <text:p text:style-name="P49">for planet_osm_polygon, we see "GEOMETRY" without detail : depending on the case, it is "Polygon" or "MultiPolygon"</text:p>
      <text:p text:style-name="P49"/>
      <text:p text:style-name="P49">Note that cyclosm has defined some specific views <text:span text:style-name="T31">"cyclosm_xxxxx" </text:span>to gather specific cycling stuff</text:p>
      <text:p text:style-name="P49"/>
      <text:p text:style-name="P26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7">More details</text:p>
            <text:p text:style-name="P45">https://osm2pgsql.org/doc/manual.html#geometry-processing</text:p>
          </table:table-cell>
        </table:table-row>
      </table:table>
      <text:p text:style-name="P45"/>
      <text:h text:style-name="Heading_20_2" text:outline-level="2"><text:bookmark-start text:name="__RefHeading___Toc3316_2821381160"/>.style config file<text:bookmark-end text:name="__RefHeading___Toc3316_2821381160"/></text:h>
      <text:p text:style-name="P52"><text:soft-page-break/>Well, this name is quite confusing ... This does not describe the rendering style ( the colors to use in the final map ... ) but gives indications about how to transform tags from XML input file, to columns in the database</text:p>
      <text:p text:style-name="P52">osm2pgsql uses a default file: <text:s text:c="2"/>/usr/share/osm2pgsql/default.style <text:line-break/></text:p>
      <text:p text:style-name="P52">It is a text file, whose contents looks like: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node,way <text:s text:c="2"/>harbour <text:s text:c="5"/>text <text:s text:c="8"/>polygon</text:p>
            <text:p text:style-name="Table_20_Contents"><text:span text:style-name="T32">node <text:s text:c="7"/></text:span><text:s text:c="2"/><text:span text:style-name="T32">ele <text:s text:c="7"/></text:span><text:s text:c="6"/>text <text:s text:c="8"/>linear</text:p>
            <text:p text:style-name="P191">.....</text:p>
          </table:table-cell>
        </table:table-row>
      </table:table>
      <text:p text:style-name="P56"/>
      <text:p text:style-name="P52">This means:</text:p>
      <text:list text:style-name="L14">
        <text:list-item>
          <text:p text:style-name="P467">create a column "harbour" <text:s/>of type TEXT , in the tables populated from XML elements <text:span text:style-name="T35">, when </text:span>&lt;node&gt; <text:span text:style-name="T35">or</text:span> &lt;way&gt;is found<text:line-break/>( <text:s/>put in this column, the values corresponding to tagname="harbour' )</text:p>
        </text:list-item>
        <text:list-item>
          <text:p text:style-name="P467">same operation for column "ele" , but is affects only &lt;node&gt; elements</text:p>
        </text:list-item>
      </text:list>
      <text:p text:style-name="P52"/>
      <text:p text:style-name="P52">Note that this file also allows to force the creation of special columns "way_area" and "z_order" which are not tags found in the XML data . Their value is computed during processing</text:p>
      <text:p text:style-name="P56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8">More details</text:p>
            <text:list text:style-name="L2">
              <text:list-item>
                <text:p text:style-name="P468">see explanations <text:s/>in the header of the standard file /usr/share/osm2pgsql/default.style <text:s/>which comes with the osm2pgsql package </text:p>
              </text:list-item>
              <text:list-item>
                <text:p text:style-name="P469">https://osm2pgsql.org/doc/manual.html#the-pgsql-output<text:span text:style-name="T34"> <text:s text:c="4"/>(chapter Style File )</text:span></text:p>
              </text:list-item>
              <text:list-item>
                <text:p text:style-name="P469">https://osm2pgsql.org/doc/man/</text:p>
              </text:list-item>
            </text:list>
          </table:table-cell>
        </table:table-row>
      </table:table>
      <text:p text:style-name="P52"/>
      <text:p text:style-name="P304"><text:span text:style-name="T18">Note</text:span><text:span text:style-name="T32">:<text:line-break/>Normally, you don't have to bother with this file. <text:line-break/>But for inserting elevation countours, it was necessary to provide a .style file with adequate contents</text:span><text:span text:style-name="T33"> ( see later in this tutorial ...)</text:span></text:p>
      <text:p text:style-name="P304"/>
      <text:h text:style-name="Heading_20_2" text:outline-level="2"><text:bookmark-start text:name="__RefHeading___Toc4682_2063623624"/>More details<text:bookmark-end text:name="__RefHeading___Toc4682_2063623624"/></text:h>
      <text:p text:style-name="P306">See inside file docker-startup.sh <text:s/>the options used to call osm2pgsql</text:p>
      <text:p text:style-name="P306"/>
      <text:p text:style-name="P306">We use -s <text:s/>option ( slim mode) <text:s/>and <text:s/>and --drop <text:s/>(clean temporary stuff when finished) :</text:p>
      <text:p text:style-name="P306">Temporary stuff is written in database, rather than using memory ( otherwise process will fail if you don't have enough memory ) This means that database size will grow a lot during the process, then decrease a lot ...</text:p>
      <text:p text:style-name="P306"/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304">https://osm2pgsql.org/doc/man/</text:p>
          </table:table-cell>
        </table:table-row>
      </table:table>
      <text:p text:style-name="P303"/>
      <text:p text:style-name="P304"/>
      <text:h text:style-name="P377" text:outline-level="1"><text:bookmark-start text:name="__RefHeading___Toc4684_2063623624"/>Rendering configuration<text:bookmark-end text:name="__RefHeading___Toc4684_2063623624"/></text:h>
      <text:p text:style-name="P183">This involve 2 steps:</text:p>
      <text:list text:style-name="L15">
        <text:list-item>
          <text:p text:style-name="P470"><text:span text:style-name="T38">project.mml: <text:s text:c="2"/></text:span>extract adequate data from the database</text:p>
        </text:list-item>
        <text:list-item>
          <text:p text:style-name="P470"><text:span text:style-name="T38">*.mss files : <text:s/></text:span>apply a style ( colors, line thickness, labels font ...)</text:p>
        </text:list-item>
      </text:list>
      <text:p text:style-name="P183"/>
      <text:p text:style-name="P183">The final map is made of several "layers" which are drawn one upon the others. So the order <text:span text:style-name="T169">in project.mml </text:span>is important. It is also possible to add some transparency to a layer, so that it does not completely cover the former layers.</text:p>
      <text:p text:style-name="P183"/>
      <text:p text:style-name="P183">The order of layers is typically ( approximative description )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62">landuse</text:p>
          </table:table-cell>
          <table:table-cell table:style-name="Tableau15.B1" office:value-type="string">
            <text:p text:style-name="P63">shows the usage of land: forest, meadows ...</text:p>
          </table:table-cell>
        </table:table-row>
        <table:table-row>
          <table:table-cell table:style-name="Tableau15.A2" office:value-type="string">
            <text:p text:style-name="P62">hillshade</text:p>
          </table:table-cell>
          <table:table-cell table:style-name="Tableau15.B2" office:value-type="string">
            <text:p text:style-name="P63">draws shadow to give a visual image of topography</text:p>
          </table:table-cell>
        </table:table-row>
        <table:table-row>
          <table:table-cell table:style-name="Tableau15.A2" office:value-type="string">
            <text:p text:style-name="P62">contour</text:p>
          </table:table-cell>
          <table:table-cell table:style-name="Tableau15.B2" office:value-type="string">
            <text:p text:style-name="P63">draws contour lines ( lines of points having same altitude )</text:p>
          </table:table-cell>
        </table:table-row>
        <table:table-row>
          <table:table-cell table:style-name="Tableau15.A2" office:value-type="string">
            <text:p text:style-name="P62">waterway</text:p>
          </table:table-cell>
          <table:table-cell table:style-name="Tableau15.B2" office:value-type="string">
            <text:p text:style-name="P63">rivers and lakes</text:p>
          </table:table-cell>
        </table:table-row>
        <table:table-row>
          <table:table-cell table:style-name="Tableau15.A2" office:value-type="string">
            <text:p text:style-name="P62">tunnel and turning circl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road, track, path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aerial way, bridg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administrative limit</text:p>
          </table:table-cell>
          <table:table-cell table:style-name="Tableau15.B2" office:value-type="string">
            <text:p text:style-name="P63">country,department borders ...</text:p>
          </table:table-cell>
        </table:table-row>
        <table:table-row>
          <table:table-cell table:style-name="Tableau15.A2" office:value-type="string">
            <text:p text:style-name="P62">ferry rout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bicycle route</text:p>
          </table:table-cell>
          <table:table-cell table:style-name="Tableau15.B2" office:value-type="string">
            <text:p text:style-name="P63">emphasis made on itin<text:span text:style-name="T81">e</text:span>raries for bicycles</text:p>
          </table:table-cell>
        </table:table-row>
        <table:table-row>
          <table:table-cell table:style-name="Tableau15.A2" office:value-type="string">
            <text:p text:style-name="P62">GPS route</text:p>
          </table:table-cell>
          <table:table-cell table:style-name="Tableau15.B2" office:value-type="string">
            <text:p text:style-name="P63">obtaine<text:span text:style-name="T39">d</text:span> from a dedicated file containing GPS route</text:p>
          </table:table-cell>
        </table:table-row>
        <table:table-row>
          <table:table-cell table:style-name="Tableau15.A2" office:value-type="string">
            <text:p text:style-name="P62">electric power lin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protected area</text:p>
          </table:table-cell>
          <table:table-cell table:style-name="Tableau15.B2" office:value-type="string">
            <text:p text:style-name="P63">limits <text:s/>of national/regional park...</text:p>
          </table:table-cell>
        </table:table-row>
        <table:table-row>
          <table:table-cell table:style-name="Tableau15.A2" office:value-type="string">
            <text:p text:style-name="P62">tree</text:p>
          </table:table-cell>
          <table:table-cell table:style-name="Tableau15.B2" office:value-type="string">
            <text:p text:style-name="P63">draw a specific icon to show the kind of tree inside a forest</text:p>
          </table:table-cell>
        </table:table-row>
        <table:table-row>
          <table:table-cell table:style-name="Tableau15.A2" office:value-type="string">
            <text:p text:style-name="P62">label</text:p>
          </table:table-cell>
          <table:table-cell table:style-name="Tableau15.B2" office:value-type="string">
            <text:p text:style-name="P63">names : country , <text:s/>city , protected area, road , bicycle route ...</text:p>
          </table:table-cell>
        </table:table-row>
        <table:table-row>
          <table:table-cell table:style-name="Tableau15.A2" office:value-type="string">
            <text:p text:style-name="P62">amenity</text:p>
          </table:table-cell>
          <table:table-cell table:style-name="Tableau15.B2" office:value-type="string">
            <text:p text:style-name="P63"><text:span text:style-name="T169">the icons for </text:span>different kinds of "point of interest" <text:s/>: picnic table, water <text:span text:style-name="T169"><text:s/></text:span></text:p>
            <text:p text:style-name="P63">see the attribute "amenity" in OSM documentation</text:p>
          </table:table-cell>
        </table:table-row>
        <table:table-row>
          <table:table-cell table:style-name="Tableau15.A2" office:value-type="string">
            <text:p text:style-name="P62">amenity label</text:p>
          </table:table-cell>
          <table:table-cell table:style-name="Tableau15.B2" office:value-type="string">
            <text:p text:style-name="P158">the text associated with the icon</text:p>
          </table:table-cell>
        </table:table-row>
      </table:table>
      <text:p text:style-name="P183"/>
      <text:p text:style-name="P183">The same kind of object, is often render<text:span text:style-name="T39">ed</text:span> by several layers, each of them covering a specific range of zoom</text:p>
      <text:p text:style-name="P183"/>
      <text:p text:style-name="P183">It is possible to define properties for a layer-name</text:p>
      <text:list text:style-name="L16">
        <text:list-item>
          <text:p text:style-name="P471">minzoom and maxzoom values <text:span text:style-name="T169">:</text:span> The layer will be drawn only if current zoom matches</text:p>
        </text:list-item>
        <text:list-item>
          <text:p text:style-name="P471">status: off <text:s text:c="4"/>allows to remove the rendering of the layer ( without having to comment out the full description )</text:p>
        </text:list-item>
      </text:list>
      <text:p text:style-name="P183"/>
      <text:p text:style-name="P183">For example, concerning roads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1">Layer</text:p>
          </table:table-cell>
          <table:table-cell table:style-name="Tableau14.B1" office:value-type="string">
            <text:p text:style-name="P182">Description</text:p>
          </table:table-cell>
        </table:table-row>
        <table:table-row>
          <table:table-cell table:style-name="Tableau14.A2" office:value-type="string">
            <text:p text:style-name="P181">roads_low</text:p>
          </table:table-cell>
          <table:table-cell table:style-name="Tableau14.B2" office:value-type="string">
            <text:p text:style-name="P182">zoom levels <text:span text:style-name="T166">7</text:span> to 8</text:p>
            <text:p text:style-name="P51"/>
            <text:p text:style-name="P51"><text:span text:style-name="T73">railways , </text:span><text:span text:style-name="T36">motoways &amp; trunks</text:span> </text:p>
          </table:table-cell>
        </table:table-row>
        <table:table-row>
          <table:table-cell table:style-name="Tableau14.A2" office:value-type="string">
            <text:p text:style-name="P181">roads_med</text:p>
          </table:table-cell>
          <table:table-cell table:style-name="Tableau14.B2" office:value-type="string">
            <text:p text:style-name="P182">zoom levels 9 to 10</text:p>
            <text:p text:style-name="P182"/>
            <text:p text:style-name="P214">railways</text:p>
            <text:p text:style-name="P182">roads having "highway attribute" IN ('motorway', 'trunk', 'primary', 'secondary')</text:p>
          </table:table-cell>
        </table:table-row>
        <table:table-row>
          <table:table-cell table:style-name="Tableau14.A2" office:value-type="string">
            <text:p text:style-name="P181">roads_high</text:p>
          </table:table-cell>
          <table:table-cell table:style-name="Tableau14.B2" office:value-type="string">
            <text:p text:style-name="P182">zoom &gt;= 11</text:p>
            <text:p text:style-name="P182">all <text:span text:style-name="T73">railways, </text:span>roads &amp; track &amp; path</text:p>
          </table:table-cell>
        </table:table-row>
      </table:table>
      <text:h text:style-name="P385" text:outline-level="2"/>
      <text:h text:style-name="P389" text:outline-level="2"><text:bookmark-start text:name="__RefHeading___Toc3320_2821381160"/>project.mml<text:bookmark-end text:name="__RefHeading___Toc3320_2821381160"/></text:h>
      <text:p text:style-name="P183">This file follows YAML syntax</text:p>
      <text:p text:style-name="P183">It describes layers , and how to extract their data <text:s/>from database</text:p>
      <text:p text:style-name="P183"/>
      <text:p text:style-name="P183">Each layer is associated with a SQL request, with <text:span text:style-name="T169">the </text:span>following rules:</text:p>
      <text:list text:style-name="L17">
        <text:list-item>
          <text:p text:style-name="P472">it must return a TABLE<text:line-break/>so the standard syntax is : <text:s/>( SELECT .... FROM sometable ) AS mytablename<text:line-break/>the name "<text:span text:style-name="T169">my</text:span>tablename" is not important, you can choose the one you like, and even use the same name for each layer</text:p>
        </text:list-item>
        <text:list-item>
          <text:p text:style-name="P472">the TABLE must contain an attribute named "way" <text:s/>which is a GEOMETRY object . <text:s/>Normally, it should be the attribute "way" from planet_osm_point, planet_osm_line ....</text:p>
        </text:list-item>
        <text:list-item>
          <text:p text:style-name="P472">it can also contain some extra attributes ( either extracted from database, or computed ), that will be used for final rendering</text:p>
        </text:list-item>
      </text:list>
      <text:p text:style-name="P183"/>
      <text:p text:style-name="P183">It contains 3 main sections</text:p>
      <text:h text:style-name="Heading_20_3" text:outline-level="3"><text:bookmark-start text:name="__RefHeading___Toc3322_2821381160"/>section "_parts"<text:bookmark-end text:name="__RefHeading___Toc3322_2821381160"/></text:h>
      <text:p text:style-name="P183">It defines blocks of constants, that can be reused later in other sections</text:p>
      <text:p text:style-name="P183"/>
      <text:p text:style-name="P183">For example, the following syntax, declares a block named "osm2pgsql" which defines values for "type" and "dbname"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90">osm2pgsql: &amp;osm2pgsql</text:p>
            <text:p text:style-name="P190"><text:s text:c="4"/>type: "postgis"</text:p>
            <text:p text:style-name="P190"><text:s text:c="4"/>dbname: "osm"</text:p>
          </table:table-cell>
        </table:table-row>
      </table:table>
      <text:p text:style-name="P183"/>
      <text:p text:style-name="P183">Later in the document, this syntax allows to inject keys "type" , "dbname" and their value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90">&lt;&lt;: *osm2pgsql</text:p>
          </table:table-cell>
        </table:table-row>
      </table:table>
      <text:p text:style-name="P183"/>
      <text:h text:style-name="Heading_20_3" text:outline-level="3"><text:bookmark-start text:name="__RefHeading___Toc3324_2821381160"/>section Stylesheet<text:bookmark-end text:name="__RefHeading___Toc3324_2821381160"/></text:h>
      <text:p text:style-name="P183">It lists the .mss stylesheet files, that be will used for rendering</text:p>
      <text:h text:style-name="P402" text:outline-level="3"/>
      <text:h text:style-name="P403" text:outline-level="3"><text:bookmark-start text:name="__RefHeading___Toc3326_2821381160"/>section Layer<text:bookmark-end text:name="__RefHeading___Toc3326_2821381160"/></text:h>
      <text:p text:style-name="P183">It is a collection of blocks that define the layers to be extracted from database, and drawn<text:line-break/>- id: <text:s/>layer-name1<text:line-break/>- id: <text:s/>layer-name2<text:line-break/>....</text:p>
      <text:p text:style-name="P183">the contents <text:span text:style-name="T37">of a layer </text:span>looks like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81"><text:s text:c="2"/>&lt;&lt;: *extents</text:p>
            <text:p text:style-name="P181"><text:s text:c="2"/></text:p>
          </table:table-cell>
          <table:table-cell table:style-name="Tableau18.B1" office:value-type="string">
            <text:p text:style-name="P182">gets the keywords defined in block "extents" </text:p>
            <text:p text:style-name="P182"/>
            <text:p text:style-name="P182">this looks like the definition of the Spatial Reference System ( SRS ) known as "web-mercator" projection <text:s/>( the one used by google and osm to transform longtitude/latitude coordinates to a planned map )</text:p>
            <text:p text:style-name="P182"/>
            <text:p text:style-name="P182">This projection consider<text:span text:style-name="T37">s</text:span> the Earth as a perfect sphere, and not an ellipsoid (poles are <text:span text:style-name="T37">indeed </text:span>a little flattened) <text:s/>. This simplification makes computations faster ...</text:p>
            <text:p text:style-name="P182"/>
          </table:table-cell>
        </table:table-row>
        <table:table-row>
          <table:table-cell table:style-name="Tableau18.A2" office:value-type="string">
            <text:p text:style-name="P181">Datasource:</text:p>
            <text:p text:style-name="P181"><text:s text:c="4"/>&lt;&lt;: *osm2pgsql</text:p>
            <text:p text:style-name="P181"><text:s text:c="4"/>table: |-</text:p>
            <text:p text:style-name="P181"><text:s text:c="7"/>( SELECT</text:p>
            <text:p text:style-name="P181"><text:s text:c="10"/>.....</text:p>
            <text:p text:style-name="P181"><text:s text:c="10"/>FROM .…<text:line-break/> <text:s text:c="9"/>WHERE ....</text:p>
            <text:p text:style-name="P181"><text:s text:c="7"/>) AS data</text:p>
          </table:table-cell>
          <table:table-cell table:style-name="Tableau18.B2" office:value-type="string">
            <text:p text:style-name="P181">&lt;&lt;: *osm2pgsql gets the keywords defined in block "osm2pgsql"</text:p>
            <text:p text:style-name="P181">especially, the name of database <text:s/>, and the fact that the column containing the GEOMETRY object is "way" </text:p>
            <text:p text:style-name="P181"/>
            <text:p text:style-name="P181">the syntax |- <text:s/>is a funny YAML syntax telling that what follows is a multiline block</text:p>
            <text:p text:style-name="P181"/>
            <text:p text:style-name="P181">the SQL request "(SELECT ....) AS data" extracts data from the database</text:p>
          </table:table-cell>
        </table:table-row>
        <table:table-row>
          <table:table-cell table:style-name="Tableau18.A2" office:value-type="string">
            <text:p text:style-name="P181">geometry: polygon</text:p>
          </table:table-cell>
          <table:table-cell table:style-name="Tableau18.B2" office:value-type="string">
            <text:p text:style-name="P181">tells the kind of GEOMETRY object ( point, line,polygon ...)</text:p>
          </table:table-cell>
        </table:table-row>
        <table:table-row>
          <table:table-cell table:style-name="Tableau18.A2" office:value-type="string">
            <text:p text:style-name="P181"><text:s text:c="2"/>properties:</text:p>
            <text:p text:style-name="P181"><text:s text:c="4"/>minzoom: 2</text:p>
            <text:p text:style-name="P181"><text:s text:c="4"/>maxzoom: 9</text:p>
            <text:p text:style-name="P181"><text:s text:c="4"/>status: off</text:p>
          </table:table-cell>
          <table:table-cell table:style-name="Tableau18.B2" office:value-type="string">
            <text:p text:style-name="P181">this block allows to define minzoom and maxzoom that apply to this layer</text:p>
            <text:p text:style-name="P181"/>
            <text:p text:style-name="P181">leaving "status: off" will prevent this layer from being shown</text:p>
            <text:p text:style-name="P181"/>
          </table:table-cell>
        </table:table-row>
      </table:table>
      <text:p text:style-name="P181"/>
      <text:h text:style-name="P385" text:outline-level="2"/>
      <text:h text:style-name="P391" text:outline-level="2"><text:bookmark-start text:name="__RefHeading___Toc3328_2821381160"/>*.mss files<text:bookmark-end text:name="__RefHeading___Toc3328_2821381160"/></text:h>
      <text:p text:style-name="P187">Those files have <text:s/>CSS syntax [with some adaptations] . They follow the CartoCSS specification<text:line-break/></text:p>
      <text:h text:style-name="Heading_20_3" text:outline-level="3"><text:bookmark-start text:name="__RefHeading___Toc3330_2821381160"/>Basic syntax<text:bookmark-end text:name="__RefHeading___Toc3330_2821381160"/>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62">#buildings<text:span text:style-name="T38"> { style-definition }</text:span></text:p>
          </table:table-cell>
          <table:table-cell table:style-name="Tableau19.B1" office:value-type="string">
            <text:p text:style-name="P186">applies to layers defined by</text:p>
            <text:p text:style-name="P186">id: buildings</text:p>
          </table:table-cell>
        </table:table-row>
        <table:table-row>
          <table:table-cell table:style-name="Tableau19.A2" office:value-type="string">
            <text:p text:style-name="P60">.contours { style-definition }</text:p>
          </table:table-cell>
          <table:table-cell table:style-name="Tableau19.B2" office:value-type="string">
            <text:p text:style-name="P186">applies to layers having the declaration in project.mml:</text:p>
            <text:p text:style-name="P186"><text:s text:c="3"/>class: contours</text:p>
          </table:table-cell>
        </table:table-row>
        <table:table-row>
          <table:table-cell table:style-name="Tableau19.A2" office:value-type="string">
            <text:p text:style-name="P60">#waterway_low[zoom&gt;=8][zoom&lt;=12] {</text:p>
            <text:p text:style-name="P60"><text:s text:c="2"/>line-color: <text:span text:style-name="T169">blue</text:span>;</text:p>
            <text:p text:style-name="P60"><text:s text:c="2"/>[zoom=8] { line-width: 0.1; }</text:p>
            <text:p text:style-name="P60"><text:s text:c="2"/>[zoom=9] { line-width: 0.2; }</text:p>
          </table:table-cell>
          <table:table-cell table:style-name="Tableau19.B2" office:value-type="string">
            <text:p text:style-name="P186">this block applies only if zoom is inside [8,12]</text:p>
            <text:p text:style-name="P186">defines line-color for all cases</text:p>
            <text:p text:style-name="P186">defines specific line-width with <text:s/>depending on zoom</text:p>
          </table:table-cell>
        </table:table-row>
        <table:table-row>
          <table:table-cell table:style-name="Tableau19.A2" office:value-type="string">
            <text:p text:style-name="P60">[sport='cycling'][zoom&gt;=15], <text:s/>[sport='bmx'][zoom&gt;=15] {</text:p>
            <text:p text:style-name="P60"><text:s text:c="2"/>style-definition</text:p>
            <text:p text:style-name="P60">}</text:p>
          </table:table-cell>
          <table:table-cell table:style-name="Tableau19.B2" office:value-type="string">
            <text:p text:style-name="P186">looks at the value of column named "sport", and applies if value is "cycling" OR "bmx"</text:p>
          </table:table-cell>
        </table:table-row>
        <table:table-row>
          <table:table-cell table:style-name="Tableau19.A2" office:value-type="string">
            <text:p text:style-name="P60">@wooded: <text:s text:c="11"/>#d0feb9;</text:p>
          </table:table-cell>
          <table:table-cell table:style-name="Tableau19.B2" office:value-type="string">
            <text:p text:style-name="P186">defines a constant named "wooded" that an be reused later. obviously this is a RGB color definition</text:p>
          </table:table-cell>
        </table:table-row>
        <table:table-row>
          <table:table-cell table:style-name="Tableau19.A2" office:value-type="string">
            <text:p text:style-name="P60">[type='landuse_forest'] <text:s text:c="7"/>{ polygon-fill: @wooded; }</text:p>
          </table:table-cell>
          <table:table-cell table:style-name="Tableau19.B2" office:value-type="string">
            <text:p text:style-name="P186">recovers the value of the constant @wooded <text:s/>which was formely defined</text:p>
          </table:table-cell>
        </table:table-row>
        <table:table-row>
          <table:table-cell table:style-name="Tableau19.A2" office:value-type="string">
            <text:p text:style-name="P60">#capital-names {</text:p>
            <text:p text:style-name="P60"><text:s text:c="4"/>[zoom &gt;= 8] {</text:p>
            <text:p text:style-name="P60"><text:s text:c="4"/>text-name: '[name]';</text:p>
            <text:p text:style-name="P60"><text:s text:c="2"/>}</text:p>
            <text:p text:style-name="P60">}</text:p>
          </table:table-cell>
          <table:table-cell table:style-name="Tableau19.B2" office:value-type="string">
            <text:p text:style-name="P186">find out the name of capitals inside column "name" , but prints it only if zoom&gt;=8</text:p>
          </table:table-cell>
        </table:table-row>
      </table:table>
      <text:p text:style-name="P186"/>
      <text:h text:style-name="P404" text:outline-level="3"><text:bookmark-start text:name="__RefHeading___Toc3332_2821381160"/>Drawing several time the same layer<text:bookmark-end text:name="__RefHeading___Toc3332_2821381160"/></text:h>
      <text:p text:style-name="P189"><text:span text:style-name="T82">It is possible to</text:span> to draw several times a same layer, using different styles values.</text:p>
      <text:p text:style-name="P189"/>
      <text:p text:style-name="P189">This is typically used for "road-casing"<text:span text:style-name="T82">, </text:span>that is drawing a border using a different color on the sides on a road</text:p>
      <text:p text:style-name="P238"/>
      <text:p text:style-name="P238">First solution using "::"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60">#bigroad<text:span text:style-name="T169">::outline</text:span> {</text:p>
            <text:p text:style-name="P60"><text:s text:c="4"/>line-color: black;</text:p>
            <text:p text:style-name="P60"><text:s text:c="4"/>line-width: 4;</text:p>
            <text:p text:style-name="P60">}</text:p>
            <text:p text:style-name="P60"/>
            <text:p text:style-name="P60">#bigroad::<text:span text:style-name="T169">inline</text:span> {</text:p>
            <text:p text:style-name="P60"><text:s text:c="4"/>line-color: red;</text:p>
            <text:p text:style-name="P60"><text:s text:c="4"/>line-width: 2;</text:p>
            <text:p text:style-name="P60">}</text:p>
            <text:p text:style-name="P60"/>
          </table:table-cell>
          <table:table-cell table:style-name="Tableau20.B1" office:value-type="string">
            <text:p text:style-name="P186">draws <text:s/>a large 4 pixels black line , <text:s/>and <text:s/>after draws again as a small 2 pixels red line</text:p>
            <text:p text:style-name="P186"/>
            <text:p text:style-name="P186">the result is a red line with a black border</text:p>
            <text:p text:style-name="P186"/>
            <text:p text:style-name="P357"/>
          </table:table-cell>
        </table:table-row>
      </table:table>
      <text:p text:style-name="P184"/>
      <text:p text:style-name="P238">Second solution <text:s/>using "/"</text:p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61">#bigroad {</text:p>
            <text:p text:style-name="P61"><text:s text:c="4"/>line-color: black;</text:p>
            <text:p text:style-name="P61"><text:s text:c="4"/>line-width: 4;</text:p>
            <text:p text:style-name="P61"/>
            <text:p text:style-name="P61"><text:s text:c="4"/><text:span text:style-name="T82">casing/</text:span>line-color: red;</text:p>
            <text:p text:style-name="P61"><text:s text:c="4"/><text:span text:style-name="T82">casing/</text:span>line-width: 2;</text:p>
            <text:p text:style-name="P61">}</text:p>
          </table:table-cell>
          <table:table-cell table:style-name="Tableau39.B1" office:value-type="string">
            <text:p text:style-name="P188"/>
            <text:p text:style-name="P188"/>
          </table:table-cell>
        </table:table-row>
      </table:table>
      <text:p text:style-name="P185"/>
      <text:p text:style-name="P186">note that you can freely choose the name of the keyword after :: <text:s/><text:span text:style-name="T82"><text:s/>or before /</text:span></text:p>
      <text:h text:style-name="P403" text:outline-level="3"><text:bookmark-start text:name="__RefHeading___Toc6626_2971349817"/>Rendering labels <text:bookmark-end text:name="__RefHeading___Toc6626_2971349817"/></text:h>
      <text:p text:style-name="P346"><text:span text:style-name="T173">It </text:span>is quite touchy<text:span text:style-name="T173"> !</text:span></text:p>
      <text:p text:style-name="P346"/>
      <text:p text:style-name="P346">There are three possibilities:</text:p>
      <text:list xml:id="list114318441702557" text:continue-list="list114318559038203" text:style-name="List_20_1">
        <text:list-item>
          <text:p text:style-name="P473">SHIELD : A .svg icon . Text is written inside the icon, or at a specific distance ( dx, dy )<text:line-break/>Can be resized with complex syntax ( <text:s text:c="2"/>shield-transform: "scale(0.75)"; )<text:line-break/>Icon color is fixed, but text color can change ( shield-fill <text:s/>)<text:line-break/></text:p>
        </text:list-item>
        <text:list-item>
          <text:p text:style-name="P473">TEXT : only the label is printed . At the exact point, or at a specific distance ( dx, dy )<text:line-break/></text:p>
        </text:list-item>
        <text:list-item>
          <text:p text:style-name="P473">MARKER: A .svg icon . Can be resized easyly (marker-width,marker-height) <text:s/>. Can also modify color. Does not contain text. It's your job to draw a separate TEXT object<text:line-break/></text:p>
        </text:list-item>
      </text:list>
      <text:p text:style-name="P363"><text:span text:style-name="T173">When dealing with labels, we may encounter </text:span><text:span text:style-name="T164">many potential troubles:</text:span></text:p>
      <text:list xml:id="list114318683849191" text:continue-numbering="true" text:style-name="List_20_1">
        <text:list-item>
          <text:p text:style-name="P473">by default, those labels must not overlap: in this case, one of them will disappear !<text:line-break/>( this can cause strange effects, like the name of a mountain disappearing at a specific zoom, just because of overlapping trouble with other markers )</text:p>
        </text:list-item>
        <text:list-item>
          <text:p text:style-name="P473">a SHIELD using dx,dy may use much more room than just its text, increasing the risk of overlapping</text:p>
        </text:list-item>
        <text:list-item>
          <text:p text:style-name="P473">when using a tupple ( MARKER, TEXT ), one of them may disappear, because they have a separate overlapping management</text:p>
        </text:list-item>
        <text:list-item>
          <text:p text:style-name="P473">some strange bugs when a text overlaps a tile boundary ( part of the text clipped, or text repeated at different places )<text:line-break/></text:p>
        </text:list-item>
      </text:list>
      <text:h text:style-name="P405" text:outline-level="3"><text:bookmark-start text:name="__RefHeading___Toc3334_2821381160"/>Hints<text:bookmark-end text:name="__RefHeading___Toc3334_2821381160"/></text:h>
      <text:h text:style-name="Heading_20_4" text:outline-level="4">dashed lines</text:h>
      <text:p text:style-name="P209">line-dasharray allows to draw dashed lines</text:p>
      <text:p text:style-name="P209"/>
      <text:p text:style-name="P210">It is important to add those parameters:</text:p>
      <text:list text:style-name="L18">
        <text:list-item>
          <text:p text:style-name="P444">line-cap: butt; <text:s text:c="2"/>// line terminates abruptly, without extra termination pixels</text:p>
        </text:list-item>
        <text:list-item>
          <text:p text:style-name="P444">line-join: round; // smooth rounded junction between joining lines</text:p>
        </text:list-item>
      </text:list>
      <text:p text:style-name="P209"/>
      <text:p text:style-name="P209"><text:span text:style-name="T87">O</text:span>therwise, if you want to draw a line as a succession of little points, there is the risk that they look like a continuous line, because of added termination stuff.</text:p>
      <text:h text:style-name="Heading_20_4" text:outline-level="4">magic tokens</text:h>
      <text:p text:style-name="P210"><text:span text:style-name="T159">S</text:span>ome magic <text:span text:style-name="T122">tokens</text:span> can be used in SQL requests, <text:span text:style-name="T159">in conjunction </text:span>with <text:s/>'way_area' :</text:p>
      <text:p text:style-name="P348">Those tokens are processed by the Mapnik renderer</text:p>
      <text:p text:style-name="P348"/>
      <table:table table:name="Tableau71" table:style-name="Tableau71">
        <table:table-column table:style-name="Tableau71.A"/>
        <table:table-column table:style-name="Tableau71.B"/>
        <table:table-row>
          <table:table-cell table:style-name="Tableau71.A1" office:value-type="string">
            <text:p text:style-name="P213">!scale_denominator! <text:s/></text:p>
          </table:table-cell>
          <table:table-cell table:style-name="Tableau71.B1" office:value-type="string">
            <text:p text:style-name="P213">for a 1/17000 <text:s/>scale, this value contains 17000</text:p>
            <text:p text:style-name="P348">( one cm on the device showing the map, equals scale_denominator cm in real world )</text:p>
            <text:p text:style-name="P348"/>
            <text:p text:style-name="P173">This is highly dependent on the pixel size of the device<text:line-break/>Mapnik seems to use a standard pixel size value of 0.28 milimeter : <text:span text:style-name="T169">(</text:span>90.71 dot per inch<text:span text:style-name="T169">)</text:span></text:p>
            <text:p text:style-name="P173"/>
            <text:p text:style-name="P174">Due to distance distorsion caused by Mercator projection, the scale is supposed to vary depending on Latitude. </text:p>
            <text:p text:style-name="P174"><text:span text:style-name="T174">But, f</text:span>or a defined zoom value, Mapnik uses the same <text:span text:style-name="T83">scale_denominator</text:span> value whatever the latitude</text:p>
          </table:table-cell>
        </table:table-row>
        <table:table-row>
          <table:table-cell table:style-name="Tableau71.A2" office:value-type="string">
            <text:p text:style-name="P213">!pixel_width! <text:s text:c="2"/></text:p>
            <text:p text:style-name="P213">!pixel_height!</text:p>
          </table:table-cell>
          <table:table-cell table:style-name="Tableau71.B2" office:value-type="string">
            <text:p text:style-name="P213">tells how many meters a map pixel represents in reality</text:p>
            <text:p text:style-name="P348"><text:span text:style-name="T76">Use them with extreme caution !! </text:span><text:s/>( their value may be always 0 )</text:p>
          </table:table-cell>
        </table:table-row>
      </table:table>
      <text:p text:style-name="P210"/>
      <text:p text:style-name="P210"/>
      <text:p text:style-name="P209"><text:soft-page-break/></text:p>
      <table:table table:name="Tableau37" table:style-name="Tableau37">
        <table:table-column table:style-name="Tableau37.A"/>
        <table:table-row table:style-name="Tableau37.1">
          <table:table-cell table:style-name="Tableau37.A1" office:value-type="string">
            <text:p text:style-name="P209">-- Compute a column 'way_pixels' telling how many pixels a polygon uses in the map . <text:line-break/>-- Can be used to eliminate small objects<text:line-break/>SELECT way_area/NULLIF(!pixel_width!::real*!pixel_height!::real,0) AS way_pixels</text:p>
            <text:p text:style-name="P209"/>
            <text:p text:style-name="P348">-- Since there is the risk that pixel_width is always 0 , we can replace them by an equivalent formula:</text:p>
            <text:p text:style-name="P348">-- pixel_width = pixel_height= 0.00028 * scale_denominator</text:p>
            <text:p text:style-name="P173">-- 1 meter on device represents <text:s/>scale_denominator <text:s/>meters in real world</text:p>
            <text:p text:style-name="P173">-- so a pixel which is 0.00028 meters on device represents 0.00028 * scale_denominator in real world</text:p>
            <text:p text:style-name="P348"/>
          </table:table-cell>
        </table:table-row>
      </table:table>
      <text:p text:style-name="P209"/>
      <text:p text:style-name="P348">Unfortunately, there is no !zoom! token to <text:span text:style-name="T163">get</text:span> current zoom value, but it can be retrieved by the formula:</text:p>
      <text:p text:style-name="P353"><text:span text:style-name="T161">ROUND ( <text:s text:c="2"/></text:span><text:span text:style-name="T162">log( </text:span><text:span text:style-name="T163">2 , </text:span><text:span text:style-name="T162">559082264 / </text:span><text:span text:style-name="T166">!</text:span>scale_denominator<text:span text:style-name="T166">!</text:span>) <text:span text:style-name="T162"><text:s text:c="4"/></text:span><text:span text:style-name="T161">)</text:span><text:span text:style-name="T163"> <text:s text:c="10"/></text:span></text:p>
      <text:p text:style-name="P348"/>
      <text:h text:style-name="Heading_20_4" text:outline-level="4">magic token &amp; performance</text:h>
      <text:p text:style-name="P292">Another magic <text:span text:style-name="T122">token</text:span> is:</text:p>
      <text:p text:style-name="P35">AND way &amp;&amp; !bbox!</text:p>
      <text:p text:style-name="P290">which means select only objects that fit in the area to draw.</text:p>
      <text:p text:style-name="P290">This reduces the amount of objects to extract from database</text:p>
      <text:p text:style-name="P290"/>
      <text:p text:style-name="P294">it will be converted to something like </text:p>
      <text:p text:style-name="P35">AND way &amp;&amp; ST_SetSRID('BOX3D(<text:span text:style-name="T119"> some coordinates </text:span>)'::box3d, 3857) </text:p>
      <text:h text:style-name="Heading_20_4" text:outline-level="4">sql transformation</text:h>
      <text:p text:style-name="P290">The sql inside project.mml is not exactly the one finally executed...</text:p>
      <text:p text:style-name="P290"/>
      <text:p text:style-name="P290">Generally, the sql request <text:s/>(SELECT .... ) AS data <text:s/>will be suffixed by something like</text:p>
      <text:p text:style-name="P35">WHERE "way" &amp;&amp; ST_SetSRID('BOX3D( some coordinates )'::box3d, 3857)</text:p>
      <text:p text:style-name="P290"><text:span text:style-name="T116">which uses a postgis builtin function, </text:span>to select only objects that fit in the area to draw.</text:p>
      <text:p text:style-name="P290"/>
      <text:p text:style-name="P294">This does not happen if the magic <text:span text:style-name="T123">keyword</text:span><text:span text:style-name="T7"> !bbox!</text:span><text:span text:style-name="T4"> <text:s/></text:span><text:span text:style-name="T120">is </text:span><text:span text:style-name="T121">found </text:span><text:span text:style-name="T120"><text:s/>inside the request</text:span><text:span text:style-name="T121"> ( or in comments ! )</text:span></text:p>
      <text:p text:style-name="P294"/>
      <text:p text:style-name="P275"><text:span text:style-name="T169">C</text:span>aution!</text:p>
      <text:p text:style-name="P295"><text:span text:style-name="T120">Do not comment out the sequence "</text:span><text:span text:style-name="T7">AND way &amp;&amp; !bbox!</text:span><text:span text:style-name="T4">" . </text:span></text:p>
      <text:p text:style-name="P273">Since keyword !bbox! <text:span text:style-name="T169">will still be </text:span>found, the request will not be suffixed, causing a huge extraction of data</text:p>
      <text:p text:style-name="P291"/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125"><text:span text:style-name="T123">Generally both methods are equivalent ( </text:span><text:span text:style-name="T119">magic sequence !bbox! <text:s/></text:span><text:span text:style-name="T123">, </text:span><text:span text:style-name="T119">automatic addition of suffix</text:span><text:span text:style-name="T123"> ) , because the index filtering on object coordinates <text:s/>is done very early...</text:span></text:p>
            <text:p text:style-name="P125"/>
            <text:p text:style-name="P125"><text:span text:style-name="T16">Exception</text:span><text:span text:style-name="T123"> : when column "way" is recomputed ( ST_Snaptogrid(way, !pixel_width! / 4) AS way )</text:span></text:p>
            <text:p text:style-name="P128">In this case, with automatic addition, the filtering on object coordinates will be done much later</text:p>
            <text:p text:style-name="P128">So, the addition of magic sequence !bbox! is necessary </text:p>
            <text:p text:style-name="P128"/>
            <text:p text:style-name="P127">For <text:span text:style-name="T123">example, the </text:span>rendering of layer landuse-low , without !bbox! , <text:span text:style-name="T123">brings a high </text:span><text:span text:style-name="T169">risk</text:span> of "shared memory error" </text:p>
            <text:p text:style-name="P126"/>
          </table:table-cell>
        </table:table-row>
      </table:table>
      <text:p text:style-name="P290"/>
      <text:h text:style-name="Heading_20_4" text:outline-level="4">cache-feature</text:h>
      <text:p text:style-name="P293">When a layer is drawn several times <text:s/>( see "casing" in previous chapter ) , <text:span text:style-name="T118">the rendering tool </text:span>Mapnik has the default behavior to reexecute the same request several times !</text:p>
      <text:p text:style-name="P293">Adding <text:s/>"cache-feature: true" <text:s/>in <text:span text:style-name="T117">section </text:span>properties<text:span text:style-name="T117">: </text:span><text:s/>will avoid this</text:p>
      <text:p text:style-name="P293">( the result of sql request will be cached in memory . o<text:span text:style-name="T150">f</text:span> <text:span text:style-name="T150">course</text:span> this has a memory cost ...)</text:p>
      <text:p text:style-name="P290"/>
      <text:h text:style-name="Heading_20_4" text:outline-level="4" text:is-list-header="true"><text:soft-page-break/><text:span text:style-name="T170">rendering </text:span>priority</text:h>
      <text:p text:style-name="P356"><text:span text:style-name="T172">L</text:span>ayers<text:span text:style-name="T170"> and </text:span>data<text:span text:style-name="T170"> </text:span><text:s/>are rendered according to their order of appearance.</text:p>
      <text:list xml:id="list114318190560433" text:continue-list="list114318683849191" text:style-name="List_20_1">
        <text:list-item>
          <text:p text:style-name="P476">the first layers in project.mml are rendered before the others</text:p>
        </text:list-item>
        <text:list-item>
          <text:p text:style-name="P476">the first objects returned by <text:s/>a SQL request are rendered before the others</text:p>
        </text:list-item>
      </text:list>
      <text:p text:style-name="P362"/>
      <text:p text:style-name="P362">If a style ( like line-width: ) appears several times with different values:</text:p>
      <text:list xml:id="list114318300348490" text:continue-numbering="true" text:style-name="List_20_1">
        <text:list-item>
          <text:p text:style-name="P476">the last value will be used</text:p>
        </text:list-item>
        <text:list-item>
          <text:p text:style-name="P476">exception : <text:s/>with casing ( using :: <text:s/>or / <text:s/>syntax ) drawing is done twice</text:p>
        </text:list-item>
      </text:list>
      <text:p text:style-name="P356"/>
      <text:p text:style-name="P22">There is a special behaviour for objects rendered by text/marker/shield</text:p>
      <text:p text:style-name="P356">For them, the standard option is to forbid overlapping: this means that the first rendered objects may prevent other ones from being drawn if they overlap with the first ones <text:span text:style-name="T170"><text:s/>( </text:span><text:span text:style-name="T171">even if positionned in different layers</text:span><text:span text:style-name="T170"> ) </text:span>...</text:p>
      <text:p text:style-name="P356"/>
      <text:p text:style-name="P290"/>
      <text:p text:style-name="P209"/>
      <text:h text:style-name="P385" text:outline-level="2"/>
      <text:h text:style-name="P389" text:outline-level="2"><text:bookmark-start text:name="__RefHeading___Toc3336_2821381160"/>More details<text:bookmark-end text:name="__RefHeading___Toc3336_2821381160"/></text:h>
      <text:p text:style-name="P228">project.mml and *.mss files <text:s/>follow the CartoCSS specification, which has been ad<text:span text:style-name="T82">o</text:span>pted by Openstreetmap.</text:p>
      <text:p text:style-name="P228">But internally, a tool named "carto" transforms them into XML files, which are the ones expected by the rendering engine named "<text:span text:style-name="T118">M</text:span>apnik"</text:p>
      <text:p text:style-name="P228"/>
      <text:p text:style-name="P229">It is not easy to find this CartoCSS full specification . <text:line-break/>O<text:span text:style-name="T150">ne </text:span>solution is to look at documentation of other tools, (sometimes obsolete) which use it.</text:p>
      <text:p text:style-name="P228"/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61">https://tilemill-project.github.io/tilemill/docs/manual/</text:p>
            <text:p text:style-name="P161">https://tilemill-project.github.io/tilemill/docs/guides/styling-lines/</text:p>
            <text:p text:style-name="P162">( introduction and very nice advanced recipes )</text:p>
            <text:p text:style-name="P162"/>
            <text:p text:style-name="P161">http://mapnik.org/mapnik-reference/#3.0.22</text:p>
            <text:p text:style-name="P163">( <text:span text:style-name="T160">a view of all possible keywords . <text:line-break/></text:span><text:span text:style-name="T172">(</text:span><text:span text:style-name="T160">P</text:span>ay attention that the documented format <text:span text:style-name="T4">key=value</text:span> <text:span text:style-name="T160"><text:s/></text:span><text:span text:style-name="T21">must</text:span><text:span text:style-name="T160"> be adapted </text:span><text:s/>to <text:span text:style-name="T160">.CSS language</text:span>)</text:p>
            <text:p text:style-name="P163"/>
            <text:p text:style-name="P161">https://wiki.openstreetmap.org/wiki/Slippy_map_tilenames#Resolution_and_Scale</text:p>
            <text:p text:style-name="P160">( scale computation )</text:p>
            <text:p text:style-name="P160"/>
            <text:p text:style-name="P161">https://github.com/mapbox/carto/blob/master/docs/language_elements.rst</text:p>
            <text:p text:style-name="P164">https://github.com/mapbox/carto/blob/master/docs/styling_concepts.rst</text:p>
            <text:p text:style-name="P164"/>
            <text:p text:style-name="P164">https://github.com/mapbox/mapbox-studio-classic/blob/mb-pages/docs/studio-classic-manual/04-classic-manual-cartocss.md</text:p>
            <text:p text:style-name="P164"/>
            <text:p text:style-name="P159"/>
          </table:table-cell>
        </table:table-row>
      </table:table>
      <text:p text:style-name="P227"/>
      <text:h text:style-name="Heading_20_4" text:outline-level="4">Zoom computation<text:span text:style-name="T160"> formulas</text:span></text:h>
      <text:p text:style-name="P348">At zoom 0 , the world map is represented by a 256 pixels wide map</text:p>
      <text:p text:style-name="P348">Circumference at equator : 40075km<text:line-break/>At zoom z, the world map is represented by <text:span text:style-name="T160">a </text:span>256 * 2^z pixels wide map</text:p>
      <text:p text:style-name="P348">Size of a pixel on rendering device is supposed to be 0.28 mm</text:p>
      <text:p text:style-name="P348"/>
      <text:p text:style-name="P348">40075 * 1000 meters on earth correspond to 256 * 2^z <text:s/>* 0.28 * 0.001 meters on device</text:p>
      <text:p text:style-name="P348">scale_denominator <text:s/>meters <text:s/>on earth <text:s/>corresponds to 1 meter on device</text:p>
      <text:p text:style-name="P348"/>
      <text:p text:style-name="P348">scale_denominator = 40075*1000 / (256 * 0.00028 * 2^z)<text:span text:style-name="T162"> = <text:s/>559082264 / 2^z</text:span></text:p>
      <text:p text:style-name="P348">2^z <text:s/>= <text:s/>40075*1000 / ( 256 * 0.00028 * scale_denominator )</text:p>
      <text:p text:style-name="P348">z = l<text:span text:style-name="T162">og2</text:span> [ 40075*1000 / ( 256 * 0.00028 * scale_denominator ) ] </text:p>
      <text:p text:style-name="P352">z= <text:span text:style-name="T161">ROUND ( <text:s text:c="2"/></text:span><text:span text:style-name="T162">log2( 559082264 / </text:span>scale_denominator) <text:span text:style-name="T162"><text:s text:c="4"/></text:span><text:span text:style-name="T161">)</text:span></text:p>
      <text:p text:style-name="P348"/>
      <text:p text:style-name="P348"/>
      <text:h text:style-name="P374" text:outline-level="1"/>
      <text:h text:style-name="P377" text:outline-level="1"><text:bookmark-start text:name="__RefHeading___Toc3338_2821381160"/>Drawing contours lines<text:bookmark-end text:name="__RefHeading___Toc3338_2821381160"/></text:h>
      <text:p text:style-name="P177"><text:span text:style-name="T66">T</text:span>his means drawing lines showing points of same altitude</text:p>
      <text:p text:style-name="P221"/>
      <text:p text:style-name="P221">This implementation uses two directories<text:span text:style-name="T87">:</text:span></text:p>
      <text:list text:style-name="L19">
        <text:list-item>
          <text:p text:style-name="P477">dem : <text:s/>contains scripts and parameters</text:p>
        </text:list-item>
        <text:list-item>
          <text:p text:style-name="P477">demdata : working directory for downloaded files , and output files</text:p>
        </text:list-item>
      </text:list>
      <text:h text:style-name="P392" text:outline-level="2"><text:bookmark-start text:name="__RefHeading___Toc3340_2821381160"/>DEM data from SRTM<text:bookmark-end text:name="__RefHeading___Toc3340_2821381160"/></text:h>
      <text:p text:style-name="P177">DEM means "Digital Elevation Model" and DEM data refers to files containing the altitude of points on Earth</text:p>
      <text:p text:style-name="P177">SRTM ( Shuttle Radar Topography Mission ) produced by Nasa<text:span text:style-name="T40">,</text:span> provides 2 levels of precision</text:p>
      <text:list text:style-name="L20">
        <text:list-item>
          <text:p text:style-name="P478">srtm3 : 3 second arc precision . This is 100m . <text:span text:style-name="T126">Really </text:span><text:s/>insufficient</text:p>
        </text:list-item>
        <text:list-item>
          <text:p text:style-name="P478">srtm1 : 1 second arc precision . This is 30m</text:p>
        </text:list-item>
      </text:list>
      <text:p text:style-name="P177"/>
      <text:p text:style-name="P178">Data are .hgt files <text:s/>. Each file covers a square of 1 degree longitude and latitude.<text:line-break/></text:p>
      <text:p text:style-name="P178">A .hgt file is named like N45E50.hgt ( 45° longitude North , 50° latitude East ) containing the altitudes as <text:s/>16bits integers<text:span text:style-name="T66"> ( and off course a header describing the contents )</text:span></text:p>
      <text:p text:style-name="P177"><text:line-break/>srtm1 <text:span text:style-name="T87">( one arc minute ) </text:span><text:span text:style-name="T41">files </text:span>provide 3601x3601 values<text:line-break/>srtm3 <text:span text:style-name="T87"><text:s/>( 3 arc minute) </text:span><text:span text:style-name="T41">files </text:span>provide 1201x1201 values</text:p>
      <text:p text:style-name="P199"/>
      <text:p text:style-name="P199">srtm-version is something completely different: it refers to the different shuttle missions<text:line-break/>Current version is 3 . For this version, srtm1 dataset is not limited to US, and "holes" have been completed</text:p>
      <text:p text:style-name="P199"/>
      <text:p text:style-name="P199">Downloading files from Nasa is not the best solution:</text:p>
      <text:list text:style-name="L21">
        <text:list-item>
          <text:p text:style-name="P479">it requires a complex registration, to get login/pwd</text:p>
        </text:list-item>
        <text:list-item>
          <text:p text:style-name="P479">you may encounter "not authorized" errors</text:p>
        </text:list-item>
      </text:list>
      <text:p text:style-name="P199"/>
      <text:p text:style-name="P199">Happily, there is a mirror site : <text:a xlink:type="simple" xlink:href="https://viewfinderpanoramas.org/" text:style-name="Internet_20_link" text:visited-style-name="Visited_20_Internet_20_Link">https://viewfinderpanoramas.org</text:a><text:line-break/>which allows to download them easily<text:span text:style-name="T131"> ( and it seems that for France, data does not come from Nasa, but from other method with higher quality (LIDAR) <text:s/>)</text:span></text:p>
      <text:h text:style-name="P385" text:outline-level="2"/>
      <text:h text:style-name="P389" text:outline-level="2"><text:bookmark-start text:name="__RefHeading___Toc3342_2821381160"/>p<text:span text:style-name="T131">yhgt</text:span>map<text:bookmark-end text:name="__RefHeading___Toc3342_2821381160"/></text:h>
      <text:p text:style-name="P199">This magic tool does all the stuff</text:p>
      <text:list text:style-name="L22">
        <text:list-item>
          <text:p text:style-name="P480">you give it a polygon file ( .poly ) giving the limits of the area you want</text:p>
        </text:list-item>
        <text:list-item>
          <text:p text:style-name="P480">it downloads the .hgt files either from Nasa or viewfinderpanorama that correspond to this area</text:p>
        </text:list-item>
        <text:list-item>
          <text:p text:style-name="P480">it <text:span text:style-name="T87">p</text:span>uts them in a cache directory, so that next time you launch the tool, it can retrieve already existing files</text:p>
        </text:list-item>
        <text:list-item>
          <text:p text:style-name="P480">it builds the contour lines into a .pbf file, usable by osm2pgsql</text:p>
        </text:list-item>
      </text:list>
      <text:p text:style-name="P199"/>
      <text:h text:style-name="Heading_20_4" text:outline-level="4">Invocation:</text:h>
      <text:p text:style-name="P180"><text:span text:style-name="T42"><text:line-break/></text:span><text:span text:style-name="T43">p</text:span><text:span text:style-name="T48">yhgtmap.sh</text:span><text:span text:style-name="T43"> --polygon=</text:span><text:span text:style-name="T44">area.poly</text:span><text:span text:style-name="T43"> -j 2 -s 10 -0 --source=view</text:span><text:span text:style-name="T44">1</text:span><text:span text:style-name="T43"> <text:s/>--max-nodes-per-tile=0 --max-nodes-per-way=0 --pbf -o </text:span><text:span text:style-name="T44">PREFIX</text:span></text:p>
      <text:p text:style-name="P180"><text:span text:style-name="T56">(pyhgtmap.sh is a personnal encapsulation ... see Installation )</text:span><text:line-break/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92">--polygon</text:p>
          </table:table-cell>
          <table:table-cell table:style-name="Tableau21.B1" office:value-type="string">
            <text:p text:style-name="P196">tells the .poly file defining the polygon of the area to process</text:p>
          </table:table-cell>
        </table:table-row>
        <table:table-row>
          <table:table-cell table:style-name="Tableau21.A2" office:value-type="string">
            <text:p text:style-name="P192">-j <text:span text:style-name="T131">8</text:span></text:p>
          </table:table-cell>
          <table:table-cell table:style-name="Tableau21.B2" office:value-type="string">
            <text:p text:style-name="P196">runs <text:span text:style-name="T131">8</text:span> jobs in parallel</text:p>
          </table:table-cell>
        </table:table-row>
        <table:table-row>
          <table:table-cell table:style-name="Tableau21.A2" office:value-type="string">
            <text:p text:style-name="P192">-s 10</text:p>
          </table:table-cell>
          <table:table-cell table:style-name="Tableau21.B2" office:value-type="string">
            <text:p text:style-name="P197">contour line step size in meters</text:p>
            <text:p text:style-name="P198">Phyghtmap will produce only contours lines whose "ele" is multiple of 10</text:p>
          </table:table-cell>
        </table:table-row>
        <table:table-row>
          <table:table-cell table:style-name="Tableau21.A2" office:value-type="string">
            <text:p text:style-name="P192">-0</text:p>
          </table:table-cell>
          <table:table-cell table:style-name="Tableau21.B2" office:value-type="string">
            <text:p text:style-name="P196">do not produce contours for altitude=0 ( avoid troubles with oceans and sees )</text:p>
          </table:table-cell>
        </table:table-row>
        <table:table-row>
          <table:table-cell table:style-name="Tableau21.A2" office:value-type="string">
            <text:p text:style-name="P192">--source=view1</text:p>
          </table:table-cell>
          <table:table-cell table:style-name="Tableau21.B2" office:value-type="string">
            <text:p text:style-name="P196">tells to extract data from viewfinderpanoramas.org</text:p>
            <text:p text:style-name="P196">view1 means 1 arc second resolution</text:p>
          </table:table-cell>
        </table:table-row>
        <table:table-row>
          <table:table-cell table:style-name="Tableau21.A2" office:value-type="string">
            <text:p text:style-name="P194">--max-nodes-per-tile=0 --max-nodes-per-way=0</text:p>
          </table:table-cell>
          <table:table-cell table:style-name="Tableau21.B2" office:value-type="string">
            <text:p text:style-name="P196">mandatory to <text:s/>have only one output file</text:p>
          </table:table-cell>
        </table:table-row>
        <table:table-row>
          <table:table-cell table:style-name="Tableau21.A2" office:value-type="string">
            <text:p text:style-name="P193">--pbf</text:p>
          </table:table-cell>
          <table:table-cell table:style-name="Tableau21.B2" office:value-type="string">
            <text:p text:style-name="P196">output is a .pbf file</text:p>
          </table:table-cell>
        </table:table-row>
        <table:table-row>
          <table:table-cell table:style-name="Tableau21.A2" office:value-type="string">
            <text:p text:style-name="P193">-o PREFIX</text:p>
          </table:table-cell>
          <table:table-cell table:style-name="Tableau21.B2" office:value-type="string">
            <text:p text:style-name="P196">the output file will be </text:p>
            <text:p text:style-name="P196">PREFIXlon-xxx-lat-yyy-view1.osm.pbf</text:p>
          </table:table-cell>
        </table:table-row>
      </table:table>
      <text:p text:style-name="P179"/>
      <text:h text:style-name="Heading_20_4" text:outline-level="4">Installation<text:span text:style-name="T131"> : the old tool</text:span></text:h>
      <text:p text:style-name="P310">The original tool ( the one described in <text:span text:style-name="T132">Internet </text:span>tutorials <text:span text:style-name="T132">for creating contours </text:span><text:s/>) was Phyghtmap</text:p>
      <text:p text:style-name="P310">Unfortunately, it <text:span text:style-name="T132">seems</text:span> no more maintained, and is incompatible with Ubtuntu versions later than Ubuntu:focal</text:p>
      <text:p text:style-name="P310">( incompatible evolution of the 'matplotlib' library )</text:p>
      <text:p text:style-name="P310"/>
      <text:p text:style-name="P200"><text:span text:style-name="T131">T</text:span>his tool does not exist in standard Ubuntu/Debian repositories. </text:p>
      <text:p text:style-name="P200"><text:line-break/><text:span text:style-name="T125">A .deb package has been downloaded from <text:line-break/></text:span>http://katze.tfiu.de/projects/phyghtmap/#Download<text:span text:style-name="T125"> <text:line-break/>and copied to directory "</text:span><text:span text:style-name="T172">docker</text:span><text:span text:style-name="T125">"</text:span><text:span text:style-name="T172">, so that it can be installed when processing dockerfile</text:span><text:span text:style-name="T131"> <text:s/></text:span></text:p>
      <text:p text:style-name="P200"/>
      <text:h text:style-name="P406" text:outline-level="4"/>
      <text:h text:style-name="P407" text:outline-level="4">Installation: the new tool</text:h>
      <text:p text:style-name="P310">The new tool Pyhgtmap is a clone of Phyghtmap, with plenty of evolutions</text:p>
      <text:p text:style-name="P311"/>
      <text:p text:style-name="P311"><text:span text:style-name="T131">It brings some benefits : it uses a more efficient algorithm ( </text:span>Ramer-Douglas-Peucker <text:span text:style-name="T131">)</text:span></text:p>
      <text:p text:style-name="P311"/>
      <text:p text:style-name="P310">Unfortunately, its installation is much more complex:</text:p>
      <text:list xml:id="list114318219668479" text:continue-list="list114318300348490" text:style-name="List_20_1">
        <text:list-item>
          <text:p text:style-name="P481">installed by "pip" method, with needs installing lots of stuff in the Docker image</text:p>
        </text:list-item>
        <text:list-item>
          <text:p text:style-name="P481">requires plenty of other small pip packages</text:p>
        </text:list-item>
        <text:list-item>
          <text:p text:style-name="P481">since pip packages are not standard ones, it needs setting up a 'Virtual environment' <text:s/>( we use 'venv' )<text:span text:style-name="T137"> :</text:span><text:line-break/>packages will be installed in a kind of sandbox, that does not pollute standard python</text:p>
        </text:list-item>
        <text:list-item>
          <text:p text:style-name="P481">requires installation of GoogleDrive pip packages, just for allowing <text:s/>access to a specific datasource which is on GoogleDrive</text:p>
          <text:p text:style-name="P481"><text:s/></text:p>
        </text:list-item>
      </text:list>
      <text:p text:style-name="P310">To avoid tons of GoogleDrive packages, the installation/execution steps have been adapted<text:span text:style-name="T137">: </text:span><text:span text:style-name="T172">some tuning has</text:span><text:span text:style-name="T137"> been made, to populate the solution with adequate contents</text:span></text:p>
      <text:list xml:id="list114317044981800" text:continue-numbering="true" text:style-name="List_20_1">
        <text:list-item>
          <text:p text:style-name="P483">Manual actions, incorporated in the project files :</text:p>
          <text:list>
            <text:list-item>
              <text:p text:style-name="P482"><text:span text:style-name="T136">manual </text:span>download of the pip package ( without installation ) , and uncompress python source files</text:p>
            </text:list-item>
            <text:list-item>
              <text:p text:style-name="P481">removing of file requiring Google packages</text:p>
            </text:list-item>
          </text:list>
        </text:list-item>
        <text:list-item>
          <text:p text:style-name="P483">Dockerfile actions :</text:p>
          <text:list>
            <text:list-item>
              <text:p text:style-name="P482">explicit installation of required dependencies (excepted Google ) </text:p>
            </text:list-item>
            <text:list-item>
              <text:p text:style-name="P482">execution through a bash script ( pyhgtmap.sh ) which directly invokes entry point (main.py) from the 'virtual environment'</text:p>
            </text:list-item>
          </text:list>
          <text:p text:style-name="P481"/>
        </text:list-item>
      </text:list>
      <text:h text:style-name="Heading_20_2" text:outline-level="2"><text:bookmark-start text:name="__RefHeading___Toc3344_2821381160"/>Loading contours with osm2pgsql.org<text:bookmark-end text:name="__RefHeading___Toc3344_2821381160"/></text:h>
      <text:p text:style-name="P202">If you modify <text:span text:style-name="T131">pyhgtmap p</text:span>arameters to produce a pure XML output, you will see that its contents is quite simple: <text:s/>a huge list of &lt;node&gt; elements and <text:span text:style-name="T59">several </text:span>&lt;way&gt; elements refer<text:span text:style-name="T59">r</text:span>ing <text:span text:style-name="T59">to </text:span>those &lt;node&gt;</text:p>
      <text:p text:style-name="P202"/>
      <text:p text:style-name="P202">The altitude information is located in the &lt;way&gt; element , using tagname "ele"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201"><text:span text:style-name="T58">&lt;</text:span>way id="10000003" version="1"&gt;</text:p>
            <text:p text:style-name="P201"><text:span text:style-name="T58"><text:tab/></text:span>&lt;nd ref="10000041"/&gt;</text:p>
            <text:p text:style-name="Table_20_Contents"><text:span text:style-name="T58"><text:tab/></text:span>&lt;nd ref="10000042"/&gt;</text:p>
            <text:p text:style-name="Table_20_Contents"><text:span text:style-name="T58"><text:tab/></text:span>&lt;nd ref="10000043"/&gt;</text:p>
            <text:p text:style-name="Table_20_Contents"><text:span text:style-name="T58"><text:tab/></text:span>&lt;nd ref="10000044"/&gt;</text:p>
            <text:p text:style-name="Table_20_Contents"><text:span text:style-name="T58"><text:tab/></text:span>&lt;nd ref="10000041"/&gt;</text:p>
            <text:p text:style-name="P201"><text:span text:style-name="T58"><text:tab/></text:span>&lt;tag k="ele" v="860"/&gt;</text:p>
            <text:p text:style-name="P201"><text:span text:style-name="T58"><text:tab/></text:span>&lt;tag k="contour" v="elevation"/&gt;</text:p>
            <text:p text:style-name="P201"><text:span text:style-name="T58"><text:tab/></text:span>&lt;tag k="contour_ext" v="elevation_minor"/&gt;</text:p>
            <text:p text:style-name="P201">&lt;/way&gt;</text:p>
          </table:table-cell>
        </table:table-row>
      </table:table>
      <text:p text:style-name="P202"/>
      <text:p text:style-name="P206">osm2pgsql will need a specific reduced .style file<text:span text:style-name="T172"> :</text:span></text:p>
      <text:list xml:id="list114318269980047" text:continue-numbering="true" text:style-name="List_20_1">
        <text:list-item>
          <text:p text:style-name="P484">saying that a column named "ele" must be created, based on tagname "ele" </text:p>
        </text:list-item>
        <text:list-item>
          <text:p text:style-name="P485">forcing the creation of another column "elegroup" <text:s/>which will be used for optimizations</text:p>
        </text:list-item>
      </text:list>
      <text:p text:style-name="P202"/>
      <text:p text:style-name="P202">contours.style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01"># OsmType <text:s/><text:span text:style-name="T131"><text:tab/></text:span>Tag <text:s text:c="9"/><text:span text:style-name="T131"><text:tab/></text:span>DataType <text:s text:c="4"/><text:span text:style-name="T131"><text:tab/></text:span>Flags</text:p>
            <text:p text:style-name="P201"><text:span text:style-name="T130">node,</text:span>way <text:s text:c="2"/><text:span text:style-name="T58"><text:s text:c="3"/></text:span><text:span text:style-name="T131"><text:tab/></text:span>ele<text:span text:style-name="T130"> <text:s/><text:tab/></text:span><text:span text:style-name="T131"><text:tab/></text:span>int4<text:tab/><text:span text:style-name="T58"> <text:s text:c="3"/></text:span><text:span text:style-name="T131"><text:tab/></text:span><text:span text:style-name="T58"> </text:span>linear</text:p>
            <text:p text:style-name="P309">way<text:tab/><text:tab/>elegroup<text:tab/>int4<text:tab/><text:tab/>linear <text:s text:c="3"/># to force creation of specific column</text:p>
          </table:table-cell>
        </table:table-row>
      </table:table>
      <text:p text:style-name="P202"/>
      <text:p text:style-name="P202">We will import contours into a dedicated database "co<text:span text:style-name="T59">n</text:span>tours"</text:p>
      <text:p text:style-name="P203">osm2pgsql --slim --drop -d contours --cache <text:span text:style-name="T130">1</text:span>000 --style ./contours.style <text:span text:style-name="T59"><text:s text:c="4"/></text:span>./<text:span text:style-name="T59">contoursfile</text:span>.osm.pbf</text:p>
      <text:p text:style-name="P203"/>
      <text:p text:style-name="P306"/>
      <text:p text:style-name="P307">Notes:</text:p>
      <text:p text:style-name="P306">Due to "-s 10" parameter, the .osm.pbf contains only <text:s/>lines whose colun "ele" is multiple of 10</text:p>
      <text:p text:style-name="P310"/>
      <text:p text:style-name="P310"/>
      <text:h text:style-name="Heading_20_2" text:outline-level="2"><text:bookmark-start text:name="__RefHeading___Toc4686_2063623624"/>Optimizations<text:bookmark-end text:name="__RefHeading___Toc4686_2063623624"/></text:h>
      <text:p text:style-name="P310">We want to avoid patterns like "<text:span text:style-name="T43">WHERE ele IS NOT NULL AND MOD(ele::numeric, 100) = 0" in SQL requests executed for rendering. ( </text:span><text:span text:style-name="T54">T</text:span><text:span text:style-name="T55">he syntax "ele::numeric" <text:s/>means converting the text value into a numeric value</text:span><text:span text:style-name="T43"> )</text:span></text:p>
      <text:p text:style-name="P310"/>
      <text:p text:style-name="P133">So column "elegroup" is computed from "ele" to contain values ( 10, 20, 50 , 100 )</text:p>
      <text:p text:style-name="P133">It will also allow to create efficient index</text:p>
      <text:p text:style-name="P310"/>
      <text:p text:style-name="P310"><text:span text:style-name="T43">For this purpose, a</text:span> <text:s/>SQL script "zindexcontours.sql" is executed after osm2pgsql import </text:p>
      <text:p text:style-name="P310"/>
      <text:h text:style-name="Heading_20_2" text:outline-level="2"><text:bookmark-start text:name="__RefHeading___Toc3346_2821381160"/>Rendering contours<text:bookmark-end text:name="__RefHeading___Toc3346_2821381160"/></text:h>
      <text:h text:style-name="Heading_20_3" text:outline-level="3"><text:bookmark-start text:name="__RefHeading___Toc3348_2821381160"/>project.mml<text:bookmark-end text:name="__RefHeading___Toc3348_2821381160"/></text:h>
      <text:p text:style-name="P216">Three layers are declared : contours100 , contours50 , contours10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89"><text:s text:c="2"/><text:span text:style-name="T71">_parts:</text:span></text:p>
            <text:p text:style-name="P89"/>
            <text:p text:style-name="P89"># <text:span text:style-name="T71">reusable block, defining </text:span>specific database for contours</text:p>
            <text:p text:style-name="P90"><text:s text:c="2"/>osm2pgsqlcontours: &amp;osm2pgsqlcontours</text:p>
            <text:p text:style-name="P90"><text:s text:c="4"/>type: "postgis"</text:p>
            <text:p text:style-name="P90"><text:s text:c="4"/>dbname: "contours"</text:p>
            <text:p text:style-name="P90"><text:s text:c="4"/>key_field: ""</text:p>
            <text:p text:style-name="P90"><text:s text:c="4"/>geometry_field: "way"</text:p>
            <text:p text:style-name="P90"><text:s text:c="4"/>extent: "-20037508,-20037508,20037508,20037508"</text:p>
          </table:table-cell>
        </table:table-row>
      </table:table>
      <text:p text:style-name="P203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88">- id: contours100</text:p>
            <text:p text:style-name="P88"><text:s text:c="2"/>class: contours</text:p>
            <text:p text:style-name="P88"><text:s text:c="2"/>&lt;&lt;: *extents</text:p>
            <text:p text:style-name="P88"><text:s text:c="2"/>Datasource:</text:p>
            <text:p text:style-name="P88"><text:s text:c="4"/>&lt;&lt;: *osm2pgsql<text:span text:style-name="T71">contours</text:span></text:p>
            <text:p text:style-name="P88"><text:s text:c="4"/>table: |-</text:p>
            <text:p text:style-name="P88"><text:s text:c="6"/>(</text:p>
            <text:p text:style-name="P88"><text:s text:c="8"/>SELECT</text:p>
            <text:p text:style-name="P88"><text:s text:c="10"/>way, ele</text:p>
            <text:p text:style-name="P88"><text:s text:c="8"/>FROM planet_osm_line</text:p>
            <text:p text:style-name="P88"><text:s text:c="8"/>WHERE ele<text:span text:style-name="T131">group =100</text:span></text:p>
            <text:p text:style-name="P88"><text:s text:c="6"/>) AS data</text:p>
            <text:p text:style-name="P88"><text:s text:c="2"/>geometry: line</text:p>
            <text:p text:style-name="P88"><text:s text:c="2"/>properties:</text:p>
            <text:p text:style-name="P88"><text:s text:c="4"/>minzoom: 11</text:p>
            <text:p text:style-name="P88"><text:s text:c="4"/>status: on</text:p>
          </table:table-cell>
        </table:table-row>
      </table:table>
      <text:p text:style-name="P204"/>
      <text:p text:style-name="P205"><text:span text:style-name="T87">N</text:span><text:span text:style-name="T60">ote the </text:span><text:span text:style-name="T71">inclusion of block </text:span><text:span text:style-name="T60"><text:s/></text:span><text:span text:style-name="T45">&lt;&lt;: *osm2pgsql</text:span><text:span text:style-name="T46">contours <text:s/>telling the usage </text:span><text:span text:style-name="T60">of database "contours" and the fact that the GEOMETRY column is "way"<text:line-break/></text:span></text:p>
      <text:p text:style-name="P205"><text:span text:style-name="T87">C</text:span><text:span text:style-name="T60">olumn "ele" is included in the </text:span><text:span text:style-name="T131">output of </text:span><text:span text:style-name="T60">SQL request, because it will be used </text:span><text:span text:style-name="T87">by .mss stylesheet </text:span><text:span text:style-name="T60">to draw the altitude value<text:line-break/></text:span></text:p>
      <text:p text:style-name="P205"><text:span text:style-name="T87">T</text:span><text:span text:style-name="T60">he layer is associated to class "contours" <text:s/>that </text:span><text:span text:style-name="T172">will</text:span><text:span text:style-name="T60"> </text:span><text:span text:style-name="T61">be </text:span><text:span text:style-name="T60">use</text:span><text:span text:style-name="T61">d</text:span><text:span text:style-name="T60"> in .mss stylesheet</text:span><text:line-break/></text:p>
      <text:h text:style-name="P402" text:outline-level="3"/>
      <text:h text:style-name="P403" text:outline-level="3"><text:bookmark-start text:name="__RefHeading___Toc3350_2821381160"/>.mms stylesheet<text:bookmark-end text:name="__RefHeading___Toc3350_2821381160"/>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88">.contours {</text:p>
            <text:p text:style-name="P88"><text:s text:c="2"/>line-color: @contours-color;</text:p>
            <text:p text:style-name="P88"/>
            <text:p text:style-name="P88"><text:s text:c="2"/>/* 100 m */</text:p>
            <text:p text:style-name="P88"><text:s text:c="2"/>#contours100 {</text:p>
            <text:p text:style-name="P88"><text:s text:c="4"/>[zoom &gt;= 11] { line-width: 0.2; }</text:p>
            <text:p text:style-name="P88"><text:s text:c="4"/>[zoom &gt;= 12] { line-width: 0.4; }</text:p>
            <text:p text:style-name="P88"><text:s text:c="4"/>[zoom &gt;= 13] { line-width: 0.5; }</text:p>
            <text:p text:style-name="P88"><text:s text:c="4"/>[zoom &gt;= 14] { line-width: 1; <text:s/>}</text:p>
            <text:p text:style-name="P88"><text:s text:c="4"/>[zoom &gt;= 16] { line-width: 1; }</text:p>
            <text:p text:style-name="P88"><text:s text:c="2"/>}</text:p>
            <text:p text:style-name="P88"/>
            <text:p text:style-name="P88"><text:s text:c="2"/>#contours100{</text:p>
            <text:p text:style-name="P88"/>
            <text:p text:style-name="P88"><text:s text:c="2"/>[zoom &gt;= 15] { </text:p>
            <text:p text:style-name="P88"><text:s text:c="6"/>text-face-name: @standard-font;</text:p>
            <text:p text:style-name="P88"><text:s text:c="6"/>text-size: @contours-larger-font-size;</text:p>
            <text:p text:style-name="P88"><text:s text:c="6"/>text-fill: @contours-fill;</text:p>
            <text:p text:style-name="P88"><text:s text:c="6"/>text-halo-radius: 1;</text:p>
            <text:p text:style-name="P88"><text:s text:c="6"/>text-halo-fill: @contours-halo-fill;</text:p>
            <text:p text:style-name="P88"><text:s text:c="6"/>text-placement: line;</text:p>
            <text:p text:style-name="P88"><text:s text:c="6"/>text-label-position-tolerance: @contours-position-tolerance;</text:p>
            <text:p text:style-name="P88"><text:s text:c="6"/>text-spacing: @contours-spacing;</text:p>
            <text:p text:style-name="P88"><text:s text:c="6"/>text-min-path-length: @contours-min-path-length;</text:p>
            <text:p text:style-name="P88"><text:s text:c="6"/>text-max-char-angle-delta: @contours-max-char-angle-delta;</text:p>
            <text:p text:style-name="P88"><text:s text:c="6"/>text-name: "[ele]";</text:p>
            <text:p text:style-name="P88"><text:s text:c="6"/>}</text:p>
            <text:p text:style-name="P88"><text:s text:c="3"/></text:p>
            <text:p text:style-name="P88"><text:s text:c="2"/>}</text:p>
          </table:table-cell>
        </table:table-row>
      </table:table>
      <text:p text:style-name="P215"/>
      <text:p text:style-name="P224">line-color is <text:span text:style-name="T63">defined</text:span> for all layers of class "countours"</text:p>
      <text:p text:style-name="P224"/>
      <text:p text:style-name="P217">Here, the altitude <text:span text:style-name="T172">for</text:span> the contour100 line<text:span text:style-name="T172">s</text:span> is shown only for zoom &gt;=15<text:line-break/></text:p>
      <text:p text:style-name="P217">Note the syntax <text:span text:style-name="T43"><text:s/>text-name: "[ele]"; </text:span><text:s/>which tells to get value from column "ele" of the SQL request</text:p>
      <text:h text:style-name="P374" text:outline-level="1"/>
      <text:h text:style-name="P377" text:outline-level="1"><text:bookmark-start text:name="__RefHeading___Toc3352_2821381160"/>Drawing hillshade<text:bookmark-end text:name="__RefHeading___Toc3352_2821381160"/></text:h>
      <text:p text:style-name="P231">Hillshade is the fact of drawing a semi-transparent layer, giving a 3D impression by showing the shadow of mountains and hills<text:span text:style-name="T65">.</text:span></text:p>
      <text:p text:style-name="P232"/>
      <text:p text:style-name="P232">This uses a famous collection of tools<text:span text:style-name="T66">: </text:span><text:s text:c="2"/>"gdal"</text:p>
      <text:p text:style-name="P231"/>
      <text:p text:style-name="P231"><text:span text:style-name="T65">We </text:span>directly reuses the DEM data downloaded during the previous step</text:p>
      <text:p text:style-name="P231"/>
      <text:p text:style-name="P231">The trouble is that <text:span text:style-name="T131">pyhgtmap </text:span><text:s/>downloads .zip files for srtm1 data, which contain much more .hgt files that necessary for the desired perimeter</text:p>
      <text:p text:style-name="P259"/>
      <text:p text:style-name="P259">There are 3 steps</text:p>
      <text:list text:style-name="L23">
        <text:list-item>
          <text:p text:style-name="P486"><text:span text:style-name="T64">B</text:span><text:span text:style-name="T61">uild the list of .hgt files necessary to cover the area defined by the polygon file myfiles/xxx.poly. This file "demdata/xxx.poly.txt" is produced by running a small script dem/hgtlist.py </text:span></text:p>
        </text:list-item>
        <text:list-item>
          <text:p text:style-name="P487">Use gdalwarp to merge <text:s/>files<text:tab/></text:p>
        </text:list-item>
        <text:list-item>
          <text:p text:style-name="P487">Use gdaldem <text:s text:c="2"/>to produce hillshade</text:p>
        </text:list-item>
      </text:list>
      <text:p text:style-name="Text_20_body"><text:span text:style-name="Strong_20_Emphasis"/></text:p>
      <text:p text:style-name="Text_20_body"><text:span text:style-name="Strong_20_Emphasis">Important notice!</text:span><text:line-break/>Those tools use compression. Do not choose compression algorithm which alter data ( like JPEG ).<text:line-break/>Output file would be largely smaller, but the image produced by the tile rendering software would contain many ugly pixels <text:s/>( <text:span text:style-name="T172">despite the fact that </text:span>opening the file itself<text:span text:style-name="T172"> </text:span>in the file explorer<text:span text:style-name="T172">, </text:span><text:s/>shows no trouble )</text:p>
      <text:h text:style-name="P385" text:outline-level="2"/>
      <text:h text:style-name="P389" text:outline-level="2"><text:bookmark-start text:name="__RefHeading___Toc3354_2821381160"/>gdalwarp<text:bookmark-end text:name="__RefHeading___Toc3354_2821381160"/></text:h>
      <text:p text:style-name="P231">This tool will do 3 actions</text:p>
      <text:list text:style-name="L24">
        <text:list-item>
          <text:p text:style-name="P488">get all the .hgt files declared in xxx.poly.txt<text:line-break/>( using the option --optfile )</text:p>
        </text:list-item>
        <text:list-item>
          <text:p text:style-name="P488">merge them into a <text:s text:c="2"/>.tif file ( GeoTIFF format )</text:p>
        </text:list-item>
        <text:list-item>
          <text:p text:style-name="P488">make a <text:span text:style-name="T62">model </text:span>conversion between .hgt files ( using EPSG:4326 model ) to EPSG:3857 <text:s/>used by openstreetmap</text:p>
        </text:list-item>
      </text:list>
      <text:p text:style-name="P231"/>
      <text:p text:style-name="P231">An important parameter is -tr <text:span text:style-name="T62"><text:s/>mmm mmm</text:span> , which means that 1 point in the output .tif file correspond<text:span text:style-name="T62">s</text:span> to <text:span text:style-name="T62">mmm </text:span>meters in real world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103">gdalwarp <text:s/>-co BIGTIFF=YES -co TILED=YES <text:s/>-co PREDICTOR=2 -co COMPRESS=<text:span text:style-name="T62">DEFLATE</text:span> <text:line-break/>-t_srs <text:span text:style-name="T69"><text:s/></text:span><text:span text:style-name="T62">EPSG:3857</text:span><text:span text:style-name="T69"> </text:span>-r bilinear -rcs -order 3 <text:s/>-wo SAMPLE_STEPS=100 -tr <text:span text:style-name="T62">30 30</text:span><text:line-break/>--optfile <text:span text:style-name="T62">xxx.poly.txt</text:span> <text:s/>warp-<text:span text:style-name="T62">30</text:span>.tif</text:p>
          </table:table-cell>
        </table:table-row>
      </table:table>
      <text:p text:style-name="P219"><text:tab/></text:p>
      <text:p text:style-name="P219">gdalwarp options are quite cryptic ... and refer to deep knowledge of image transformation<text:span text:style-name="T68">.</text:span></text:p>
      <text:p text:style-name="P219"/>
      <text:p text:style-name="P219"><text:span text:style-name="T68">H</text:span>ere a few explainations:</text:p>
      <text:p text:style-name="P219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02">-co BIGTIFF=YES </text:p>
          </table:table-cell>
          <table:table-cell table:style-name="Tableau27.B1" office:value-type="string">
            <text:p text:style-name="P64"><text:span text:style-name="T62">produces </text:span>BigTIFF <text:span text:style-name="T62">output </text:span>files<text:span text:style-name="T62"> </text:span>(evolution of the TIFF format to support files larger than 4 GB</text:p>
          </table:table-cell>
        </table:table-row>
        <table:table-row>
          <table:table-cell table:style-name="Tableau27.A2" office:value-type="string">
            <text:p text:style-name="P102">-co TILED=YES</text:p>
          </table:table-cell>
          <table:table-cell table:style-name="Tableau27.B2" office:value-type="string">
            <text:p text:style-name="P65">the output file is internally tiled<text:span text:style-name="T105">, to optimize access to subparts of the file</text:span></text:p>
          </table:table-cell>
        </table:table-row>
        <table:table-row>
          <table:table-cell table:style-name="Tableau27.A2" office:value-type="string">
            <text:p text:style-name="P102">-co PREDICTOR=2</text:p>
          </table:table-cell>
          <table:table-cell table:style-name="Tableau27.B2" office:value-type="string">
            <text:p text:style-name="P68"><text:span text:style-name="T62">tells the </text:span>Compression <text:span text:style-name="T62">algorithm to </text:span>store the difference between neighbouring cell values, rather than the values themselves.</text:p>
            <text:p text:style-name="P68"/>
            <text:p text:style-name="P65">This method is more efficient when values do not abruptly change between adjacent cells</text:p>
            <text:p text:style-name="P86">(maybe 10% gain )</text:p>
          </table:table-cell>
        </table:table-row>
        <table:table-row>
          <table:table-cell table:style-name="Tableau27.A2" office:value-type="string">
            <text:p text:style-name="P102">-co COMPRESS=<text:span text:style-name="T62">DEFLATE</text:span></text:p>
          </table:table-cell>
          <table:table-cell table:style-name="Tableau27.B2" office:value-type="string">
            <text:p text:style-name="P65">apply DEFLATE compression algorithm</text:p>
            <text:p text:style-name="P65">for <text:span text:style-name="T105">A</text:span>lps area, seems a little better than LZW</text:p>
          </table:table-cell>
        </table:table-row>
        <table:table-row>
          <table:table-cell table:style-name="Tableau27.A2" office:value-type="string">
            <text:p text:style-name="P66">-t_srs EPSG:3857</text:p>
          </table:table-cell>
          <table:table-cell table:style-name="Tableau27.B2" office:value-type="string">
            <text:p text:style-name="P65">Tells what is the Spatial Reference System to be used by the output file<text:span text:style-name="T68"> ( target )</text:span></text:p>
            <text:p text:style-name="P79">The SRS of the input files is deduced from their metadata</text:p>
            <text:p text:style-name="P65">The appropriate conversion will be done</text:p>
            <text:p text:style-name="P65"/>
            <text:p text:style-name="P65">The value here defines WebMercator projection<text:span text:style-name="T68"> used by openstreetmap and google</text:span>, where earth is considered as a pure sphere</text:p>
          </table:table-cell>
        </table:table-row>
        <table:table-row>
          <table:table-cell table:style-name="Tableau27.A2" office:value-type="string">
            <text:p text:style-name="P102">-r bilinear</text:p>
          </table:table-cell>
          <table:table-cell table:style-name="Tableau27.B2" office:value-type="string">
            <text:p text:style-name="P68"><text:span text:style-name="T62">use "</text:span>bilinear resampling<text:span text:style-name="T62">"</text:span></text:p>
            <text:p text:style-name="P65">the output value is based on a linear interpolation, using the 4 adjacent input cells</text:p>
          </table:table-cell>
        </table:table-row>
        <table:table-row>
          <table:table-cell table:style-name="Tableau27.A2" office:value-type="string">
            <text:p text:style-name="P102">-rcs -order 3</text:p>
          </table:table-cell>
          <table:table-cell table:style-name="Tableau27.B2" office:value-type="string">
            <text:p text:style-name="P65">specific algorithm said to be efficient</text:p>
          </table:table-cell>
        </table:table-row>
        <table:table-row>
          <table:table-cell table:style-name="Tableau27.A2" office:value-type="string">
            <text:p text:style-name="P102">-wo SAMPLE_STEPS=100</text:p>
          </table:table-cell>
          <table:table-cell table:style-name="Tableau27.B2" office:value-type="string">
            <text:p text:style-name="P65">used to improve quality</text:p>
          </table:table-cell>
        </table:table-row>
        <table:table-row>
          <table:table-cell table:style-name="Tableau27.A2" office:value-type="string">
            <text:p text:style-name="P66">-tr 30 30</text:p>
          </table:table-cell>
          <table:table-cell table:style-name="Tableau27.B2" office:value-type="string">
            <text:p text:style-name="P69">Target Resolution</text:p>
            <text:p text:style-name="P67">1 point in output file corresponds to 30meters in real world</text:p>
            <text:p text:style-name="P65"/>
            <text:p text:style-name="P65">when this value is small, the output file size and computation time increase</text:p>
            <text:p text:style-name="P65"/>
            <text:p text:style-name="P65">For showing hillshade at zoom level 15 or 16<text:span text:style-name="T172">, </text:span><text:s text:c="2"/>using "30" is quite necessary, otherwise the mountains are "smoothed"</text:p>
            <text:p text:style-name="P65"/>
            <text:p text:style-name="P65">with <text:span text:style-name="T66"><text:s/>resolution </text:span>100 <text:s/><text:span text:style-name="T66">, </text:span>filesize is 10 times smaller ....</text:p>
            <text:p text:style-name="P115">with resolution 30 <text:s/>filesize is 1GB for whole France</text:p>
            <text:p text:style-name="P65"/>
          </table:table-cell>
        </table:table-row>
        <table:table-row>
          <table:table-cell table:style-name="Tableau27.A2" office:value-type="string">
            <text:p text:style-name="P102">-optfile <text:span text:style-name="T62">xxx.poly.txt</text:span></text:p>
          </table:table-cell>
          <table:table-cell table:style-name="Tableau27.B2" office:value-type="string">
            <text:p text:style-name="P65">tells that xxx.poly.txt contains the list of input files</text:p>
          </table:table-cell>
        </table:table-row>
        <table:table-row>
          <table:table-cell table:style-name="Tableau27.A2" office:value-type="string">
            <text:p text:style-name="P102">warp-<text:span text:style-name="T62">30</text:span>.tif</text:p>
          </table:table-cell>
          <table:table-cell table:style-name="Tableau27.B2" office:value-type="string">
            <text:p text:style-name="P65">output file <text:span text:style-name="T70"><text:s/>for resolution 30</text:span></text:p>
          </table:table-cell>
        </table:table-row>
      </table:table>
      <text:p text:style-name="P218"/>
      <text:h text:style-name="P385" text:outline-level="2"/>
      <text:h text:style-name="P389" text:outline-level="2"><text:bookmark-start text:name="__RefHeading___Toc3356_2821381160"/>gdaldem<text:bookmark-end text:name="__RefHeading___Toc3356_2821381160"/></text:h>
      <text:p text:style-name="P221">The "hillshade" option of this tool will produce the final hillshade .tif image (8 bits raster)</text:p>
      <text:p text:style-name="P221">It simulates the shadow created by the sun at 45°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Table_20_Contents">gdaldem hillshade -z 3 <text:s/>-compute_edges <text:s/>warp-<text:span text:style-name="T66">30.</text:span>tif <text:span text:style-name="T66"><text:s text:c="3"/></text:span>hillshade-<text:span text:style-name="T66">30</text:span>.tif</text:p>
          </table:table-cell>
        </table:table-row>
      </table:table>
      <text:p text:style-name="P221"/>
      <text:p text:style-name="P195">option -z <text:span text:style-name="T114">is the "scale factor" : </text:span>tells how much vertical distance is exagerated compared to horizontal distance</text:p>
      <text:p text:style-name="P195">-z 3 looks fine . </text:p>
      <text:p text:style-name="P195">-z 10 will create very dark shadow.</text:p>
      <text:p text:style-name="P195"/>
      <text:p text:style-name="Text_20_body"><text:span text:style-name="T112">Y</text:span><text:span text:style-name="T113">ou may try option -</text:span><text:span text:style-name="Source_20_Text"><text:span text:style-name="T111">multidirectional</text:span></text:span><text:span text:style-name="T113"> <text:s/>( simulates light coming from different directions ) which limits darkness</text:span></text:p>
      <text:p text:style-name="P220"/>
      <text:h text:style-name="Heading_20_2" text:outline-level="2"><text:bookmark-start text:name="__RefHeading___Toc3358_2821381160"/>project.mml<text:bookmark-end text:name="__RefHeading___Toc3358_2821381160"/></text:h>
      <text:p text:style-name="P288">It seems that resolution and scale factor should have different values depending on zoom level</text:p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office:value-type="string">
            <text:p text:style-name="P287">low zoom</text:p>
          </table:table-cell>
          <table:table-cell table:style-name="Tableau53.B1" office:value-type="string">
            <text:p text:style-name="P287">since a large area is shown, use 500m resolution to minimize filesize</text:p>
            <text:p text:style-name="P287">use -z 10 <text:s/>so that mountains are well visible</text:p>
          </table:table-cell>
        </table:table-row>
        <table:table-row>
          <table:table-cell table:style-name="Tableau53.A2" office:value-type="string">
            <text:p text:style-name="P287">high zoom</text:p>
          </table:table-cell>
          <table:table-cell table:style-name="Tableau53.B2" office:value-type="string">
            <text:p text:style-name="P289">the hillshade should not <text:span text:style-name="T172">be too dark</text:span></text:p>
            <text:p text:style-name="P289"><text:span text:style-name="T172">( it would </text:span>trouble the drawing of all the other detailed information needed<text:span text:style-name="T172"> )</text:span></text:p>
            <text:p text:style-name="P287">use 30m resolution , but limit scale factor to -z 3</text:p>
          </table:table-cell>
        </table:table-row>
      </table:table>
      <text:p text:style-name="P288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24">- id: hillshade-low</text:p>
            <text:p text:style-name="P124"><text:s text:c="2"/>&lt;&lt;: *extents</text:p>
            <text:p text:style-name="P124"><text:s text:c="2"/>Datasource:</text:p>
            <text:p text:style-name="P124"><text:s text:c="4"/>type: gdal</text:p>
            <text:p text:style-name="P124"><text:s text:c="4"/>file: demdata/hillshade-500.tif</text:p>
            <text:p text:style-name="P124"><text:s text:c="4"/>format: tiff</text:p>
            <text:p text:style-name="P124"><text:s text:c="2"/>geometry: raster</text:p>
            <text:p text:style-name="P124"><text:s text:c="2"/>properties:</text:p>
            <text:p text:style-name="P124"><text:s text:c="4"/>minzoom: 4</text:p>
            <text:p text:style-name="P124"><text:s text:c="4"/>maxzoom: 9</text:p>
            <text:p text:style-name="P124"/>
            <text:p text:style-name="P124">- id: hillshade-high</text:p>
            <text:p text:style-name="P124"><text:s text:c="2"/>&lt;&lt;: *extents</text:p>
            <text:p text:style-name="P124"><text:s text:c="2"/>Datasource:</text:p>
            <text:p text:style-name="P124"><text:s text:c="4"/>type: gdal</text:p>
            <text:p text:style-name="P124"><text:s text:c="4"/>file: demdata/hillshade-30.tif</text:p>
            <text:p text:style-name="P124"><text:s text:c="4"/>format: tiff</text:p>
            <text:p text:style-name="P124"><text:s text:c="2"/>geometry: raster</text:p>
            <text:p text:style-name="P124"><text:s text:c="2"/>properties:</text:p>
            <text:p text:style-name="P124"><text:s text:c="4"/>minzoom: 10</text:p>
            <text:p text:style-name="P124"/>
          </table:table-cell>
        </table:table-row>
      </table:table>
      <text:p text:style-name="P358"/>
      <text:p text:style-name="P359">explaination: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69">type: gdal</text:p>
          </table:table-cell>
          <table:table-cell table:style-name="Tableau30.B1" office:value-type="string">
            <text:p text:style-name="P69">tells to use the "gdal" plugin of <text:span text:style-name="T72">M</text:span>apnik<text:span text:style-name="T72"> rendering tool</text:span></text:p>
          </table:table-cell>
        </table:table-row>
        <table:table-row>
          <table:table-cell table:style-name="Tableau30.A2" office:value-type="string">
            <text:p text:style-name="P69">file:</text:p>
          </table:table-cell>
          <table:table-cell table:style-name="Tableau30.B2" office:value-type="string">
            <text:p text:style-name="P69">tells the name of the .tif file</text:p>
          </table:table-cell>
        </table:table-row>
        <table:table-row>
          <table:table-cell table:style-name="Tableau30.A2" office:value-type="string">
            <text:p text:style-name="P69">geometry: raster</text:p>
          </table:table-cell>
          <table:table-cell table:style-name="Tableau30.B2" office:value-type="string">
            <text:p text:style-name="P69">tells it is a raster file</text:p>
          </table:table-cell>
        </table:table-row>
      </table:table>
      <text:p text:style-name="P220"><text:s text:c="2"/></text:p>
      <text:h text:style-name="P393" text:outline-level="2"><text:bookmark-start text:name="__RefHeading___Toc3360_2821381160"/>.mss stylesheet<text:bookmark-end text:name="__RefHeading___Toc3360_2821381160"/></text:h>
      <text:p text:style-name="P223">base.mss <text:s/>contains this layer, positionned after landuse and before roads</text:p>
      <text:p text:style-name="P223"/>
      <text:p text:style-name="P223">Each pixel from the hillshade raster image is combined with the pixel produced by the lower layers (<text:span text:style-name="T172">those already rendered low layers are named: </text:span><text:s/>"base layer" )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70">#hillshade<text:span text:style-name="T114">-low</text:span>{</text:p>
            <text:p text:style-name="P70"><text:s text:c="2"/>raster-scaling: bilinear;</text:p>
            <text:p text:style-name="P70"><text:s text:c="2"/>raster-comp-op: multiply;</text:p>
            <text:p text:style-name="P70"><text:s text:c="2"/>raster-opacity: 0.25;</text:p>
            <text:p text:style-name="P81">}</text:p>
            <text:p text:style-name="P81"/>
            <text:p text:style-name="P75">#hillshade<text:span text:style-name="T114">-high</text:span>{</text:p>
            <text:p text:style-name="P75"><text:s text:c="2"/>raster-scaling: bilinear;</text:p>
            <text:p text:style-name="P75"><text:s text:c="2"/>raster-comp-op: multiply;</text:p>
            <text:p text:style-name="P75"><text:s text:c="2"/>raster-opacity: 0.25;</text:p>
            <text:p text:style-name="P82">}</text:p>
          </table:table-cell>
        </table:table-row>
      </table:table>
      <text:p text:style-name="P208"/>
      <text:p text:style-name="P208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70">raster-scaling: bilinear;</text:p>
          </table:table-cell>
          <table:table-cell table:style-name="Tableau32.B1" office:value-type="string">
            <text:p text:style-name="P70">use bilinear interpolation</text:p>
          </table:table-cell>
        </table:table-row>
        <table:table-row>
          <table:table-cell table:style-name="Tableau32.A2" office:value-type="string">
            <text:p text:style-name="P70">raster-comp-op: multiply</text:p>
          </table:table-cell>
          <table:table-cell table:style-name="Tableau32.B2" office:value-type="string">
            <text:p text:style-name="P70">tells the mathematical operation used to combine pixels from hillshade and base layer</text:p>
            <text:p text:style-name="P70"/>
            <text:p text:style-name="P70">Here the base layer value is multiplied by hillshade pixel value, from 0=black <text:s/>to 1=white <text:s/>. It darkens the base layer </text:p>
            <text:p text:style-name="P70"/>
          </table:table-cell>
        </table:table-row>
        <table:table-row>
          <table:table-cell table:style-name="Tableau32.A2" office:value-type="string">
            <text:p text:style-name="P70">raster-opacity: 0.25;</text:p>
          </table:table-cell>
          <table:table-cell table:style-name="Tableau32.B2" office:value-type="string">
            <text:p text:style-name="P70">0 will show no shadow</text:p>
            <text:p text:style-name="P71">1 will make final image very dark</text:p>
          </table:table-cell>
        </table:table-row>
      </table:table>
      <text:p text:style-name="P222"/>
      <text:p text:style-name="P222"/>
      <text:h text:style-name="Heading_20_2" text:outline-level="2"><text:bookmark-start text:name="__RefHeading___Toc3362_2821381160"/>More details<text:span text:style-name="T67">:</text:span><text:bookmark-end text:name="__RefHeading___Toc3362_2821381160"/>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70">https://docs.gimp.org/en/gimp-concepts-layer-modes.html</text:p>
            <text:p text:style-name="P70">( <text:span text:style-name="T81">math description of </text:span>different raster-comp-op operations . not all are supported by gdal )</text:p>
            <text:p text:style-name="P70"/>
            <text:p text:style-name="P70">https://github.com/mapbox/mapbox-studio-classic/blob/mb-pages/docs/studio-classic-manual/05-classic-manual-image-compositing.md</text:p>
            <text:p text:style-name="P87">( list of operations that seem supported )</text:p>
            <text:p text:style-name="P70"/>
            <text:p text:style-name="P70">https://gisgeography.com/bilinear-interpolation-resampling/</text:p>
            <text:p text:style-name="P70">( about bilinear interpolation )</text:p>
            <text:p text:style-name="P70"/>
            <text:p text:style-name="P70">https://gdal.org/en/latest/programs/gdaldem.html</text:p>
            <text:p text:style-name="P70">https://gdal.org/en/latest/programs/gdalwarp.html</text:p>
            <text:p text:style-name="P70">( <text:span text:style-name="T79">gdalwarp / </text:span>gdaldem options )</text:p>
            <text:p text:style-name="P70"/>
            <text:p text:style-name="P70"/>
          </table:table-cell>
        </table:table-row>
      </table:table>
      <text:p text:style-name="P208"/>
      <text:h text:style-name="P377" text:outline-level="1"><text:bookmark-start text:name="__RefHeading___Toc3364_2821381160"/><text:span text:style-name="T83">A look at </text:span>Cyclosm<text:span text:style-name="T164">/</text:span><text:span text:style-name="T184">Osmhike</text:span> implementation<text:bookmark-end text:name="__RefHeading___Toc3364_2821381160"/></text:h>
      <text:p text:style-name="P226">The structure of project.mml and stylesheets<text:span text:style-name="T173">, coming from </text:span><text:span text:style-name="T184">C</text:span><text:span text:style-name="T173">yclosm</text:span><text:span text:style-name="T174"> (itself based on openstreetmap ) </text:span><text:span text:style-name="T173"><text:s/></text:span><text:s/>is extremely complex.<text:line-break/><text:span text:style-name="T83">Especially for roads </text:span><text:span text:style-name="T5">( but it seems there was automatic generation using an openstreetmap script like generate_road_colours.py )</text:span></text:p>
      <text:p text:style-name="P226"/>
      <text:p text:style-name="P226">It has been mostly kept unchanged ( avoid having to analyse this complexity ) . <text:span text:style-name="T134"><text:s/>BUT</text:span></text:p>
      <text:list text:style-name="L25">
        <text:list-item>
          <text:p text:style-name="P449">track/bridleway/footway have been unified<text:span text:style-name="T164"> . <text:s/>track/path were changed</text:span></text:p>
        </text:list-item>
        <text:list-item>
          <text:p text:style-name="P475">drawing of labels <text:s/>( roads / towns / mountain places ) were changed</text:p>
        </text:list-item>
      </text:list>
      <text:h text:style-name="Heading_20_2" text:outline-level="2"><text:bookmark-start text:name="__RefHeading___Toc3366_2821381160"/><text:span text:style-name="T165">R</text:span>oads<text:bookmark-end text:name="__RefHeading___Toc3366_2821381160"/></text:h>
      <text:p text:style-name="P233">This manages <text:s/>railway, different kin<text:span text:style-name="T80">d</text:span>s or roads , track , path </text:p>
      <text:p text:style-name="P233">Implemented with <text:s/>3 layers for 3 zoom level ranges : roads_low , roads_med , roads_high</text:p>
      <text:p text:style-name="P233"/>
      <text:p text:style-name="P233">For roads_high , data are extracted from a specific database view <text:s/>"cyclosm_ways" ( see views.sql ) </text:p>
      <text:p text:style-name="P233">It creates new columns:</text:p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91">type</text:p>
          </table:table-cell>
          <table:table-cell table:style-name="Tableau35.B1" office:value-type="string">
            <text:p text:style-name="P91">computed from 'highway' tag , with some minor ada<text:span text:style-name="T80">p</text:span>tations</text:p>
            <text:p text:style-name="P91">( combine motorway/trunk ...)</text:p>
            <text:p text:style-name="P91"/>
          </table:table-cell>
        </table:table-row>
        <table:table-row>
          <table:table-cell table:style-name="Tableau35.A2" office:value-type="string">
            <text:p text:style-name="P91">surface_type</text:p>
          </table:table-cell>
          <table:table-cell table:style-name="Tableau35.B2" office:value-type="string">
            <text:p text:style-name="P91">analyse 3 tags : smoothness , tracktype , surface to define the compatibility with biking</text:p>
            <text:p text:style-name="P91"/>
            <text:p text:style-name="P91">the result is 4 possible values : unknown,road,cyclocross,mtb <text:s/>(MounTainBike)</text:p>
            <text:p text:style-name="P91"/>
            <text:p text:style-name="P93">It will be highly used to define the linestyle used for track/path<text:line-break/><text:span text:style-name="T83">For path, style has been modified, so that in case of no information ('unknown'), we take the worst possible case ('mtb')</text:span></text:p>
            <text:p text:style-name="P93"><text:line-break/><text:span text:style-name="T83">Note: it is possible to find a path in mountain, having surface_type=road !</text:span></text:p>
            <text:p text:style-name="P91"/>
          </table:table-cell>
        </table:table-row>
        <table:table-row>
          <table:table-cell table:style-name="Tableau35.A2" office:value-type="string">
            <text:p text:style-name="P91">alpine</text:p>
          </table:table-cell>
          <table:table-cell table:style-name="Tableau35.B2" office:value-type="string">
            <text:p text:style-name="P91">ha<text:span text:style-name="T83">s</text:span> been added <text:span text:style-name="T173">by </text:span><text:span text:style-name="T184">Osmhike</text:span><text:span text:style-name="T173">, </text:span>to distinguish difficult mountain paths</text:p>
            <text:p text:style-name="P91">3 values : '' , 'medium' , 'high'</text:p>
            <text:p text:style-name="P91"/>
          </table:table-cell>
        </table:table-row>
        <table:table-row>
          <table:table-cell table:style-name="Tableau35.A2" office:value-type="string">
            <text:p text:style-name="P91">can_bicycle</text:p>
          </table:table-cell>
          <table:table-cell table:style-name="Tableau35.B2" office:value-type="string">
            <text:p text:style-name="P230"><text:span text:style-name="T47">uses tag 'bicycle' <text:s/></text:span><text:span text:style-name="T53">(</text:span><text:span text:style-name="Teletype"><text:span text:style-name="T57">bicycle</text:span></text:span><text:span text:style-name="T52"> specifies legal restriction for cyclists when used on roads and path</text:span><text:span text:style-name="T53">)</text:span></text:p>
            <text:p text:style-name="P170">and some other tags</text:p>
            <text:p text:style-name="P91"/>
            <text:p text:style-name="P170">most interesting resulting values are:<text:line-break/>'no' <text:s/>: forbiden to bicycle </text:p>
            <text:p text:style-name="P170">'designated' : bikes should go there</text:p>
            <text:p text:style-name="P170">NULL</text:p>
            <text:p text:style-name="P91"/>
            <text:p text:style-name="P170">This column is highly used to differentiate the rendering of roads/track/path</text:p>
          </table:table-cell>
        </table:table-row>
        <table:table-row>
          <table:table-cell table:style-name="Tableau35.A2" office:value-type="string">
            <text:p text:style-name="P91">maxspeed_kmh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motor_vehicle</text:p>
          </table:table-cell>
          <table:table-cell table:style-name="Tableau35.B2" office:value-type="string">
            <text:p text:style-name="P151">if 'no' <text:s/>indicates that the road/street <text:s/>is not allowed for motor vehicles</text:p>
          </table:table-cell>
        </table:table-row>
        <table:table-row>
          <table:table-cell table:style-name="Tableau35.A2" office:value-type="string">
            <text:p text:style-name="P91">cyclestreet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oneway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cycleway_left_render</text:p>
            <text:p text:style-name="P94">cycleway_right_render</text:p>
          </table:table-cell>
          <table:table-cell table:style-name="Tableau35.B2" office:value-type="string">
            <text:p text:style-name="P150">information about the level of security of the cycleway:</text:p>
            <text:p text:style-name="P150">sidewalk/lane/busway/shared_track</text:p>
          </table:table-cell>
        </table:table-row>
        <table:table-row>
          <table:table-cell table:style-name="Tableau35.A2" office:value-type="string">
            <text:p text:style-name="P91"/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cycleway_left_oneway</text:p>
            <text:p text:style-name="P94">cycleway_right_oneway</text:p>
            <text:p text:style-name="P94">oneway_bicycle</text:p>
          </table:table-cell>
          <table:table-cell table:style-name="Tableau35.B2" office:value-type="string">
            <text:p text:style-name="P150">tells if oneway or not</text:p>
          </table:table-cell>
        </table:table-row>
        <table:table-row>
          <table:table-cell table:style-name="Tableau35.A2" office:value-type="string">
            <text:p text:style-name="P91"/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has_ramp</text:p>
          </table:table-cell>
          <table:table-cell table:style-name="Tableau35.B2" office:value-type="string">
            <text:p text:style-name="P165">is there a ramp</text:p>
          </table:table-cell>
        </table:table-row>
        <table:table-row>
          <table:table-cell table:style-name="Tableau35.A2" office:value-type="string">
            <text:p text:style-name="P91">service</text:p>
          </table:table-cell>
          <table:table-cell table:style-name="Tableau35.B2" office:value-type="string">
            <text:p text:style-name="P150">standard osm tag, with some adaptations</text:p>
          </table:table-cell>
        </table:table-row>
        <table:table-row>
          <table:table-cell table:style-name="Tableau35.A2" office:value-type="string">
            <text:p text:style-name="P91">mtb_scale</text:p>
          </table:table-cell>
          <table:table-cell table:style-name="Tableau35.B2" office:value-type="string">
            <text:p text:style-name="P91">based on mtb:scale <text:s/>( mountainbike difficulty )</text:p>
          </table:table-cell>
        </table:table-row>
        <table:table-row>
          <table:table-cell table:style-name="Tableau35.A2" office:value-type="string">
            <text:p text:style-name="P91">mtb_scale_imba</text:p>
          </table:table-cell>
          <table:table-cell table:style-name="Tableau35.B2" office:value-type="string">
            <text:p text:style-name="P91">based on mtb:scale:imba <text:s/>( another norm for mountainbike difficulty )</text:p>
          </table:table-cell>
        </table:table-row>
        <table:table-row>
          <table:table-cell table:style-name="Tableau35.A2" office:value-type="string">
            <text:p text:style-name="P91">tunnel</text:p>
          </table:table-cell>
          <table:table-cell table:style-name="Tableau35.B2" office:value-type="string">
            <text:p text:style-name="P91">merging of some tags indicating a tunnel</text:p>
          </table:table-cell>
        </table:table-row>
      </table:table>
      <text:p text:style-name="P233"><text:soft-page-break/><text:span text:style-name="T12">Stylesheets</text:span> : <text:s/>road-colors.mss <text:s/>roads.mss</text:p>
      <text:p text:style-name="P234"/>
      <text:p text:style-name="P234">roads.mss contains <text:span text:style-name="T12">lots</text:span> of definitions like <text:s/>@rdz12_primary:<text:line-break/>this one defines the line width for zoom 12 for roads having type='primary'</text:p>
      <text:p text:style-name="P234"/>
      <text:p text:style-name="P237">The layer #roads_high is drawn several times, using :: syntax<text:line-break/></text:p>
      <text:p text:style-name="P235"><text:span text:style-name="T75">all those block</text:span><text:span text:style-name="T79">s</text:span><text:span text:style-name="T75"> are then refined into sub-blocks for type/zoom : this makes the file huge </text:span></text:p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92">#roads_high::outline</text:p>
          </table:table-cell>
          <table:table-cell table:style-name="Tableau36.B1" office:value-type="string">
            <text:p text:style-name="P97">defines the external border of the road</text:p>
            <text:p text:style-name="P97">NOT USED for track/path</text:p>
            <text:p text:style-name="P97"/>
            <text:p text:style-name="P97">line-color use constants like <text:s text:c="2"/>@primary-<text:span text:style-name="T76">case</text:span>;</text:p>
            <text:p text:style-name="P97"/>
            <text:p text:style-name="P97">the width is computed to add the space for the 2 borders</text:p>
          </table:table-cell>
        </table:table-row>
        <table:table-row>
          <table:table-cell table:style-name="Tableau36.A2" office:value-type="string">
            <text:p text:style-name="P92">#roads_high::inline</text:p>
          </table:table-cell>
          <table:table-cell table:style-name="Tableau36.B2" office:value-type="string">
            <text:p text:style-name="P97">defines the internal contents <text:s/>of the road</text:p>
            <text:p text:style-name="P98"><text:span text:style-name="T80">also APPLIES <text:s/>to</text:span> track/path</text:p>
            <text:p text:style-name="P98"/>
            <text:p text:style-name="P97">line-color use constants like <text:s text:c="2"/>@primary-<text:span text:style-name="T76">fill</text:span>;</text:p>
            <text:p text:style-name="P97"/>
          </table:table-cell>
        </table:table-row>
        <table:table-row>
          <table:table-cell table:style-name="Tableau36.A2" office:value-type="string">
            <text:p text:style-name="P92">#roads_high::cycleway_lef<text:span text:style-name="T75">t</text:span></text:p>
            <text:p text:style-name="P92">#roads_high::cycleway_right</text:p>
            <text:p text:style-name="P92"/>
            <text:p text:style-name="P92">#roads_high::steps_ramp_left</text:p>
            <text:p text:style-name="P92"/>
            <text:p text:style-name="P92">#roads_high::outline_left</text:p>
            <text:p text:style-name="P92">#roads_high::outline_right</text:p>
            <text:p text:style-name="P92"/>
            <text:p text:style-name="P92">#roads_high::path_outline_right</text:p>
            <text:p text:style-name="P92"/>
          </table:table-cell>
          <table:table-cell table:style-name="Tableau36.B2" office:value-type="string">
            <text:p text:style-name="P97">draw specific border to <text:s/>indicate the existence of cycleway or bicycle ramp</text:p>
          </table:table-cell>
        </table:table-row>
      </table:table>
      <text:p text:style-name="P234"/>
      <text:p text:style-name="P236">also note that a lot of stuff is made when a road encounters a tunnel : <text:s/>color is modified </text:p>
      <text:p text:style-name="P234"/>
      <text:h text:style-name="P394" text:outline-level="2"/>
      <text:h text:style-name="P395" text:outline-level="2"><text:bookmark-start text:name="__RefHeading___Toc5795_4081221866"/>Labels<text:bookmark-end text:name="__RefHeading___Toc5795_4081221866"/></text:h>
      <text:p text:style-name="P345"/>
      <text:h text:style-name="Heading_20_3" text:outline-level="3"><text:bookmark-start text:name="__RefHeading___Toc5797_4081221866"/>Roads / Routes names<text:bookmark-end text:name="__RefHeading___Toc5797_4081221866"/></text:h>
      <text:p text:style-name="P342">A road or a bicycle route has 2 names, defined by 2 different tags</text:p>
      <text:list xml:id="list114316891899564" text:continue-list="list114318269980047" text:style-name="List_20_1">
        <text:list-item>
          <text:p text:style-name="P489">"ref" <text:s/><text:span text:style-name="T164"><text:s/>: </text:span>short name like <text:s/>A50 , GTV</text:p>
        </text:list-item>
        <text:list-item>
          <text:p text:style-name="P489">"label" <text:span text:style-name="T164">: </text:span><text:s/>long name like "Autoroute du soleil" , "Tour du Mont-Blanc"</text:p>
        </text:list-item>
      </text:list>
      <text:p text:style-name="P342"/>
      <text:p text:style-name="P342">REF will be drawn using a SHIELD<text:span text:style-name="T164"> </text:span></text:p>
      <text:list xml:id="list114317132180514" text:continue-numbering="true" text:style-name="List_20_1">
        <text:list-header>
          <text:p text:style-name="P489"/>
        </text:list-header>
      </text:list>
      <text:p text:style-name="P342">LABEL will be drawn by just printing text, with adequate color </text:p>
      <text:list xml:id="list114317740095825" text:continue-numbering="true" text:style-name="List_20_1">
        <text:list-item>
          <text:p text:style-name="P489">for roads : inside the road borders</text:p>
        </text:list-item>
        <text:list-item>
          <text:p text:style-name="P489">for routes : outside the road/track/path borders</text:p>
        </text:list-item>
      </text:list>
      <text:p text:style-name="P342"/>
      <text:h text:style-name="Heading_20_3" text:outline-level="3"><text:bookmark-start text:name="__RefHeading___Toc5799_4081221866"/>Town labels<text:bookmark-end text:name="__RefHeading___Toc5799_4081221866"/></text:h>
      <text:p text:style-name="P345">Uses 3 layers</text:p>
      <table:table table:name="Tableau72" table:style-name="Tableau72">
        <table:table-column table:style-name="Tableau72.A"/>
        <table:table-column table:style-name="Tableau72.B"/>
        <table:table-column table:style-name="Tableau72.C"/>
        <table:table-row>
          <table:table-cell table:style-name="Tableau72.A1" office:value-type="string">
            <text:p text:style-name="P152">Layer</text:p>
          </table:table-cell>
          <table:table-cell table:style-name="Tableau72.A1" office:value-type="string">
            <text:p text:style-name="P152">Description</text:p>
          </table:table-cell>
          <table:table-cell table:style-name="Tableau72.C1" office:value-type="string">
            <text:p text:style-name="P152">placenames.mss <text:s text:c="3"/>patterns</text:p>
          </table:table-cell>
        </table:table-row>
        <table:table-row>
          <table:table-cell table:style-name="Tableau72.A2" office:value-type="string">
            <text:p text:style-name="P152">capital-names</text:p>
            <text:p text:style-name="P95"/>
          </table:table-cell>
          <table:table-cell table:style-name="Tableau72.B2" office:value-type="string">
            <text:p text:style-name="P152">capitals</text:p>
          </table:table-cell>
          <table:table-cell table:style-name="Tableau72.C2" office:value-type="string">
            <text:p text:style-name="P152">#capital-names</text:p>
          </table:table-cell>
        </table:table-row>
        <table:table-row>
          <table:table-cell table:style-name="Tableau72.A3" office:value-type="string">
            <text:p text:style-name="P152">placenames-medium</text:p>
          </table:table-cell>
          <table:table-cell table:style-name="Tableau72.B3" office:value-type="string">
            <text:p text:style-name="P152">city/town</text:p>
          </table:table-cell>
          <table:table-cell table:style-name="Tableau72.C3" office:value-type="string">
            <text:p text:style-name="P152">#placenames-medium::high-importance</text:p>
            <text:p text:style-name="P152">#placenames-medium::medium-importance</text:p>
            <text:p text:style-name="P152">#placenames-medium::low-importance</text:p>
          </table:table-cell>
        </table:table-row>
        <table:table-row>
          <table:table-cell table:style-name="Tableau72.A4" office:value-type="string">
            <text:p text:style-name="P152">placenames-small</text:p>
          </table:table-cell>
          <table:table-cell table:style-name="Tableau72.B4" office:value-type="string">
            <text:p text:style-name="P152">village and smaller</text:p>
            <text:p text:style-name="P152">sub parts of a town</text:p>
          </table:table-cell>
          <table:table-cell table:style-name="Tableau72.C4" office:value-type="string">
            <text:p text:style-name="P152">#placenames-small::village</text:p>
            <text:p text:style-name="P152">#placenames-small::suburb</text:p>
            <text:p text:style-name="P152">.....</text:p>
            <text:p text:style-name="P152"/>
          </table:table-cell>
        </table:table-row>
      </table:table>
      <text:p text:style-name="P345"/>
      <text:p text:style-name="P345">City/Town/Village are rendered:</text:p>
      <text:list xml:id="list114317548282648" text:continue-numbering="true" text:style-name="List_20_1">
        <text:list-item>
          <text:p text:style-name="P474">with a SHIELD at lower zooms ( a nice circle icon , like in road maps )</text:p>
        </text:list-item>
        <text:list-item>
          <text:p text:style-name="P474">with a TEXT at higher zoom</text:p>
        </text:list-item>
      </text:list>
      <text:p text:style-name="P345"/>
      <text:p text:style-name="P345"><text:span text:style-name="T174">The zoom value at which we move from </text:span>SHIELD to TEXT <text:span text:style-name="T174">rendering is smaller for towns than villages </text:span></text:p>
      <text:p text:style-name="P345"/>
      <text:p text:style-name="P347"><text:span text:style-name="T174">Inside the SQL rquest, a column "score" is based on this population, but is augmented if the town is a regional capital. </text:span>The SQL request orders <text:span text:style-name="T174">places </text:span>by decr<text:span text:style-name="T174">e</text:span>asing <text:span text:style-name="T174">score</text:span>, and computes a column 'row_number' , so that <text:s/>the .mss style can decide how much of them will be printed ( avoids too many names on the map )</text:p>
      <text:p text:style-name="P364"/>
      <text:p text:style-name="P364"/>
      <text:p text:style-name="P349"/>
      <text:h text:style-name="P403" text:outline-level="3"><text:bookmark-start text:name="__RefHeading___Toc5801_4081221866"/>Mountain points of interest<text:bookmark-end text:name="__RefHeading___Toc5801_4081221866"/></text:h>
      <text:p text:style-name="P345">This is for <text:s/>natural=( peak,saddle,cave_entrance ,volcano ) tourism=(wilderness_hut , alpine_hut)</text:p>
      <text:p text:style-name="P345"/>
      <text:p text:style-name="P153">Suprisingly, inside osm data,some of them are defined as POINT, some others as POLYGON</text:p>
      <text:p text:style-name="P345"/>
      <text:p text:style-name="P345">Initially, they were part of the great familly of "amenities" , <text:span text:style-name="T165">which</text:span> are renderd by 2 objects:</text:p>
      <text:list xml:id="list114318284516238" text:continue-numbering="true" text:style-name="List_20_1">
        <text:list-item>
          <text:p text:style-name="P474">a MARKER for the icon</text:p>
        </text:list-item>
        <text:list-item>
          <text:p text:style-name="P474">a separated TEXT for the label </text:p>
        </text:list-item>
      </text:list>
      <text:p text:style-name="P349"/>
      <text:p text:style-name="P345">Finally<text:span text:style-name="T174">,</text:span> mountain TEXT object have been separated from amenities objects, to be sure that they are not hidden by overlapping troubles</text:p>
      <text:list xml:id="list114318824704074" text:continue-numbering="true" text:style-name="List_20_1">
        <text:list-item>
          <text:p text:style-name="P453">text-allow-overlap<text:span text:style-name="T164"> is enabled<text:line-break/>( of course this may cause overlap</text:span><text:span text:style-name="T174"> when there is a </text:span><text:span text:style-name="T164">line of mountain peaks, but in this case, overlapping is better than showing nothing ) </text:span></text:p>
        </text:list-item>
      </text:list>
      <text:p text:style-name="P345"/>
      <text:p text:style-name="P345"/>
      <table:table table:name="Tableau73" table:style-name="Tableau73">
        <table:table-column table:style-name="Tableau73.A"/>
        <table:table-column table:style-name="Tableau73.B"/>
        <table:table-column table:style-name="Tableau73.C"/>
        <table:table-row>
          <table:table-cell table:style-name="Tableau73.A1" office:value-type="string">
            <text:p text:style-name="P152">Layer</text:p>
          </table:table-cell>
          <table:table-cell table:style-name="Tableau73.A1" office:value-type="string">
            <text:p text:style-name="P152">Description</text:p>
          </table:table-cell>
          <table:table-cell table:style-name="Tableau73.C1" office:value-type="string">
            <text:p text:style-name="P152">.mss <text:s text:c="3"/>patterns</text:p>
          </table:table-cell>
        </table:table-row>
        <table:table-row>
          <table:table-cell table:style-name="Tableau73.A2" office:value-type="string">
            <text:p text:style-name="P152">#amenities-points,</text:p>
            <text:p text:style-name="P152">#amenities-poly</text:p>
          </table:table-cell>
          <table:table-cell table:style-name="Tableau73.B2" office:value-type="string">
            <text:p text:style-name="P152">MARKER object</text:p>
            <text:p text:style-name="P152"/>
            <text:p text:style-name="P152">a dedicated column 'feature' is computed for different cases</text:p>
          </table:table-cell>
          <table:table-cell table:style-name="Tableau73.C2" office:value-type="string">
            <text:p text:style-name="P152">amenities.mss</text:p>
            <text:p text:style-name="P152"/>
            <text:p text:style-name="P152">filter on [feature]</text:p>
            <text:p text:style-name="P152"/>
          </table:table-cell>
        </table:table-row>
        <table:table-row>
          <table:table-cell table:style-name="Tableau73.A3" office:value-type="string">
            <text:p text:style-name="P152"><text:span text:style-name="T174">#</text:span>moutain-point-text</text:p>
            <text:p text:style-name="P152"><text:span text:style-name="T174">#</text:span>moutain-poly-text</text:p>
            <text:p text:style-name="P95"/>
          </table:table-cell>
          <table:table-cell table:style-name="Tableau73.B3" office:value-type="string">
            <text:p text:style-name="P152">TEXT object</text:p>
          </table:table-cell>
          <table:table-cell table:style-name="Tableau73.C3" office:value-type="string">
            <text:p text:style-name="P152">labels.mss</text:p>
            <text:p text:style-name="P152"/>
            <text:p text:style-name="P152">filter on [natural] and [tourism]</text:p>
          </table:table-cell>
        </table:table-row>
      </table:table>
      <text:p text:style-name="P344"/>
      <text:p text:style-name="P345"/>
      <text:h text:style-name="P374" text:outline-level="1"/>
      <text:h text:style-name="P378" text:outline-level="1"><text:bookmark-start text:name="__RefHeading___Toc4688_2063623624"/>Legend building<text:bookmark-end text:name="__RefHeading___Toc4688_2063623624"/></text:h>
      <text:p text:style-name="P312">Manually design the Legend ? Certainly not !</text:p>
      <text:p text:style-name="P312"/>
      <text:p text:style-name="P312">Building the Legend will use a giant trick: </text:p>
      <text:list text:style-name="L26">
        <text:list-item>
          <text:p text:style-name="P490">imagine a fake country, typically at lon=0,lat=0 <text:s/>where there is nothing</text:p>
        </text:list-item>
        <text:list-item>
          <text:p text:style-name="P490">populate it with polygons and lines that represent different types of land usage, roads ...</text:p>
        </text:list-item>
        <text:list-item>
          <text:p text:style-name="P490">generate a .osm <text:s/>file for this fake country, import it to database</text:p>
        </text:list-item>
        <text:list-item>
          <text:p text:style-name="P490">just let Komstik paint it with the right colors and patterns</text:p>
        </text:list-item>
        <text:list-item>
          <text:p text:style-name="P490">download the tiles corresponding to this fake country, then combine them to a final legend.jpg file</text:p>
        </text:list-item>
      </text:list>
      <text:p text:style-name="P312"/>
      <text:p text:style-name="P312">Of <text:span text:style-name="T150">course</text:span>, making the .osm file should also be automatic !</text:p>
      <text:p text:style-name="P312">For this goal, we write a very simple legend.txt file that describe the different objects to put in the Legend (with the adequate tags )</text:p>
      <text:p text:style-name="P312">Then a nice python script <text:s/>legend/makelegend.py will transform it into legend.osm</text:p>
      <text:p text:style-name="P312"/>
      <text:h text:style-name="Heading_20_2" text:outline-level="2"><text:bookmark-start text:name="__RefHeading___Toc4690_2063623624"/>Legend.txt<text:bookmark-end text:name="__RefHeading___Toc4690_2063623624"/></text:h>
      <text:p text:style-name="P312">It describes the objects to put in the Legend</text:p>
      <text:p text:style-name="P312"/>
      <text:p text:style-name="P312">Each line look like:</text:p>
      <text:p text:style-name="P312">type<text:span text:style-name="T175">;</text:span>tag=value,tag=value<text:span text:style-name="T175">;</text:span>description</text:p>
      <text:p text:style-name="P312"/>
      <table:table table:name="Tableau58" table:style-name="Tableau58">
        <table:table-column table:style-name="Tableau58.A"/>
        <table:table-column table:style-name="Tableau58.B"/>
        <table:table-row>
          <table:table-cell table:style-name="Tableau58.A1" office:value-type="string">
            <text:p text:style-name="P166">type</text:p>
          </table:table-cell>
          <table:table-cell table:style-name="Tableau58.B1" office:value-type="string">
            <text:p text:style-name="P166">'poly' <text:s/>or 'line' <text:s/>depending on the kind of drawing to generate ( a rectangle or a line )</text:p>
          </table:table-cell>
        </table:table-row>
        <table:table-row>
          <table:table-cell table:style-name="Tableau58.A2" office:value-type="string">
            <text:p text:style-name="P166">tag=value</text:p>
          </table:table-cell>
          <table:table-cell table:style-name="Tableau58.B2" office:value-type="string">
            <text:p text:style-name="P166">different OSM standard tags, whose value determine the nature of the object </text:p>
          </table:table-cell>
        </table:table-row>
        <table:table-row>
          <table:table-cell table:style-name="Tableau58.A2" office:value-type="string">
            <text:p text:style-name="P166">label=description</text:p>
          </table:table-cell>
          <table:table-cell table:style-name="Tableau58.B2" office:value-type="string">
            <text:p text:style-name="P166">description is the legend text, printed at the right of the object</text:p>
          </table:table-cell>
        </table:table-row>
      </table:table>
      <text:p text:style-name="P312"/>
      <text:p text:style-name="P312">Objects will be drawn on a same line, from left to right, until the pattern 'block<text:span text:style-name="T175">;</text:span>' <text:s/>tells to begin a new line</text:p>
      <text:p text:style-name="P312"/>
      <text:p text:style-name="P274">It is not so easy to find out the right attributes to use for defining an object.</text:p>
      <text:p text:style-name="P274">Exploring project.mml <text:s/>and <text:s/>views.sql will be of a great help</text:p>
      <text:p text:style-name="P36">Pay attention that project.mml often mentions attributes which <text:span text:style-name="T12">are not</text:span> OSM standard attributes<text:span text:style-name="T175"> found from .osm data file</text:span>, but new column names <text:span text:style-name="T175">created</text:span> by views.sql. Only the OSM standard attributes must be used ...</text:p>
      <text:h text:style-name="P396" text:outline-level="2"/>
      <text:h text:style-name="P397" text:outline-level="2"><text:bookmark-start text:name="__RefHeading___Toc4692_2063623624"/>Operating mode<text:bookmark-end text:name="__RefHeading___Toc4692_2063623624"/></text:h>
      <text:p text:style-name="P312">CAUTION</text:p>
      <text:p text:style-name="P314">The following actions are useful only if you are not satisfied with the pre-existing <text:s/>legend/legend.jpg</text:p>
      <text:p text:style-name="P314">They will <text:s/>replace the database contents, so it may be a good idea to first save it</text:p>
      <table:table table:name="Tableau59" table:style-name="Tableau59">
        <table:table-column table:style-name="Tableau59.A"/>
        <table:table-row>
          <table:table-cell table:style-name="Tableau59.A1" office:value-type="string">
            <text:p text:style-name="P172"><text:span text:style-name="T150">sudo </text:span>mv database database-save</text:p>
          </table:table-cell>
        </table:table-row>
      </table:table>
      <text:p text:style-name="P314"/>
      <text:p text:style-name="P20">Step1: </text:p>
      <text:p text:style-name="P314">Create the fake country legend.osm from legend.txt , and import it to database</text:p>
      <table:table table:name="Tableau60" table:style-name="Tableau60">
        <table:table-column table:style-name="Tableau60.A"/>
        <table:table-row>
          <table:table-cell table:style-name="Tableau60.A1" office:value-type="string">
            <text:p text:style-name="P172">sudo docker-compose run import legend1</text:p>
          </table:table-cell>
        </table:table-row>
      </table:table>
      <text:p text:style-name="P313"/>
      <text:p text:style-name="P313"><text:span text:style-name="T12">Step2</text:span>:</text:p>
      <text:p text:style-name="P340">Inside project.m<text:span text:style-name="T175">m</text:span>l , modify the item <text:s text:c="2"/>"status_contours: &amp;status_contours" , to exclude contours generation</text:p>
      <text:p text:style-name="P343">( otherwise map generation will fail due to missing "contours" database)</text:p>
      <text:p text:style-name="P343"/>
      <text:p text:style-name="P313">Use the "reload" <text:s/>Kosmtik button, so that he reloads map from database</text:p>
      <text:p text:style-name="P313">You may <text:s/>tell him to show the legend with : http://localhost:8888/<text:span text:style-name="T150">style</text:span>/#15/0/0</text:p>
      <text:p text:style-name="P312"/>
      <text:p text:style-name="P314"><text:span text:style-name="T12">Step3</text:span>:</text:p>
      <text:p text:style-name="P314">Once Kosmtik is ready to serve the legend tiles, build <text:s/>legend.jpg</text:p>
      <text:p text:style-name="P314"/>
      <table:table table:name="Tableau61" table:style-name="Tableau61">
        <table:table-column table:style-name="Tableau61.A"/>
        <table:table-row>
          <table:table-cell table:style-name="Tableau61.A1" office:value-type="string">
            <text:p text:style-name="P172">sudo docker-compose run import legend2</text:p>
          </table:table-cell>
        </table:table-row>
      </table:table>
      <text:p text:style-name="P313">This will call again makelegend.py to <text:s/>find out <text:s/>which tiles correspond to the legend latitudes/longitudes , download those tiles, then merge then into a simple .jpg file</text:p>
      <text:p text:style-name="P36"/>
      <text:h text:style-name="P379" text:outline-level="1"/>
      <text:h text:style-name="P380" text:outline-level="1"><text:bookmark-start text:name="__RefHeading___Toc3614_3143843080"/>Hints<text:bookmark-end text:name="__RefHeading___Toc3614_3143843080"/></text:h>
      <text:h text:style-name="P398" text:outline-level="2"><text:bookmark-start text:name="__RefHeading___Toc3616_3143843080"/>Merging several .osm.pbf files<text:bookmark-end text:name="__RefHeading___Toc3616_3143843080"/></text:h>
      <text:p text:style-name="P283">osm2pgsql cannot import several .pbf files</text:p>
      <text:p text:style-name="P283"/>
      <text:p text:style-name="P283">Even if the command accepts several .pbf files as arguments, this will probably fail with error<text:span text:style-name="T176">s</text:span> like "duplicate index"<text:line-break/></text:p>
      <text:p text:style-name="P283">The solution is to previously merge the .pbf files using magic tool "osmconvert" from package "osmctools"<text:line-break/>But this tool can only merge .o5m files, so conversion is needed</text:p>
      <text:p text:style-name="P283"/>
      <text:p text:style-name="P283">Operating mode:</text:p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283"># convert each .pbf file to .osm<text:line-break/>osmconvert <text:s/>file1.osm.pbf <text:s text:c="2"/>-o=file1.osm.o5m<text:line-break/>osmconvert <text:s/>file2.osm.pbf <text:s text:c="2"/>-o=file2.osm.o5m</text:p>
            <text:p text:style-name="P283"/>
            <text:p text:style-name="P283"># merge files and convert result to .pbf</text:p>
            <text:p text:style-name="P283">osmconvert file1.osm.o5m <text:s/>file2.osm.o5m -o=mergedfile.osm.pbf</text:p>
          </table:table-cell>
        </table:table-row>
      </table:table>
      <text:p text:style-name="P283"/>
      <text:p text:style-name="P283">A small script "scripts/merge.sh" has been written to automate this</text:p>
      <text:p text:style-name="P283">It must be run inside a<text:span text:style-name="T178"> "import"</text:span> container, <text:span text:style-name="T176">( </text:span>so that necessary packages are <text:span text:style-name="T176">available )</text:span></text:p>
      <text:p text:style-name="P283"/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283"># run a shell inside <text:span text:style-name="T177">a new </text:span>temporary "import" container</text:p>
            <text:p text:style-name="P283">docker-compose run import bash</text:p>
            <text:p text:style-name="P283"/>
            <text:p text:style-name="P283"># .pbf files are supposed to be located in "myfiles" directory</text:p>
            <text:p text:style-name="P283">cd scripts</text:p>
            <text:p text:style-name="P283">bash merge.sh <text:s/>mergedfile.osm.pbf <text:s text:c="5"/>file1.osm.pbf <text:s/>file2.osm.pbf <text:s/></text:p>
            <text:p text:style-name="P283"/>
          </table:table-cell>
        </table:table-row>
      </table:table>
      <text:p text:style-name="P282"/>
      <text:p text:style-name="P283">Note</text:p>
      <text:list xml:id="list114317011526452" text:continue-list="list114318824704074" text:style-name="List_20_1">
        <text:list-item>
          <text:p text:style-name="P491">Another tool exists: <text:s/>"osmium merge" <text:s/>, but it seems that its result won't work <text:s/>( "duplicate index" error )</text:p>
        </text:list-item>
        <text:list-item>
          <text:p text:style-name="P491">it is highly recommended to use .pbf files <text:s/>generated at the same <text:span text:style-name="T178">date</text:span>, so that they are consistent</text:p>
        </text:list-item>
      </text:list>
      <text:p text:style-name="P283"/>
      <text:h text:style-name="P398" text:outline-level="2"><text:bookmark-start text:name="__RefHeading___Toc3618_3143843080"/>Working with different scenarios<text:bookmark-end text:name="__RefHeading___Toc3618_3143843080"/></text:h>
      <text:p text:style-name="P283">Let's imagine that you have imported all France, but want to make tests and style adaptations on the small Andorra dataset, without destroying previous work...</text:p>
      <text:p text:style-name="P283"/>
      <text:p text:style-name="P298">The best solution is just to rename directory "database" , and let db service create a new one<text:line-break/><text:span text:style-name="T176">( stop the db service, before renaming directory )</text:span></text:p>
      <text:p text:style-name="P284"/>
      <text:p text:style-name="P284">A<text:span text:style-name="T115">nother</text:span> solution is to use different database<text:span text:style-name="T115"> names</text:span></text:p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123">docker-startup.sh</text:p>
          </table:table-cell>
          <table:table-cell table:style-name="Tableau51.B1" office:value-type="string">
            <text:p text:style-name="P123">modify variables</text:p>
            <text:p text:style-name="P123">DB_OSM</text:p>
            <text:p text:style-name="P123">DB_CONTOURS</text:p>
          </table:table-cell>
        </table:table-row>
        <table:table-row>
          <table:table-cell table:style-name="Tableau51.A2" office:value-type="string">
            <text:p text:style-name="P123">project.mml</text:p>
          </table:table-cell>
          <table:table-cell table:style-name="Tableau51.B2" office:value-type="string">
            <text:p text:style-name="P123">modify "dbname"<text:span text:style-name="T176"> in those sections:</text:span></text:p>
            <text:p text:style-name="P123"/>
            <text:p text:style-name="P123">osm2pgsql: &amp;osm2pgsql</text:p>
            <text:p text:style-name="P123"><text:s text:c="4"/>dbname: "osm"</text:p>
            <text:p text:style-name="P123"/>
            <text:p text:style-name="P123">osm2pgsqlcontours: &amp;osm2pgsqlcontours</text:p>
            <text:p text:style-name="P123"><text:s text:c="5"/>dbname: "contours"</text:p>
          </table:table-cell>
        </table:table-row>
      </table:table>
      <text:p text:style-name="P283"><text:soft-page-break/></text:p>
      <text:p text:style-name="P283"/>
      <text:p text:style-name="P283"/>
      <text:h text:style-name="Heading_20_1" text:outline-level="1"><text:bookmark-start text:name="__RefHeading___Toc3368_2821381160"/>Docker implementation<text:bookmark-end text:name="__RefHeading___Toc3368_2821381160"/></text:h>
      <text:h text:style-name="Heading_20_2" text:outline-level="2"><text:bookmark-start text:name="__RefHeading___Toc4721_2063623624"/>Introduction<text:bookmark-end text:name="__RefHeading___Toc4721_2063623624"/></text:h>
      <text:p text:style-name="P277">The implementation is a little more complex that the original one from Cyclosm</text:p>
      <text:p text:style-name="P277">There are 2 goals:</text:p>
      <text:list text:style-name="L27">
        <text:list-item>
          <text:p text:style-name="P492">allow to create a dedicated volume binding to store database<text:span text:style-name="T109"> ( facilitate backup )</text:span></text:p>
        </text:list-item>
        <text:list-item>
          <text:p text:style-name="P492">minimize the size of <text:span text:style-name="T148"><text:s/>the </text:span>"build context" <text:s text:c="2"/>( see docker mini tutorial for details )</text:p>
        </text:list-item>
      </text:list>
      <text:p text:style-name="P281"/>
      <text:p text:style-name="P331">The implementation uses a mixed philosophy:</text:p>
      <text:list text:style-name="L28">
        <text:list-item>
          <text:p text:style-name="P494">During image build phase ( RUN / COPY dockerfile commands ) <text:s/>files from <text:s/>files/docker are executed or copied to the image filesystem</text:p>
        </text:list-item>
        <text:list-item>
          <text:p text:style-name="P494">During image run phase ( ENTRYPOINT / CMD dockerfile commands ) project subdirectory "files" is mapped to the container /<text:span text:style-name="T184">osmhike</text:span> <text:span text:style-name="T184"><text:s/></text:span>directory, which allows to directly <text:s/>use files from /<text:span text:style-name="T184">osmhike </text:span><text:s/>( even for the startup script defined by ENTRYPOINT )</text:p>
        </text:list-item>
      </text:list>
      <text:p text:style-name="P331"/>
      <text:p text:style-name="P37"><text:span text:style-name="T12">Note</text:span>:</text:p>
      <text:p text:style-name="P37">Remind that dockerfile RUN/COPY commands <text:span text:style-name="T12">cannot</text:span> <text:s/>use files out of the "build context" which is set to directory "files/docker" . <text:s/></text:p>
      <text:h text:style-name="P385" text:outline-level="2"/>
      <text:h text:style-name="P389" text:outline-level="2"><text:bookmark-start text:name="__RefHeading___Toc4725_2063623624"/><text:span text:style-name="T149">Docker </text:span>Structure<text:bookmark-end text:name="__RefHeading___Toc4725_2063623624"/></text:h>
      <text:p text:style-name="P281"><text:span text:style-name="T88">This implementation </text:span><text:span text:style-name="T91">is based on</text:span><text:span text:style-name="T88"> 3 docker "services" , described by docker-compose.yml</text:span></text:p>
      <text:p text:style-name="P243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E"/>
        <table:table-row>
          <table:table-cell table:style-name="Tableau41.A1" office:value-type="string">
            <text:p text:style-name="P106">Service</text:p>
          </table:table-cell>
          <table:table-cell table:style-name="Tableau41.A1" office:value-type="string">
            <text:p text:style-name="P106"><text:span text:style-name="T90">I</text:span>mage name</text:p>
          </table:table-cell>
          <table:table-cell table:style-name="Tableau41.A1" office:value-type="string">
            <text:p text:style-name="P106"><text:span text:style-name="T90">C</text:span>ontainer name</text:p>
          </table:table-cell>
          <table:table-cell table:style-name="Tableau41.A1" office:value-type="string">
            <text:p text:style-name="P106"><text:span text:style-name="T90">D</text:span>escription</text:p>
          </table:table-cell>
          <table:table-cell table:style-name="Tableau41.E1" office:value-type="string">
            <text:p text:style-name="P106"><text:span text:style-name="T90">S</text:span>tartup script</text:p>
          </table:table-cell>
        </table:table-row>
        <table:table-row>
          <table:table-cell table:style-name="Tableau41.A2" office:value-type="string">
            <text:p text:style-name="P106">db</text:p>
          </table:table-cell>
          <table:table-cell table:style-name="Tableau41.B2" office:value-type="string">
            <text:p text:style-name="P106">db</text:p>
          </table:table-cell>
          <table:table-cell table:style-name="Tableau41.C2" office:value-type="string">
            <text:p text:style-name="P106">c-db</text:p>
          </table:table-cell>
          <table:table-cell table:style-name="Tableau41.D2" office:value-type="string">
            <text:p text:style-name="P106">permanently running database server</text:p>
            <text:p text:style-name="P106"/>
            <text:p text:style-name="P106">this is the official docker image "mdillon/postgis" from docker repositories</text:p>
            <text:p text:style-name="P106"/>
          </table:table-cell>
          <table:table-cell table:style-name="Tableau41.E2" office:value-type="string">
            <text:p text:style-name="P106">the internal startup script</text:p>
          </table:table-cell>
        </table:table-row>
        <table:table-row>
          <table:table-cell table:style-name="Tableau41.A2" office:value-type="string">
            <text:p text:style-name="P106">import</text:p>
          </table:table-cell>
          <table:table-cell table:style-name="Tableau41.B2" office:value-type="string">
            <text:p text:style-name="P106">import</text:p>
          </table:table-cell>
          <table:table-cell table:style-name="Tableau41.C2" office:value-type="string">
            <text:p text:style-name="P106">c-import</text:p>
          </table:table-cell>
          <table:table-cell table:style-name="Tableau41.D2" office:value-type="string">
            <text:p text:style-name="P106">temporary running container, used to import osm data and elevation data to database</text:p>
            <text:p text:style-name="P106"/>
            <text:p text:style-name="P106">based on Ubuntu (<text:span text:style-name="T157">noble</text:span> version)</text:p>
            <text:p text:style-name="P106"/>
          </table:table-cell>
          <table:table-cell table:style-name="Tableau41.E2" office:value-type="string">
            <text:p text:style-name="P106"><text:span text:style-name="T147">docker</text:span>/docker-startup.sh import</text:p>
          </table:table-cell>
        </table:table-row>
        <table:table-row>
          <table:table-cell table:style-name="Tableau41.A2" office:value-type="string">
            <text:p text:style-name="P106">kosmtik</text:p>
          </table:table-cell>
          <table:table-cell table:style-name="Tableau41.B2" office:value-type="string">
            <text:p text:style-name="P106">kosmtik</text:p>
          </table:table-cell>
          <table:table-cell table:style-name="Tableau41.C2" office:value-type="string">
            <text:p text:style-name="P106">c-kosmtik</text:p>
          </table:table-cell>
          <table:table-cell table:style-name="Tableau41.D2" office:value-type="string">
            <text:p text:style-name="P106">tiles rendering web server</text:p>
            <text:p text:style-name="P106">must be run <text:s/>while you need the tile server</text:p>
            <text:p text:style-name="P106"/>
            <text:p text:style-name="P106">based on Ubuntu (<text:span text:style-name="T157">noble</text:span> version)</text:p>
          </table:table-cell>
          <table:table-cell table:style-name="Tableau41.E2" office:value-type="string">
            <text:p text:style-name="P106"><text:span text:style-name="T147">docker</text:span>/docker-startup.sh <text:span text:style-name="T92">kosmtik</text:span></text:p>
          </table:table-cell>
        </table:table-row>
      </table:table>
      <text:p text:style-name="P243"/>
      <text:p text:style-name="P243">Whatever container c-import is running or not, it is possible to execute a <text:span text:style-name="T12">temporary new</text:span> container from image "import", <text:s/>to execute specific import actions</text:p>
      <text:p text:style-name="P31">A subtle configuration of the dockerfile sections "ENTRYPOINT","CMD" has been made for that</text:p>
      <text:p text:style-name="P243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106">docker-compose run import contours</text:p>
          </table:table-cell>
          <table:table-cell table:style-name="Tableau42.B1" office:value-type="string">
            <text:p text:style-name="P106">import contours into specific database</text:p>
          </table:table-cell>
        </table:table-row>
        <table:table-row>
          <table:table-cell table:style-name="Tableau42.A2" office:value-type="string">
            <text:p text:style-name="P106">docker-compose run import hillshade</text:p>
          </table:table-cell>
          <table:table-cell table:style-name="Tableau42.B2" office:value-type="string">
            <text:p text:style-name="P106">build a raster file used for rendering hillshade</text:p>
          </table:table-cell>
        </table:table-row>
        <table:table-row>
          <table:table-cell table:style-name="Tableau42.A2" office:value-type="string">
            <text:p text:style-name="P106">docker-compose run import <text:span text:style-name="T109">bash</text:span></text:p>
          </table:table-cell>
          <table:table-cell table:style-name="Tableau42.B2" office:value-type="string">
            <text:p text:style-name="P123">run shell commands in the container environment ( with adequate packages installed )</text:p>
            <text:p text:style-name="P123"/>
            <text:p text:style-name="P171">if you want to install packages, you must run "apt update" before, otherwise they may be not found</text:p>
          </table:table-cell>
        </table:table-row>
      </table:table>
      <text:p text:style-name="P242"/>
      <text:p text:style-name="P242"><text:span text:style-name="T15">Warning</text:span>: <text:line-break/><text:span text:style-name="T109">D</text:span>o <text:span text:style-name="T12">not</text:span> use "docker run" command, <text:span text:style-name="T152">instead of</text:span> docker-compose, because the network/volumes environment would be missing<text:span text:style-name="T139">, causing strange error messages</text:span></text:p>
      <text:p text:style-name="P242"/>
      <text:h text:style-name="Heading_20_4" text:outline-level="4"><text:span text:style-name="T12">Notes</text:span>:</text:h>
      <text:list xml:id="list275701996" text:style-name="L29">
        <text:list-item>
          <text:p text:style-name="P414"><text:span text:style-name="T88">Services "import" and "kosmtik" are declared dependant on "db" . <text:s/><text:line-break/>Starting them will first check that "db" is built and running.</text:span><text:span text:style-name="T93"> It not, c-db container will be started silently ( without being attached to a </text:span><text:span text:style-name="T152">visible</text:span><text:span text:style-name="T93"> window )</text:span><text:span text:style-name="T88"><text:line-break/></text:span></text:p>
        </text:list-item>
        <text:list-item>
          <text:p text:style-name="P415">The database network port <text:span text:style-name="T104">( standard port 5432) </text:span>is <text:span text:style-name="T12">not</text:span> exposed to host. So it can be reached only from a running container.<text:line-break/><text:span text:style-name="T157">This </text:span><text:span text:style-name="T104">prevents conflicts, if the host already runs its own postgres database</text:span><text:line-break/></text:p>
        </text:list-item>
        <text:list-item>
          <text:p text:style-name="P416">Komstik webserver port 6789 is exposed to host<text:span text:style-name="T139"> as port 8888</text:span>.<text:line-break/>So it can be reached by http://localhost:<text:span text:style-name="T139">8888</text:span> <text:s/>or http://host-ip-adress:<text:span text:style-name="T139">8888</text:span> from any machine on the local network having network access to host</text:p>
          <text:p text:style-name="P416"/>
        </text:list-item>
        <text:list-item>
          <text:p text:style-name="P417"><text:span text:style-name="T104">Environment variable DBHOST is set to indicate who is the database server</text:span><text:line-break/></text:p>
        </text:list-item>
      </text:list>
      <text:h text:style-name="Heading_20_4" text:outline-level="4">Volume binding</text:h>
      <text:list text:style-name="L30">
        <text:list-item>
          <text:p text:style-name="P419"><text:span text:style-name="T88">The host local </text:span><text:span text:style-name="T107">sub</text:span><text:span text:style-name="T88">directory <text:s/>.</text:span><text:span text:style-name="T107">/files</text:span><text:span text:style-name="T88"> <text:s/>is mapped <text:s/>to directory /</text:span><text:span text:style-name="T184">osmhike</text:span><text:span text:style-name="T88"> inside the containers</text:span><text:span text:style-name="T107"> ( import,kosmtik)<text:line-break/></text:span></text:p>
        </text:list-item>
        <text:list-item>
          <text:p text:style-name="P419"><text:span text:style-name="T88">The host local </text:span><text:span text:style-name="T107">sub</text:span><text:span text:style-name="T88">directory</text:span><text:span text:style-name="T107"> ./database is mapped to database location /var/lib/postgresql/data inside "db" container . <text:s/>This avoids the database to be stored in a mysterious place inside the Docker infrastructure, and makes backups easier.</text:span></text:p>
        </text:list-item>
      </text:list>
      <text:p text:style-name="P296"><text:s/></text:p>
      <text:p text:style-name="P18">caution!</text:p>
      <text:p text:style-name="P296"><text:soft-page-break/>When the binding occurs, the container's <text:s/>directory is replaced by the host directory. This means that if the container's directory had some contents, it is completely lost !</text:p>
      <text:list xml:id="list114318441806474" text:continue-list="list275701996" text:style-name="L29">
        <text:list-header>
          <text:p text:style-name="P418"/>
        </text:list-header>
      </text:list>
      <text:h text:style-name="Heading_20_4" text:outline-level="4">USERID</text:h>
      <text:list xml:id="list114317190793172" text:continue-numbering="true" text:style-name="L29">
        <text:list-item>
          <text:p text:style-name="P418"><text:span text:style-name="T157">import,kosmtik </text:span>containers run with USERID=1000<text:line-break/>I expect that this userid is the owner of host local <text:span text:style-name="T157">project </text:span>directory ( or has full r/w access to it )</text:p>
        </text:list-item>
        <text:list-item>
          <text:p text:style-name="P420">db container runs with root<text:line-break/>Otherwise there are problems for modifying database directory</text:p>
        </text:list-item>
      </text:list>
      <text:p text:style-name="P16"/>
      <text:h text:style-name="Heading_20_4" text:outline-level="4">Which OS version ?</text:h>
      <text:p text:style-name="P244">The import/kosmtic images coming from original Cyclosm project were all <text:span text:style-name="T139">based on </text:span>"Ubuntu:bionic"<text:line-break/>I <text:span text:style-name="T139">made the adaptations </text:span>to use<text:span text:style-name="T89"> </text:span><text:span text:style-name="T139">the latest LTS ("LongTimeSupport</text:span><text:span text:style-name="T154">"</text:span><text:span text:style-name="T139">) version </text:span><text:span text:style-name="T179">U</text:span><text:span text:style-name="T139">buntu:noble</text:span><text:span text:style-name="T89"><text:line-break/></text:span></text:p>
      <text:p text:style-name="P244"><text:span text:style-name="T139">For "import" image, I </text:span><text:span text:style-name="T89">found troubles if </text:span><text:span text:style-name="T107">using</text:span><text:span text:style-name="T89"> </text:span><text:span text:style-name="T139">a version </text:span><text:span text:style-name="T107">more recent than </text:span><text:span text:style-name="T89">"focal" </text:span></text:p>
      <text:list text:style-name="L31">
        <text:list-item>
          <text:p text:style-name="P421">image building is no more automatic, since the installation of some packages waits for user-input relative to timezones<text:span text:style-name="T139"> <text:line-break/>=&gt; use ENV DEBIAN_FRONTEND=noninteractive</text:span></text:p>
        </text:list-item>
        <text:list-item>
          <text:p text:style-name="P422">with latest versions, phyghtmap fails because of <text:span text:style-name="T139">an </text:span><text:span text:style-name="T131">incompatible evolution of the 'matplotlib' library <text:line-break/></text:span><text:span text:style-name="T154">=&gt; use pyhgtmap instead</text:span></text:p>
        </text:list-item>
      </text:list>
      <text:p text:style-name="P242"/>
      <text:p text:style-name="P315">For "kosmtik" image, the version <text:span text:style-name="T157">got by "npm install"</text:span> did not work. I had to directly use the latest source from <text:span text:style-name="T157">G</text:span>ithub repository</text:p>
      <text:p text:style-name="P315"/>
      <text:h text:style-name="Heading_20_4" text:outline-level="4">About Kosmtik</text:h>
      <text:p text:style-name="P263">It contains 4 components</text:p>
      <text:list text:style-name="L32">
        <text:list-item>
          <text:p text:style-name="P423">A lightweight web server to serve tiles</text:p>
        </text:list-item>
        <text:list-item>
          <text:p text:style-name="P423">Web page for navigating into tiles</text:p>
        </text:list-item>
        <text:list-item>
          <text:p text:style-name="P423">Mapnik renderer to build tiles</text:p>
        </text:list-item>
        <text:list-item>
          <text:p text:style-name="P423">Carto to transform project.mml into .xml files required by Mapnik</text:p>
        </text:list-item>
      </text:list>
      <text:p text:style-name="P263"/>
      <text:p text:style-name="P325">Kosmtik has a nice feature:</text:p>
      <text:p text:style-name="P325">If the Datasource parameter of a Layer is a url to a zipped shapefile, rather than a SQL request, then he will do the following actions:</text:p>
      <text:list xml:id="list114318084162939" text:continue-list="list114317011526452" text:style-name="List_20_1">
        <text:list-item>
          <text:p text:style-name="P424">Download the zipped shapefile from Internet</text:p>
        </text:list-item>
        <text:list-item>
          <text:p text:style-name="P424">Uncompress it to the "data" subdirectory <text:s/><text:span text:style-name="T153">of</text:span><text:span text:style-name="T12"> the directory containing project.mml</text:span></text:p>
        </text:list-item>
        <text:list-item>
          <text:p text:style-name="P424">Patch project.mml , replacing the url by the path to uncompressed shapefile</text:p>
        </text:list-item>
      </text:list>
      <text:p text:style-name="P325"/>
      <text:p text:style-name="P325"><text:span text:style-name="T12">Notes</text:span>:</text:p>
      <text:list xml:id="list114318275789255" text:continue-numbering="true" text:style-name="List_20_1">
        <text:list-item>
          <text:p text:style-name="P424">Do not search for the project.xml file !<text:line-break/>Kosmtik makes a in-memory compilation of project.mml, without writing the result to filesystem<text:line-break/></text:p>
        </text:list-item>
        <text:list-item>
          <text:p text:style-name="P424">Kosmtik creates a "tmp" subdirectory <text:span text:style-name="T12">in the working directory where it is executed from</text:span><text:line-break/>It is used as a cache for tiles<text:line-break/></text:p>
        </text:list-item>
      </text:list>
      <text:p text:style-name="P21">Kosmtik url</text:p>
      <text:p text:style-name="P325">If the full path of project.mml is <text:s/>/one/two/three/project.mml <text:s/>, then</text:p>
      <text:list text:style-name="L33">
        <text:list-item>
          <text:p text:style-name="P425">the map url showed by Kosmtik <text:s/>is <text:a xlink:type="simple" xlink:href="http://localhost:8888/three/#ZOOM/LAT/LON" text:style-name="Internet_20_link" text:visited-style-name="Visited_20_Internet_20_Link">http://localhost:8888/three/#ZOOM/LAT/LON</text:a></text:p>
        </text:list-item>
        <text:list-item>
          <text:p text:style-name="P425">http://localhost:8888 <text:s text:c="2"/>will always give access to the world map, at low zoom</text:p>
        </text:list-item>
      </text:list>
      <text:p text:style-name="P325"/>
      <text:h text:style-name="Heading_20_4" text:outline-level="4">Components to install</text:h>
      <text:p text:style-name="P266"/>
      <text:p text:style-name="P266">Docker is the only thing to install on your computer.</text:p>
      <text:p text:style-name="P266"/>
      <text:p text:style-name="P266">All other components will be installed inside the containers, <text:span text:style-name="T147">using either </text:span>official Linux repositories<text:span text:style-name="T147">, Python package manager (pip) or </text:span><text:s/><text:span text:style-name="T147">Nodejs component manager (npm) </text:span>.<text:line-break/>( <text:span text:style-name="T147">There is </text:span>no need to make complex manipulations on repositories and GPG keys )</text:p>
      <text:p text:style-name="P266"/>
      <text:p text:style-name="P268"><text:soft-page-break/></text:p>
      <text:h text:style-name="Heading_20_4" text:outline-level="4">Environment file</text:h>
      <text:p text:style-name="P277">.env allows to define environment variables</text:p>
      <text:list text:style-name="L34">
        <text:list-item>
          <text:p text:style-name="P493">technical stuff , that you will not change unless good reason</text:p>
        </text:list-item>
        <text:list-item>
          <text:p text:style-name="P493">project parameters, which are initialized to cover the small and quick example of Andorra<text:span text:style-name="T147">.</text:span><text:line-break/>those files are located ins<text:span text:style-name="T179">i</text:span>de "files/myfiles" directory</text:p>
        </text:list-item>
      </text:list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122">AREA<text:span text:style-name="T127">OSM</text:span></text:p>
          </table:table-cell>
          <table:table-cell table:style-name="Tableau47.B1" office:value-type="string">
            <text:p text:style-name="P122"><text:s/>.osm.pbf file <text:s/>containing osm data</text:p>
          </table:table-cell>
        </table:table-row>
        <table:table-row>
          <table:table-cell table:style-name="Tableau47.A2" office:value-type="string">
            <text:p text:style-name="P122">ARE<text:span text:style-name="T127">APOLY</text:span></text:p>
          </table:table-cell>
          <table:table-cell table:style-name="Tableau47.B2" office:value-type="string">
            <text:p text:style-name="P122">.poly polygon file to draw contours and hillshade</text:p>
            <text:p text:style-name="P122">It may cover a much larger region than AREA<text:span text:style-name="T179">OSM</text:span></text:p>
          </table:table-cell>
        </table:table-row>
      </table:table>
      <text:p text:style-name="P277"/>
      <text:h text:style-name="Heading_20_4" text:outline-level="4">Access to database</text:h>
      <text:p text:style-name="P282">The "db" <text:s/>service simulates a server named "db" on the local Docker network</text:p>
      <text:p text:style-name="P34">( this is the name of the service in docker-compose.yml , not the name of the container )</text:p>
      <text:p text:style-name="P282"/>
      <text:p text:style-name="P282">Both "import" and "kosmtik" services define environment variables <text:span text:style-name="T110">for</text:span> proper access to database</text:p>
      <text:p text:style-name="P282">PGHOST=db</text:p>
      <text:p text:style-name="P282">PGUSER=postgres</text:p>
      <text:p text:style-name="P282"/>
      <text:p text:style-name="P282">You can run psql commands:</text:p>
      <text:p text:style-name="P282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office:value-type="string">
            <text:p text:style-name="P123">from currently running <text:s/>c-db <text:s/>container</text:p>
          </table:table-cell>
          <table:table-cell table:style-name="Tableau52.B1" office:value-type="string">
            <text:p text:style-name="P123"><text:span text:style-name="T179">sudo </text:span>docker exec -it <text:s/>c-db <text:s/>bash</text:p>
            <text:p text:style-name="P123"/>
          </table:table-cell>
        </table:table-row>
        <table:table-row>
          <table:table-cell table:style-name="Tableau52.A2" office:value-type="string">
            <text:p text:style-name="P123"/>
          </table:table-cell>
          <table:table-cell table:style-name="Tableau52.B2" office:value-type="string">
            <text:p text:style-name="P123"/>
          </table:table-cell>
        </table:table-row>
        <table:table-row>
          <table:table-cell table:style-name="Tableau52.A2" office:value-type="string">
            <text:p text:style-name="P123">from a temporay new <text:s/>import container</text:p>
          </table:table-cell>
          <table:table-cell table:style-name="Tableau52.B2" office:value-type="string">
            <text:p text:style-name="P123"><text:span text:style-name="T179">sudo </text:span>docker-compose run import bash</text:p>
          </table:table-cell>
        </table:table-row>
      </table:table>
      <text:p text:style-name="P282"/>
      <text:h text:style-name="Heading_20_4" text:outline-level="4">Indexes and performance</text:h>
      <text:p text:style-name="P285">Most <text:s/>sql request are like <text:s/>"SELECT .... WHERE <text:s/>attribute=value" </text:p>
      <text:p text:style-name="P285"/>
      <text:p text:style-name="P285">This means that creating database indexes on those attributes will produce a major performance improvement<text:line-break/>( not necessary to scan all objects in database to find out the right ones)</text:p>
      <text:p text:style-name="P285">This is particularly important for low zoom, where the <text:s/>area to draw contains a huge amount of objects </text:p>
      <text:p text:style-name="P285"/>
      <text:p text:style-name="P285">This is achieved by executing <text:s/>zindex.sql <text:s/>at the end of import phase</text:p>
      <text:p text:style-name="P286"/>
      <text:h text:style-name="Heading_20_4" text:outline-level="4">Inject parameters into postgres configuration file</text:h>
      <text:p text:style-name="P296">When building "db" image, <text:s text:c="2"/><text:span text:style-name="T127">script </text:span><text:span text:style-name="T147">postgres-conf</text:span>.sh <text:s/>is inserted in directory /docker-entrypoint-initdb.d <text:s/>, so that the startup script automatically runs it</text:p>
      <text:list text:style-name="L35">
        <text:list-item>
          <text:p text:style-name="P426"><text:span text:style-name="T17">It is executed only once</text:span><text:span text:style-name="T124">, at the first run, when database directory is initialized</text:span></text:p>
        </text:list-item>
        <text:list-item>
          <text:p text:style-name="P427">it adds an include command in the postgres standard configuration file 'postgresql.conf' , so that our own file <text:span text:style-name="T127">files/dbconf/</text:span>myconf.conf gets included</text:p>
        </text:list-item>
      </text:list>
      <text:p text:style-name="P296"/>
      <text:p text:style-name="P300">Host directory files/dbconf/ is mapped to container's directory /dbconf , so that myconf.conf can be directly modified<text:span text:style-name="T139">, without rebuilding the image</text:span> ( but modifications need a container stop/up <text:s/>)</text:p>
      <text:p text:style-name="P297"/>
      <text:p text:style-name="P297"><text:span text:style-name="T127">This is much simpler than the other method ( put environments values in .env , declare them in docker-compose.yml , add a script to store their value in database config file </text:span>myconf.conf<text:span text:style-name="T127"> )</text:span></text:p>
      <text:p text:style-name="P297"/>
      <text:h text:style-name="P399" text:outline-level="2"><text:bookmark-start text:name="__RefHeading___Toc4723_2063623624"/><text:span text:style-name="T151">P</text:span>roject tree<text:bookmark-end text:name="__RefHeading___Toc4723_2063623624"/></text:h>
      <table:table table:name="Tableau69" table:style-name="Tableau69">
        <table:table-column table:style-name="Tableau69.A"/>
        <table:table-column table:style-name="Tableau69.B"/>
        <table:table-row>
          <table:table-cell table:style-name="Tableau69.A1" office:value-type="string">
            <text:p text:style-name="P147">docker-compose.yml</text:p>
          </table:table-cell>
          <table:table-cell table:style-name="Tableau69.B1" office:value-type="string">
            <text:p text:style-name="P157">master file for docker-compose commands</text:p>
          </table:table-cell>
        </table:table-row>
        <table:table-row>
          <table:table-cell table:style-name="Tableau69.A2" office:value-type="string">
            <text:p text:style-name="P147">.env</text:p>
          </table:table-cell>
          <table:table-cell table:style-name="Tableau69.B2" office:value-type="string">
            <text:p text:style-name="P147">environment variables defining the project behavior</text:p>
          </table:table-cell>
        </table:table-row>
        <table:table-row>
          <table:table-cell table:style-name="Tableau69.A3" office:value-type="string">
            <text:p text:style-name="P145">database</text:p>
          </table:table-cell>
          <table:table-cell table:style-name="Tableau69.B2" office:value-type="string">
            <text:p text:style-name="P145">postgres will create database here</text:p>
          </table:table-cell>
        </table:table-row>
        <table:table-row>
          <table:table-cell table:style-name="Tableau69.A3" office:value-type="string">
            <text:p text:style-name="P147">files</text:p>
          </table:table-cell>
          <table:table-cell table:style-name="Tableau69.B2" office:value-type="string">
            <text:p text:style-name="P147">project files</text:p>
          </table:table-cell>
        </table:table-row>
        <table:table-row>
          <table:table-cell table:style-name="Tableau69.A3" office:value-type="string">
            <text:p text:style-name="P145"><text:tab/>style</text:p>
          </table:table-cell>
          <table:table-cell table:style-name="Tableau69.B2" office:value-type="string">
            <text:p text:style-name="P147"/>
          </table:table-cell>
        </table:table-row>
        <table:table-row>
          <table:table-cell table:style-name="Tableau69.A2" office:value-type="string">
            <text:p text:style-name="P147"><text:tab/><text:span text:style-name="T151"><text:tab/></text:span>project.mml <text:s/>, *.mss</text:p>
          </table:table-cell>
          <table:table-cell table:style-name="Tableau69.B2" office:value-type="string">
            <text:p text:style-name="P147">project style file and style sheets</text:p>
          </table:table-cell>
        </table:table-row>
        <table:table-row>
          <table:table-cell table:style-name="Tableau69.A3" office:value-type="string">
            <text:p text:style-name="P147"><text:tab/><text:span text:style-name="T151"><text:tab/></text:span>symbols</text:p>
          </table:table-cell>
          <table:table-cell table:style-name="Tableau69.B2" office:value-type="string">
            <text:p text:style-name="P147">symbols needed by project style</text:p>
          </table:table-cell>
        </table:table-row>
        <table:table-row>
          <table:table-cell table:style-name="Tableau69.A2" office:value-type="string">
            <text:p text:style-name="P147"><text:tab/><text:span text:style-name="T151"><text:tab/></text:span>views.sql</text:p>
          </table:table-cell>
          <table:table-cell table:style-name="Tableau69.B2" office:value-type="string">
            <text:p text:style-name="P147">creation of views needed by style file</text:p>
          </table:table-cell>
        </table:table-row>
        <table:table-row>
          <table:table-cell table:style-name="Tableau69.A2" office:value-type="string">
            <text:p text:style-name="P147"><text:tab/><text:span text:style-name="T151"><text:tab/></text:span>zindex.sql</text:p>
          </table:table-cell>
          <table:table-cell table:style-name="Tableau69.B2" office:value-type="string">
            <text:p text:style-name="P147">creation of indexes for performance</text:p>
          </table:table-cell>
        </table:table-row>
        <table:table-row>
          <table:table-cell table:style-name="Tableau69.A3" office:value-type="string">
            <text:p text:style-name="P145"><text:tab/><text:tab/>data</text:p>
          </table:table-cell>
          <table:table-cell table:style-name="Tableau69.B2" office:value-type="string">
            <text:p text:style-name="P145">shapefiles downloaded from Internet will be unzipped here</text:p>
          </table:table-cell>
        </table:table-row>
        <table:table-row>
          <table:table-cell table:style-name="Tableau69.A3" office:value-type="string">
            <text:p text:style-name="P147"><text:tab/>docker</text:p>
          </table:table-cell>
          <table:table-cell table:style-name="Tableau69.B2" office:value-type="string">
            <text:p text:style-name="P147">dockerfiles and scripts used by docker build phase</text:p>
          </table:table-cell>
        </table:table-row>
        <table:table-row>
          <table:table-cell table:style-name="Tableau69.A12" office:value-type="string">
            <text:p text:style-name="P148"><text:tab/><text:tab/>Dockerfile.*</text:p>
          </table:table-cell>
          <table:table-cell table:style-name="Tableau69.B2" office:value-type="string">
            <text:p text:style-name="P148">dockerfiles</text:p>
          </table:table-cell>
        </table:table-row>
        <table:table-row>
          <table:table-cell table:style-name="Tableau69.A12" office:value-type="string">
            <text:p text:style-name="P148"><text:tab/><text:tab/>docker-startup.sh<text:tab/><text:tab/><text:tab/></text:p>
          </table:table-cell>
          <table:table-cell table:style-name="Tableau69.B2" office:value-type="string">
            <text:p text:style-name="P148">entrypoint for most import/kosmtik services</text:p>
          </table:table-cell>
        </table:table-row>
        <table:table-row>
          <table:table-cell table:style-name="Tableau69.A12" office:value-type="string">
            <text:p text:style-name="P148"><text:tab/><text:tab/>postgres-conf.sh</text:p>
          </table:table-cell>
          <table:table-cell table:style-name="Tableau69.B2" office:value-type="string">
            <text:p text:style-name="P148">script called to modify postgres configuration</text:p>
          </table:table-cell>
        </table:table-row>
        <table:table-row>
          <table:table-cell table:style-name="Tableau69.A12" office:value-type="string">
            <text:p text:style-name="P148"><text:tab/><text:tab/>pip-install.sh</text:p>
          </table:table-cell>
          <table:table-cell table:style-name="Tableau69.B2" office:value-type="string">
            <text:p text:style-name="P148">script to install pip packages needed by pyhgtmap</text:p>
          </table:table-cell>
        </table:table-row>
        <table:table-row>
          <table:table-cell table:style-name="Tableau69.A12" office:value-type="string">
            <text:p text:style-name="P148"><text:tab/><text:tab/>phyghtmap*.deb</text:p>
          </table:table-cell>
          <table:table-cell table:style-name="Tableau69.B2" office:value-type="string">
            <text:p text:style-name="P148">package for obsolete solution phyghtmap</text:p>
          </table:table-cell>
        </table:table-row>
        <table:table-row>
          <table:table-cell table:style-name="Tableau69.A12" office:value-type="string">
            <text:p text:style-name="P145"/>
          </table:table-cell>
          <table:table-cell table:style-name="Tableau69.B2" office:value-type="string">
            <text:p text:style-name="P145"/>
          </table:table-cell>
        </table:table-row>
        <table:table-row>
          <table:table-cell table:style-name="Tableau69.A3" office:value-type="string">
            <text:p text:style-name="P145"><text:tab/>dbconf<text:tab/></text:p>
          </table:table-cell>
          <table:table-cell table:style-name="Tableau69.B2" office:value-type="string">
            <text:p text:style-name="P145">contains extra postgres config file</text:p>
          </table:table-cell>
        </table:table-row>
        <table:table-row>
          <table:table-cell table:style-name="Tableau69.A3" office:value-type="string">
            <text:p text:style-name="P145"><text:tab/>myfiles</text:p>
          </table:table-cell>
          <table:table-cell table:style-name="Tableau69.B2" office:value-type="string">
            <text:p text:style-name="P145">place to download osm data files and polygons </text:p>
          </table:table-cell>
        </table:table-row>
        <table:table-row>
          <table:table-cell table:style-name="Tableau69.A3" office:value-type="string">
            <text:p text:style-name="P145"><text:tab/>dem</text:p>
          </table:table-cell>
          <table:table-cell table:style-name="Tableau69.B2" office:value-type="string">
            <text:p text:style-name="P145">scripts for contours and hillshade</text:p>
            <text:p text:style-name="P145"/>
          </table:table-cell>
        </table:table-row>
        <table:table-row>
          <table:table-cell table:style-name="Tableau69.A12" office:value-type="string">
            <text:p text:style-name="P148"><text:tab/><text:tab/>contours.style</text:p>
          </table:table-cell>
          <table:table-cell table:style-name="Tableau69.B2" office:value-type="string">
            <text:p text:style-name="P148">specific style used by osm2pgsql</text:p>
          </table:table-cell>
        </table:table-row>
        <table:table-row>
          <table:table-cell table:style-name="Tableau69.A12" office:value-type="string">
            <text:p text:style-name="P148"><text:tab/><text:tab/>zindexcontours.sql</text:p>
          </table:table-cell>
          <table:table-cell table:style-name="Tableau69.B2" office:value-type="string">
            <text:p text:style-name="P148">script to create indexes in contours database</text:p>
          </table:table-cell>
        </table:table-row>
        <table:table-row>
          <table:table-cell table:style-name="Tableau69.A12" office:value-type="string">
            <text:p text:style-name="P148"><text:tab/><text:tab/>pyhgtmap.sh</text:p>
          </table:table-cell>
          <table:table-cell table:style-name="Tableau69.B2" office:value-type="string">
            <text:p text:style-name="P148">invocation of pyhgtmap software</text:p>
          </table:table-cell>
        </table:table-row>
        <table:table-row>
          <table:table-cell table:style-name="Tableau69.A3" office:value-type="string">
            <text:p text:style-name="P148"><text:tab/><text:tab/>pyhgtmap</text:p>
          </table:table-cell>
          <table:table-cell table:style-name="Tableau69.B2" office:value-type="string">
            <text:p text:style-name="P148"><text:span text:style-name="T179">copy of </text:span>pyhgtmap software</text:p>
          </table:table-cell>
        </table:table-row>
        <table:table-row>
          <table:table-cell table:style-name="Tableau69.A12" office:value-type="string">
            <text:p text:style-name="P148"><text:tab/><text:tab/>hg<text:span text:style-name="T179">t</text:span>list.py</text:p>
          </table:table-cell>
          <table:table-cell table:style-name="Tableau69.B2" office:value-type="string">
            <text:p text:style-name="P148">used to build the list of necessary .hgt files</text:p>
          </table:table-cell>
        </table:table-row>
        <table:table-row>
          <table:table-cell table:style-name="Tableau69.A12" office:value-type="string">
            <text:p text:style-name="P148"><text:tab/><text:tab/>hillshade.sh</text:p>
          </table:table-cell>
          <table:table-cell table:style-name="Tableau69.B2" office:value-type="string">
            <text:p text:style-name="P148">build hillshade file for a precision level</text:p>
          </table:table-cell>
        </table:table-row>
        <table:table-row>
          <table:table-cell table:style-name="Tableau69.A12" office:value-type="string">
            <text:p text:style-name="P145"/>
          </table:table-cell>
          <table:table-cell table:style-name="Tableau69.B2" office:value-type="string">
            <text:p text:style-name="P145"/>
          </table:table-cell>
        </table:table-row>
        <table:table-row>
          <table:table-cell table:style-name="Tableau69.A3" office:value-type="string">
            <text:p text:style-name="P145"><text:tab/>demdata</text:p>
          </table:table-cell>
          <table:table-cell table:style-name="Tableau69.B2" office:value-type="string">
            <text:p text:style-name="P145">data files produced for contours and hillshade</text:p>
          </table:table-cell>
        </table:table-row>
        <table:table-row>
          <table:table-cell table:style-name="Tableau69.A3" office:value-type="string">
            <text:p text:style-name="P145"><text:tab/>scripts</text:p>
          </table:table-cell>
          <table:table-cell table:style-name="Tableau69.B2" office:value-type="string">
            <text:p text:style-name="P145">various utilities</text:p>
          </table:table-cell>
        </table:table-row>
        <table:table-row>
          <table:table-cell table:style-name="Tableau69.A3" office:value-type="string">
            <text:p text:style-name="P145"><text:tab/>tmp</text:p>
          </table:table-cell>
          <table:table-cell table:style-name="Tableau69.B2" office:value-type="string">
            <text:p text:style-name="P145">Kosmtik makes tile cache here</text:p>
          </table:table-cell>
        </table:table-row>
        <table:table-row>
          <table:table-cell table:style-name="Tableau69.A3" office:value-type="string">
            <text:p text:style-name="P148"><text:tab/>legend</text:p>
          </table:table-cell>
          <table:table-cell table:style-name="Tableau69.B2" office:value-type="string">
            <text:p text:style-name="P148">stuff fore creating the legend</text:p>
          </table:table-cell>
        </table:table-row>
        <table:table-row>
          <table:table-cell table:style-name="Tableau69.A12" office:value-type="string">
            <text:p text:style-name="P148"><text:tab/><text:tab/>legend.txt</text:p>
          </table:table-cell>
          <table:table-cell table:style-name="Tableau69.B2" office:value-type="string">
            <text:p text:style-name="P148">describes the topics to put in legend</text:p>
          </table:table-cell>
        </table:table-row>
        <table:table-row>
          <table:table-cell table:style-name="Tableau69.A12" office:value-type="string">
            <text:p text:style-name="P148"><text:tab/><text:tab/>makelegend.py</text:p>
          </table:table-cell>
          <table:table-cell table:style-name="Tableau69.B2" office:value-type="string">
            <text:p text:style-name="P148">script to produce legend</text:p>
          </table:table-cell>
        </table:table-row>
        <table:table-row>
          <table:table-cell table:style-name="Tableau69.A12" office:value-type="string">
            <text:p text:style-name="P148"><text:tab/><text:tab/>legend.jpg</text:p>
          </table:table-cell>
          <table:table-cell table:style-name="Tableau69.B2" office:value-type="string">
            <text:p text:style-name="P148">legend</text:p>
          </table:table-cell>
        </table:table-row>
        <table:table-row>
          <table:table-cell table:style-name="Tableau69.A3" office:value-type="string">
            <text:p text:style-name="P145"><text:tab/>tirex</text:p>
          </table:table-cell>
          <table:table-cell table:style-name="Tableau69.B2" office:value-type="string">
            <text:p text:style-name="P145">files for the Tirex alternate solution</text:p>
          </table:table-cell>
        </table:table-row>
        <table:table-row>
          <table:table-cell table:style-name="Tableau69.A3" office:value-type="string">
            <text:p text:style-name="P435"><text:tab/><text:tab/>conf</text:p>
          </table:table-cell>
          <table:table-cell table:style-name="Tableau69.B2" office:value-type="string">
            <text:p text:style-name="P435">conf files for apache &amp; tirex , copied during docker build phase</text:p>
          </table:table-cell>
        </table:table-row>
        <table:table-row>
          <table:table-cell table:style-name="Tableau69.A3" office:value-type="string">
            <text:p text:style-name="P435"><text:tab/><text:tab/>html</text:p>
          </table:table-cell>
          <table:table-cell table:style-name="Tableau69.B2" office:value-type="string">
            <text:p text:style-name="P435">web page</text:p>
          </table:table-cell>
        </table:table-row>
        <table:table-row>
          <table:table-cell table:style-name="Tableau69.A12" office:value-type="string">
            <text:p text:style-name="P435"><text:tab/><text:tab/>Dockerfile.tirex</text:p>
          </table:table-cell>
          <table:table-cell table:style-name="Tableau69.B2" office:value-type="string">
            <text:p text:style-name="P435">dockerfile</text:p>
          </table:table-cell>
        </table:table-row>
        <table:table-row>
          <table:table-cell table:style-name="Tableau69.A12" office:value-type="string">
            <text:p text:style-name="P435"><text:tab/><text:tab/>tirex.sh <text:s text:c="2"/>tirex-start.sh</text:p>
          </table:table-cell>
          <table:table-cell table:style-name="Tableau69.B2" office:value-type="string">
            <text:p text:style-name="P435">startup scripts</text:p>
          </table:table-cell>
        </table:table-row>
        <table:table-row>
          <table:table-cell table:style-name="Tableau69.A12" office:value-type="string">
            <text:p text:style-name="P435"><text:tab/><text:tab/>xml-patch.py</text:p>
          </table:table-cell>
          <table:table-cell table:style-name="Tableau69.B2" office:value-type="string">
            <text:p text:style-name="P435">download shapefiles &amp; patch <text:s/>project.xml</text:p>
          </table:table-cell>
        </table:table-row>
      </table:table>
      <text:p text:style-name="P341"/>
      <text:h text:style-name="P374" text:outline-level="1"><text:soft-page-break/></text:h>
      <text:h text:style-name="P381" text:outline-level="1"><text:bookmark-start text:name="__RefHeading___Toc4694_2063623624"/>Performance tuning<text:bookmark-end text:name="__RefHeading___Toc4694_2063623624"/></text:h>
      <text:p text:style-name="P299">Here a list of recipes ...</text:p>
      <text:p text:style-name="P299"/>
      <text:h text:style-name="Heading_20_2" text:outline-level="2"><text:bookmark-start text:name="__RefHeading___Toc4696_2063623624"/>Inside project.mml<text:bookmark-end text:name="__RefHeading___Toc4696_2063623624"/></text:h>
      <text:p text:style-name="P299">On low zooms, there is the risk that ALL the objects in database would be candidate for drawing, causing a huge extraction of data.</text:p>
      <text:p text:style-name="P299"/>
      <text:h text:style-name="Heading_20_4" text:outline-level="4">Do not show all layer<text:span text:style-name="T127">s</text:span></text:h>
      <text:p text:style-name="P299">Use minzoom/maxzoom to restrict which layers will be shown</text:p>
      <text:p text:style-name="P299"/>
      <text:h text:style-name="P408" text:outline-level="4">Inside a layer, restrict the objects shown</text:h>
      <text:p text:style-name="P299">Add a <text:s/>condition on column 'way-area' <text:s/>to exclude objects which are too small</text:p>
      <text:p text:style-name="P299"/>
      <text:p text:style-name="P299">Do not show everything : for example, on low zoom, show only motorways</text:p>
      <text:p text:style-name="P299"/>
      <text:h text:style-name="Heading_20_4" text:outline-level="4">Use <text:s/>cache-feature<text:span text:style-name="T127">s</text:span>: true <text:s/>when <text:s/>request is executed several times</text:h>
      <text:p text:style-name="P299">This is the case when the .mss stylesheet uses <text:span text:style-name="T180">the </text:span>::<text:span text:style-name="T180"> syntax</text:span></text:p>
      <text:p text:style-name="P299">Without cache-feature , Mapnik will execute the request several times, instead of storing results in memory</text:p>
      <text:p text:style-name="P299"/>
      <text:h text:style-name="Heading_20_4" text:outline-level="4">When column 'way' is recomputed<text:span text:style-name="T152"> by the sql request</text:span></text:h>
      <text:p text:style-name="P299">In this case the standard filter to show only objects matching the BoundingBox, does not work...</text:p>
      <text:p text:style-name="P299"><text:span text:style-name="T180">You must a</text:span>dd yourself the condition: <text:s text:c="4"/>AND <text:s/>way &amp;&amp; !bbox!</text:p>
      <text:p text:style-name="P299"/>
      <text:h text:style-name="Heading_20_2" text:outline-level="2"><text:bookmark-start text:name="__RefHeading___Toc4698_2063623624"/>Postgres configuration<text:bookmark-end text:name="__RefHeading___Toc4698_2063623624"/></text:h>
      <text:h text:style-name="Heading_20_4" text:outline-level="4">work_mem</text:h>
      <text:p text:style-name="P299">If this value is too small <text:s/>( which is case of the default value ), sort operations <text:s/>( ORDER BY ) will be done inside a temporary file instead of memory</text:p>
      <text:p text:style-name="P299"/>
      <text:p text:style-name="P19">Caution!</text:p>
      <text:p text:style-name="P299">A <text:s/>high value can cause a memory exhaust, since Postgres can try to consume:</text:p>
      <text:p text:style-name="P299">work_mem * ( number of sort operations inside the request ) * ( number of connections )</text:p>
      <text:p text:style-name="P299"/>
      <text:p text:style-name="P299">How to adjust it ?</text:p>
      <text:list xml:id="list114317756953284" text:continue-list="list114318275789255" text:style-name="List_20_1">
        <text:list-item>
          <text:p text:style-name="P495">Log slow requests , and use EXPLAIN ANALYSE to see if sorting is made on ram or disk</text:p>
        </text:list-item>
        <text:list-item>
          <text:p text:style-name="P454"><text:span text:style-name="Strong_20_Emphasis"><text:span text:style-name="T96">Log the creation of temporary files </text:span></text:span><text:span text:style-name="Strong_20_Emphasis"><text:span text:style-name="T99">which are used for data sort <text:s/></text:span></text:span><text:span text:style-name="Strong_20_Emphasis"><text:span text:style-name="T96">( log_temp_files = 0 ) </text:span></text:span></text:p>
        </text:list-item>
      </text:list>
      <text:p text:style-name="P305"><text:span text:style-name="Strong_20_Emphasis"/></text:p>
      <text:h text:style-name="Heading_20_4" text:outline-level="4"><text:span text:style-name="Strong_20_Emphasis">effective_cache_size</text:span></text:h>
      <text:p text:style-name="P305"><text:span text:style-name="Strong_20_Emphasis"><text:span text:style-name="T96">This tells to Postgres the amount of memory that the operating system is likely to use for disk caching</text:span></text:span><text:span text:style-name="Strong_20_Emphasis"><text:span text:style-name="T97">.</text:span></text:span></text:p>
      <text:p text:style-name="P305"><text:span text:style-name="Strong_20_Emphasis"/></text:p>
      <text:p text:style-name="P305"><text:span text:style-name="Strong_20_Emphasis"><text:span text:style-name="T96">Postgres will use this value to take decisions. </text:span></text:span></text:p>
      <text:p text:style-name="P305"><text:span text:style-name="Strong_20_Emphasis"><text:span text:style-name="T96">If there is a lot of disk cache, it is likely that indexes are already loaded in it, the query planner will try to use them</text:span></text:span></text:p>
      <text:p text:style-name="P305"><text:span text:style-name="Strong_20_Emphasis"/></text:p>
      <text:p text:style-name="P305"><text:span text:style-name="Strong_20_Emphasis"><text:span text:style-name="T96">Recommended value : RAM*0.5 <text:s/>to RAM*0.7 ( dedicated database server)</text:span></text:span></text:p>
      <text:p text:style-name="P301"><text:soft-page-break/><text:span text:style-name="Strong_20_Emphasis"><text:span text:style-name="T97">Note: this value includes shared_buffers</text:span></text:span></text:p>
      <text:p text:style-name="P305"><text:span text:style-name="Strong_20_Emphasis"/></text:p>
      <text:h text:style-name="Heading_20_4" text:outline-level="4"><text:span text:style-name="Strong_20_Emphasis">shared_buffers</text:span></text:h>
      <text:p text:style-name="P305"><text:span text:style-name="Strong_20_Emphasis"><text:span text:style-name="T96">This is the internal Postgres cache. Contains tables data, indexes ...</text:span></text:span></text:p>
      <text:p text:style-name="P305"><text:span text:style-name="Strong_20_Emphasis"><text:span text:style-name="T95">Recommended value : RAM*0.</text:span></text:span><text:span text:style-name="Strong_20_Emphasis"><text:span text:style-name="T96">2</text:span></text:span><text:span text:style-name="Strong_20_Emphasis"><text:span text:style-name="T95">5</text:span></text:span></text:p>
      <text:p text:style-name="P305"><text:span text:style-name="Strong_20_Emphasis"/></text:p>
      <text:p text:style-name="P301"><text:span text:style-name="Strong_20_Emphasis"/></text:p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130">More details ...</text:p>
            <text:p text:style-name="P76"/>
            <text:p text:style-name="P119">https://pganalyze.com/blog/5mins-postgres-work-mem-tuning</text:p>
            <text:p text:style-name="P119">https://easyteam.fr/postgresql-tout-savoir-sur-le-shared_buffer/</text:p>
            <text:p text:style-name="P83"/>
          </table:table-cell>
        </table:table-row>
      </table:table>
      <text:p text:style-name="Standard"><text:span text:style-name="Strong_20_Emphasis"/></text:p>
      <text:h text:style-name="P409" text:outline-level="4"><text:span text:style-name="Strong_20_Emphasis"><text:span text:style-name="T168">Logging slow requests</text:span></text:span></text:h>
      <text:p text:style-name="P354"><text:span text:style-name="Strong_20_Emphasis"><text:span text:style-name="T98">Logging of slow requests is activated by default inside <text:s/>dbconf/myconf.conf</text:span></text:span></text:p>
      <text:p text:style-name="P354"><text:span text:style-name="Strong_20_Emphasis"><text:span text:style-name="T98">Requests needing more than 5s will be logged in directory database/log</text:span></text:span></text:p>
      <text:p text:style-name="P354"><text:span text:style-name="Strong_20_Emphasis"><text:span text:style-name="T98">You can rerun them with the sql command <text:s text:c="3"/>EXPLAIN contents-of-sqlrequest; <text:s text:c="2"/>to understand which part takes time.</text:span></text:span></text:p>
      <text:p text:style-name="P354"><text:span text:style-name="Strong_20_Emphasis"/></text:p>
      <text:p text:style-name="P354"><text:span text:style-name="Strong_20_Emphasis"/></text:p>
      <table:table table:name="Tableau74" table:style-name="Tableau74">
        <table:table-column table:style-name="Tableau74.A"/>
        <table:table-row>
          <table:table-cell table:style-name="Tableau74.A1" office:value-type="string">
            <text:p text:style-name="P131">More details ...</text:p>
            <text:p text:style-name="P77"/>
            <text:p text:style-name="P121">https://explain.depesz.com/s/B9rV</text:p>
            <text:p text:style-name="P156">( understanding explain output)</text:p>
            <text:p text:style-name="P156"/>
            <text:p text:style-name="P156">https://kimlaitrinh.me/blog/comprendre-les-scans-de-postgresql/</text:p>
            <text:p text:style-name="P156">( understand the concept of 'scan' which is used by EXPLAIN )</text:p>
            <text:p text:style-name="P85"/>
          </table:table-cell>
        </table:table-row>
      </table:table>
      <text:p text:style-name="P355"><text:span text:style-name="Strong_20_Emphasis"/></text:p>
      <text:p text:style-name="P355"><text:span text:style-name="Strong_20_Emphasis"/></text:p>
      <text:h text:style-name="Heading_20_4" text:outline-level="4"><text:span text:style-name="Strong_20_Emphasis">Investigate requests perform</text:span><text:span text:style-name="Strong_20_Emphasis"><text:span text:style-name="T180">a</text:span></text:span><text:span text:style-name="Strong_20_Emphasis">nce and impact</text:span></text:h>
      <text:p text:style-name="P361"><text:span text:style-name="Strong_20_Emphasis"><text:span text:style-name="T99">There is a magic script: <text:s text:c="2"/>files/scripts/tuning_sql.py <text:s/>originated from osmfr-cartocss</text:span></text:span></text:p>
      <text:list xml:id="list114316785240780" text:continue-numbering="true" text:style-name="List_20_1">
        <text:list-item>
          <text:p text:style-name="P455"><text:span text:style-name="Strong_20_Emphasis"><text:span text:style-name="T99">it takes as input <text:s/>project.mml <text:s/>, <text:s/>a zoom value , and a [lon/lat] point ( or Paris as default )</text:span></text:span></text:p>
        </text:list-item>
        <text:list-item>
          <text:p text:style-name="P455"><text:span text:style-name="Strong_20_Emphasis"><text:span text:style-name="T99">it defines as BoundingBox, the tile centered on the input point</text:span></text:span></text:p>
        </text:list-item>
        <text:list-item>
          <text:p text:style-name="P455"><text:span text:style-name="Strong_20_Emphasis"><text:span text:style-name="T99">it gets all the layers enabled for this zoom value, and the associated sql request</text:span></text:span></text:p>
        </text:list-item>
        <text:list-item>
          <text:p text:style-name="P455"><text:span text:style-name="Strong_20_Emphasis"><text:span text:style-name="T99">it replaces "magic tokens" like !bbox! by the appropriate value</text:span></text:span></text:p>
        </text:list-item>
        <text:list-item>
          <text:p text:style-name="P455"><text:span text:style-name="Strong_20_Emphasis"><text:span text:style-name="T99">it executes the request, and measures execution time </text:span></text:span></text:p>
        </text:list-item>
        <text:list-item>
          <text:p text:style-name="P455"><text:span text:style-name="Strong_20_Emphasis"><text:span text:style-name="T99">an option allows to execute the EXPLAIN sql feature, to get detailed info about performance</text:span></text:span></text:p>
        </text:list-item>
      </text:list>
      <text:p text:style-name="P361"><text:span text:style-name="Strong_20_Emphasis"/></text:p>
      <text:p text:style-name="P361"><text:span text:style-name="Strong_20_Emphasis"><text:span text:style-name="T99">The script must be executed from a temporary running container "import" , to have access to database</text:span></text:span></text:p>
      <table:table table:name="Tableau75" table:style-name="Tableau75">
        <table:table-column table:style-name="Tableau75.A"/>
        <table:table-row>
          <table:table-cell table:style-name="Tableau75.A1" office:value-type="string">
            <text:p text:style-name="P167">sudo docker-compose run import bash</text:p>
            <text:p text:style-name="P167"/>
            <text:p text:style-name="P167">python3 <text:s text:c="4"/>scripts/tuning_sql.py <text:s/>--zoom=7 --db=osm --host=$PGHOST --explain=1 --user=$PGUSER style/project.mm</text:p>
            <text:p text:style-name="P167"/>
          </table:table-cell>
        </table:table-row>
      </table:table>
      <text:p text:style-name="P361"><text:span text:style-name="Strong_20_Emphasis"/></text:p>
      <text:p text:style-name="P361"><text:span text:style-name="Strong_20_Emphasis"/></text:p>
      <text:p text:style-name="P360"><text:span text:style-name="Strong_20_Emphasis"/></text:p>
      <text:h text:style-name="P386" text:outline-level="2"><text:span text:style-name="Strong_20_Emphasis"/></text:h>
      <text:h text:style-name="P400" text:outline-level="2"><text:bookmark-start text:name="__RefHeading___Toc4700_2063623624"/><text:span text:style-name="Strong_20_Emphasis">Create additional <text:s/>indexes</text:span><text:bookmark-end text:name="__RefHeading___Toc4700_2063623624"/></text:h>
      <text:p text:style-name="P301"><text:span text:style-name="Strong_20_Emphasis"><text:span text:style-name="T97">Indexes are extremely useful when there is a WHERE condition in a request ( on one or several columns ) that returns only a subset of existing objects : it avoids reading all objects.</text:span></text:span></text:p>
      <text:p text:style-name="P301"><text:span text:style-name="Strong_20_Emphasis"/></text:p>
      <text:p text:style-name="P301"><text:span text:style-name="Strong_20_Emphasis"><text:span text:style-name="T97">It is highly useful on planet_osm_polygon where many columns have a huge amount of NULL values</text:span></text:span></text:p>
      <text:p text:style-name="P301"><text:span text:style-name="Strong_20_Emphasis"/></text:p>
      <text:p text:style-name="P301"><text:span text:style-name="Strong_20_Emphasis"><text:span text:style-name="T97">The counterpart is that they increase the size of database …<text:line-break/>It also increases the workload for inserting data, but in our case, indexes will be created after import, to avoid overhead when populating the database.</text:span></text:span></text:p>
      <text:p text:style-name="P301"><text:span text:style-name="Strong_20_Emphasis"/></text:p>
      <text:p text:style-name="P301"><text:span text:style-name="Strong_20_Emphasis"><text:span text:style-name="T97">Usefull psql commands</text:span></text:span></text:p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129">\c osm</text:p>
          </table:table-cell>
          <table:table-cell table:style-name="Tableau56.B1" office:value-type="string">
            <text:p text:style-name="P129">connect to osm database</text:p>
            <text:p text:style-name="P110"/>
          </table:table-cell>
        </table:table-row>
        <table:table-row>
          <table:table-cell table:style-name="Tableau56.A2" office:value-type="string">
            <text:p text:style-name="P129">\di+</text:p>
          </table:table-cell>
          <table:table-cell table:style-name="Tableau56.B2" office:value-type="string">
            <text:p text:style-name="P129">list indexes with their size</text:p>
          </table:table-cell>
        </table:table-row>
        <table:table-row>
          <table:table-cell table:style-name="Tableau56.A2" office:value-type="string">
            <text:p text:style-name="P129">\dt+</text:p>
          </table:table-cell>
          <table:table-cell table:style-name="Tableau56.B2" office:value-type="string">
            <text:p text:style-name="P129">list tables with their size</text:p>
          </table:table-cell>
        </table:table-row>
      </table:table>
      <text:p text:style-name="P302"><text:span text:style-name="Strong_20_Emphasis"/></text:p>
      <text:h text:style-name="Heading_20_4" text:outline-level="4"><text:span text:style-name="Strong_20_Emphasis">Add <text:s/>condition <text:s text:c="2"/></text:span><text:span text:style-name="Strong_20_Emphasis"><text:span text:style-name="T128">"</text:span></text:span><text:span text:style-name="Strong_20_Emphasis">WHERE xxx IS NOT NULL</text:span><text:span text:style-name="Strong_20_Emphasis"><text:span text:style-name="T128">"</text:span></text:span></text:h>
      <text:p text:style-name="P301"><text:span text:style-name="Strong_20_Emphasis"><text:span text:style-name="T97">When there are a lot of NULL values, it is a good idea to replace</text:span></text:span></text:p>
      <text:p text:style-name="P301"><text:span text:style-name="Strong_20_Emphasis"><text:span text:style-name="T97"><text:tab/>CREATE INDEX myindex ON <text:s/>sometable (xxx)</text:span></text:span></text:p>
      <text:p text:style-name="P301"><text:span text:style-name="Strong_20_Emphasis"><text:span text:style-name="T97">by</text:span></text:span></text:p>
      <text:p text:style-name="P301"><text:span text:style-name="Strong_20_Emphasis"><text:span text:style-name="T97"><text:tab/>CREATE INDEX myindex ON <text:s/>sometable (xxx) WHERE xxx IS NOT NULL</text:span></text:span></text:p>
      <text:p text:style-name="P305"><text:span text:style-name="Strong_20_Emphasis"/></text:p>
      <text:p text:style-name="P301"><text:span text:style-name="Strong_20_Emphasis"><text:span text:style-name="T97">It does not really change performance, but reduces the index size by 10 or 20 !</text:span></text:span></text:p>
      <text:p text:style-name="P301"><text:span text:style-name="Strong_20_Emphasis"/></text:p>
      <text:h text:style-name="Heading_20_4" text:outline-level="4"><text:span text:style-name="Strong_20_Emphasis">planet_osm_polygon: <text:s/>create index on way_area</text:span></text:h>
      <text:p text:style-name="P301"><text:span text:style-name="Strong_20_Emphasis"><text:span text:style-name="T97">A lot of requests on low zooms, use this column to eliminate objects that are too small</text:span></text:span></text:p>
      <text:p text:style-name="P301"><text:span text:style-name="Strong_20_Emphasis"><text:span text:style-name="T97">Estimated benefit : 2x</text:span></text:span></text:p>
      <text:h text:style-name="P374" text:outline-level="1"/>
      <text:h text:style-name="P382" text:outline-level="1"><text:bookmark-start text:name="__RefHeading___Toc4727_2063623624"/>The Tirex alternative to Kosmtik<text:bookmark-end text:name="__RefHeading___Toc4727_2063623624"/></text:h>
      <text:p text:style-name="P323">Don't like install<text:span text:style-name="T181">ing</text:span> a component from a Github repository ?</text:p>
      <text:p text:style-name="P323">Too much stuff to install via pip , with many warnings ?</text:p>
      <text:p text:style-name="P350">Search for a 2x performance gain ?</text:p>
      <text:p text:style-name="P317"/>
      <text:p text:style-name="P317"><text:span text:style-name="T143">An alternative to Kosmtik is possible : Tirex</text:span><text:span text:style-name="T144"> . <text:s text:c="2"/>But it provides much less features</text:span></text:p>
      <text:p text:style-name="P317"/>
      <text:h text:style-name="Heading_20_2" text:outline-level="2"><text:bookmark-start text:name="__RefHeading___Toc4729_2063623624"/>Different infrastructures<text:bookmark-end text:name="__RefHeading___Toc4729_2063623624"/></text:h>
      <text:p text:style-name="P317"/>
      <text:p text:style-name="P317">The standard Openstreetmap tileserver infrastructure uses a complex chain of components</text:p>
      <text:list text:style-name="L36">
        <text:list-item>
          <text:p text:style-name="P496">A Postgres database, using the PostGIS extension</text:p>
        </text:list-item>
        <text:list-item>
          <text:p text:style-name="P496">Mapnik for building tiles, based on a .xml style definition</text:p>
        </text:list-item>
        <text:list-item>
          <text:p text:style-name="P496">Carto ( also known as CartoCSS ) for transforming a yaml format style to the .xml format required by Mapnik</text:p>
        </text:list-item>
        <text:list-item>
          <text:p text:style-name="P496">Apache2 as web server</text:p>
        </text:list-item>
        <text:list-item>
          <text:p text:style-name="P496">Mod_tile ( apache component which manages tiles cache, decide whether a tile is obsolete or not, ask<text:span text:style-name="T181">s</text:span> a renderer to generate it again )</text:p>
        </text:list-item>
        <text:list-item>
          <text:p text:style-name="P496">Renderd : <text:s/>daemon which gets orders from mod_tile, and uses the Mapnik library to generate tiles</text:p>
        </text:list-item>
        <text:list-item>
          <text:p text:style-name="P496">Leaflet : javascript library, included in a web page, which allows to define a Map as a collection of tiles, and issues the urls to download each of them. Those urls are processed by apache/mod_tile</text:p>
        </text:list-item>
      </text:list>
      <text:p text:style-name="P316"/>
      <text:p text:style-name="P316">The Cyclosm infrastructure replaces the chain Carto/Mapnik/Apache/Mod_tile/Renderd/Leaflet by the single component Kosmtik ( <text:span text:style-name="T152">which </text:span>silently incorporates Carto/Mapnik/Leaflet )</text:p>
      <text:p text:style-name="P316"/>
      <text:p text:style-name="P316">Tirex replaces Apache/Mod_tile/Renderd<text:span text:style-name="T143"> : no need to </text:span>download a <text:s/>Github repository : everything is done by installing packages from official Ubuntu repository</text:p>
      <text:p text:style-name="P323"/>
      <text:p text:style-name="P323">T<text:span text:style-name="T145">irex</text:span> is the solution used by Opentopomap<text:line-break/>But in our implementation, we keep the yaml format for defining project style. This needs to <text:span text:style-name="T145">add</text:span> Carto<text:span text:style-name="T152"> in the chain</text:span><text:line-break/></text:p>
      <text:p text:style-name="P316"/>
      <text:h text:style-name="P401" text:outline-level="2"><text:bookmark-start text:name="__RefHeading___Toc4731_2063623624"/>Installation<text:bookmark-end text:name="__RefHeading___Toc4731_2063623624"/></text:h>
      <text:p text:style-name="P316">Installation will of course involve <text:span text:style-name="T143">several</text:span> components </text:p>
      <text:p text:style-name="P316"/>
      <table:table table:name="Tableau63" table:style-name="Tableau63">
        <table:table-column table:style-name="Tableau63.A"/>
        <table:table-column table:style-name="Tableau63.B"/>
        <table:table-row>
          <table:table-cell table:style-name="Tableau63.A1" office:value-type="string">
            <text:p text:style-name="P135">Carto</text:p>
          </table:table-cell>
          <table:table-cell table:style-name="Tableau63.B1" office:value-type="string">
            <text:p text:style-name="P135">standard package 'node-carto'</text:p>
          </table:table-cell>
        </table:table-row>
        <table:table-row>
          <table:table-cell table:style-name="Tableau63.A2" office:value-type="string">
            <text:p text:style-name="P135">Tirex</text:p>
          </table:table-cell>
          <table:table-cell table:style-name="Tableau63.B2" office:value-type="string">
            <text:p text:style-name="P135">standard package 'tirex'</text:p>
          </table:table-cell>
        </table:table-row>
        <table:table-row>
          <table:table-cell table:style-name="Tableau63.A2" office:value-type="string">
            <text:p text:style-name="P135">Mapnik</text:p>
          </table:table-cell>
          <table:table-cell table:style-name="Tableau63.B2" office:value-type="string">
            <text:p text:style-name="P135">silently installed by Tirex</text:p>
          </table:table-cell>
        </table:table-row>
        <table:table-row>
          <table:table-cell table:style-name="Tableau63.A2" office:value-type="string">
            <text:p text:style-name="P135">Apache</text:p>
            <text:p text:style-name="P135">Mod_tile</text:p>
          </table:table-cell>
          <table:table-cell table:style-name="Tableau63.B2" office:value-type="string">
            <text:p text:style-name="P135">standard packages: <text:s text:c="2"/>'apache2' <text:s text:c="3"/>'libapache2-mod-tile'</text:p>
          </table:table-cell>
        </table:table-row>
        <table:table-row>
          <table:table-cell table:style-name="Tableau63.A2" office:value-type="string">
            <text:p text:style-name="P135">Leaflet</text:p>
          </table:table-cell>
          <table:table-cell table:style-name="Tableau63.B2" office:value-type="string">
            <text:p text:style-name="P135">standard package 'libjs-leaflet'</text:p>
          </table:table-cell>
        </table:table-row>
      </table:table>
      <text:p text:style-name="P316"/>
      <text:p text:style-name="P336">We must also write a dedicated html page for showing the map, using Leaflet library</text:p>
      <text:p text:style-name="P337">Extra code was added to this page, in order to implement two nice features available in Kosmtik</text:p>
      <text:list xml:id="list114317373421016" text:continue-list="list114316785240780" text:style-name="List_20_1">
        <text:list-item>
          <text:p text:style-name="P497">show the zoom level</text:p>
        </text:list-item>
        <text:list-item>
          <text:p text:style-name="P497">update the browser url address, when map is zoomed or moved</text:p>
        </text:list-item>
      </text:list>
      <text:h text:style-name="P385" text:outline-level="2"/>
      <text:h text:style-name="P389" text:outline-level="2"><text:bookmark-start text:name="__RefHeading___Toc4733_2063623624"/>Configuration files<text:bookmark-end text:name="__RefHeading___Toc4733_2063623624"/></text:h>
      <text:p text:style-name="P316">The chain will need many configuration files</text:p>
      <text:p text:style-name="P316"/>
      <table:table table:name="Tableau64" table:style-name="Tableau64">
        <table:table-column table:style-name="Tableau64.A"/>
        <table:table-column table:style-name="Tableau64.B"/>
        <table:table-column table:style-name="Tableau64.C"/>
        <table:table-row>
          <table:table-cell table:style-name="Tableau64.A1" office:value-type="string">
            <text:p text:style-name="P135">Component</text:p>
          </table:table-cell>
          <table:table-cell table:style-name="Tableau64.A1" office:value-type="string">
            <text:p text:style-name="P135">Configuration file</text:p>
          </table:table-cell>
          <table:table-cell table:style-name="Tableau64.C1" office:value-type="string">
            <text:p text:style-name="P135">Origin / description</text:p>
          </table:table-cell>
        </table:table-row>
        <table:table-row>
          <table:table-cell table:style-name="Tableau64.A2" office:value-type="string">
            <text:p text:style-name="P135">apache2</text:p>
            <text:p text:style-name="P139">mod_tile</text:p>
          </table:table-cell>
          <table:table-cell table:style-name="Tableau64.B2" office:value-type="string">
            <text:p text:style-name="P135">/etc/apache2/sites-enabled/<text:span text:style-name="T184">osmhike</text:span>-apache.conf</text:p>
          </table:table-cell>
          <table:table-cell table:style-name="Tableau64.C2" office:value-type="string">
            <text:p text:style-name="P135">copied by <text:s/>dockerfile COPY actions</text:p>
            <text:p text:style-name="P135"/>
            <text:p text:style-name="P135">contains <text:span text:style-name="T140">parameters of the web site serving the map, and associated </text:span>mod_tile parameters </text:p>
          </table:table-cell>
        </table:table-row>
        <table:table-row>
          <table:table-cell table:style-name="Tableau64.A2" office:value-type="string">
            <text:p text:style-name="P135">tirex</text:p>
          </table:table-cell>
          <table:table-cell table:style-name="Tableau64.B2" office:value-type="string">
            <text:p text:style-name="P135">/etc/tirex/tirex.conf</text:p>
          </table:table-cell>
          <table:table-cell table:style-name="Tableau64.C2" office:value-type="string">
            <text:p text:style-name="P135">copied by <text:s/>dockerfile COPY actions, replacing the file created by the tirex package ...</text:p>
            <text:p text:style-name="P135"/>
            <text:p text:style-name="P135">( we just modify some parameters concerning syslog_facility and log_file )</text:p>
            <text:p text:style-name="P135"/>
          </table:table-cell>
        </table:table-row>
        <table:table-row>
          <table:table-cell table:style-name="Tableau64.A2" office:value-type="string">
            <text:p text:style-name="P135">mapnik</text:p>
          </table:table-cell>
          <table:table-cell table:style-name="Tableau64.B2" office:value-type="string">
            <text:p text:style-name="P135">/etc/tirex/renderer/mapnik.conf</text:p>
          </table:table-cell>
          <table:table-cell table:style-name="Tableau64.C2" office:value-type="string">
            <text:p text:style-name="P135">installed by the tirex package</text:p>
          </table:table-cell>
        </table:table-row>
        <table:table-row>
          <table:table-cell table:style-name="Tableau64.A2" office:value-type="string">
            <text:p text:style-name="P135"/>
          </table:table-cell>
          <table:table-cell table:style-name="Tableau64.B2" office:value-type="string">
            <text:p text:style-name="P136">/etc/tirex/renderer/mapnik<text:span text:style-name="T140">/*.conf</text:span></text:p>
          </table:table-cell>
          <table:table-cell table:style-name="Tableau64.C2" office:value-type="string">
            <text:p text:style-name="P136">copied by <text:s/>dockerfile COPY actions</text:p>
            <text:p text:style-name="P136"/>
            <text:p text:style-name="P139">contains the mapnik configuration for our project.</text:p>
            <text:p text:style-name="P139">the name of the .conf file is not relevant: what matters is the 'name' parameter inside</text:p>
          </table:table-cell>
        </table:table-row>
      </table:table>
      <text:p text:style-name="P315"/>
      <text:p text:style-name="P319">Off course, those configuration files must be consistent together, so a few explainations are welcome !</text:p>
      <text:p text:style-name="P319"/>
      <text:h text:style-name="Heading_20_4" text:outline-level="4">Tileset</text:h>
      <text:p text:style-name="P320">Tirex can manage several tilesets in parallel, each of them being associated with:</text:p>
      <text:list text:style-name="L37">
        <text:list-item>
          <text:p text:style-name="P498">A <text:s text:c="3"/>.XML style file</text:p>
        </text:list-item>
        <text:list-item>
          <text:p text:style-name="P498">A specific uri</text:p>
        </text:list-item>
        <text:list-item>
          <text:p text:style-name="P498">A specific tile cache subdirectory</text:p>
        </text:list-item>
        <text:list-item>
          <text:p text:style-name="P498">A name which be used among the different conf files</text:p>
        </text:list-item>
      </text:list>
      <text:p text:style-name="P319"/>
      <text:p text:style-name="P319">Each Tileset is associated with 2 mod_tile important parameters, defined in apache configuration <text:span text:style-name="T184">osmhike</text:span><text:span text:style-name="T49">-apache.conf</text:span></text:p>
      <text:p text:style-name="P319"/>
      <table:table table:name="Tableau65" table:style-name="Tableau65">
        <table:table-column table:style-name="Tableau65.A"/>
        <table:table-column table:style-name="Tableau65.B"/>
        <table:table-row>
          <table:table-cell table:style-name="Tableau65.A1" office:value-type="string">
            <text:p text:style-name="P136">ModTileTileDir</text:p>
          </table:table-cell>
          <table:table-cell table:style-name="Tableau65.B1" office:value-type="string">
            <text:p text:style-name="P139">base directory for tiles cache</text:p>
          </table:table-cell>
        </table:table-row>
        <table:table-row>
          <table:table-cell table:style-name="Tableau65.A2" office:value-type="string">
            <text:p text:style-name="P136">AddTileConfig</text:p>
          </table:table-cell>
          <table:table-cell table:style-name="Tableau65.B2" office:value-type="string">
            <text:p text:style-name="P139">defines a tileset, according to the foll<text:span text:style-name="T152">o</text:span>wing format<text:span text:style-name="T181">:</text:span></text:p>
            <text:p text:style-name="P139">AddTileConfig tileset-uri <text:s/>tileset-name</text:p>
            <text:p text:style-name="P139"/>
            <text:p text:style-name="P139">This means:</text:p>
            <text:p text:style-name="P139">tiles will be served by a url like <text:s/>http://localhost/tileset-uri/Z/X/Y.png</text:p>
            <text:p text:style-name="P139">the cache directory <text:s/>will be ModTileTileDir/tileset-name</text:p>
            <text:p text:style-name="P139"><text:s/></text:p>
            <text:p text:style-name="P146">Our value for tileset-uri is: <text:s text:c="2"/>/tiles/<text:span text:style-name="T184">osmhike</text:span></text:p>
          </table:table-cell>
        </table:table-row>
      </table:table>
      <text:p text:style-name="Standard"/>
      <text:p text:style-name="P140">tileset-name will be communicated to Tirex, so that he can find the associated configuration. </text:p>
      <text:p text:style-name="P140">He will look inside <text:span text:style-name="T139">/etc/tirex/renderer/mapnik</text:span>/*.conf , searching for a .conf file where parameter 'name' matches tileset-name</text:p>
      <text:p text:style-name="P140"/>
      <text:p text:style-name="P141"><text:span text:style-name="T12">Note</text:span>: <text:line-break/>tileset-uri <text:s/>does not correspond to a true directory . Mod_tile will automatically catch and process any uri which <text:span text:style-name="T152">begins by </text:span>tileset-uri</text:p>
      <text:p text:style-name="P141"/>
      <text:h text:style-name="Heading_20_4" text:outline-level="4">/etc/tirex/renderer/mapnik<text:span text:style-name="T140">/*.conf</text:span></text:h>
      <text:p text:style-name="P369">The name of this .conf file is not important. <text:s/>What is important is the "name" parameter it contains</text:p>
      <table:table table:name="Tableau66" table:style-name="Tableau66">
        <table:table-column table:style-name="Tableau66.A"/>
        <table:table-column table:style-name="Tableau66.B"/>
        <table:table-row>
          <table:table-cell table:style-name="Tableau66.A1" office:value-type="string">
            <text:p text:style-name="P169">name</text:p>
          </table:table-cell>
          <table:table-cell table:style-name="Tableau66.B1" office:value-type="string">
            <text:p text:style-name="P169">must be equal to the tileset-name defined in <text:span text:style-name="T184">osmhike</text:span>-apache.conf</text:p>
          </table:table-cell>
        </table:table-row>
        <table:table-row>
          <table:table-cell table:style-name="Tableau66.A2" office:value-type="string">
            <text:p text:style-name="P138">tiledir</text:p>
          </table:table-cell>
          <table:table-cell table:style-name="Tableau66.B2" office:value-type="string">
            <text:p text:style-name="P138">must be equal to <text:span text:style-name="T140">ModTileTileDir/tileset-name</text:span></text:p>
          </table:table-cell>
        </table:table-row>
        <table:table-row>
          <table:table-cell table:style-name="Tableau66.A2" office:value-type="string">
            <text:p text:style-name="P138">mapfile</text:p>
          </table:table-cell>
          <table:table-cell table:style-name="Tableau66.B2" office:value-type="string">
            <text:p text:style-name="P138">path to the .xml style</text:p>
          </table:table-cell>
        </table:table-row>
      </table:table>
      <text:p text:style-name="P134"/>
      <text:h text:style-name="Heading_20_4" text:outline-level="4"><text:soft-page-break/>Communication socket between mod_tile and tirex</text:h>
      <text:p text:style-name="P137"/>
      <text:p text:style-name="P137">The same value must be found in both:</text:p>
      <text:list xml:id="list114318450601315" text:continue-list="list114317373421016" text:style-name="List_20_1">
        <text:list-item>
          <text:p text:style-name="P433"><text:span text:style-name="T184">osmhike</text:span>-apache.conf<text:span text:style-name="T141"> : ( ModTileRenderdSocketName )</text:span></text:p>
        </text:list-item>
        <text:list-item>
          <text:p text:style-name="P434">tirex.conf : ( modtile_socket_name )</text:p>
        </text:list-item>
      </text:list>
      <text:p text:style-name="P138"/>
      <text:h text:style-name="P410" text:outline-level="4">Communication socket<text:span text:style-name="T142"> dir</text:span></text:h>
      <text:p text:style-name="P329">This directory is used by Tirex to create sockets, used by the different Tirex subprocesses</text:p>
      <text:p text:style-name="P329"/>
      <text:p text:style-name="P329">It is defined in tirex.conf ( socket_dir )</text:p>
      <text:p text:style-name="P324"/>
      <text:p text:style-name="P323"/>
      <text:h text:style-name="Heading_20_4" text:outline-level="4">Leaflet configuration</text:h>
      <text:p text:style-name="P329">The HTML page showing the map, must tell Leaflet that the url to download a tile is<text:span text:style-name="T143">:</text:span></text:p>
      <text:p text:style-name="P329">/tileset-uri/{z}/{x}/{y}.png</text:p>
      <text:p text:style-name="P329"/>
      <text:p text:style-name="P323">We use a relative uri, without http://server:port</text:p>
      <text:p text:style-name="P329"/>
      <text:h text:style-name="Heading_20_4" text:outline-level="4">Apache configuration</text:h>
      <text:p text:style-name="P330"><text:span text:style-name="T50">As defined by </text:span><text:span text:style-name="T51">osmhike</text:span><text:span text:style-name="T49">-apache.conf</text:span><text:span text:style-name="T50">:</text:span></text:p>
      <text:list text:style-name="L38">
        <text:list-item>
          <text:p text:style-name="P499">apache is internally listening on port=80</text:p>
        </text:list-item>
        <text:list-item>
          <text:p text:style-name="P499">DocumentRoot is set to /<text:span text:style-name="T184">osmhike</text:span>/tirex/html<text:line-break/></text:p>
        </text:list-item>
      </text:list>
      <text:h text:style-name="Heading_20_2" text:outline-level="2"><text:bookmark-start text:name="__RefHeading___Toc4735_2063623624"/>Docker implementation<text:bookmark-end text:name="__RefHeading___Toc4735_2063623624"/></text:h>
      <text:p text:style-name="P323">The commands are similar to those used for Kosmtik</text:p>
      <table:table table:name="Tableau67" table:style-name="Tableau67">
        <table:table-column table:style-name="Tableau67.A"/>
        <table:table-row>
          <table:table-cell table:style-name="Tableau67.A1" office:value-type="string">
            <text:p text:style-name="P322"># build the image</text:p>
            <text:p text:style-name="P322">sudo docker-compose build tirex</text:p>
            <text:p text:style-name="P322"/>
            <text:p text:style-name="P322"># start the tirex web server</text:p>
            <text:p text:style-name="P322">sudo docker-compose up <text:span text:style-name="T151">-V </text:span>tirex</text:p>
          </table:table-cell>
        </table:table-row>
      </table:table>
      <text:p text:style-name="P323"/>
      <text:p text:style-name="P323">Container name is c-tirex</text:p>
      <text:p text:style-name="P323"/>
      <text:p text:style-name="P323">Its apache internal port:80 is exposed as port:8888 to the host</text:p>
      <text:p text:style-name="P323"/>
      <text:p text:style-name="P323">The web page url is http://localhost:8888</text:p>
      <text:p text:style-name="P323"/>
      <text:p text:style-name="P323">Files come from 4 directories: </text:p>
      <table:table table:name="Tableau68" table:style-name="Tableau68">
        <table:table-column table:style-name="Tableau68.A"/>
        <table:table-column table:style-name="Tableau68.B"/>
        <table:table-row>
          <table:table-cell table:style-name="Tableau68.A1" office:value-type="string">
            <text:p text:style-name="P142">files/tirex</text:p>
          </table:table-cell>
          <table:table-cell table:style-name="Tableau68.B1" office:value-type="string">
            <text:p text:style-name="P142">Dockerfile and scripts used by ENTRYPOINT</text:p>
          </table:table-cell>
        </table:table-row>
        <table:table-row>
          <table:table-cell table:style-name="Tableau68.A2" office:value-type="string">
            <text:p text:style-name="P142">files/tirex/<text:span text:style-name="T184">conf</text:span></text:p>
          </table:table-cell>
          <table:table-cell table:style-name="Tableau68.B2" office:value-type="string">
            <text:p text:style-name="P142">apache / tirex configuration files which are copied to the docker image, during build phase</text:p>
            <text:p text:style-name="P144"/>
            <text:p text:style-name="P144">This is not all the apache/tirex config files : some of them are provided by the standard packages</text:p>
          </table:table-cell>
        </table:table-row>
        <table:table-row>
          <table:table-cell table:style-name="Tableau68.A2" office:value-type="string">
            <text:p text:style-name="P142">files/tirex/html</text:p>
          </table:table-cell>
          <table:table-cell table:style-name="Tableau68.B2" office:value-type="string">
            <text:p text:style-name="P142">Contains the web page, showing the map </text:p>
            <text:p text:style-name="P142"/>
            <text:p text:style-name="P142">It is seen by the container as /<text:span text:style-name="T184">osmhike</text:span><text:span text:style-name="T151">/tirex/html</text:span> <text:s text:c="3"/>( thanks to volume mapping )</text:p>
          </table:table-cell>
        </table:table-row>
        <table:table-row>
          <table:table-cell table:style-name="Tableau68.A2" office:value-type="string">
            <text:p text:style-name="P142">files/tirex/html/leaflet</text:p>
          </table:table-cell>
          <table:table-cell table:style-name="Tableau68.B2" office:value-type="string">
            <text:p text:style-name="P142">Directory containing leaflet package</text:p>
            <text:p text:style-name="P500"><text:span text:style-name="T143">but it is a </text:span>symlink to <text:span text:style-name="T95">/usr/share/javascript/leaflet</text:span><text:span text:style-name="T100"> , and is created by startup script</text:span></text:p>
          </table:table-cell>
        </table:table-row>
      </table:table>
      <text:p text:style-name="P321"/>
      <text:h text:style-name="P406" text:outline-level="4"/>
      <text:h text:style-name="P407" text:outline-level="4">Automatic processing of shapefiles</text:h>
      <text:p text:style-name="P369">Kosmtik had this nice feature when a Layer refers to a shapefile on Internet:</text:p>
      <text:list xml:id="list114318842376640" text:continue-list="list114318450601315" text:style-name="List_20_1">
        <text:list-item>
          <text:p text:style-name="P501">automatic download of the shapefile, but only if not already done</text:p>
        </text:list-item>
        <text:list-item>
          <text:p text:style-name="P501">unzip</text:p>
        </text:list-item>
        <text:list-item>
          <text:p text:style-name="P501">patch project.mml to replace path to Internet shapefile by a path to local unzipped shapefile</text:p>
        </text:list-item>
      </text:list>
      <text:p text:style-name="P369"/>
      <text:p text:style-name="P369">Tirex does offer this feature, so a dedicated script <text:s/>files/tirex/xml-patch.py has been made for it.</text:p>
      <text:p text:style-name="P369">The final project.xml file is generated in directory files/style</text:p>
      <text:p text:style-name="P369">Downloaded shapefiles are downloaded/unzipped/renamed <text:s/>in directory files/data </text:p>
      <text:h text:style-name="P411" text:outline-level="4">Debug</text:h>
      <text:p text:style-name="P333">There are so many involved components, that understanding troubles is quite complex !</text:p>
      <text:list xml:id="list114317315621129" text:continue-numbering="true" text:style-name="List_20_1">
        <text:list-item>
          <text:p text:style-name="P502">from Firefox browser, use web development tools to trace network requests, and see if the tirex container answers to requests, and which of them</text:p>
        </text:list-item>
        <text:list-item>
          <text:p text:style-name="P502">run bash inside <text:s/>c-tirex container ( docker exec -it c-tirex bash ) and check that the internal apache server accepts connections on port=80 </text:p>
        </text:list-item>
        <text:list-item>
          <text:p text:style-name="P502">setup debug mode for Tirex:<text:line-break/>modify files/tirex/tirex-start.sh : uncomment <text:s/>variable DEBUG<text:line-break/>then stop / start container</text:p>
        </text:list-item>
      </text:list>
      <text:p text:style-name="P368"/>
      <text:p text:style-name="P351">Beware from cache, when changing project.mml / *.mss <text:s/>!</text:p>
      <text:list text:style-name="L39">
        <text:list-item>
          <text:p text:style-name="P504">clear apache cache</text:p>
        </text:list-item>
        <text:list-item>
          <text:p text:style-name="P503"><text:span text:style-name="T158">stop/start Tirex container, without forgetting option <text:s/>-V in docker-compose up <text:line-break/>( to be that sure </text:span><text:span text:style-name="T181">that </text:span><text:span text:style-name="T158">new container starts from a fresh filesystem, without cached files )</text:span></text:p>
        </text:list-item>
      </text:list>
      <text:p text:style-name="P368"/>
      <text:h text:style-name="Heading_20_4" text:outline-level="4">Access to apache/tirex logs</text:h>
      <text:p text:style-name="P369">To facilitate debugging, the apache/tirex log directories of tirex container are mapped to directories files/tirex/zlogapache , files/tirex/zlogtirex of host</text:p>
      <text:h text:style-name="P411" text:outline-level="4">Limits</text:h>
      <text:p text:style-name="P351">The Leaflet implementation provided in this project is basic, and has a strong timeout bug:</text:p>
      <text:p text:style-name="P351">If tile rendering takes too much time, the tile remains gray : must wait a little, then refresh page</text:p>
      <text:h text:style-name="Heading_20_4" text:outline-level="4">More details</text:h>
      <text:p text:style-name="P335"/>
      <table:table table:name="Tableau70" table:style-name="Tableau70">
        <table:table-column table:style-name="Tableau70.A"/>
        <table:table-row>
          <table:table-cell table:style-name="Tableau70.A1" office:value-type="string">
            <text:p text:style-name="P120">https://wiki.openstreetmap.org/wiki/Tirex</text:p>
            <text:p text:style-name="P143">( have a look at chapter "logging" )</text:p>
            <text:p text:style-name="P84"/>
            <text:p text:style-name="P84">https://github.com/cyclosm/cyclosm-website</text:p>
            <text:p text:style-name="P149">( example a more elaborated html page using Leaflet )</text:p>
          </table:table-cell>
        </table:table-row>
      </table:table>
      <text:p text:style-name="P332"/>
      <text:h text:style-name="P385" text:outline-level="2"/>
      <text:p text:style-name="P332"/>
      <text:p text:style-name="P332"/>
      <text:p text:style-name="P321"/>
      <text:h text:style-name="P383" text:outline-level="1"><text:bookmark-start text:name="__RefHeading___Toc3370_2821381160"/>Docker mini tutorial<text:bookmark-end text:name="__RefHeading___Toc3370_2821381160"/></text:h>
      <text:p text:style-name="P318"/>
      <text:p text:style-name="P261">Don't know what Docker is ? <text:s/>No panic ! <text:s/>This very short guide gives you the fundamentals</text:p>
      <text:p text:style-name="P261"/>
      <text:h text:style-name="Heading_20_2" text:outline-level="2"><text:bookmark-start text:name="__RefHeading___Toc3372_2821381160"/>Basic concepts<text:bookmark-end text:name="__RefHeading___Toc3372_2821381160"/></text:h>
      <text:p text:style-name="P261">Docker is a sotware infrastructure running on your computer ( we wil call it the <text:span text:style-name="T12">host</text:span> )</text:p>
      <text:p text:style-name="P261">It allows to build and run a kind of lightweight virtual machines called <text:span text:style-name="T12">container</text:span></text:p>
      <text:p text:style-name="P261"/>
      <text:p text:style-name="P11">Image</text:p>
      <text:p text:style-name="P247">An image is a template that defines a docker virtual machine. <text:s/></text:p>
      <text:p text:style-name="P247">It contains a photo of the disk filesystem + execution parameters</text:p>
      <text:p text:style-name="P247"/>
      <text:p text:style-name="P247">An image is generally is generally composed of</text:p>
      <text:list text:style-name="L40">
        <text:list-item>
          <text:p text:style-name="P459">a base operating system ( like Ubuntu version 'bionic' )<text:span text:style-name="T103">. It is often different from the host operating system</text:span></text:p>
        </text:list-item>
        <text:list-item>
          <text:p text:style-name="P459">plenty of software packages which are installed ( like Apache, or a personnal software )</text:p>
        </text:list-item>
        <text:list-item>
          <text:p text:style-name="P459">project files which are copied to the image filesystem</text:p>
        </text:list-item>
        <text:list-item>
          <text:p text:style-name="P459">some other configuration stuff ( network, volumes , .... )</text:p>
        </text:list-item>
        <text:list-item>
          <text:p text:style-name="P459">the startup command/program to launch when you run the image</text:p>
        </text:list-item>
      </text:list>
      <text:p text:style-name="P261"/>
      <text:p text:style-name="P11">Container</text:p>
      <text:p text:style-name="P261"><text:span text:style-name="T95">When you run an image, it creates a kind of independant virtual machine called </text:span><text:span text:style-name="T12">container</text:span></text:p>
      <text:p text:style-name="P247">You can run several containers from the same image ( eg: if you have an image "Ubuntu + Apache + Mysql +<text:span text:style-name="T182"> P</text:span>hp" , you can run several containers which will be independant web servers )</text:p>
      <text:p text:style-name="P247"/>
      <text:p text:style-name="P247">Each container has its own copy of the image's filesystem.</text:p>
      <text:p text:style-name="P247"/>
      <text:p text:style-name="P247">Unless specific configuration, containers can't read/write files of the host filesystem</text:p>
      <text:p text:style-name="P247"/>
      <text:p text:style-name="P11">Container status</text:p>
      <text:p text:style-name="P250">When you run a container, it keeps running until the command specified by ENTRYPOINT <text:span text:style-name="T102">/ CMD</text:span> terminates</text:p>
      <text:p text:style-name="P250">Then container move<text:span text:style-name="T102">s</text:span> to state "stopped" <text:span text:style-name="T102"><text:s/>(</text:span>"exited"<text:span text:style-name="T102">)</text:span> . </text:p>
      <text:p text:style-name="P250"/>
      <text:p text:style-name="P251">Each container is given a "container id" . But you can also assign a name to it ( easier to manipulate )</text:p>
      <text:p text:style-name="P262"/>
      <text:p text:style-name="P11">Building an image</text:p>
      <text:p text:style-name="P247">Have a project directory on host computer</text:p>
      <text:p text:style-name="P247">Create a file named Dockerfile, containing the instructions to build the image</text:p>
      <text:p text:style-name="P261"/>
      <text:p text:style-name="P247">The main instructions in the Dockerfile are</text:p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107">FROM</text:p>
          </table:table-cell>
          <table:table-cell table:style-name="Tableau43.B1" office:value-type="string">
            <text:p text:style-name="P107">the base image, containing the base operating system</text:p>
            <text:p text:style-name="P107">example: <text:s text:c="3"/>ubuntu:bionic</text:p>
            <text:p text:style-name="P107"/>
            <text:p text:style-name="P107">It will be downloaded from the official Docker repository</text:p>
            <text:p text:style-name="P107"/>
            <text:p text:style-name="P107">But it can also be a personal image that you have built yourself, which will be got from the internal Docker repository on your computer</text:p>
          </table:table-cell>
        </table:table-row>
        <table:table-row>
          <table:table-cell table:style-name="Tableau43.A2" office:value-type="string">
            <text:p text:style-name="P107">RUN</text:p>
          </table:table-cell>
          <table:table-cell table:style-name="Tableau43.B2" office:value-type="string">
            <text:p text:style-name="P107">Runs commands used to construct the image's filesystem</text:p>
            <text:p text:style-name="P107"/>
            <text:p text:style-name="P107">In most cases, il will be commands for installing packages from standard <text:s/>Linux repositories, using appropriate commands ( apt for Ubuntu/Debian , yum for Redhat ... )</text:p>
          </table:table-cell>
        </table:table-row>
        <table:table-row>
          <table:table-cell table:style-name="Tableau43.A2" office:value-type="string">
            <text:p text:style-name="P107">COPY</text:p>
          </table:table-cell>
          <table:table-cell table:style-name="Tableau43.B2" office:value-type="string">
            <text:p text:style-name="P107">copies files from your host towards the image filesystem</text:p>
          </table:table-cell>
        </table:table-row>
        <table:table-row>
          <table:table-cell table:style-name="Tableau43.A2" office:value-type="string">
            <text:p text:style-name="P107">ENTRYPOINT</text:p>
            <text:p text:style-name="P107">CMD</text:p>
          </table:table-cell>
          <table:table-cell table:style-name="Tableau43.B2" office:value-type="string">
            <text:p text:style-name="P107">defines the command to launch when the container is run</text:p>
          </table:table-cell>
        </table:table-row>
      </table:table>
      <text:p text:style-name="P248"><text:soft-page-break/>You can cascade the creation of images. For example :</text:p>
      <text:list text:style-name="L41">
        <text:list-item>
          <text:p text:style-name="P428">Build image Myapache , based on Ubuntu , having RUN commands to install Apache/php</text:p>
        </text:list-item>
        <text:list-item>
          <text:p text:style-name="P428">Build image MyWebServer, based on Myapache , having COPY commands to copy application files from the project directory</text:p>
        </text:list-item>
      </text:list>
      <text:p text:style-name="P260"/>
      <text:p text:style-name="P248">NOTE</text:p>
      <text:list text:style-name="L42">
        <text:list-item>
          <text:p text:style-name="P429">the package installation commands ( apt , yum ... ) <text:span text:style-name="T103">to use in </text:span>RUN<text:span text:style-name="T103"> sections, </text:span><text:s/>are the ones <text:span text:style-name="T103">compatible with </text:span>the base image <text:span text:style-name="T103">operating system </text:span>( described by FROM ) <text:span text:style-name="T182">, </text:span>not the ones from your computer<text:span text:style-name="T103">.</text:span></text:p>
        </text:list-item>
      </text:list>
      <text:p text:style-name="P12"/>
      <text:p text:style-name="P13">Basic Docker commands</text:p>
      <text:p text:style-name="P260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72">#<text:span text:style-name="T94"> Note : all Docker commands must be executed by user root</text:span></text:p>
            <text:p text:style-name="P72"/>
            <text:p text:style-name="P108"># build an image, from the Dockerfile in the current directory</text:p>
            <text:p text:style-name="P108">cd <text:s/>myprojectdirectory</text:p>
            <text:p text:style-name="P108">docker build -t myimagename <text:s/>.</text:p>
            <text:p text:style-name="P72"/>
            <text:p text:style-name="P111"># see existing images</text:p>
            <text:p text:style-name="P111">docker image list</text:p>
            <text:p text:style-name="P111"/>
            <text:p text:style-name="P73"><text:span text:style-name="T94"># run a container</text:span><text:span text:style-name="T101">, giving it a name </text:span></text:p>
            <text:p text:style-name="P72"><text:span text:style-name="T94">docker run </text:span><text:span text:style-name="T101">--name mycontainer</text:span><text:span text:style-name="T102">name</text:span><text:span text:style-name="T101"> <text:s/></text:span><text:span text:style-name="T94">myimagename</text:span></text:p>
            <text:p text:style-name="P72"/>
            <text:p text:style-name="P108"># show all containers <text:s/>( running or exited )</text:p>
            <text:p text:style-name="P108">docker ps -a</text:p>
            <text:p text:style-name="P108"/>
            <text:p text:style-name="P111"># show all containers ( full output, not truncated )</text:p>
            <text:p text:style-name="P111">docker ps -a --no-trunc</text:p>
            <text:p text:style-name="P111"/>
            <text:p text:style-name="P111"># remove a stopped container ( if the container was not given a name, use the containerID )</text:p>
            <text:p text:style-name="P111">docker rm <text:s/>mycontainername</text:p>
            <text:p text:style-name="P108"/>
            <text:p text:style-name="P111"># remove a container , ( force it to stop if necessary ) </text:p>
            <text:p text:style-name="P111">docker rm -f <text:s/>mycontainername</text:p>
            <text:p text:style-name="P111"/>
            <text:p text:style-name="P111"># clean the system : remove <text:span text:style-name="T182">all </text:span>stopped <text:s/>containers</text:p>
            <text:p text:style-name="P111">docker system prune</text:p>
            <text:p text:style-name="P111"/>
            <text:p text:style-name="P117"># remove an image. If a running container uses it, it will be stopped </text:p>
            <text:p text:style-name="P112">docker image <text:span text:style-name="T106">image rm -f <text:s/></text:span><text:span text:style-name="T94">myimagename</text:span></text:p>
            <text:p text:style-name="P112"/>
            <text:p text:style-name="P118"># runs a shell inside <text:s/>a running <text:s/>container ( see files , processes ... )</text:p>
            <text:p text:style-name="P118"># DO NOT use "docker run mycontainer bash" , because this would create another uninitialized container</text:p>
            <text:p text:style-name="P118">docker exec -it <text:s/>mycontainer bash</text:p>
            <text:p text:style-name="P80"/>
          </table:table-cell>
        </table:table-row>
      </table:table>
      <text:p text:style-name="P260"/>
      <text:p text:style-name="P260"/>
      <text:p text:style-name="P11">Network environment</text:p>
      <text:list xml:id="list1987030797" text:style-name="L43">
        <text:list-item>
          <text:p text:style-name="P460"><text:span text:style-name="T102">A virtual docker network is created.<text:line-break/>All the containers, but also the host</text:span><text:span text:style-name="T103">,</text:span><text:span text:style-name="T102"> have an IP address on this network<text:line-break/></text:span></text:p>
        </text:list-item>
        <text:list-item>
          <text:p text:style-name="P461">If host has Internet access, containers have Internet access </text:p>
        </text:list-item>
        <text:list-item>
          <text:p text:style-name="P462">If host has some open ports ( like a running webserver) , then containers have access to this <text:span text:style-name="T182">host </text:span>port<text:line-break/></text:p>
        </text:list-item>
        <text:list-item>
          <text:p text:style-name="P461">A container can freely access open ports on other container ( if a "Mysql" container is running, another "Apache" container can access the database )<text:line-break/><text:span text:style-name="T103">But the host cannot easyly do that. <text:s/>The xxx port on the running container must be "EXPOSED" , so that it also becomes port xxx on the host. <text:s/>Requests going to port xxx on host will be redirected to port xxx on container<text:line-break/>( Some translation can be made, so that port 80 on container becomes port 8080 on host . This allows to run several containers in parallel, each assigned to a different host port )</text:span></text:p>
        </text:list-item>
      </text:list>
      <text:p text:style-name="P247"/>
      <text:list xml:id="list114317158691833" text:continue-numbering="true" text:style-name="L43">
        <text:list-item>
          <text:p text:style-name="P463">This EXPOSE action can be made by 2 ways</text:p>
          <text:list>
            <text:list-item>
              <text:p text:style-name="P463">by the EXPOSE keyword in Dockerfile</text:p>
            </text:list-item>
            <text:list-item>
              <text:p text:style-name="P463">by an option in "docker run" command</text:p>
            </text:list-item>
          </text:list>
        </text:list-item>
      </text:list>
      <text:p text:style-name="P252"><text:soft-page-break/></text:p>
      <text:p text:style-name="P261"/>
      <text:p text:style-name="P17">Volume binding</text:p>
      <text:p text:style-name="P249"/>
      <text:p text:style-name="P252">This allows to replace a container directory (like /cyclosm) <text:s/>by a link to a directory in the host (like /home/user/myproject)</text:p>
      <text:p text:style-name="P252"/>
      <text:p text:style-name="P252">This host directory will be shared between host and container: changes made on one side are visible to the other side</text:p>
      <text:p text:style-name="P252"/>
      <text:p text:style-name="P252">This is an option when running the container</text:p>
      <text:p text:style-name="P252"/>
      <text:p text:style-name="P253"/>
      <text:p text:style-name="P253"/>
      <text:p text:style-name="P253"/>
      <text:h text:style-name="P385" text:outline-level="2"/>
      <text:h text:style-name="P389" text:outline-level="2"><text:bookmark-start text:name="__RefHeading___Toc3374_2821381160"/>Docker-compose<text:bookmark-end text:name="__RefHeading___Toc3374_2821381160"/></text:h>
      <text:p text:style-name="P265">This nice tool is based on a file: <text:s/>docker-compose.yml , which <text:s/>defines "services"</text:p>
      <text:p text:style-name="P265"/>
      <text:p text:style-name="P265">The description of each "service" contains</text:p>
      <text:list text:style-name="L44">
        <text:list-item>
          <text:p text:style-name="P505">the name of the docker image used by this service</text:p>
        </text:list-item>
        <text:list-item>
          <text:p text:style-name="P505">the name of the container, when we run the image</text:p>
        </text:list-item>
        <text:list-item>
          <text:p text:style-name="P505">the path to Dockerfile used to build the image</text:p>
        </text:list-item>
        <text:list-item>
          <text:p text:style-name="P505">container ports to be "exposed"</text:p>
        </text:list-item>
        <text:list-item>
          <text:p text:style-name="P505">volume bindings to set up when running the container</text:p>
        </text:list-item>
        <text:list-item>
          <text:p text:style-name="P505">the other services which this service depends on<text:line-break/>(eg: a WebServer container depends on a Database container )</text:p>
        </text:list-item>
      </text:list>
      <text:p text:style-name="P265"/>
      <text:p text:style-name="P265"><text:span text:style-name="T12">Usage</text:span>:</text:p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74">#<text:span text:style-name="T94"> </text:span><text:span text:style-name="T104">Build the image associated to a service</text:span></text:p>
            <text:p text:style-name="P113">docker-compose build <text:s text:c="2"/>myservice</text:p>
            <text:p text:style-name="P74"/>
            <text:p text:style-name="P114"># Do all the stuff necessary to have myservice running</text:p>
            <text:p text:style-name="P114"># * <text:span text:style-name="T155"><text:s/></text:span>build the image if necessary</text:p>
            <text:p text:style-name="P78"><text:span text:style-name="T104"># <text:s/>* </text:span><text:span text:style-name="T14">build all other necessary services</text:span><text:span text:style-name="T22">, if not already done</text:span></text:p>
            <text:p text:style-name="P168"><text:span text:style-name="T12"># <text:s/>* run all other necessary services, if not already done</text:span></text:p>
            <text:p text:style-name="P114"># <text:s/>* run container<text:span text:style-name="T155">, </text:span><text:span text:style-name="T77">with a fresh new filesystem</text:span></text:p>
            <text:p text:style-name="P114">docker-compose up <text:s/><text:span text:style-name="T77">-V </text:span>myservice </text:p>
            <text:p text:style-name="P114"/>
            <text:p text:style-name="P113"># Run <text:span text:style-name="T155">a temporary new </text:span>container associated to a service<text:span text:style-name="T155">, with the capability to replace the CMD <text:s/>section of dockerfile</text:span></text:p>
            <text:p text:style-name="P113">docker-compose <text:span text:style-name="T155">run</text:span> <text:s/>myservice<text:span text:style-name="T155"> somecommand</text:span></text:p>
            <text:p text:style-name="P74"/>
            <text:p text:style-name="P113"># stop the container associated to a service<text:span text:style-name="T156">, but keeping its filesystem available for the next usage</text:span></text:p>
            <text:p text:style-name="P113">docker-compose stop myservice</text:p>
            <text:p text:style-name="P113"/>
            <text:p text:style-name="P113"/>
            <text:p text:style-name="P74"/>
            <text:p text:style-name="P74"/>
          </table:table-cell>
        </table:table-row>
      </table:table>
      <text:p text:style-name="P264"/>
      <text:p text:style-name="P338">Behind its apparent simplicity, docker-compose has a couple of severe, surprising traps:</text:p>
      <text:p text:style-name="P338"/>
      <text:p text:style-name="P15"><text:span text:style-name="T77">Caution</text:span><text:span text:style-name="T155">:</text:span></text:p>
      <text:p text:style-name="P257">If you stop a container ( CTRL/C or <text:s/>docker-compose stop service ), <text:span text:style-name="T76">the container's filesystem is kept as a </text:span><text:span text:style-name="T78">Docker </text:span><text:span text:style-name="T76">"anonymous <text:s/>volume" for future usage</text:span></text:p>
      <text:p text:style-name="P257">If you start it again:</text:p>
      <text:list text:style-name="L45">
        <text:list-item>
          <text:p text:style-name="P430">with docker-compose up <text:span text:style-name="T76">-V</text:span> service<text:line-break/>the container will be recreated with a fresh new filesystem from its image</text:p>
        </text:list-item>
        <text:list-item>
          <text:p text:style-name="P430">with <text:s/>docker-compose up <text:s/>service<text:line-break/>the container is just restarted: the entrypoint is executed on the previous filesystem contents<text:line-break/></text:p>
        </text:list-item>
      </text:list>
      <text:p text:style-name="P257">This can cause very strange side effects:</text:p>
      <text:list text:style-name="L46">
        <text:list-item>
          <text:p text:style-name="P431">If the container's entrypoint runs a command to append a line to a file, several "docker-compose up service" sequences will cause several lines to be appended to the file </text:p>
        </text:list-item>
        <text:list-item>
          <text:p text:style-name="P431">If container runs a daemon like apache, and there is a file indicating whether apache is running or not, then a brutal termination of the container can cause some strange error messages like "apache is already running"</text:p>
        </text:list-item>
      </text:list>
      <text:p text:style-name="P15"/>
      <text:p text:style-name="P39">Parts of the container's filesystem which are mapped to a host directory are not affected by this behavior: <text:s/>they always remain persistent ...</text:p>
      <text:p text:style-name="P257"/>
      <text:p text:style-name="P339"><text:span text:style-name="T12">Caution</text:span>:</text:p>
      <text:p text:style-name="P258"><text:span text:style-name="T182">Command "</text:span>docker-compose run<text:span text:style-name="T182">" </text:span><text:s/>does the volume mappings , but <text:span text:style-name="T76">does not expose internal ports to host</text:span></text:p>
      <text:p text:style-name="P258">( if your image is running apache, it will not be accessible from the host )</text:p>
      <text:p text:style-name="P258">To avoid this : add option "--service-ports"</text:p>
      <text:p text:style-name="P258"/>
      <text:p text:style-name="P15"><text:span text:style-name="T76">Warning</text:span>:</text:p>
      <text:p text:style-name="P264">If you are using docker-compose, do not use direct commands like "docker run myimage" !</text:p>
      <text:p text:style-name="P264">( all the port/volume configuration defined in <text:span text:style-name="T43"><text:s/>docker-compose.yml would be missing ... causing surprising <text:s text:c="2"/>error messages )</text:span></text:p>
      <text:p text:style-name="P253"><text:soft-page-break/></text:p>
      <text:p text:style-name="P14">Environment file</text:p>
      <text:p text:style-name="P255">.env <text:s/>file is automatically processed <text:span text:style-name="T128">by</text:span> docker-compose<text:line-break/><text:span text:style-name="T106">( must be stored in the same directory than docker-compose.yml)</text:span></text:p>
      <text:p text:style-name="P254"/>
      <text:p text:style-name="P254">But it works only for the variables which are declared in the sections "environment:" inside docker-compose.yml</text:p>
      <text:p text:style-name="P254"/>
      <text:p text:style-name="P256">Note that setting a shell environment variable before calling docker-compose, will overwrite .env <text:s/>definitions</text:p>
      <text:p text:style-name="P260"/>
      <text:h text:style-name="P385" text:outline-level="2"/>
      <text:h text:style-name="P389" text:outline-level="2"><text:bookmark-start text:name="__RefHeading___Toc3376_2821381160"/>Hints<text:bookmark-end text:name="__RefHeading___Toc3376_2821381160"/></text:h>
      <text:h text:style-name="Heading_20_4" text:outline-level="4">Disk space optimization</text:h>
      <text:p text:style-name="P271">You will note some strange patterns in the RUN section of the Dockerfile</text:p>
      <text:p text:style-name="P270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116">apt update</text:p>
          </table:table-cell>
          <table:table-cell table:style-name="Tableau46.B1" office:value-type="string">
            <text:p text:style-name="P116">used before calling apt install</text:p>
            <text:p text:style-name="P109"/>
            <text:p text:style-name="P116">necessary to update the list of available packages Otherwise packages may not be found</text:p>
            <text:p text:style-name="P109"/>
          </table:table-cell>
        </table:table-row>
        <table:table-row>
          <table:table-cell table:style-name="Tableau46.A2" office:value-type="string">
            <text:p text:style-name="P116">rm -rf /var/lib/apt/lists/* &amp;&amp; apt clean</text:p>
          </table:table-cell>
          <table:table-cell table:style-name="Tableau46.B2" office:value-type="string">
            <text:p text:style-name="P116">used after calling apt install</text:p>
            <text:p text:style-name="P116"/>
            <text:p text:style-name="P116">used to free more than 100MB of cached data, that would otherwise be included in the image filesystem, making it uselessly too big.</text:p>
            <text:p text:style-name="P116"/>
            <text:p text:style-name="P116">Note: due to Docker behavior, this must be repeated after each RUN section that used apt</text:p>
          </table:table-cell>
        </table:table-row>
      </table:table>
      <text:p text:style-name="P269"/>
      <text:h text:style-name="Heading_20_4" text:outline-level="4">Beware from build context <text:span text:style-name="T182">size </text:span>!</text:h>
      <text:p text:style-name="P279">docker-compose.yml mentions a directory in section "context:"</text:p>
      <text:p text:style-name="P279">This is the Docker "Build Context"</text:p>
      <text:p text:style-name="P279"/>
      <text:p text:style-name="P279">It is important that this directory contains only what is necessary for dockerfile commands</text:p>
      <text:p text:style-name="P279">The reason is that all its contents will be sent to the Docker daemon ( see message "send build context")</text:p>
      <text:p text:style-name="P279">So it is not a good idea to have plenty of downloaded stuff or cached file<text:span text:style-name="T182">s</text:span> here...</text:p>
      <text:p text:style-name="P279"/>
      <text:h text:style-name="Heading_20_4" text:outline-level="4">RUN/COPY commands can access host files ONLY inside the BuildContext</text:h>
      <text:p text:style-name="P369">During image building, the "Build Context" directory is the only part of the host files which is accessible by the dockerfile ( even if there is some "volume mapping" ) </text:p>
      <text:p text:style-name="P369"/>
      <text:h text:style-name="Heading_20_4" text:outline-level="4">Volume binding: files not accessible during dockerfile RUN commands</text:h>
      <text:p text:style-name="P280">At the moment RUN commands are executed from dockerfile, volume bindings are not yet operationnal : do not expect to use files stored in the <text:s/>directory which is shared between your host and the container ...</text:p>
      <text:p text:style-name="P270"/>
      <text:p text:style-name="P369">If <text:s/>the RUN commands create a file in this shared directory, this file will disappear when the volume binding occurs, at container start</text:p>
      <text:p text:style-name="P225"/>
      <text:h text:style-name="P385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6:35:26.990593465</meta:creation-date>
    <dc:date>2024-12-07T11:40:24.478113678</dc:date>
    <meta:editing-duration>P34DT10H6M34S</meta:editing-duration>
    <meta:editing-cycles>180</meta:editing-cycles>
    <meta:generator>LibreOffice/7.4.7.2$Linux_X86_64 LibreOffice_project/40$Build-2</meta:generator>
    <meta:document-statistic meta:table-count="75" meta:image-count="0" meta:object-count="0" meta:page-count="54" meta:paragraph-count="1622" meta:word-count="13553" meta:character-count="85326" meta:non-whitespace-character-count="72061"/>
  </office:meta>
</office:document-meta>
</file>